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24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ml-7" table:style-name="ta1">
        <table:shapes>
          <draw:frame draw:z-index="0" draw:style-name="gr1" draw:text-style-name="P1" svg:width="453.51pt" svg:height="255.09pt" svg:x="249.39pt" svg:y="2.83pt">
            <draw:object draw:notify-on-update-of-ranges="'sml-7'.B1:'sml-7'.B1 'sml-7'.B2:'sml-7'.B1001 'sml-7'.C1:'sml-7'.C1 'sml-7'.C2:'sml-7'.C1001 'sml-7'.D1:'sml-7'.D1 'sml-7'.D2:'sml-7'.D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moothing length: 7.000000</text:p>
          </table:table-cell>
          <table:table-cell office:value-type="string" calcext:value-type="string">
            <text:p>real magnitude </text:p>
          </table:table-cell>
          <table:table-cell office:value-type="string" calcext:value-type="string">
            <text:p>interpolated magnitude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/>
          <table:table-cell office:value-type="float" office:value="85.471" calcext:value-type="float">
            <text:p>85.471</text:p>
          </table:table-cell>
          <table:table-cell office:value-type="float" office:value="74.86636" calcext:value-type="float">
            <text:p>74.86636</text:p>
          </table:table-cell>
          <table:table-cell office:value-type="float" office:value="10.60464" calcext:value-type="float">
            <text:p>10.60464</text:p>
          </table:table-cell>
        </table:table-row>
        <table:table-row table:style-name="ro1">
          <table:table-cell/>
          <table:table-cell office:value-type="float" office:value="84.73674" calcext:value-type="float">
            <text:p>84.73674</text:p>
          </table:table-cell>
          <table:table-cell office:value-type="float" office:value="75.25066" calcext:value-type="float">
            <text:p>75.25066</text:p>
          </table:table-cell>
          <table:table-cell office:value-type="float" office:value="9.48608" calcext:value-type="float">
            <text:p>9.48608</text:p>
          </table:table-cell>
        </table:table-row>
        <table:table-row table:style-name="ro1">
          <table:table-cell/>
          <table:table-cell office:value-type="float" office:value="85.2564" calcext:value-type="float">
            <text:p>85.2564</text:p>
          </table:table-cell>
          <table:table-cell office:value-type="float" office:value="74.79631" calcext:value-type="float">
            <text:p>74.79631</text:p>
          </table:table-cell>
          <table:table-cell office:value-type="float" office:value="10.46009" calcext:value-type="float">
            <text:p>10.46009</text:p>
          </table:table-cell>
        </table:table-row>
        <table:table-row table:style-name="ro1">
          <table:table-cell/>
          <table:table-cell office:value-type="float" office:value="84.02625" calcext:value-type="float">
            <text:p>84.02625</text:p>
          </table:table-cell>
          <table:table-cell office:value-type="float" office:value="73.478" calcext:value-type="float">
            <text:p>73.478</text:p>
          </table:table-cell>
          <table:table-cell office:value-type="float" office:value="10.54824" calcext:value-type="float">
            <text:p>10.54824</text:p>
          </table:table-cell>
        </table:table-row>
        <table:table-row table:style-name="ro1">
          <table:table-cell/>
          <table:table-cell office:value-type="float" office:value="83.93326" calcext:value-type="float">
            <text:p>83.93326</text:p>
          </table:table-cell>
          <table:table-cell office:value-type="float" office:value="74.39836" calcext:value-type="float">
            <text:p>74.39836</text:p>
          </table:table-cell>
          <table:table-cell office:value-type="float" office:value="9.5349" calcext:value-type="float">
            <text:p>9.5349</text:p>
          </table:table-cell>
        </table:table-row>
        <table:table-row table:style-name="ro1">
          <table:table-cell/>
          <table:table-cell office:value-type="float" office:value="85.40837" calcext:value-type="float">
            <text:p>85.40837</text:p>
          </table:table-cell>
          <table:table-cell office:value-type="float" office:value="75.42431" calcext:value-type="float">
            <text:p>75.42431</text:p>
          </table:table-cell>
          <table:table-cell office:value-type="float" office:value="9.98406" calcext:value-type="float">
            <text:p>9.98406</text:p>
          </table:table-cell>
        </table:table-row>
        <table:table-row table:style-name="ro1">
          <table:table-cell/>
          <table:table-cell office:value-type="float" office:value="85.17515" calcext:value-type="float">
            <text:p>85.17515</text:p>
          </table:table-cell>
          <table:table-cell office:value-type="float" office:value="74.23465" calcext:value-type="float">
            <text:p>74.23465</text:p>
          </table:table-cell>
          <table:table-cell office:value-type="float" office:value="10.9405" calcext:value-type="float">
            <text:p>10.9405</text:p>
          </table:table-cell>
        </table:table-row>
        <table:table-row table:style-name="ro1">
          <table:table-cell/>
          <table:table-cell office:value-type="float" office:value="84.96208" calcext:value-type="float">
            <text:p>84.96208</text:p>
          </table:table-cell>
          <table:table-cell office:value-type="float" office:value="74.71612" calcext:value-type="float">
            <text:p>74.71612</text:p>
          </table:table-cell>
          <table:table-cell office:value-type="float" office:value="10.24596" calcext:value-type="float">
            <text:p>10.24596</text:p>
          </table:table-cell>
        </table:table-row>
        <table:table-row table:style-name="ro1">
          <table:table-cell/>
          <table:table-cell office:value-type="float" office:value="84.93165" calcext:value-type="float">
            <text:p>84.93165</text:p>
          </table:table-cell>
          <table:table-cell office:value-type="float" office:value="73.37013" calcext:value-type="float">
            <text:p>73.37013</text:p>
          </table:table-cell>
          <table:table-cell office:value-type="float" office:value="11.56152" calcext:value-type="float">
            <text:p>11.56152</text:p>
          </table:table-cell>
        </table:table-row>
        <table:table-row table:style-name="ro1">
          <table:table-cell/>
          <table:table-cell office:value-type="float" office:value="84.65168" calcext:value-type="float">
            <text:p>84.65168</text:p>
          </table:table-cell>
          <table:table-cell office:value-type="float" office:value="73.50425" calcext:value-type="float">
            <text:p>73.50425</text:p>
          </table:table-cell>
          <table:table-cell office:value-type="float" office:value="11.14742" calcext:value-type="float">
            <text:p>11.14742</text:p>
          </table:table-cell>
        </table:table-row>
        <table:table-row table:style-name="ro1">
          <table:table-cell/>
          <table:table-cell office:value-type="float" office:value="85.5838" calcext:value-type="float">
            <text:p>85.5838</text:p>
          </table:table-cell>
          <table:table-cell office:value-type="float" office:value="72.89451" calcext:value-type="float">
            <text:p>72.89451</text:p>
          </table:table-cell>
          <table:table-cell office:value-type="float" office:value="12.68929" calcext:value-type="float">
            <text:p>12.68929</text:p>
          </table:table-cell>
        </table:table-row>
        <table:table-row table:style-name="ro1">
          <table:table-cell/>
          <table:table-cell office:value-type="float" office:value="85.04317" calcext:value-type="float">
            <text:p>85.04317</text:p>
          </table:table-cell>
          <table:table-cell office:value-type="float" office:value="75.80979" calcext:value-type="float">
            <text:p>75.80979</text:p>
          </table:table-cell>
          <table:table-cell office:value-type="float" office:value="9.23337" calcext:value-type="float">
            <text:p>9.23337</text:p>
          </table:table-cell>
        </table:table-row>
        <table:table-row table:style-name="ro1">
          <table:table-cell/>
          <table:table-cell office:value-type="float" office:value="85.79836" calcext:value-type="float">
            <text:p>85.79836</text:p>
          </table:table-cell>
          <table:table-cell office:value-type="float" office:value="73.47479" calcext:value-type="float">
            <text:p>73.47479</text:p>
          </table:table-cell>
          <table:table-cell office:value-type="float" office:value="12.32358" calcext:value-type="float">
            <text:p>12.32358</text:p>
          </table:table-cell>
        </table:table-row>
        <table:table-row table:style-name="ro1">
          <table:table-cell/>
          <table:table-cell office:value-type="float" office:value="85.08205" calcext:value-type="float">
            <text:p>85.08205</text:p>
          </table:table-cell>
          <table:table-cell office:value-type="float" office:value="75.95203" calcext:value-type="float">
            <text:p>75.95203</text:p>
          </table:table-cell>
          <table:table-cell office:value-type="float" office:value="9.13002" calcext:value-type="float">
            <text:p>9.13002</text:p>
          </table:table-cell>
        </table:table-row>
        <table:table-row table:style-name="ro1">
          <table:table-cell/>
          <table:table-cell office:value-type="float" office:value="84.74662" calcext:value-type="float">
            <text:p>84.74662</text:p>
          </table:table-cell>
          <table:table-cell office:value-type="float" office:value="74.76868" calcext:value-type="float">
            <text:p>74.76868</text:p>
          </table:table-cell>
          <table:table-cell office:value-type="float" office:value="9.97794" calcext:value-type="float">
            <text:p>9.97794</text:p>
          </table:table-cell>
        </table:table-row>
        <table:table-row table:style-name="ro1">
          <table:table-cell/>
          <table:table-cell office:value-type="float" office:value="85.68335" calcext:value-type="float">
            <text:p>85.68335</text:p>
          </table:table-cell>
          <table:table-cell office:value-type="float" office:value="74.51637" calcext:value-type="float">
            <text:p>74.51637</text:p>
          </table:table-cell>
          <table:table-cell office:value-type="float" office:value="11.16698" calcext:value-type="float">
            <text:p>11.16698</text:p>
          </table:table-cell>
        </table:table-row>
        <table:table-row table:style-name="ro1">
          <table:table-cell/>
          <table:table-cell office:value-type="float" office:value="85.33152" calcext:value-type="float">
            <text:p>85.33152</text:p>
          </table:table-cell>
          <table:table-cell office:value-type="float" office:value="75.32991" calcext:value-type="float">
            <text:p>75.32991</text:p>
          </table:table-cell>
          <table:table-cell office:value-type="float" office:value="10.0016" calcext:value-type="float">
            <text:p>10.0016</text:p>
          </table:table-cell>
        </table:table-row>
        <table:table-row table:style-name="ro1">
          <table:table-cell/>
          <table:table-cell office:value-type="float" office:value="85.47836" calcext:value-type="float">
            <text:p>85.47836</text:p>
          </table:table-cell>
          <table:table-cell office:value-type="float" office:value="72.31131" calcext:value-type="float">
            <text:p>72.31131</text:p>
          </table:table-cell>
          <table:table-cell office:value-type="float" office:value="13.16705" calcext:value-type="float">
            <text:p>13.16705</text:p>
          </table:table-cell>
        </table:table-row>
        <table:table-row table:style-name="ro1">
          <table:table-cell/>
          <table:table-cell office:value-type="float" office:value="85.08914" calcext:value-type="float">
            <text:p>85.08914</text:p>
          </table:table-cell>
          <table:table-cell office:value-type="float" office:value="75.42982" calcext:value-type="float">
            <text:p>75.42982</text:p>
          </table:table-cell>
          <table:table-cell office:value-type="float" office:value="9.65932" calcext:value-type="float">
            <text:p>9.65932</text:p>
          </table:table-cell>
        </table:table-row>
        <table:table-row table:style-name="ro1">
          <table:table-cell/>
          <table:table-cell office:value-type="float" office:value="84.31824" calcext:value-type="float">
            <text:p>84.31824</text:p>
          </table:table-cell>
          <table:table-cell office:value-type="float" office:value="75.39578" calcext:value-type="float">
            <text:p>75.39578</text:p>
          </table:table-cell>
          <table:table-cell office:value-type="float" office:value="8.92246" calcext:value-type="float">
            <text:p>8.92246</text:p>
          </table:table-cell>
        </table:table-row>
        <table:table-row table:style-name="ro1">
          <table:table-cell/>
          <table:table-cell office:value-type="float" office:value="83.97755" calcext:value-type="float">
            <text:p>83.97755</text:p>
          </table:table-cell>
          <table:table-cell office:value-type="float" office:value="74.25001" calcext:value-type="float">
            <text:p>74.25001</text:p>
          </table:table-cell>
          <table:table-cell office:value-type="float" office:value="9.72754" calcext:value-type="float">
            <text:p>9.72754</text:p>
          </table:table-cell>
        </table:table-row>
        <table:table-row table:style-name="ro1">
          <table:table-cell/>
          <table:table-cell office:value-type="float" office:value="85.23879" calcext:value-type="float">
            <text:p>85.23879</text:p>
          </table:table-cell>
          <table:table-cell office:value-type="float" office:value="75.67149" calcext:value-type="float">
            <text:p>75.67149</text:p>
          </table:table-cell>
          <table:table-cell office:value-type="float" office:value="9.5673" calcext:value-type="float">
            <text:p>9.5673</text:p>
          </table:table-cell>
        </table:table-row>
        <table:table-row table:style-name="ro1">
          <table:table-cell/>
          <table:table-cell office:value-type="float" office:value="84.27399" calcext:value-type="float">
            <text:p>84.27399</text:p>
          </table:table-cell>
          <table:table-cell office:value-type="float" office:value="74.94771" calcext:value-type="float">
            <text:p>74.94771</text:p>
          </table:table-cell>
          <table:table-cell office:value-type="float" office:value="9.32628" calcext:value-type="float">
            <text:p>9.32628</text:p>
          </table:table-cell>
        </table:table-row>
        <table:table-row table:style-name="ro1">
          <table:table-cell/>
          <table:table-cell office:value-type="float" office:value="84.28061" calcext:value-type="float">
            <text:p>84.28061</text:p>
          </table:table-cell>
          <table:table-cell office:value-type="float" office:value="73.61038" calcext:value-type="float">
            <text:p>73.61038</text:p>
          </table:table-cell>
          <table:table-cell office:value-type="float" office:value="10.67023" calcext:value-type="float">
            <text:p>10.67023</text:p>
          </table:table-cell>
        </table:table-row>
        <table:table-row table:style-name="ro1">
          <table:table-cell/>
          <table:table-cell office:value-type="float" office:value="84.54586" calcext:value-type="float">
            <text:p>84.54586</text:p>
          </table:table-cell>
          <table:table-cell office:value-type="float" office:value="74.54949" calcext:value-type="float">
            <text:p>74.54949</text:p>
          </table:table-cell>
          <table:table-cell office:value-type="float" office:value="9.99637" calcext:value-type="float">
            <text:p>9.99637</text:p>
          </table:table-cell>
        </table:table-row>
        <table:table-row table:style-name="ro1">
          <table:table-cell/>
          <table:table-cell office:value-type="float" office:value="84.86797" calcext:value-type="float">
            <text:p>84.86797</text:p>
          </table:table-cell>
          <table:table-cell office:value-type="float" office:value="74.34923" calcext:value-type="float">
            <text:p>74.34923</text:p>
          </table:table-cell>
          <table:table-cell office:value-type="float" office:value="10.51874" calcext:value-type="float">
            <text:p>10.51874</text:p>
          </table:table-cell>
        </table:table-row>
        <table:table-row table:style-name="ro1">
          <table:table-cell/>
          <table:table-cell office:value-type="float" office:value="83.99016" calcext:value-type="float">
            <text:p>83.99016</text:p>
          </table:table-cell>
          <table:table-cell office:value-type="float" office:value="74.42213" calcext:value-type="float">
            <text:p>74.42213</text:p>
          </table:table-cell>
          <table:table-cell office:value-type="float" office:value="9.56804" calcext:value-type="float">
            <text:p>9.56804</text:p>
          </table:table-cell>
        </table:table-row>
        <table:table-row table:style-name="ro1">
          <table:table-cell/>
          <table:table-cell office:value-type="float" office:value="84.54809" calcext:value-type="float">
            <text:p>84.54809</text:p>
          </table:table-cell>
          <table:table-cell office:value-type="float" office:value="72.20355" calcext:value-type="float">
            <text:p>72.20355</text:p>
          </table:table-cell>
          <table:table-cell office:value-type="float" office:value="12.34455" calcext:value-type="float">
            <text:p>12.34455</text:p>
          </table:table-cell>
        </table:table-row>
        <table:table-row table:style-name="ro1">
          <table:table-cell/>
          <table:table-cell office:value-type="float" office:value="85.37052" calcext:value-type="float">
            <text:p>85.37052</text:p>
          </table:table-cell>
          <table:table-cell office:value-type="float" office:value="71.97068" calcext:value-type="float">
            <text:p>71.97068</text:p>
          </table:table-cell>
          <table:table-cell office:value-type="float" office:value="13.39984" calcext:value-type="float">
            <text:p>13.39984</text:p>
          </table:table-cell>
        </table:table-row>
        <table:table-row table:style-name="ro1">
          <table:table-cell/>
          <table:table-cell office:value-type="float" office:value="84.22368" calcext:value-type="float">
            <text:p>84.22368</text:p>
          </table:table-cell>
          <table:table-cell office:value-type="float" office:value="74.71006" calcext:value-type="float">
            <text:p>74.71006</text:p>
          </table:table-cell>
          <table:table-cell office:value-type="float" office:value="9.51361" calcext:value-type="float">
            <text:p>9.51361</text:p>
          </table:table-cell>
        </table:table-row>
        <table:table-row table:style-name="ro1">
          <table:table-cell/>
          <table:table-cell office:value-type="float" office:value="84.86079" calcext:value-type="float">
            <text:p>84.86079</text:p>
          </table:table-cell>
          <table:table-cell office:value-type="float" office:value="76.31847" calcext:value-type="float">
            <text:p>76.31847</text:p>
          </table:table-cell>
          <table:table-cell office:value-type="float" office:value="8.54232" calcext:value-type="float">
            <text:p>8.54232</text:p>
          </table:table-cell>
        </table:table-row>
        <table:table-row table:style-name="ro1">
          <table:table-cell/>
          <table:table-cell office:value-type="float" office:value="84.9796" calcext:value-type="float">
            <text:p>84.9796</text:p>
          </table:table-cell>
          <table:table-cell office:value-type="float" office:value="75.57927" calcext:value-type="float">
            <text:p>75.57927</text:p>
          </table:table-cell>
          <table:table-cell office:value-type="float" office:value="9.40033" calcext:value-type="float">
            <text:p>9.40033</text:p>
          </table:table-cell>
        </table:table-row>
        <table:table-row table:style-name="ro1">
          <table:table-cell/>
          <table:table-cell office:value-type="float" office:value="84.77591" calcext:value-type="float">
            <text:p>84.77591</text:p>
          </table:table-cell>
          <table:table-cell office:value-type="float" office:value="74.02236" calcext:value-type="float">
            <text:p>74.02236</text:p>
          </table:table-cell>
          <table:table-cell office:value-type="float" office:value="10.75355" calcext:value-type="float">
            <text:p>10.75355</text:p>
          </table:table-cell>
        </table:table-row>
        <table:table-row table:style-name="ro1">
          <table:table-cell/>
          <table:table-cell office:value-type="float" office:value="86.23763" calcext:value-type="float">
            <text:p>86.23763</text:p>
          </table:table-cell>
          <table:table-cell office:value-type="float" office:value="72.64912" calcext:value-type="float">
            <text:p>72.64912</text:p>
          </table:table-cell>
          <table:table-cell office:value-type="float" office:value="13.58851" calcext:value-type="float">
            <text:p>13.58851</text:p>
          </table:table-cell>
        </table:table-row>
        <table:table-row table:style-name="ro1">
          <table:table-cell/>
          <table:table-cell office:value-type="float" office:value="84.6751" calcext:value-type="float">
            <text:p>84.6751</text:p>
          </table:table-cell>
          <table:table-cell office:value-type="float" office:value="75.31031" calcext:value-type="float">
            <text:p>75.31031</text:p>
          </table:table-cell>
          <table:table-cell office:value-type="float" office:value="9.36479" calcext:value-type="float">
            <text:p>9.36479</text:p>
          </table:table-cell>
        </table:table-row>
        <table:table-row table:style-name="ro1">
          <table:table-cell/>
          <table:table-cell office:value-type="float" office:value="84.90435" calcext:value-type="float">
            <text:p>84.90435</text:p>
          </table:table-cell>
          <table:table-cell office:value-type="float" office:value="75.74726" calcext:value-type="float">
            <text:p>75.74726</text:p>
          </table:table-cell>
          <table:table-cell office:value-type="float" office:value="9.15709" calcext:value-type="float">
            <text:p>9.15709</text:p>
          </table:table-cell>
        </table:table-row>
        <table:table-row table:style-name="ro1">
          <table:table-cell/>
          <table:table-cell office:value-type="float" office:value="83.87173" calcext:value-type="float">
            <text:p>83.87173</text:p>
          </table:table-cell>
          <table:table-cell office:value-type="float" office:value="74.25775" calcext:value-type="float">
            <text:p>74.25775</text:p>
          </table:table-cell>
          <table:table-cell office:value-type="float" office:value="9.61398" calcext:value-type="float">
            <text:p>9.61398</text:p>
          </table:table-cell>
        </table:table-row>
        <table:table-row table:style-name="ro1">
          <table:table-cell/>
          <table:table-cell office:value-type="float" office:value="85.17906" calcext:value-type="float">
            <text:p>85.17906</text:p>
          </table:table-cell>
          <table:table-cell office:value-type="float" office:value="74.19721" calcext:value-type="float">
            <text:p>74.19721</text:p>
          </table:table-cell>
          <table:table-cell office:value-type="float" office:value="10.98185" calcext:value-type="float">
            <text:p>10.98185</text:p>
          </table:table-cell>
        </table:table-row>
        <table:table-row table:style-name="ro1">
          <table:table-cell/>
          <table:table-cell office:value-type="float" office:value="85.4603" calcext:value-type="float">
            <text:p>85.4603</text:p>
          </table:table-cell>
          <table:table-cell office:value-type="float" office:value="74.89488" calcext:value-type="float">
            <text:p>74.89488</text:p>
          </table:table-cell>
          <table:table-cell office:value-type="float" office:value="10.56541" calcext:value-type="float">
            <text:p>10.56541</text:p>
          </table:table-cell>
        </table:table-row>
        <table:table-row table:style-name="ro1">
          <table:table-cell/>
          <table:table-cell office:value-type="float" office:value="84.04467" calcext:value-type="float">
            <text:p>84.04467</text:p>
          </table:table-cell>
          <table:table-cell office:value-type="float" office:value="74.38722" calcext:value-type="float">
            <text:p>74.38722</text:p>
          </table:table-cell>
          <table:table-cell office:value-type="float" office:value="9.65746" calcext:value-type="float">
            <text:p>9.65746</text:p>
          </table:table-cell>
        </table:table-row>
        <table:table-row table:style-name="ro1">
          <table:table-cell/>
          <table:table-cell office:value-type="float" office:value="85.03315" calcext:value-type="float">
            <text:p>85.03315</text:p>
          </table:table-cell>
          <table:table-cell office:value-type="float" office:value="76.2567" calcext:value-type="float">
            <text:p>76.2567</text:p>
          </table:table-cell>
          <table:table-cell office:value-type="float" office:value="8.77645" calcext:value-type="float">
            <text:p>8.77645</text:p>
          </table:table-cell>
        </table:table-row>
        <table:table-row table:style-name="ro1">
          <table:table-cell/>
          <table:table-cell office:value-type="float" office:value="84.38578" calcext:value-type="float">
            <text:p>84.38578</text:p>
          </table:table-cell>
          <table:table-cell office:value-type="float" office:value="74.70196" calcext:value-type="float">
            <text:p>74.70196</text:p>
          </table:table-cell>
          <table:table-cell office:value-type="float" office:value="9.68382" calcext:value-type="float">
            <text:p>9.68382</text:p>
          </table:table-cell>
        </table:table-row>
        <table:table-row table:style-name="ro1">
          <table:table-cell/>
          <table:table-cell office:value-type="float" office:value="84.45794" calcext:value-type="float">
            <text:p>84.45794</text:p>
          </table:table-cell>
          <table:table-cell office:value-type="float" office:value="75.53389" calcext:value-type="float">
            <text:p>75.53389</text:p>
          </table:table-cell>
          <table:table-cell office:value-type="float" office:value="8.92405" calcext:value-type="float">
            <text:p>8.92405</text:p>
          </table:table-cell>
        </table:table-row>
        <table:table-row table:style-name="ro1">
          <table:table-cell/>
          <table:table-cell office:value-type="float" office:value="85.29686" calcext:value-type="float">
            <text:p>85.29686</text:p>
          </table:table-cell>
          <table:table-cell office:value-type="float" office:value="74.00739" calcext:value-type="float">
            <text:p>74.00739</text:p>
          </table:table-cell>
          <table:table-cell office:value-type="float" office:value="11.28946" calcext:value-type="float">
            <text:p>11.28946</text:p>
          </table:table-cell>
        </table:table-row>
        <table:table-row table:style-name="ro1">
          <table:table-cell/>
          <table:table-cell office:value-type="float" office:value="84.15764" calcext:value-type="float">
            <text:p>84.15764</text:p>
          </table:table-cell>
          <table:table-cell office:value-type="float" office:value="74.71881" calcext:value-type="float">
            <text:p>74.71881</text:p>
          </table:table-cell>
          <table:table-cell office:value-type="float" office:value="9.43883" calcext:value-type="float">
            <text:p>9.43883</text:p>
          </table:table-cell>
        </table:table-row>
        <table:table-row table:style-name="ro1">
          <table:table-cell/>
          <table:table-cell office:value-type="float" office:value="84.35295" calcext:value-type="float">
            <text:p>84.35295</text:p>
          </table:table-cell>
          <table:table-cell office:value-type="float" office:value="75.18495" calcext:value-type="float">
            <text:p>75.18495</text:p>
          </table:table-cell>
          <table:table-cell office:value-type="float" office:value="9.168" calcext:value-type="float">
            <text:p>9.168</text:p>
          </table:table-cell>
        </table:table-row>
        <table:table-row table:style-name="ro1">
          <table:table-cell/>
          <table:table-cell office:value-type="float" office:value="84.75129" calcext:value-type="float">
            <text:p>84.75129</text:p>
          </table:table-cell>
          <table:table-cell office:value-type="float" office:value="75.29109" calcext:value-type="float">
            <text:p>75.29109</text:p>
          </table:table-cell>
          <table:table-cell office:value-type="float" office:value="9.46021" calcext:value-type="float">
            <text:p>9.46021</text:p>
          </table:table-cell>
        </table:table-row>
        <table:table-row table:style-name="ro1">
          <table:table-cell/>
          <table:table-cell office:value-type="float" office:value="84.69922" calcext:value-type="float">
            <text:p>84.69922</text:p>
          </table:table-cell>
          <table:table-cell office:value-type="float" office:value="74.58442" calcext:value-type="float">
            <text:p>74.58442</text:p>
          </table:table-cell>
          <table:table-cell office:value-type="float" office:value="10.11479" calcext:value-type="float">
            <text:p>10.11479</text:p>
          </table:table-cell>
        </table:table-row>
        <table:table-row table:style-name="ro1">
          <table:table-cell/>
          <table:table-cell office:value-type="float" office:value="84.97465" calcext:value-type="float">
            <text:p>84.97465</text:p>
          </table:table-cell>
          <table:table-cell office:value-type="float" office:value="74.33978" calcext:value-type="float">
            <text:p>74.33978</text:p>
          </table:table-cell>
          <table:table-cell office:value-type="float" office:value="10.63487" calcext:value-type="float">
            <text:p>10.63487</text:p>
          </table:table-cell>
        </table:table-row>
        <table:table-row table:style-name="ro1">
          <table:table-cell/>
          <table:table-cell office:value-type="float" office:value="86.28074" calcext:value-type="float">
            <text:p>86.28074</text:p>
          </table:table-cell>
          <table:table-cell office:value-type="float" office:value="72.43649" calcext:value-type="float">
            <text:p>72.43649</text:p>
          </table:table-cell>
          <table:table-cell office:value-type="float" office:value="13.84424" calcext:value-type="float">
            <text:p>13.84424</text:p>
          </table:table-cell>
        </table:table-row>
        <table:table-row table:style-name="ro1">
          <table:table-cell/>
          <table:table-cell office:value-type="float" office:value="85.58281" calcext:value-type="float">
            <text:p>85.58281</text:p>
          </table:table-cell>
          <table:table-cell office:value-type="float" office:value="73.51961" calcext:value-type="float">
            <text:p>73.51961</text:p>
          </table:table-cell>
          <table:table-cell office:value-type="float" office:value="12.0632" calcext:value-type="float">
            <text:p>12.0632</text:p>
          </table:table-cell>
        </table:table-row>
        <table:table-row table:style-name="ro1">
          <table:table-cell/>
          <table:table-cell office:value-type="float" office:value="84.64771" calcext:value-type="float">
            <text:p>84.64771</text:p>
          </table:table-cell>
          <table:table-cell office:value-type="float" office:value="74.26042" calcext:value-type="float">
            <text:p>74.26042</text:p>
          </table:table-cell>
          <table:table-cell office:value-type="float" office:value="10.3873" calcext:value-type="float">
            <text:p>10.3873</text:p>
          </table:table-cell>
        </table:table-row>
        <table:table-row table:style-name="ro1">
          <table:table-cell/>
          <table:table-cell office:value-type="float" office:value="84.25677" calcext:value-type="float">
            <text:p>84.25677</text:p>
          </table:table-cell>
          <table:table-cell office:value-type="float" office:value="75.3397" calcext:value-type="float">
            <text:p>75.3397</text:p>
          </table:table-cell>
          <table:table-cell office:value-type="float" office:value="8.91708" calcext:value-type="float">
            <text:p>8.91708</text:p>
          </table:table-cell>
        </table:table-row>
        <table:table-row table:style-name="ro1">
          <table:table-cell/>
          <table:table-cell office:value-type="float" office:value="85.3727" calcext:value-type="float">
            <text:p>85.3727</text:p>
          </table:table-cell>
          <table:table-cell office:value-type="float" office:value="75.54847" calcext:value-type="float">
            <text:p>75.54847</text:p>
          </table:table-cell>
          <table:table-cell office:value-type="float" office:value="9.82423" calcext:value-type="float">
            <text:p>9.82423</text:p>
          </table:table-cell>
        </table:table-row>
        <table:table-row table:style-name="ro1">
          <table:table-cell/>
          <table:table-cell office:value-type="float" office:value="84.01589" calcext:value-type="float">
            <text:p>84.01589</text:p>
          </table:table-cell>
          <table:table-cell office:value-type="float" office:value="74.3328" calcext:value-type="float">
            <text:p>74.3328</text:p>
          </table:table-cell>
          <table:table-cell office:value-type="float" office:value="9.68309" calcext:value-type="float">
            <text:p>9.68309</text:p>
          </table:table-cell>
        </table:table-row>
        <table:table-row table:style-name="ro1">
          <table:table-cell/>
          <table:table-cell office:value-type="float" office:value="85.87312" calcext:value-type="float">
            <text:p>85.87312</text:p>
          </table:table-cell>
          <table:table-cell office:value-type="float" office:value="74.10953" calcext:value-type="float">
            <text:p>74.10953</text:p>
          </table:table-cell>
          <table:table-cell office:value-type="float" office:value="11.76359" calcext:value-type="float">
            <text:p>11.76359</text:p>
          </table:table-cell>
        </table:table-row>
        <table:table-row table:style-name="ro1">
          <table:table-cell/>
          <table:table-cell office:value-type="float" office:value="85.05853" calcext:value-type="float">
            <text:p>85.05853</text:p>
          </table:table-cell>
          <table:table-cell office:value-type="float" office:value="76.13418" calcext:value-type="float">
            <text:p>76.13418</text:p>
          </table:table-cell>
          <table:table-cell office:value-type="float" office:value="8.92435" calcext:value-type="float">
            <text:p>8.92435</text:p>
          </table:table-cell>
        </table:table-row>
        <table:table-row table:style-name="ro1">
          <table:table-cell/>
          <table:table-cell office:value-type="float" office:value="84.4336" calcext:value-type="float">
            <text:p>84.4336</text:p>
          </table:table-cell>
          <table:table-cell office:value-type="float" office:value="74.9504" calcext:value-type="float">
            <text:p>74.9504</text:p>
          </table:table-cell>
          <table:table-cell office:value-type="float" office:value="9.48319" calcext:value-type="float">
            <text:p>9.48319</text:p>
          </table:table-cell>
        </table:table-row>
        <table:table-row table:style-name="ro1">
          <table:table-cell/>
          <table:table-cell office:value-type="float" office:value="85.38795" calcext:value-type="float">
            <text:p>85.38795</text:p>
          </table:table-cell>
          <table:table-cell office:value-type="float" office:value="74.81702" calcext:value-type="float">
            <text:p>74.81702</text:p>
          </table:table-cell>
          <table:table-cell office:value-type="float" office:value="10.57093" calcext:value-type="float">
            <text:p>10.57093</text:p>
          </table:table-cell>
        </table:table-row>
        <table:table-row table:style-name="ro1">
          <table:table-cell/>
          <table:table-cell office:value-type="float" office:value="84.90874" calcext:value-type="float">
            <text:p>84.90874</text:p>
          </table:table-cell>
          <table:table-cell office:value-type="float" office:value="74.51492" calcext:value-type="float">
            <text:p>74.51492</text:p>
          </table:table-cell>
          <table:table-cell office:value-type="float" office:value="10.39381" calcext:value-type="float">
            <text:p>10.39381</text:p>
          </table:table-cell>
        </table:table-row>
        <table:table-row table:style-name="ro1">
          <table:table-cell/>
          <table:table-cell office:value-type="float" office:value="85.23471" calcext:value-type="float">
            <text:p>85.23471</text:p>
          </table:table-cell>
          <table:table-cell office:value-type="float" office:value="75.6282" calcext:value-type="float">
            <text:p>75.6282</text:p>
          </table:table-cell>
          <table:table-cell office:value-type="float" office:value="9.60651" calcext:value-type="float">
            <text:p>9.60651</text:p>
          </table:table-cell>
        </table:table-row>
        <table:table-row table:style-name="ro1">
          <table:table-cell/>
          <table:table-cell office:value-type="float" office:value="85.85679" calcext:value-type="float">
            <text:p>85.85679</text:p>
          </table:table-cell>
          <table:table-cell office:value-type="float" office:value="74.05708" calcext:value-type="float">
            <text:p>74.05708</text:p>
          </table:table-cell>
          <table:table-cell office:value-type="float" office:value="11.7997" calcext:value-type="float">
            <text:p>11.7997</text:p>
          </table:table-cell>
        </table:table-row>
        <table:table-row table:style-name="ro1">
          <table:table-cell/>
          <table:table-cell office:value-type="float" office:value="84.53064" calcext:value-type="float">
            <text:p>84.53064</text:p>
          </table:table-cell>
          <table:table-cell office:value-type="float" office:value="73.99443" calcext:value-type="float">
            <text:p>73.99443</text:p>
          </table:table-cell>
          <table:table-cell office:value-type="float" office:value="10.53621" calcext:value-type="float">
            <text:p>10.53621</text:p>
          </table:table-cell>
        </table:table-row>
        <table:table-row table:style-name="ro1">
          <table:table-cell/>
          <table:table-cell office:value-type="float" office:value="85.03611" calcext:value-type="float">
            <text:p>85.03611</text:p>
          </table:table-cell>
          <table:table-cell office:value-type="float" office:value="73.26475" calcext:value-type="float">
            <text:p>73.26475</text:p>
          </table:table-cell>
          <table:table-cell office:value-type="float" office:value="11.77137" calcext:value-type="float">
            <text:p>11.77137</text:p>
          </table:table-cell>
        </table:table-row>
        <table:table-row table:style-name="ro1">
          <table:table-cell/>
          <table:table-cell office:value-type="float" office:value="84.93328" calcext:value-type="float">
            <text:p>84.93328</text:p>
          </table:table-cell>
          <table:table-cell office:value-type="float" office:value="74.85398" calcext:value-type="float">
            <text:p>74.85398</text:p>
          </table:table-cell>
          <table:table-cell office:value-type="float" office:value="10.0793" calcext:value-type="float">
            <text:p>10.0793</text:p>
          </table:table-cell>
        </table:table-row>
        <table:table-row table:style-name="ro1">
          <table:table-cell/>
          <table:table-cell office:value-type="float" office:value="85.18311" calcext:value-type="float">
            <text:p>85.18311</text:p>
          </table:table-cell>
          <table:table-cell office:value-type="float" office:value="75.26472" calcext:value-type="float">
            <text:p>75.26472</text:p>
          </table:table-cell>
          <table:table-cell office:value-type="float" office:value="9.91839" calcext:value-type="float">
            <text:p>9.91839</text:p>
          </table:table-cell>
        </table:table-row>
        <table:table-row table:style-name="ro1">
          <table:table-cell/>
          <table:table-cell office:value-type="float" office:value="85.36908" calcext:value-type="float">
            <text:p>85.36908</text:p>
          </table:table-cell>
          <table:table-cell office:value-type="float" office:value="75.54097" calcext:value-type="float">
            <text:p>75.54097</text:p>
          </table:table-cell>
          <table:table-cell office:value-type="float" office:value="9.82811" calcext:value-type="float">
            <text:p>9.82811</text:p>
          </table:table-cell>
        </table:table-row>
        <table:table-row table:style-name="ro1">
          <table:table-cell/>
          <table:table-cell office:value-type="float" office:value="85.10562" calcext:value-type="float">
            <text:p>85.10562</text:p>
          </table:table-cell>
          <table:table-cell office:value-type="float" office:value="76.40265" calcext:value-type="float">
            <text:p>76.40265</text:p>
          </table:table-cell>
          <table:table-cell office:value-type="float" office:value="8.70297" calcext:value-type="float">
            <text:p>8.70297</text:p>
          </table:table-cell>
        </table:table-row>
        <table:table-row table:style-name="ro1">
          <table:table-cell/>
          <table:table-cell office:value-type="float" office:value="84.5913" calcext:value-type="float">
            <text:p>84.5913</text:p>
          </table:table-cell>
          <table:table-cell office:value-type="float" office:value="75.62774" calcext:value-type="float">
            <text:p>75.62774</text:p>
          </table:table-cell>
          <table:table-cell office:value-type="float" office:value="8.96357" calcext:value-type="float">
            <text:p>8.96357</text:p>
          </table:table-cell>
        </table:table-row>
        <table:table-row table:style-name="ro1">
          <table:table-cell/>
          <table:table-cell office:value-type="float" office:value="84.45493" calcext:value-type="float">
            <text:p>84.45493</text:p>
          </table:table-cell>
          <table:table-cell office:value-type="float" office:value="73.49854" calcext:value-type="float">
            <text:p>73.49854</text:p>
          </table:table-cell>
          <table:table-cell office:value-type="float" office:value="10.95639" calcext:value-type="float">
            <text:p>10.95639</text:p>
          </table:table-cell>
        </table:table-row>
        <table:table-row table:style-name="ro1">
          <table:table-cell/>
          <table:table-cell office:value-type="float" office:value="84.91403" calcext:value-type="float">
            <text:p>84.91403</text:p>
          </table:table-cell>
          <table:table-cell office:value-type="float" office:value="75.15262" calcext:value-type="float">
            <text:p>75.15262</text:p>
          </table:table-cell>
          <table:table-cell office:value-type="float" office:value="9.76142" calcext:value-type="float">
            <text:p>9.76142</text:p>
          </table:table-cell>
        </table:table-row>
        <table:table-row table:style-name="ro1">
          <table:table-cell/>
          <table:table-cell office:value-type="float" office:value="85.24074" calcext:value-type="float">
            <text:p>85.24074</text:p>
          </table:table-cell>
          <table:table-cell office:value-type="float" office:value="75.28931" calcext:value-type="float">
            <text:p>75.28931</text:p>
          </table:table-cell>
          <table:table-cell office:value-type="float" office:value="9.95143" calcext:value-type="float">
            <text:p>9.95143</text:p>
          </table:table-cell>
        </table:table-row>
        <table:table-row table:style-name="ro1">
          <table:table-cell/>
          <table:table-cell office:value-type="float" office:value="85.18584" calcext:value-type="float">
            <text:p>85.18584</text:p>
          </table:table-cell>
          <table:table-cell office:value-type="float" office:value="75.05948" calcext:value-type="float">
            <text:p>75.05948</text:p>
          </table:table-cell>
          <table:table-cell office:value-type="float" office:value="10.12636" calcext:value-type="float">
            <text:p>10.12636</text:p>
          </table:table-cell>
        </table:table-row>
        <table:table-row table:style-name="ro1">
          <table:table-cell/>
          <table:table-cell office:value-type="float" office:value="84.95354" calcext:value-type="float">
            <text:p>84.95354</text:p>
          </table:table-cell>
          <table:table-cell office:value-type="float" office:value="74.45142" calcext:value-type="float">
            <text:p>74.45142</text:p>
          </table:table-cell>
          <table:table-cell office:value-type="float" office:value="10.50212" calcext:value-type="float">
            <text:p>10.50212</text:p>
          </table:table-cell>
        </table:table-row>
        <table:table-row table:style-name="ro1">
          <table:table-cell/>
          <table:table-cell office:value-type="float" office:value="84.2713" calcext:value-type="float">
            <text:p>84.2713</text:p>
          </table:table-cell>
          <table:table-cell office:value-type="float" office:value="75.62792" calcext:value-type="float">
            <text:p>75.62792</text:p>
          </table:table-cell>
          <table:table-cell office:value-type="float" office:value="8.64338" calcext:value-type="float">
            <text:p>8.64338</text:p>
          </table:table-cell>
        </table:table-row>
        <table:table-row table:style-name="ro1">
          <table:table-cell/>
          <table:table-cell office:value-type="float" office:value="84.23924" calcext:value-type="float">
            <text:p>84.23924</text:p>
          </table:table-cell>
          <table:table-cell office:value-type="float" office:value="74.55014" calcext:value-type="float">
            <text:p>74.55014</text:p>
          </table:table-cell>
          <table:table-cell office:value-type="float" office:value="9.6891" calcext:value-type="float">
            <text:p>9.6891</text:p>
          </table:table-cell>
        </table:table-row>
        <table:table-row table:style-name="ro1">
          <table:table-cell/>
          <table:table-cell office:value-type="float" office:value="84.82903" calcext:value-type="float">
            <text:p>84.82903</text:p>
          </table:table-cell>
          <table:table-cell office:value-type="float" office:value="75.8635" calcext:value-type="float">
            <text:p>75.8635</text:p>
          </table:table-cell>
          <table:table-cell office:value-type="float" office:value="8.96553" calcext:value-type="float">
            <text:p>8.96553</text:p>
          </table:table-cell>
        </table:table-row>
        <table:table-row table:style-name="ro1">
          <table:table-cell/>
          <table:table-cell office:value-type="float" office:value="85.05232" calcext:value-type="float">
            <text:p>85.05232</text:p>
          </table:table-cell>
          <table:table-cell office:value-type="float" office:value="75.78622" calcext:value-type="float">
            <text:p>75.78622</text:p>
          </table:table-cell>
          <table:table-cell office:value-type="float" office:value="9.2661" calcext:value-type="float">
            <text:p>9.2661</text:p>
          </table:table-cell>
        </table:table-row>
        <table:table-row table:style-name="ro1">
          <table:table-cell/>
          <table:table-cell office:value-type="float" office:value="85.19361" calcext:value-type="float">
            <text:p>85.19361</text:p>
          </table:table-cell>
          <table:table-cell office:value-type="float" office:value="76.20578" calcext:value-type="float">
            <text:p>76.20578</text:p>
          </table:table-cell>
          <table:table-cell office:value-type="float" office:value="8.98783" calcext:value-type="float">
            <text:p>8.98783</text:p>
          </table:table-cell>
        </table:table-row>
        <table:table-row table:style-name="ro1">
          <table:table-cell/>
          <table:table-cell office:value-type="float" office:value="85.02917" calcext:value-type="float">
            <text:p>85.02917</text:p>
          </table:table-cell>
          <table:table-cell office:value-type="float" office:value="74.42427" calcext:value-type="float">
            <text:p>74.42427</text:p>
          </table:table-cell>
          <table:table-cell office:value-type="float" office:value="10.6049" calcext:value-type="float">
            <text:p>10.6049</text:p>
          </table:table-cell>
        </table:table-row>
        <table:table-row table:style-name="ro1">
          <table:table-cell/>
          <table:table-cell office:value-type="float" office:value="84.88201" calcext:value-type="float">
            <text:p>84.88201</text:p>
          </table:table-cell>
          <table:table-cell office:value-type="float" office:value="75.33431" calcext:value-type="float">
            <text:p>75.33431</text:p>
          </table:table-cell>
          <table:table-cell office:value-type="float" office:value="9.5477" calcext:value-type="float">
            <text:p>9.5477</text:p>
          </table:table-cell>
        </table:table-row>
        <table:table-row table:style-name="ro1">
          <table:table-cell/>
          <table:table-cell office:value-type="float" office:value="84.55189" calcext:value-type="float">
            <text:p>84.55189</text:p>
          </table:table-cell>
          <table:table-cell office:value-type="float" office:value="75.65914" calcext:value-type="float">
            <text:p>75.65914</text:p>
          </table:table-cell>
          <table:table-cell office:value-type="float" office:value="8.89275" calcext:value-type="float">
            <text:p>8.89275</text:p>
          </table:table-cell>
        </table:table-row>
        <table:table-row table:style-name="ro1">
          <table:table-cell/>
          <table:table-cell office:value-type="float" office:value="85.67913" calcext:value-type="float">
            <text:p>85.67913</text:p>
          </table:table-cell>
          <table:table-cell office:value-type="float" office:value="74.85558" calcext:value-type="float">
            <text:p>74.85558</text:p>
          </table:table-cell>
          <table:table-cell office:value-type="float" office:value="10.82355" calcext:value-type="float">
            <text:p>10.82355</text:p>
          </table:table-cell>
        </table:table-row>
        <table:table-row table:style-name="ro1">
          <table:table-cell/>
          <table:table-cell office:value-type="float" office:value="84.86375" calcext:value-type="float">
            <text:p>84.86375</text:p>
          </table:table-cell>
          <table:table-cell office:value-type="float" office:value="74.78389" calcext:value-type="float">
            <text:p>74.78389</text:p>
          </table:table-cell>
          <table:table-cell office:value-type="float" office:value="10.07986" calcext:value-type="float">
            <text:p>10.07986</text:p>
          </table:table-cell>
        </table:table-row>
        <table:table-row table:style-name="ro1">
          <table:table-cell/>
          <table:table-cell office:value-type="float" office:value="85.41536" calcext:value-type="float">
            <text:p>85.41536</text:p>
          </table:table-cell>
          <table:table-cell office:value-type="float" office:value="75.00624" calcext:value-type="float">
            <text:p>75.00624</text:p>
          </table:table-cell>
          <table:table-cell office:value-type="float" office:value="10.40912" calcext:value-type="float">
            <text:p>10.40912</text:p>
          </table:table-cell>
        </table:table-row>
        <table:table-row table:style-name="ro1">
          <table:table-cell/>
          <table:table-cell office:value-type="float" office:value="85.11995" calcext:value-type="float">
            <text:p>85.11995</text:p>
          </table:table-cell>
          <table:table-cell office:value-type="float" office:value="74.40077" calcext:value-type="float">
            <text:p>74.40077</text:p>
          </table:table-cell>
          <table:table-cell office:value-type="float" office:value="10.71918" calcext:value-type="float">
            <text:p>10.71918</text:p>
          </table:table-cell>
        </table:table-row>
        <table:table-row table:style-name="ro1">
          <table:table-cell/>
          <table:table-cell office:value-type="float" office:value="86.08656" calcext:value-type="float">
            <text:p>86.08656</text:p>
          </table:table-cell>
          <table:table-cell office:value-type="float" office:value="73.38315" calcext:value-type="float">
            <text:p>73.38315</text:p>
          </table:table-cell>
          <table:table-cell office:value-type="float" office:value="12.70341" calcext:value-type="float">
            <text:p>12.70341</text:p>
          </table:table-cell>
        </table:table-row>
        <table:table-row table:style-name="ro1">
          <table:table-cell/>
          <table:table-cell office:value-type="float" office:value="85.60867" calcext:value-type="float">
            <text:p>85.60867</text:p>
          </table:table-cell>
          <table:table-cell office:value-type="float" office:value="73.65644" calcext:value-type="float">
            <text:p>73.65644</text:p>
          </table:table-cell>
          <table:table-cell office:value-type="float" office:value="11.95223" calcext:value-type="float">
            <text:p>11.95223</text:p>
          </table:table-cell>
        </table:table-row>
        <table:table-row table:style-name="ro1">
          <table:table-cell/>
          <table:table-cell office:value-type="float" office:value="85.25941" calcext:value-type="float">
            <text:p>85.25941</text:p>
          </table:table-cell>
          <table:table-cell office:value-type="float" office:value="74.61116" calcext:value-type="float">
            <text:p>74.61116</text:p>
          </table:table-cell>
          <table:table-cell office:value-type="float" office:value="10.64825" calcext:value-type="float">
            <text:p>10.64825</text:p>
          </table:table-cell>
        </table:table-row>
        <table:table-row table:style-name="ro1">
          <table:table-cell/>
          <table:table-cell office:value-type="float" office:value="86.06407" calcext:value-type="float">
            <text:p>86.06407</text:p>
          </table:table-cell>
          <table:table-cell office:value-type="float" office:value="73.56451" calcext:value-type="float">
            <text:p>73.56451</text:p>
          </table:table-cell>
          <table:table-cell office:value-type="float" office:value="12.49956" calcext:value-type="float">
            <text:p>12.49956</text:p>
          </table:table-cell>
        </table:table-row>
        <table:table-row table:style-name="ro1">
          <table:table-cell/>
          <table:table-cell office:value-type="float" office:value="85.19516" calcext:value-type="float">
            <text:p>85.19516</text:p>
          </table:table-cell>
          <table:table-cell office:value-type="float" office:value="76.23298" calcext:value-type="float">
            <text:p>76.23298</text:p>
          </table:table-cell>
          <table:table-cell office:value-type="float" office:value="8.96218" calcext:value-type="float">
            <text:p>8.96218</text:p>
          </table:table-cell>
        </table:table-row>
        <table:table-row table:style-name="ro1">
          <table:table-cell/>
          <table:table-cell office:value-type="float" office:value="85.50867" calcext:value-type="float">
            <text:p>85.50867</text:p>
          </table:table-cell>
          <table:table-cell office:value-type="float" office:value="75.31503" calcext:value-type="float">
            <text:p>75.31503</text:p>
          </table:table-cell>
          <table:table-cell office:value-type="float" office:value="10.19364" calcext:value-type="float">
            <text:p>10.19364</text:p>
          </table:table-cell>
        </table:table-row>
        <table:table-row table:style-name="ro1">
          <table:table-cell/>
          <table:table-cell office:value-type="float" office:value="84.73109" calcext:value-type="float">
            <text:p>84.73109</text:p>
          </table:table-cell>
          <table:table-cell office:value-type="float" office:value="74.21686" calcext:value-type="float">
            <text:p>74.21686</text:p>
          </table:table-cell>
          <table:table-cell office:value-type="float" office:value="10.51423" calcext:value-type="float">
            <text:p>10.51423</text:p>
          </table:table-cell>
        </table:table-row>
        <table:table-row table:style-name="ro1">
          <table:table-cell/>
          <table:table-cell office:value-type="float" office:value="84.0678" calcext:value-type="float">
            <text:p>84.0678</text:p>
          </table:table-cell>
          <table:table-cell office:value-type="float" office:value="74.94642" calcext:value-type="float">
            <text:p>74.94642</text:p>
          </table:table-cell>
          <table:table-cell office:value-type="float" office:value="9.12138" calcext:value-type="float">
            <text:p>9.12138</text:p>
          </table:table-cell>
        </table:table-row>
        <table:table-row table:style-name="ro1">
          <table:table-cell/>
          <table:table-cell office:value-type="float" office:value="85.41331" calcext:value-type="float">
            <text:p>85.41331</text:p>
          </table:table-cell>
          <table:table-cell office:value-type="float" office:value="75.56183" calcext:value-type="float">
            <text:p>75.56183</text:p>
          </table:table-cell>
          <table:table-cell office:value-type="float" office:value="9.85148" calcext:value-type="float">
            <text:p>9.85148</text:p>
          </table:table-cell>
        </table:table-row>
        <table:table-row table:style-name="ro1">
          <table:table-cell/>
          <table:table-cell office:value-type="float" office:value="84.03712" calcext:value-type="float">
            <text:p>84.03712</text:p>
          </table:table-cell>
          <table:table-cell office:value-type="float" office:value="73.50666" calcext:value-type="float">
            <text:p>73.50666</text:p>
          </table:table-cell>
          <table:table-cell office:value-type="float" office:value="10.53046" calcext:value-type="float">
            <text:p>10.53046</text:p>
          </table:table-cell>
        </table:table-row>
        <table:table-row table:style-name="ro1">
          <table:table-cell/>
          <table:table-cell office:value-type="float" office:value="85.78569" calcext:value-type="float">
            <text:p>85.78569</text:p>
          </table:table-cell>
          <table:table-cell office:value-type="float" office:value="74.39888" calcext:value-type="float">
            <text:p>74.39888</text:p>
          </table:table-cell>
          <table:table-cell office:value-type="float" office:value="11.38681" calcext:value-type="float">
            <text:p>11.38681</text:p>
          </table:table-cell>
        </table:table-row>
        <table:table-row table:style-name="ro1">
          <table:table-cell/>
          <table:table-cell office:value-type="float" office:value="86.3724" calcext:value-type="float">
            <text:p>86.3724</text:p>
          </table:table-cell>
          <table:table-cell office:value-type="float" office:value="71.93355" calcext:value-type="float">
            <text:p>71.93355</text:p>
          </table:table-cell>
          <table:table-cell office:value-type="float" office:value="14.43885" calcext:value-type="float">
            <text:p>14.43885</text:p>
          </table:table-cell>
        </table:table-row>
        <table:table-row table:style-name="ro1">
          <table:table-cell/>
          <table:table-cell office:value-type="float" office:value="85.04612" calcext:value-type="float">
            <text:p>85.04612</text:p>
          </table:table-cell>
          <table:table-cell office:value-type="float" office:value="74.34998" calcext:value-type="float">
            <text:p>74.34998</text:p>
          </table:table-cell>
          <table:table-cell office:value-type="float" office:value="10.69614" calcext:value-type="float">
            <text:p>10.69614</text:p>
          </table:table-cell>
        </table:table-row>
        <table:table-row table:style-name="ro1">
          <table:table-cell/>
          <table:table-cell office:value-type="float" office:value="84.78466" calcext:value-type="float">
            <text:p>84.78466</text:p>
          </table:table-cell>
          <table:table-cell office:value-type="float" office:value="75.15037" calcext:value-type="float">
            <text:p>75.15037</text:p>
          </table:table-cell>
          <table:table-cell office:value-type="float" office:value="9.63429" calcext:value-type="float">
            <text:p>9.63429</text:p>
          </table:table-cell>
        </table:table-row>
        <table:table-row table:style-name="ro1">
          <table:table-cell/>
          <table:table-cell office:value-type="float" office:value="85.51848" calcext:value-type="float">
            <text:p>85.51848</text:p>
          </table:table-cell>
          <table:table-cell office:value-type="float" office:value="73.8484" calcext:value-type="float">
            <text:p>73.8484</text:p>
          </table:table-cell>
          <table:table-cell office:value-type="float" office:value="11.67008" calcext:value-type="float">
            <text:p>11.67008</text:p>
          </table:table-cell>
        </table:table-row>
        <table:table-row table:style-name="ro1">
          <table:table-cell/>
          <table:table-cell office:value-type="float" office:value="84.63161" calcext:value-type="float">
            <text:p>84.63161</text:p>
          </table:table-cell>
          <table:table-cell office:value-type="float" office:value="75.67205" calcext:value-type="float">
            <text:p>75.67205</text:p>
          </table:table-cell>
          <table:table-cell office:value-type="float" office:value="8.95956" calcext:value-type="float">
            <text:p>8.95956</text:p>
          </table:table-cell>
        </table:table-row>
        <table:table-row table:style-name="ro1">
          <table:table-cell/>
          <table:table-cell office:value-type="float" office:value="85.08653" calcext:value-type="float">
            <text:p>85.08653</text:p>
          </table:table-cell>
          <table:table-cell office:value-type="float" office:value="74.7373" calcext:value-type="float">
            <text:p>74.7373</text:p>
          </table:table-cell>
          <table:table-cell office:value-type="float" office:value="10.34922" calcext:value-type="float">
            <text:p>10.34922</text:p>
          </table:table-cell>
        </table:table-row>
        <table:table-row table:style-name="ro1">
          <table:table-cell/>
          <table:table-cell office:value-type="float" office:value="85.35066" calcext:value-type="float">
            <text:p>85.35066</text:p>
          </table:table-cell>
          <table:table-cell office:value-type="float" office:value="76.01879" calcext:value-type="float">
            <text:p>76.01879</text:p>
          </table:table-cell>
          <table:table-cell office:value-type="float" office:value="9.33187" calcext:value-type="float">
            <text:p>9.33187</text:p>
          </table:table-cell>
        </table:table-row>
        <table:table-row table:style-name="ro1">
          <table:table-cell/>
          <table:table-cell office:value-type="float" office:value="84.09481" calcext:value-type="float">
            <text:p>84.09481</text:p>
          </table:table-cell>
          <table:table-cell office:value-type="float" office:value="74.06357" calcext:value-type="float">
            <text:p>74.06357</text:p>
          </table:table-cell>
          <table:table-cell office:value-type="float" office:value="10.03124" calcext:value-type="float">
            <text:p>10.03124</text:p>
          </table:table-cell>
        </table:table-row>
        <table:table-row table:style-name="ro1">
          <table:table-cell/>
          <table:table-cell office:value-type="float" office:value="85.74823" calcext:value-type="float">
            <text:p>85.74823</text:p>
          </table:table-cell>
          <table:table-cell office:value-type="float" office:value="74.61516" calcext:value-type="float">
            <text:p>74.61516</text:p>
          </table:table-cell>
          <table:table-cell office:value-type="float" office:value="11.13307" calcext:value-type="float">
            <text:p>11.13307</text:p>
          </table:table-cell>
        </table:table-row>
        <table:table-row table:style-name="ro1">
          <table:table-cell/>
          <table:table-cell office:value-type="float" office:value="85.35884" calcext:value-type="float">
            <text:p>85.35884</text:p>
          </table:table-cell>
          <table:table-cell office:value-type="float" office:value="75.61517" calcext:value-type="float">
            <text:p>75.61517</text:p>
          </table:table-cell>
          <table:table-cell office:value-type="float" office:value="9.74366" calcext:value-type="float">
            <text:p>9.74366</text:p>
          </table:table-cell>
        </table:table-row>
        <table:table-row table:style-name="ro1">
          <table:table-cell/>
          <table:table-cell office:value-type="float" office:value="85.62264" calcext:value-type="float">
            <text:p>85.62264</text:p>
          </table:table-cell>
          <table:table-cell office:value-type="float" office:value="73.95289" calcext:value-type="float">
            <text:p>73.95289</text:p>
          </table:table-cell>
          <table:table-cell office:value-type="float" office:value="11.66975" calcext:value-type="float">
            <text:p>11.66975</text:p>
          </table:table-cell>
        </table:table-row>
        <table:table-row table:style-name="ro1">
          <table:table-cell/>
          <table:table-cell office:value-type="float" office:value="85.38205" calcext:value-type="float">
            <text:p>85.38205</text:p>
          </table:table-cell>
          <table:table-cell office:value-type="float" office:value="72.79587" calcext:value-type="float">
            <text:p>72.79587</text:p>
          </table:table-cell>
          <table:table-cell office:value-type="float" office:value="12.58617" calcext:value-type="float">
            <text:p>12.58617</text:p>
          </table:table-cell>
        </table:table-row>
        <table:table-row table:style-name="ro1">
          <table:table-cell/>
          <table:table-cell office:value-type="float" office:value="83.87014" calcext:value-type="float">
            <text:p>83.87014</text:p>
          </table:table-cell>
          <table:table-cell office:value-type="float" office:value="74.47791" calcext:value-type="float">
            <text:p>74.47791</text:p>
          </table:table-cell>
          <table:table-cell office:value-type="float" office:value="9.39223" calcext:value-type="float">
            <text:p>9.39223</text:p>
          </table:table-cell>
        </table:table-row>
        <table:table-row table:style-name="ro1">
          <table:table-cell/>
          <table:table-cell office:value-type="float" office:value="84.65033" calcext:value-type="float">
            <text:p>84.65033</text:p>
          </table:table-cell>
          <table:table-cell office:value-type="float" office:value="73.37223" calcext:value-type="float">
            <text:p>73.37223</text:p>
          </table:table-cell>
          <table:table-cell office:value-type="float" office:value="11.2781" calcext:value-type="float">
            <text:p>11.2781</text:p>
          </table:table-cell>
        </table:table-row>
        <table:table-row table:style-name="ro1">
          <table:table-cell/>
          <table:table-cell office:value-type="float" office:value="85.47985" calcext:value-type="float">
            <text:p>85.47985</text:p>
          </table:table-cell>
          <table:table-cell office:value-type="float" office:value="74.96706" calcext:value-type="float">
            <text:p>74.96706</text:p>
          </table:table-cell>
          <table:table-cell office:value-type="float" office:value="10.51279" calcext:value-type="float">
            <text:p>10.51279</text:p>
          </table:table-cell>
        </table:table-row>
        <table:table-row table:style-name="ro1">
          <table:table-cell/>
          <table:table-cell office:value-type="float" office:value="84.67058" calcext:value-type="float">
            <text:p>84.67058</text:p>
          </table:table-cell>
          <table:table-cell office:value-type="float" office:value="76.41823" calcext:value-type="float">
            <text:p>76.41823</text:p>
          </table:table-cell>
          <table:table-cell office:value-type="float" office:value="8.25235" calcext:value-type="float">
            <text:p>8.25235</text:p>
          </table:table-cell>
        </table:table-row>
        <table:table-row table:style-name="ro1">
          <table:table-cell/>
          <table:table-cell office:value-type="float" office:value="84.05604" calcext:value-type="float">
            <text:p>84.05604</text:p>
          </table:table-cell>
          <table:table-cell office:value-type="float" office:value="73.95857" calcext:value-type="float">
            <text:p>73.95857</text:p>
          </table:table-cell>
          <table:table-cell office:value-type="float" office:value="10.09747" calcext:value-type="float">
            <text:p>10.09747</text:p>
          </table:table-cell>
        </table:table-row>
        <table:table-row table:style-name="ro1">
          <table:table-cell/>
          <table:table-cell office:value-type="float" office:value="84.75483" calcext:value-type="float">
            <text:p>84.75483</text:p>
          </table:table-cell>
          <table:table-cell office:value-type="float" office:value="72.50857" calcext:value-type="float">
            <text:p>72.50857</text:p>
          </table:table-cell>
          <table:table-cell office:value-type="float" office:value="12.24625" calcext:value-type="float">
            <text:p>12.24625</text:p>
          </table:table-cell>
        </table:table-row>
        <table:table-row table:style-name="ro1">
          <table:table-cell/>
          <table:table-cell office:value-type="float" office:value="85.35553" calcext:value-type="float">
            <text:p>85.35553</text:p>
          </table:table-cell>
          <table:table-cell office:value-type="float" office:value="74.80009" calcext:value-type="float">
            <text:p>74.80009</text:p>
          </table:table-cell>
          <table:table-cell office:value-type="float" office:value="10.55545" calcext:value-type="float">
            <text:p>10.55545</text:p>
          </table:table-cell>
        </table:table-row>
        <table:table-row table:style-name="ro1">
          <table:table-cell/>
          <table:table-cell office:value-type="float" office:value="85.75829" calcext:value-type="float">
            <text:p>85.75829</text:p>
          </table:table-cell>
          <table:table-cell office:value-type="float" office:value="74.80675" calcext:value-type="float">
            <text:p>74.80675</text:p>
          </table:table-cell>
          <table:table-cell office:value-type="float" office:value="10.95154" calcext:value-type="float">
            <text:p>10.95154</text:p>
          </table:table-cell>
        </table:table-row>
        <table:table-row table:style-name="ro1">
          <table:table-cell/>
          <table:table-cell office:value-type="float" office:value="85.28962" calcext:value-type="float">
            <text:p>85.28962</text:p>
          </table:table-cell>
          <table:table-cell office:value-type="float" office:value="74.95676" calcext:value-type="float">
            <text:p>74.95676</text:p>
          </table:table-cell>
          <table:table-cell office:value-type="float" office:value="10.33286" calcext:value-type="float">
            <text:p>10.33286</text:p>
          </table:table-cell>
        </table:table-row>
        <table:table-row table:style-name="ro1">
          <table:table-cell/>
          <table:table-cell office:value-type="float" office:value="83.71936" calcext:value-type="float">
            <text:p>83.71936</text:p>
          </table:table-cell>
          <table:table-cell office:value-type="float" office:value="73.85786" calcext:value-type="float">
            <text:p>73.85786</text:p>
          </table:table-cell>
          <table:table-cell office:value-type="float" office:value="9.8615" calcext:value-type="float">
            <text:p>9.8615</text:p>
          </table:table-cell>
        </table:table-row>
        <table:table-row table:style-name="ro1">
          <table:table-cell/>
          <table:table-cell office:value-type="float" office:value="85.3337" calcext:value-type="float">
            <text:p>85.3337</text:p>
          </table:table-cell>
          <table:table-cell office:value-type="float" office:value="71.96431" calcext:value-type="float">
            <text:p>71.96431</text:p>
          </table:table-cell>
          <table:table-cell office:value-type="float" office:value="13.36939" calcext:value-type="float">
            <text:p>13.36939</text:p>
          </table:table-cell>
        </table:table-row>
        <table:table-row table:style-name="ro1">
          <table:table-cell/>
          <table:table-cell office:value-type="float" office:value="84.68898" calcext:value-type="float">
            <text:p>84.68898</text:p>
          </table:table-cell>
          <table:table-cell office:value-type="float" office:value="75.58709" calcext:value-type="float">
            <text:p>75.58709</text:p>
          </table:table-cell>
          <table:table-cell office:value-type="float" office:value="9.10189" calcext:value-type="float">
            <text:p>9.10189</text:p>
          </table:table-cell>
        </table:table-row>
        <table:table-row table:style-name="ro1">
          <table:table-cell/>
          <table:table-cell office:value-type="float" office:value="85.26149" calcext:value-type="float">
            <text:p>85.26149</text:p>
          </table:table-cell>
          <table:table-cell office:value-type="float" office:value="76.05407" calcext:value-type="float">
            <text:p>76.05407</text:p>
          </table:table-cell>
          <table:table-cell office:value-type="float" office:value="9.20742" calcext:value-type="float">
            <text:p>9.20742</text:p>
          </table:table-cell>
        </table:table-row>
        <table:table-row table:style-name="ro1">
          <table:table-cell/>
          <table:table-cell office:value-type="float" office:value="84.86465" calcext:value-type="float">
            <text:p>84.86465</text:p>
          </table:table-cell>
          <table:table-cell office:value-type="float" office:value="73.30095" calcext:value-type="float">
            <text:p>73.30095</text:p>
          </table:table-cell>
          <table:table-cell office:value-type="float" office:value="11.5637" calcext:value-type="float">
            <text:p>11.5637</text:p>
          </table:table-cell>
        </table:table-row>
        <table:table-row table:style-name="ro1">
          <table:table-cell/>
          <table:table-cell office:value-type="float" office:value="84.743" calcext:value-type="float">
            <text:p>84.743</text:p>
          </table:table-cell>
          <table:table-cell office:value-type="float" office:value="75.96542" calcext:value-type="float">
            <text:p>75.96542</text:p>
          </table:table-cell>
          <table:table-cell office:value-type="float" office:value="8.77758" calcext:value-type="float">
            <text:p>8.77758</text:p>
          </table:table-cell>
        </table:table-row>
        <table:table-row table:style-name="ro1">
          <table:table-cell/>
          <table:table-cell office:value-type="float" office:value="84.58558" calcext:value-type="float">
            <text:p>84.58558</text:p>
          </table:table-cell>
          <table:table-cell office:value-type="float" office:value="75.2672" calcext:value-type="float">
            <text:p>75.2672</text:p>
          </table:table-cell>
          <table:table-cell office:value-type="float" office:value="9.31838" calcext:value-type="float">
            <text:p>9.31838</text:p>
          </table:table-cell>
        </table:table-row>
        <table:table-row table:style-name="ro1">
          <table:table-cell/>
          <table:table-cell office:value-type="float" office:value="85.12812" calcext:value-type="float">
            <text:p>85.12812</text:p>
          </table:table-cell>
          <table:table-cell office:value-type="float" office:value="72.74336" calcext:value-type="float">
            <text:p>72.74336</text:p>
          </table:table-cell>
          <table:table-cell office:value-type="float" office:value="12.38476" calcext:value-type="float">
            <text:p>12.38476</text:p>
          </table:table-cell>
        </table:table-row>
        <table:table-row table:style-name="ro1">
          <table:table-cell/>
          <table:table-cell office:value-type="float" office:value="85.01909" calcext:value-type="float">
            <text:p>85.01909</text:p>
          </table:table-cell>
          <table:table-cell office:value-type="float" office:value="74.91242" calcext:value-type="float">
            <text:p>74.91242</text:p>
          </table:table-cell>
          <table:table-cell office:value-type="float" office:value="10.10666" calcext:value-type="float">
            <text:p>10.10666</text:p>
          </table:table-cell>
        </table:table-row>
        <table:table-row table:style-name="ro1">
          <table:table-cell/>
          <table:table-cell office:value-type="float" office:value="85.48675" calcext:value-type="float">
            <text:p>85.48675</text:p>
          </table:table-cell>
          <table:table-cell office:value-type="float" office:value="75.10999" calcext:value-type="float">
            <text:p>75.10999</text:p>
          </table:table-cell>
          <table:table-cell office:value-type="float" office:value="10.37676" calcext:value-type="float">
            <text:p>10.37676</text:p>
          </table:table-cell>
        </table:table-row>
        <table:table-row table:style-name="ro1">
          <table:table-cell/>
          <table:table-cell office:value-type="float" office:value="84.00345" calcext:value-type="float">
            <text:p>84.00345</text:p>
          </table:table-cell>
          <table:table-cell office:value-type="float" office:value="74.47122" calcext:value-type="float">
            <text:p>74.47122</text:p>
          </table:table-cell>
          <table:table-cell office:value-type="float" office:value="9.53223" calcext:value-type="float">
            <text:p>9.53223</text:p>
          </table:table-cell>
        </table:table-row>
        <table:table-row table:style-name="ro1">
          <table:table-cell/>
          <table:table-cell office:value-type="float" office:value="85.24511" calcext:value-type="float">
            <text:p>85.24511</text:p>
          </table:table-cell>
          <table:table-cell office:value-type="float" office:value="75.01907" calcext:value-type="float">
            <text:p>75.01907</text:p>
          </table:table-cell>
          <table:table-cell office:value-type="float" office:value="10.22604" calcext:value-type="float">
            <text:p>10.22604</text:p>
          </table:table-cell>
        </table:table-row>
        <table:table-row table:style-name="ro1">
          <table:table-cell/>
          <table:table-cell office:value-type="float" office:value="84.99006" calcext:value-type="float">
            <text:p>84.99006</text:p>
          </table:table-cell>
          <table:table-cell office:value-type="float" office:value="74.40205" calcext:value-type="float">
            <text:p>74.40205</text:p>
          </table:table-cell>
          <table:table-cell office:value-type="float" office:value="10.58802" calcext:value-type="float">
            <text:p>10.58802</text:p>
          </table:table-cell>
        </table:table-row>
        <table:table-row table:style-name="ro1">
          <table:table-cell/>
          <table:table-cell office:value-type="float" office:value="84.77807" calcext:value-type="float">
            <text:p>84.77807</text:p>
          </table:table-cell>
          <table:table-cell office:value-type="float" office:value="74.60627" calcext:value-type="float">
            <text:p>74.60627</text:p>
          </table:table-cell>
          <table:table-cell office:value-type="float" office:value="10.1718" calcext:value-type="float">
            <text:p>10.1718</text:p>
          </table:table-cell>
        </table:table-row>
        <table:table-row table:style-name="ro1">
          <table:table-cell/>
          <table:table-cell office:value-type="float" office:value="85.46156" calcext:value-type="float">
            <text:p>85.46156</text:p>
          </table:table-cell>
          <table:table-cell office:value-type="float" office:value="75.34306" calcext:value-type="float">
            <text:p>75.34306</text:p>
          </table:table-cell>
          <table:table-cell office:value-type="float" office:value="10.11851" calcext:value-type="float">
            <text:p>10.11851</text:p>
          </table:table-cell>
        </table:table-row>
        <table:table-row table:style-name="ro1">
          <table:table-cell/>
          <table:table-cell office:value-type="float" office:value="85.18271" calcext:value-type="float">
            <text:p>85.18271</text:p>
          </table:table-cell>
          <table:table-cell office:value-type="float" office:value="73.12599" calcext:value-type="float">
            <text:p>73.12599</text:p>
          </table:table-cell>
          <table:table-cell office:value-type="float" office:value="12.05671" calcext:value-type="float">
            <text:p>12.05671</text:p>
          </table:table-cell>
        </table:table-row>
        <table:table-row table:style-name="ro1">
          <table:table-cell/>
          <table:table-cell office:value-type="float" office:value="84.67204" calcext:value-type="float">
            <text:p>84.67204</text:p>
          </table:table-cell>
          <table:table-cell office:value-type="float" office:value="74.91327" calcext:value-type="float">
            <text:p>74.91327</text:p>
          </table:table-cell>
          <table:table-cell office:value-type="float" office:value="9.75877" calcext:value-type="float">
            <text:p>9.75877</text:p>
          </table:table-cell>
        </table:table-row>
        <table:table-row table:style-name="ro1">
          <table:table-cell/>
          <table:table-cell office:value-type="float" office:value="85.3074" calcext:value-type="float">
            <text:p>85.3074</text:p>
          </table:table-cell>
          <table:table-cell office:value-type="float" office:value="73.55826" calcext:value-type="float">
            <text:p>73.55826</text:p>
          </table:table-cell>
          <table:table-cell office:value-type="float" office:value="11.74915" calcext:value-type="float">
            <text:p>11.74915</text:p>
          </table:table-cell>
        </table:table-row>
        <table:table-row table:style-name="ro1">
          <table:table-cell/>
          <table:table-cell office:value-type="float" office:value="84.86105" calcext:value-type="float">
            <text:p>84.86105</text:p>
          </table:table-cell>
          <table:table-cell office:value-type="float" office:value="75.98155" calcext:value-type="float">
            <text:p>75.98155</text:p>
          </table:table-cell>
          <table:table-cell office:value-type="float" office:value="8.8795" calcext:value-type="float">
            <text:p>8.8795</text:p>
          </table:table-cell>
        </table:table-row>
        <table:table-row table:style-name="ro1">
          <table:table-cell/>
          <table:table-cell office:value-type="float" office:value="84.07966" calcext:value-type="float">
            <text:p>84.07966</text:p>
          </table:table-cell>
          <table:table-cell office:value-type="float" office:value="73.92646" calcext:value-type="float">
            <text:p>73.92646</text:p>
          </table:table-cell>
          <table:table-cell office:value-type="float" office:value="10.1532" calcext:value-type="float">
            <text:p>10.1532</text:p>
          </table:table-cell>
        </table:table-row>
        <table:table-row table:style-name="ro1">
          <table:table-cell/>
          <table:table-cell office:value-type="float" office:value="84.96711" calcext:value-type="float">
            <text:p>84.96711</text:p>
          </table:table-cell>
          <table:table-cell office:value-type="float" office:value="74.076" calcext:value-type="float">
            <text:p>74.076</text:p>
          </table:table-cell>
          <table:table-cell office:value-type="float" office:value="10.89111" calcext:value-type="float">
            <text:p>10.89111</text:p>
          </table:table-cell>
        </table:table-row>
        <table:table-row table:style-name="ro1">
          <table:table-cell/>
          <table:table-cell office:value-type="float" office:value="85.48025" calcext:value-type="float">
            <text:p>85.48025</text:p>
          </table:table-cell>
          <table:table-cell office:value-type="float" office:value="74.03643" calcext:value-type="float">
            <text:p>74.03643</text:p>
          </table:table-cell>
          <table:table-cell office:value-type="float" office:value="11.44382" calcext:value-type="float">
            <text:p>11.44382</text:p>
          </table:table-cell>
        </table:table-row>
        <table:table-row table:style-name="ro1">
          <table:table-cell/>
          <table:table-cell office:value-type="float" office:value="84.36724" calcext:value-type="float">
            <text:p>84.36724</text:p>
          </table:table-cell>
          <table:table-cell office:value-type="float" office:value="75.81893" calcext:value-type="float">
            <text:p>75.81893</text:p>
          </table:table-cell>
          <table:table-cell office:value-type="float" office:value="8.54831" calcext:value-type="float">
            <text:p>8.54831</text:p>
          </table:table-cell>
        </table:table-row>
        <table:table-row table:style-name="ro1">
          <table:table-cell/>
          <table:table-cell office:value-type="float" office:value="84.04636" calcext:value-type="float">
            <text:p>84.04636</text:p>
          </table:table-cell>
          <table:table-cell office:value-type="float" office:value="73.24341" calcext:value-type="float">
            <text:p>73.24341</text:p>
          </table:table-cell>
          <table:table-cell office:value-type="float" office:value="10.80295" calcext:value-type="float">
            <text:p>10.80295</text:p>
          </table:table-cell>
        </table:table-row>
        <table:table-row table:style-name="ro1">
          <table:table-cell/>
          <table:table-cell office:value-type="float" office:value="85.88819" calcext:value-type="float">
            <text:p>85.88819</text:p>
          </table:table-cell>
          <table:table-cell office:value-type="float" office:value="74.21001" calcext:value-type="float">
            <text:p>74.21001</text:p>
          </table:table-cell>
          <table:table-cell office:value-type="float" office:value="11.67818" calcext:value-type="float">
            <text:p>11.67818</text:p>
          </table:table-cell>
        </table:table-row>
        <table:table-row table:style-name="ro1">
          <table:table-cell/>
          <table:table-cell office:value-type="float" office:value="85.02963" calcext:value-type="float">
            <text:p>85.02963</text:p>
          </table:table-cell>
          <table:table-cell office:value-type="float" office:value="74.32285" calcext:value-type="float">
            <text:p>74.32285</text:p>
          </table:table-cell>
          <table:table-cell office:value-type="float" office:value="10.70678" calcext:value-type="float">
            <text:p>10.70678</text:p>
          </table:table-cell>
        </table:table-row>
        <table:table-row table:style-name="ro1">
          <table:table-cell/>
          <table:table-cell office:value-type="float" office:value="85.30746" calcext:value-type="float">
            <text:p>85.30746</text:p>
          </table:table-cell>
          <table:table-cell office:value-type="float" office:value="75.97755" calcext:value-type="float">
            <text:p>75.97755</text:p>
          </table:table-cell>
          <table:table-cell office:value-type="float" office:value="9.32991" calcext:value-type="float">
            <text:p>9.32991</text:p>
          </table:table-cell>
        </table:table-row>
        <table:table-row table:style-name="ro1">
          <table:table-cell/>
          <table:table-cell office:value-type="float" office:value="85.3764" calcext:value-type="float">
            <text:p>85.3764</text:p>
          </table:table-cell>
          <table:table-cell office:value-type="float" office:value="73.84125" calcext:value-type="float">
            <text:p>73.84125</text:p>
          </table:table-cell>
          <table:table-cell office:value-type="float" office:value="11.53515" calcext:value-type="float">
            <text:p>11.53515</text:p>
          </table:table-cell>
        </table:table-row>
        <table:table-row table:style-name="ro1">
          <table:table-cell/>
          <table:table-cell office:value-type="float" office:value="85.38393" calcext:value-type="float">
            <text:p>85.38393</text:p>
          </table:table-cell>
          <table:table-cell office:value-type="float" office:value="75.17667" calcext:value-type="float">
            <text:p>75.17667</text:p>
          </table:table-cell>
          <table:table-cell office:value-type="float" office:value="10.20727" calcext:value-type="float">
            <text:p>10.20727</text:p>
          </table:table-cell>
        </table:table-row>
        <table:table-row table:style-name="ro1">
          <table:table-cell/>
          <table:table-cell office:value-type="float" office:value="85.29332" calcext:value-type="float">
            <text:p>85.29332</text:p>
          </table:table-cell>
          <table:table-cell office:value-type="float" office:value="75.9486" calcext:value-type="float">
            <text:p>75.9486</text:p>
          </table:table-cell>
          <table:table-cell office:value-type="float" office:value="9.34472" calcext:value-type="float">
            <text:p>9.34472</text:p>
          </table:table-cell>
        </table:table-row>
        <table:table-row table:style-name="ro1">
          <table:table-cell/>
          <table:table-cell office:value-type="float" office:value="84.82859" calcext:value-type="float">
            <text:p>84.82859</text:p>
          </table:table-cell>
          <table:table-cell office:value-type="float" office:value="74.08351" calcext:value-type="float">
            <text:p>74.08351</text:p>
          </table:table-cell>
          <table:table-cell office:value-type="float" office:value="10.74507" calcext:value-type="float">
            <text:p>10.74507</text:p>
          </table:table-cell>
        </table:table-row>
        <table:table-row table:style-name="ro1">
          <table:table-cell/>
          <table:table-cell office:value-type="float" office:value="85.24318" calcext:value-type="float">
            <text:p>85.24318</text:p>
          </table:table-cell>
          <table:table-cell office:value-type="float" office:value="74.2233" calcext:value-type="float">
            <text:p>74.2233</text:p>
          </table:table-cell>
          <table:table-cell office:value-type="float" office:value="11.01988" calcext:value-type="float">
            <text:p>11.01988</text:p>
          </table:table-cell>
        </table:table-row>
        <table:table-row table:style-name="ro1">
          <table:table-cell/>
          <table:table-cell office:value-type="float" office:value="84.6554" calcext:value-type="float">
            <text:p>84.6554</text:p>
          </table:table-cell>
          <table:table-cell office:value-type="float" office:value="73.93351" calcext:value-type="float">
            <text:p>73.93351</text:p>
          </table:table-cell>
          <table:table-cell office:value-type="float" office:value="10.72189" calcext:value-type="float">
            <text:p>10.72189</text:p>
          </table:table-cell>
        </table:table-row>
        <table:table-row table:style-name="ro1">
          <table:table-cell/>
          <table:table-cell office:value-type="float" office:value="84.46349" calcext:value-type="float">
            <text:p>84.46349</text:p>
          </table:table-cell>
          <table:table-cell office:value-type="float" office:value="75.33163" calcext:value-type="float">
            <text:p>75.33163</text:p>
          </table:table-cell>
          <table:table-cell office:value-type="float" office:value="9.13185" calcext:value-type="float">
            <text:p>9.13185</text:p>
          </table:table-cell>
        </table:table-row>
        <table:table-row table:style-name="ro1">
          <table:table-cell/>
          <table:table-cell office:value-type="float" office:value="85.29093" calcext:value-type="float">
            <text:p>85.29093</text:p>
          </table:table-cell>
          <table:table-cell office:value-type="float" office:value="73.16227" calcext:value-type="float">
            <text:p>73.16227</text:p>
          </table:table-cell>
          <table:table-cell office:value-type="float" office:value="12.12866" calcext:value-type="float">
            <text:p>12.12866</text:p>
          </table:table-cell>
        </table:table-row>
        <table:table-row table:style-name="ro1">
          <table:table-cell/>
          <table:table-cell office:value-type="float" office:value="85.19915" calcext:value-type="float">
            <text:p>85.19915</text:p>
          </table:table-cell>
          <table:table-cell office:value-type="float" office:value="74.60609" calcext:value-type="float">
            <text:p>74.60609</text:p>
          </table:table-cell>
          <table:table-cell office:value-type="float" office:value="10.59306" calcext:value-type="float">
            <text:p>10.59306</text:p>
          </table:table-cell>
        </table:table-row>
        <table:table-row table:style-name="ro1">
          <table:table-cell/>
          <table:table-cell office:value-type="float" office:value="84.75308" calcext:value-type="float">
            <text:p>84.75308</text:p>
          </table:table-cell>
          <table:table-cell office:value-type="float" office:value="74.13513" calcext:value-type="float">
            <text:p>74.13513</text:p>
          </table:table-cell>
          <table:table-cell office:value-type="float" office:value="10.61795" calcext:value-type="float">
            <text:p>10.61795</text:p>
          </table:table-cell>
        </table:table-row>
        <table:table-row table:style-name="ro1">
          <table:table-cell/>
          <table:table-cell office:value-type="float" office:value="84.5797" calcext:value-type="float">
            <text:p>84.5797</text:p>
          </table:table-cell>
          <table:table-cell office:value-type="float" office:value="73.71506" calcext:value-type="float">
            <text:p>73.71506</text:p>
          </table:table-cell>
          <table:table-cell office:value-type="float" office:value="10.86464" calcext:value-type="float">
            <text:p>10.86464</text:p>
          </table:table-cell>
        </table:table-row>
        <table:table-row table:style-name="ro1">
          <table:table-cell/>
          <table:table-cell office:value-type="float" office:value="84.83594" calcext:value-type="float">
            <text:p>84.83594</text:p>
          </table:table-cell>
          <table:table-cell office:value-type="float" office:value="76.26663" calcext:value-type="float">
            <text:p>76.26663</text:p>
          </table:table-cell>
          <table:table-cell office:value-type="float" office:value="8.56931" calcext:value-type="float">
            <text:p>8.56931</text:p>
          </table:table-cell>
        </table:table-row>
        <table:table-row table:style-name="ro1">
          <table:table-cell/>
          <table:table-cell office:value-type="float" office:value="84.89693" calcext:value-type="float">
            <text:p>84.89693</text:p>
          </table:table-cell>
          <table:table-cell office:value-type="float" office:value="74.52009" calcext:value-type="float">
            <text:p>74.52009</text:p>
          </table:table-cell>
          <table:table-cell office:value-type="float" office:value="10.37685" calcext:value-type="float">
            <text:p>10.37685</text:p>
          </table:table-cell>
        </table:table-row>
        <table:table-row table:style-name="ro1">
          <table:table-cell/>
          <table:table-cell office:value-type="float" office:value="84.60167" calcext:value-type="float">
            <text:p>84.60167</text:p>
          </table:table-cell>
          <table:table-cell office:value-type="float" office:value="76.01401" calcext:value-type="float">
            <text:p>76.01401</text:p>
          </table:table-cell>
          <table:table-cell office:value-type="float" office:value="8.58766" calcext:value-type="float">
            <text:p>8.58766</text:p>
          </table:table-cell>
        </table:table-row>
        <table:table-row table:style-name="ro1">
          <table:table-cell/>
          <table:table-cell office:value-type="float" office:value="85.46923" calcext:value-type="float">
            <text:p>85.46923</text:p>
          </table:table-cell>
          <table:table-cell office:value-type="float" office:value="74.98778" calcext:value-type="float">
            <text:p>74.98778</text:p>
          </table:table-cell>
          <table:table-cell office:value-type="float" office:value="10.48145" calcext:value-type="float">
            <text:p>10.48145</text:p>
          </table:table-cell>
        </table:table-row>
        <table:table-row table:style-name="ro1">
          <table:table-cell/>
          <table:table-cell office:value-type="float" office:value="84.43776" calcext:value-type="float">
            <text:p>84.43776</text:p>
          </table:table-cell>
          <table:table-cell office:value-type="float" office:value="75.62259" calcext:value-type="float">
            <text:p>75.62259</text:p>
          </table:table-cell>
          <table:table-cell office:value-type="float" office:value="8.81518" calcext:value-type="float">
            <text:p>8.81518</text:p>
          </table:table-cell>
        </table:table-row>
        <table:table-row table:style-name="ro1">
          <table:table-cell/>
          <table:table-cell office:value-type="float" office:value="84.91872" calcext:value-type="float">
            <text:p>84.91872</text:p>
          </table:table-cell>
          <table:table-cell office:value-type="float" office:value="74.83185" calcext:value-type="float">
            <text:p>74.83185</text:p>
          </table:table-cell>
          <table:table-cell office:value-type="float" office:value="10.08687" calcext:value-type="float">
            <text:p>10.08687</text:p>
          </table:table-cell>
        </table:table-row>
        <table:table-row table:style-name="ro1">
          <table:table-cell/>
          <table:table-cell office:value-type="float" office:value="84.52521" calcext:value-type="float">
            <text:p>84.52521</text:p>
          </table:table-cell>
          <table:table-cell office:value-type="float" office:value="72.85466" calcext:value-type="float">
            <text:p>72.85466</text:p>
          </table:table-cell>
          <table:table-cell office:value-type="float" office:value="11.67055" calcext:value-type="float">
            <text:p>11.67055</text:p>
          </table:table-cell>
        </table:table-row>
        <table:table-row table:style-name="ro1">
          <table:table-cell/>
          <table:table-cell office:value-type="float" office:value="84.51241" calcext:value-type="float">
            <text:p>84.51241</text:p>
          </table:table-cell>
          <table:table-cell office:value-type="float" office:value="72.54415" calcext:value-type="float">
            <text:p>72.54415</text:p>
          </table:table-cell>
          <table:table-cell office:value-type="float" office:value="11.96826" calcext:value-type="float">
            <text:p>11.96826</text:p>
          </table:table-cell>
        </table:table-row>
        <table:table-row table:style-name="ro1">
          <table:table-cell/>
          <table:table-cell office:value-type="float" office:value="85.15215" calcext:value-type="float">
            <text:p>85.15215</text:p>
          </table:table-cell>
          <table:table-cell office:value-type="float" office:value="73.78791" calcext:value-type="float">
            <text:p>73.78791</text:p>
          </table:table-cell>
          <table:table-cell office:value-type="float" office:value="11.36424" calcext:value-type="float">
            <text:p>11.36424</text:p>
          </table:table-cell>
        </table:table-row>
        <table:table-row table:style-name="ro1">
          <table:table-cell/>
          <table:table-cell office:value-type="float" office:value="85.46164" calcext:value-type="float">
            <text:p>85.46164</text:p>
          </table:table-cell>
          <table:table-cell office:value-type="float" office:value="74.72524" calcext:value-type="float">
            <text:p>74.72524</text:p>
          </table:table-cell>
          <table:table-cell office:value-type="float" office:value="10.73641" calcext:value-type="float">
            <text:p>10.73641</text:p>
          </table:table-cell>
        </table:table-row>
        <table:table-row table:style-name="ro1">
          <table:table-cell/>
          <table:table-cell office:value-type="float" office:value="84.69297" calcext:value-type="float">
            <text:p>84.69297</text:p>
          </table:table-cell>
          <table:table-cell office:value-type="float" office:value="75.83331" calcext:value-type="float">
            <text:p>75.83331</text:p>
          </table:table-cell>
          <table:table-cell office:value-type="float" office:value="8.85965" calcext:value-type="float">
            <text:p>8.85965</text:p>
          </table:table-cell>
        </table:table-row>
        <table:table-row table:style-name="ro1">
          <table:table-cell/>
          <table:table-cell office:value-type="float" office:value="85.12337" calcext:value-type="float">
            <text:p>85.12337</text:p>
          </table:table-cell>
          <table:table-cell office:value-type="float" office:value="76.10823" calcext:value-type="float">
            <text:p>76.10823</text:p>
          </table:table-cell>
          <table:table-cell office:value-type="float" office:value="9.01514" calcext:value-type="float">
            <text:p>9.01514</text:p>
          </table:table-cell>
        </table:table-row>
        <table:table-row table:style-name="ro1">
          <table:table-cell/>
          <table:table-cell office:value-type="float" office:value="84.72727" calcext:value-type="float">
            <text:p>84.72727</text:p>
          </table:table-cell>
          <table:table-cell office:value-type="float" office:value="75.5794" calcext:value-type="float">
            <text:p>75.5794</text:p>
          </table:table-cell>
          <table:table-cell office:value-type="float" office:value="9.14787" calcext:value-type="float">
            <text:p>9.14787</text:p>
          </table:table-cell>
        </table:table-row>
        <table:table-row table:style-name="ro1">
          <table:table-cell/>
          <table:table-cell office:value-type="float" office:value="84.62175" calcext:value-type="float">
            <text:p>84.62175</text:p>
          </table:table-cell>
          <table:table-cell office:value-type="float" office:value="76.28086" calcext:value-type="float">
            <text:p>76.28086</text:p>
          </table:table-cell>
          <table:table-cell office:value-type="float" office:value="8.34088" calcext:value-type="float">
            <text:p>8.34088</text:p>
          </table:table-cell>
        </table:table-row>
        <table:table-row table:style-name="ro1">
          <table:table-cell/>
          <table:table-cell office:value-type="float" office:value="85.89738" calcext:value-type="float">
            <text:p>85.89738</text:p>
          </table:table-cell>
          <table:table-cell office:value-type="float" office:value="73.30891" calcext:value-type="float">
            <text:p>73.30891</text:p>
          </table:table-cell>
          <table:table-cell office:value-type="float" office:value="12.58846" calcext:value-type="float">
            <text:p>12.58846</text:p>
          </table:table-cell>
        </table:table-row>
        <table:table-row table:style-name="ro1">
          <table:table-cell/>
          <table:table-cell office:value-type="float" office:value="85.42202" calcext:value-type="float">
            <text:p>85.42202</text:p>
          </table:table-cell>
          <table:table-cell office:value-type="float" office:value="75.16054" calcext:value-type="float">
            <text:p>75.16054</text:p>
          </table:table-cell>
          <table:table-cell office:value-type="float" office:value="10.26148" calcext:value-type="float">
            <text:p>10.26148</text:p>
          </table:table-cell>
        </table:table-row>
        <table:table-row table:style-name="ro1">
          <table:table-cell/>
          <table:table-cell office:value-type="float" office:value="84.44667" calcext:value-type="float">
            <text:p>84.44667</text:p>
          </table:table-cell>
          <table:table-cell office:value-type="float" office:value="75.22959" calcext:value-type="float">
            <text:p>75.22959</text:p>
          </table:table-cell>
          <table:table-cell office:value-type="float" office:value="9.21708" calcext:value-type="float">
            <text:p>9.21708</text:p>
          </table:table-cell>
        </table:table-row>
        <table:table-row table:style-name="ro1">
          <table:table-cell/>
          <table:table-cell office:value-type="float" office:value="84.61615" calcext:value-type="float">
            <text:p>84.61615</text:p>
          </table:table-cell>
          <table:table-cell office:value-type="float" office:value="74.51357" calcext:value-type="float">
            <text:p>74.51357</text:p>
          </table:table-cell>
          <table:table-cell office:value-type="float" office:value="10.10258" calcext:value-type="float">
            <text:p>10.10258</text:p>
          </table:table-cell>
        </table:table-row>
        <table:table-row table:style-name="ro1">
          <table:table-cell/>
          <table:table-cell office:value-type="float" office:value="86.22663" calcext:value-type="float">
            <text:p>86.22663</text:p>
          </table:table-cell>
          <table:table-cell office:value-type="float" office:value="72.53308" calcext:value-type="float">
            <text:p>72.53308</text:p>
          </table:table-cell>
          <table:table-cell office:value-type="float" office:value="13.69355" calcext:value-type="float">
            <text:p>13.69355</text:p>
          </table:table-cell>
        </table:table-row>
        <table:table-row table:style-name="ro1">
          <table:table-cell/>
          <table:table-cell office:value-type="float" office:value="85.2713" calcext:value-type="float">
            <text:p>85.2713</text:p>
          </table:table-cell>
          <table:table-cell office:value-type="float" office:value="72.10517" calcext:value-type="float">
            <text:p>72.10517</text:p>
          </table:table-cell>
          <table:table-cell office:value-type="float" office:value="13.16613" calcext:value-type="float">
            <text:p>13.16613</text:p>
          </table:table-cell>
        </table:table-row>
        <table:table-row table:style-name="ro1">
          <table:table-cell/>
          <table:table-cell office:value-type="float" office:value="84.84788" calcext:value-type="float">
            <text:p>84.84788</text:p>
          </table:table-cell>
          <table:table-cell office:value-type="float" office:value="74.17988" calcext:value-type="float">
            <text:p>74.17988</text:p>
          </table:table-cell>
          <table:table-cell office:value-type="float" office:value="10.668" calcext:value-type="float">
            <text:p>10.668</text:p>
          </table:table-cell>
        </table:table-row>
        <table:table-row table:style-name="ro1">
          <table:table-cell/>
          <table:table-cell office:value-type="float" office:value="85.44965" calcext:value-type="float">
            <text:p>85.44965</text:p>
          </table:table-cell>
          <table:table-cell office:value-type="float" office:value="75.4134" calcext:value-type="float">
            <text:p>75.4134</text:p>
          </table:table-cell>
          <table:table-cell office:value-type="float" office:value="10.03625" calcext:value-type="float">
            <text:p>10.03625</text:p>
          </table:table-cell>
        </table:table-row>
        <table:table-row table:style-name="ro1">
          <table:table-cell/>
          <table:table-cell office:value-type="float" office:value="84.89031" calcext:value-type="float">
            <text:p>84.89031</text:p>
          </table:table-cell>
          <table:table-cell office:value-type="float" office:value="73.27737" calcext:value-type="float">
            <text:p>73.27737</text:p>
          </table:table-cell>
          <table:table-cell office:value-type="float" office:value="11.61294" calcext:value-type="float">
            <text:p>11.61294</text:p>
          </table:table-cell>
        </table:table-row>
        <table:table-row table:style-name="ro1">
          <table:table-cell/>
          <table:table-cell office:value-type="float" office:value="85.36675" calcext:value-type="float">
            <text:p>85.36675</text:p>
          </table:table-cell>
          <table:table-cell office:value-type="float" office:value="72.68404" calcext:value-type="float">
            <text:p>72.68404</text:p>
          </table:table-cell>
          <table:table-cell office:value-type="float" office:value="12.68271" calcext:value-type="float">
            <text:p>12.68271</text:p>
          </table:table-cell>
        </table:table-row>
        <table:table-row table:style-name="ro1">
          <table:table-cell/>
          <table:table-cell office:value-type="float" office:value="85.27201" calcext:value-type="float">
            <text:p>85.27201</text:p>
          </table:table-cell>
          <table:table-cell office:value-type="float" office:value="72.95894" calcext:value-type="float">
            <text:p>72.95894</text:p>
          </table:table-cell>
          <table:table-cell office:value-type="float" office:value="12.31307" calcext:value-type="float">
            <text:p>12.31307</text:p>
          </table:table-cell>
        </table:table-row>
        <table:table-row table:style-name="ro1">
          <table:table-cell/>
          <table:table-cell office:value-type="float" office:value="84.41454" calcext:value-type="float">
            <text:p>84.41454</text:p>
          </table:table-cell>
          <table:table-cell office:value-type="float" office:value="75.3397" calcext:value-type="float">
            <text:p>75.3397</text:p>
          </table:table-cell>
          <table:table-cell office:value-type="float" office:value="9.07483" calcext:value-type="float">
            <text:p>9.07483</text:p>
          </table:table-cell>
        </table:table-row>
        <table:table-row table:style-name="ro1">
          <table:table-cell/>
          <table:table-cell office:value-type="float" office:value="85.38696" calcext:value-type="float">
            <text:p>85.38696</text:p>
          </table:table-cell>
          <table:table-cell office:value-type="float" office:value="74.8806" calcext:value-type="float">
            <text:p>74.8806</text:p>
          </table:table-cell>
          <table:table-cell office:value-type="float" office:value="10.50637" calcext:value-type="float">
            <text:p>10.50637</text:p>
          </table:table-cell>
        </table:table-row>
        <table:table-row table:style-name="ro1">
          <table:table-cell/>
          <table:table-cell office:value-type="float" office:value="85.70305" calcext:value-type="float">
            <text:p>85.70305</text:p>
          </table:table-cell>
          <table:table-cell office:value-type="float" office:value="74.48202" calcext:value-type="float">
            <text:p>74.48202</text:p>
          </table:table-cell>
          <table:table-cell office:value-type="float" office:value="11.22103" calcext:value-type="float">
            <text:p>11.22103</text:p>
          </table:table-cell>
        </table:table-row>
        <table:table-row table:style-name="ro1">
          <table:table-cell/>
          <table:table-cell office:value-type="float" office:value="84.75006" calcext:value-type="float">
            <text:p>84.75006</text:p>
          </table:table-cell>
          <table:table-cell office:value-type="float" office:value="73.49804" calcext:value-type="float">
            <text:p>73.49804</text:p>
          </table:table-cell>
          <table:table-cell office:value-type="float" office:value="11.25202" calcext:value-type="float">
            <text:p>11.25202</text:p>
          </table:table-cell>
        </table:table-row>
        <table:table-row table:style-name="ro1">
          <table:table-cell/>
          <table:table-cell office:value-type="float" office:value="84.63903" calcext:value-type="float">
            <text:p>84.63903</text:p>
          </table:table-cell>
          <table:table-cell office:value-type="float" office:value="75.1547" calcext:value-type="float">
            <text:p>75.1547</text:p>
          </table:table-cell>
          <table:table-cell office:value-type="float" office:value="9.48433" calcext:value-type="float">
            <text:p>9.48433</text:p>
          </table:table-cell>
        </table:table-row>
        <table:table-row table:style-name="ro1">
          <table:table-cell/>
          <table:table-cell office:value-type="float" office:value="84.38966" calcext:value-type="float">
            <text:p>84.38966</text:p>
          </table:table-cell>
          <table:table-cell office:value-type="float" office:value="72.53459" calcext:value-type="float">
            <text:p>72.53459</text:p>
          </table:table-cell>
          <table:table-cell office:value-type="float" office:value="11.85507" calcext:value-type="float">
            <text:p>11.85507</text:p>
          </table:table-cell>
        </table:table-row>
        <table:table-row table:style-name="ro1">
          <table:table-cell/>
          <table:table-cell office:value-type="float" office:value="85.24618" calcext:value-type="float">
            <text:p>85.24618</text:p>
          </table:table-cell>
          <table:table-cell office:value-type="float" office:value="74.61831" calcext:value-type="float">
            <text:p>74.61831</text:p>
          </table:table-cell>
          <table:table-cell office:value-type="float" office:value="10.62787" calcext:value-type="float">
            <text:p>10.62787</text:p>
          </table:table-cell>
        </table:table-row>
        <table:table-row table:style-name="ro1">
          <table:table-cell/>
          <table:table-cell office:value-type="float" office:value="84.05043" calcext:value-type="float">
            <text:p>84.05043</text:p>
          </table:table-cell>
          <table:table-cell office:value-type="float" office:value="74.77976" calcext:value-type="float">
            <text:p>74.77976</text:p>
          </table:table-cell>
          <table:table-cell office:value-type="float" office:value="9.27067" calcext:value-type="float">
            <text:p>9.27067</text:p>
          </table:table-cell>
        </table:table-row>
        <table:table-row table:style-name="ro1">
          <table:table-cell/>
          <table:table-cell office:value-type="float" office:value="85.62839" calcext:value-type="float">
            <text:p>85.62839</text:p>
          </table:table-cell>
          <table:table-cell office:value-type="float" office:value="73.88471" calcext:value-type="float">
            <text:p>73.88471</text:p>
          </table:table-cell>
          <table:table-cell office:value-type="float" office:value="11.74367" calcext:value-type="float">
            <text:p>11.74367</text:p>
          </table:table-cell>
        </table:table-row>
        <table:table-row table:style-name="ro1">
          <table:table-cell/>
          <table:table-cell office:value-type="float" office:value="84.90511" calcext:value-type="float">
            <text:p>84.90511</text:p>
          </table:table-cell>
          <table:table-cell office:value-type="float" office:value="74.55954" calcext:value-type="float">
            <text:p>74.55954</text:p>
          </table:table-cell>
          <table:table-cell office:value-type="float" office:value="10.34557" calcext:value-type="float">
            <text:p>10.34557</text:p>
          </table:table-cell>
        </table:table-row>
        <table:table-row table:style-name="ro1">
          <table:table-cell/>
          <table:table-cell office:value-type="float" office:value="84.75301" calcext:value-type="float">
            <text:p>84.75301</text:p>
          </table:table-cell>
          <table:table-cell office:value-type="float" office:value="76.44001" calcext:value-type="float">
            <text:p>76.44001</text:p>
          </table:table-cell>
          <table:table-cell office:value-type="float" office:value="8.313" calcext:value-type="float">
            <text:p>8.313</text:p>
          </table:table-cell>
        </table:table-row>
        <table:table-row table:style-name="ro1">
          <table:table-cell/>
          <table:table-cell office:value-type="float" office:value="85.25568" calcext:value-type="float">
            <text:p>85.25568</text:p>
          </table:table-cell>
          <table:table-cell office:value-type="float" office:value="76.05001" calcext:value-type="float">
            <text:p>76.05001</text:p>
          </table:table-cell>
          <table:table-cell office:value-type="float" office:value="9.20567" calcext:value-type="float">
            <text:p>9.20567</text:p>
          </table:table-cell>
        </table:table-row>
        <table:table-row table:style-name="ro1">
          <table:table-cell/>
          <table:table-cell office:value-type="float" office:value="85.4222" calcext:value-type="float">
            <text:p>85.4222</text:p>
          </table:table-cell>
          <table:table-cell office:value-type="float" office:value="75.4545" calcext:value-type="float">
            <text:p>75.4545</text:p>
          </table:table-cell>
          <table:table-cell office:value-type="float" office:value="9.9677" calcext:value-type="float">
            <text:p>9.9677</text:p>
          </table:table-cell>
        </table:table-row>
        <table:table-row table:style-name="ro1">
          <table:table-cell/>
          <table:table-cell office:value-type="float" office:value="84.36929" calcext:value-type="float">
            <text:p>84.36929</text:p>
          </table:table-cell>
          <table:table-cell office:value-type="float" office:value="75.02623" calcext:value-type="float">
            <text:p>75.02623</text:p>
          </table:table-cell>
          <table:table-cell office:value-type="float" office:value="9.34307" calcext:value-type="float">
            <text:p>9.34307</text:p>
          </table:table-cell>
        </table:table-row>
        <table:table-row table:style-name="ro1">
          <table:table-cell/>
          <table:table-cell office:value-type="float" office:value="84.73055" calcext:value-type="float">
            <text:p>84.73055</text:p>
          </table:table-cell>
          <table:table-cell office:value-type="float" office:value="75.22032" calcext:value-type="float">
            <text:p>75.22032</text:p>
          </table:table-cell>
          <table:table-cell office:value-type="float" office:value="9.51023" calcext:value-type="float">
            <text:p>9.51023</text:p>
          </table:table-cell>
        </table:table-row>
        <table:table-row table:style-name="ro1">
          <table:table-cell/>
          <table:table-cell office:value-type="float" office:value="85.21701" calcext:value-type="float">
            <text:p>85.21701</text:p>
          </table:table-cell>
          <table:table-cell office:value-type="float" office:value="75.9935" calcext:value-type="float">
            <text:p>75.9935</text:p>
          </table:table-cell>
          <table:table-cell office:value-type="float" office:value="9.22351" calcext:value-type="float">
            <text:p>9.22351</text:p>
          </table:table-cell>
        </table:table-row>
        <table:table-row table:style-name="ro1">
          <table:table-cell/>
          <table:table-cell office:value-type="float" office:value="85.42715" calcext:value-type="float">
            <text:p>85.42715</text:p>
          </table:table-cell>
          <table:table-cell office:value-type="float" office:value="73.57115" calcext:value-type="float">
            <text:p>73.57115</text:p>
          </table:table-cell>
          <table:table-cell office:value-type="float" office:value="11.856" calcext:value-type="float">
            <text:p>11.856</text:p>
          </table:table-cell>
        </table:table-row>
        <table:table-row table:style-name="ro1">
          <table:table-cell/>
          <table:table-cell office:value-type="float" office:value="84.87576" calcext:value-type="float">
            <text:p>84.87576</text:p>
          </table:table-cell>
          <table:table-cell office:value-type="float" office:value="73.72919" calcext:value-type="float">
            <text:p>73.72919</text:p>
          </table:table-cell>
          <table:table-cell office:value-type="float" office:value="11.14657" calcext:value-type="float">
            <text:p>11.14657</text:p>
          </table:table-cell>
        </table:table-row>
        <table:table-row table:style-name="ro1">
          <table:table-cell/>
          <table:table-cell office:value-type="float" office:value="84.2259" calcext:value-type="float">
            <text:p>84.2259</text:p>
          </table:table-cell>
          <table:table-cell office:value-type="float" office:value="75.52003" calcext:value-type="float">
            <text:p>75.52003</text:p>
          </table:table-cell>
          <table:table-cell office:value-type="float" office:value="8.70587" calcext:value-type="float">
            <text:p>8.70587</text:p>
          </table:table-cell>
        </table:table-row>
        <table:table-row table:style-name="ro1">
          <table:table-cell/>
          <table:table-cell office:value-type="float" office:value="85.86924" calcext:value-type="float">
            <text:p>85.86924</text:p>
          </table:table-cell>
          <table:table-cell office:value-type="float" office:value="73.61157" calcext:value-type="float">
            <text:p>73.61157</text:p>
          </table:table-cell>
          <table:table-cell office:value-type="float" office:value="12.25766" calcext:value-type="float">
            <text:p>12.25766</text:p>
          </table:table-cell>
        </table:table-row>
        <table:table-row table:style-name="ro1">
          <table:table-cell/>
          <table:table-cell office:value-type="float" office:value="85.108" calcext:value-type="float">
            <text:p>85.108</text:p>
          </table:table-cell>
          <table:table-cell office:value-type="float" office:value="75.68793" calcext:value-type="float">
            <text:p>75.68793</text:p>
          </table:table-cell>
          <table:table-cell office:value-type="float" office:value="9.42007" calcext:value-type="float">
            <text:p>9.42007</text:p>
          </table:table-cell>
        </table:table-row>
        <table:table-row table:style-name="ro1">
          <table:table-cell/>
          <table:table-cell office:value-type="float" office:value="85.42876" calcext:value-type="float">
            <text:p>85.42876</text:p>
          </table:table-cell>
          <table:table-cell office:value-type="float" office:value="75.33743" calcext:value-type="float">
            <text:p>75.33743</text:p>
          </table:table-cell>
          <table:table-cell office:value-type="float" office:value="10.09134" calcext:value-type="float">
            <text:p>10.09134</text:p>
          </table:table-cell>
        </table:table-row>
        <table:table-row table:style-name="ro1">
          <table:table-cell/>
          <table:table-cell office:value-type="float" office:value="84.7701" calcext:value-type="float">
            <text:p>84.7701</text:p>
          </table:table-cell>
          <table:table-cell office:value-type="float" office:value="74.25308" calcext:value-type="float">
            <text:p>74.25308</text:p>
          </table:table-cell>
          <table:table-cell office:value-type="float" office:value="10.51702" calcext:value-type="float">
            <text:p>10.51702</text:p>
          </table:table-cell>
        </table:table-row>
        <table:table-row table:style-name="ro1">
          <table:table-cell/>
          <table:table-cell office:value-type="float" office:value="85.02445" calcext:value-type="float">
            <text:p>85.02445</text:p>
          </table:table-cell>
          <table:table-cell office:value-type="float" office:value="74.5436" calcext:value-type="float">
            <text:p>74.5436</text:p>
          </table:table-cell>
          <table:table-cell office:value-type="float" office:value="10.48086" calcext:value-type="float">
            <text:p>10.48086</text:p>
          </table:table-cell>
        </table:table-row>
        <table:table-row table:style-name="ro1">
          <table:table-cell/>
          <table:table-cell office:value-type="float" office:value="85.23572" calcext:value-type="float">
            <text:p>85.23572</text:p>
          </table:table-cell>
          <table:table-cell office:value-type="float" office:value="75.65616" calcext:value-type="float">
            <text:p>75.65616</text:p>
          </table:table-cell>
          <table:table-cell office:value-type="float" office:value="9.57956" calcext:value-type="float">
            <text:p>9.57956</text:p>
          </table:table-cell>
        </table:table-row>
        <table:table-row table:style-name="ro1">
          <table:table-cell/>
          <table:table-cell office:value-type="float" office:value="85.74772" calcext:value-type="float">
            <text:p>85.74772</text:p>
          </table:table-cell>
          <table:table-cell office:value-type="float" office:value="74.2935" calcext:value-type="float">
            <text:p>74.2935</text:p>
          </table:table-cell>
          <table:table-cell office:value-type="float" office:value="11.45422" calcext:value-type="float">
            <text:p>11.45422</text:p>
          </table:table-cell>
        </table:table-row>
        <table:table-row table:style-name="ro1">
          <table:table-cell/>
          <table:table-cell office:value-type="float" office:value="84.15111" calcext:value-type="float">
            <text:p>84.15111</text:p>
          </table:table-cell>
          <table:table-cell office:value-type="float" office:value="73.31289" calcext:value-type="float">
            <text:p>73.31289</text:p>
          </table:table-cell>
          <table:table-cell office:value-type="float" office:value="10.83822" calcext:value-type="float">
            <text:p>10.83822</text:p>
          </table:table-cell>
        </table:table-row>
        <table:table-row table:style-name="ro1">
          <table:table-cell/>
          <table:table-cell office:value-type="float" office:value="85.96741" calcext:value-type="float">
            <text:p>85.96741</text:p>
          </table:table-cell>
          <table:table-cell office:value-type="float" office:value="73.81142" calcext:value-type="float">
            <text:p>73.81142</text:p>
          </table:table-cell>
          <table:table-cell office:value-type="float" office:value="12.15599" calcext:value-type="float">
            <text:p>12.15599</text:p>
          </table:table-cell>
        </table:table-row>
        <table:table-row table:style-name="ro1">
          <table:table-cell/>
          <table:table-cell office:value-type="float" office:value="84.33333" calcext:value-type="float">
            <text:p>84.33333</text:p>
          </table:table-cell>
          <table:table-cell office:value-type="float" office:value="73.72664" calcext:value-type="float">
            <text:p>73.72664</text:p>
          </table:table-cell>
          <table:table-cell office:value-type="float" office:value="10.6067" calcext:value-type="float">
            <text:p>10.6067</text:p>
          </table:table-cell>
        </table:table-row>
        <table:table-row table:style-name="ro1">
          <table:table-cell/>
          <table:table-cell office:value-type="float" office:value="85.29862" calcext:value-type="float">
            <text:p>85.29862</text:p>
          </table:table-cell>
          <table:table-cell office:value-type="float" office:value="73.47834" calcext:value-type="float">
            <text:p>73.47834</text:p>
          </table:table-cell>
          <table:table-cell office:value-type="float" office:value="11.82028" calcext:value-type="float">
            <text:p>11.82028</text:p>
          </table:table-cell>
        </table:table-row>
        <table:table-row table:style-name="ro1">
          <table:table-cell/>
          <table:table-cell office:value-type="float" office:value="85.64889" calcext:value-type="float">
            <text:p>85.64889</text:p>
          </table:table-cell>
          <table:table-cell office:value-type="float" office:value="74.80681" calcext:value-type="float">
            <text:p>74.80681</text:p>
          </table:table-cell>
          <table:table-cell office:value-type="float" office:value="10.84208" calcext:value-type="float">
            <text:p>10.84208</text:p>
          </table:table-cell>
        </table:table-row>
        <table:table-row table:style-name="ro1">
          <table:table-cell/>
          <table:table-cell office:value-type="float" office:value="83.83982" calcext:value-type="float">
            <text:p>83.83982</text:p>
          </table:table-cell>
          <table:table-cell office:value-type="float" office:value="74.10548" calcext:value-type="float">
            <text:p>74.10548</text:p>
          </table:table-cell>
          <table:table-cell office:value-type="float" office:value="9.73435" calcext:value-type="float">
            <text:p>9.73435</text:p>
          </table:table-cell>
        </table:table-row>
        <table:table-row table:style-name="ro1">
          <table:table-cell/>
          <table:table-cell office:value-type="float" office:value="84.95096" calcext:value-type="float">
            <text:p>84.95096</text:p>
          </table:table-cell>
          <table:table-cell office:value-type="float" office:value="75.5717" calcext:value-type="float">
            <text:p>75.5717</text:p>
          </table:table-cell>
          <table:table-cell office:value-type="float" office:value="9.37926" calcext:value-type="float">
            <text:p>9.37926</text:p>
          </table:table-cell>
        </table:table-row>
        <table:table-row table:style-name="ro1">
          <table:table-cell/>
          <table:table-cell office:value-type="float" office:value="84.54189" calcext:value-type="float">
            <text:p>84.54189</text:p>
          </table:table-cell>
          <table:table-cell office:value-type="float" office:value="74.9547" calcext:value-type="float">
            <text:p>74.9547</text:p>
          </table:table-cell>
          <table:table-cell office:value-type="float" office:value="9.58719" calcext:value-type="float">
            <text:p>9.58719</text:p>
          </table:table-cell>
        </table:table-row>
        <table:table-row table:style-name="ro1">
          <table:table-cell/>
          <table:table-cell office:value-type="float" office:value="83.79582" calcext:value-type="float">
            <text:p>83.79582</text:p>
          </table:table-cell>
          <table:table-cell office:value-type="float" office:value="74.17928" calcext:value-type="float">
            <text:p>74.17928</text:p>
          </table:table-cell>
          <table:table-cell office:value-type="float" office:value="9.61655" calcext:value-type="float">
            <text:p>9.61655</text:p>
          </table:table-cell>
        </table:table-row>
        <table:table-row table:style-name="ro1">
          <table:table-cell/>
          <table:table-cell office:value-type="float" office:value="84.29301" calcext:value-type="float">
            <text:p>84.29301</text:p>
          </table:table-cell>
          <table:table-cell office:value-type="float" office:value="73.67482" calcext:value-type="float">
            <text:p>73.67482</text:p>
          </table:table-cell>
          <table:table-cell office:value-type="float" office:value="10.61818" calcext:value-type="float">
            <text:p>10.61818</text:p>
          </table:table-cell>
        </table:table-row>
        <table:table-row table:style-name="ro1">
          <table:table-cell/>
          <table:table-cell office:value-type="float" office:value="84.88666" calcext:value-type="float">
            <text:p>84.88666</text:p>
          </table:table-cell>
          <table:table-cell office:value-type="float" office:value="74.80667" calcext:value-type="float">
            <text:p>74.80667</text:p>
          </table:table-cell>
          <table:table-cell office:value-type="float" office:value="10.07999" calcext:value-type="float">
            <text:p>10.07999</text:p>
          </table:table-cell>
        </table:table-row>
        <table:table-row table:style-name="ro1">
          <table:table-cell/>
          <table:table-cell office:value-type="float" office:value="84.57745" calcext:value-type="float">
            <text:p>84.57745</text:p>
          </table:table-cell>
          <table:table-cell office:value-type="float" office:value="73.20753" calcext:value-type="float">
            <text:p>73.20753</text:p>
          </table:table-cell>
          <table:table-cell office:value-type="float" office:value="11.36992" calcext:value-type="float">
            <text:p>11.36992</text:p>
          </table:table-cell>
        </table:table-row>
        <table:table-row table:style-name="ro1">
          <table:table-cell/>
          <table:table-cell office:value-type="float" office:value="85.88218" calcext:value-type="float">
            <text:p>85.88218</text:p>
          </table:table-cell>
          <table:table-cell office:value-type="float" office:value="74.35152" calcext:value-type="float">
            <text:p>74.35152</text:p>
          </table:table-cell>
          <table:table-cell office:value-type="float" office:value="11.53066" calcext:value-type="float">
            <text:p>11.53066</text:p>
          </table:table-cell>
        </table:table-row>
        <table:table-row table:style-name="ro1">
          <table:table-cell/>
          <table:table-cell office:value-type="float" office:value="85.05954" calcext:value-type="float">
            <text:p>85.05954</text:p>
          </table:table-cell>
          <table:table-cell office:value-type="float" office:value="74.53593" calcext:value-type="float">
            <text:p>74.53593</text:p>
          </table:table-cell>
          <table:table-cell office:value-type="float" office:value="10.52361" calcext:value-type="float">
            <text:p>10.52361</text:p>
          </table:table-cell>
        </table:table-row>
        <table:table-row table:style-name="ro1">
          <table:table-cell/>
          <table:table-cell office:value-type="float" office:value="84.01769" calcext:value-type="float">
            <text:p>84.01769</text:p>
          </table:table-cell>
          <table:table-cell office:value-type="float" office:value="73.83833" calcext:value-type="float">
            <text:p>73.83833</text:p>
          </table:table-cell>
          <table:table-cell office:value-type="float" office:value="10.17936" calcext:value-type="float">
            <text:p>10.17936</text:p>
          </table:table-cell>
        </table:table-row>
        <table:table-row table:style-name="ro1">
          <table:table-cell/>
          <table:table-cell office:value-type="float" office:value="84.59145" calcext:value-type="float">
            <text:p>84.59145</text:p>
          </table:table-cell>
          <table:table-cell office:value-type="float" office:value="73.74051" calcext:value-type="float">
            <text:p>73.74051</text:p>
          </table:table-cell>
          <table:table-cell office:value-type="float" office:value="10.85094" calcext:value-type="float">
            <text:p>10.85094</text:p>
          </table:table-cell>
        </table:table-row>
        <table:table-row table:style-name="ro1">
          <table:table-cell/>
          <table:table-cell office:value-type="float" office:value="85.12009" calcext:value-type="float">
            <text:p>85.12009</text:p>
          </table:table-cell>
          <table:table-cell office:value-type="float" office:value="75.64618" calcext:value-type="float">
            <text:p>75.64618</text:p>
          </table:table-cell>
          <table:table-cell office:value-type="float" office:value="9.47391" calcext:value-type="float">
            <text:p>9.47391</text:p>
          </table:table-cell>
        </table:table-row>
        <table:table-row table:style-name="ro1">
          <table:table-cell/>
          <table:table-cell office:value-type="float" office:value="84.94419" calcext:value-type="float">
            <text:p>84.94419</text:p>
          </table:table-cell>
          <table:table-cell office:value-type="float" office:value="75.86972" calcext:value-type="float">
            <text:p>75.86972</text:p>
          </table:table-cell>
          <table:table-cell office:value-type="float" office:value="9.07447" calcext:value-type="float">
            <text:p>9.07447</text:p>
          </table:table-cell>
        </table:table-row>
        <table:table-row table:style-name="ro1">
          <table:table-cell/>
          <table:table-cell office:value-type="float" office:value="84.21915" calcext:value-type="float">
            <text:p>84.21915</text:p>
          </table:table-cell>
          <table:table-cell office:value-type="float" office:value="73.56242" calcext:value-type="float">
            <text:p>73.56242</text:p>
          </table:table-cell>
          <table:table-cell office:value-type="float" office:value="10.65672" calcext:value-type="float">
            <text:p>10.65672</text:p>
          </table:table-cell>
        </table:table-row>
        <table:table-row table:style-name="ro1">
          <table:table-cell/>
          <table:table-cell office:value-type="float" office:value="84.80387" calcext:value-type="float">
            <text:p>84.80387</text:p>
          </table:table-cell>
          <table:table-cell office:value-type="float" office:value="73.47267" calcext:value-type="float">
            <text:p>73.47267</text:p>
          </table:table-cell>
          <table:table-cell office:value-type="float" office:value="11.3312" calcext:value-type="float">
            <text:p>11.3312</text:p>
          </table:table-cell>
        </table:table-row>
        <table:table-row table:style-name="ro1">
          <table:table-cell/>
          <table:table-cell office:value-type="float" office:value="85.03241" calcext:value-type="float">
            <text:p>85.03241</text:p>
          </table:table-cell>
          <table:table-cell office:value-type="float" office:value="75.86244" calcext:value-type="float">
            <text:p>75.86244</text:p>
          </table:table-cell>
          <table:table-cell office:value-type="float" office:value="9.16997" calcext:value-type="float">
            <text:p>9.16997</text:p>
          </table:table-cell>
        </table:table-row>
        <table:table-row table:style-name="ro1">
          <table:table-cell/>
          <table:table-cell office:value-type="float" office:value="84.88396" calcext:value-type="float">
            <text:p>84.88396</text:p>
          </table:table-cell>
          <table:table-cell office:value-type="float" office:value="73.62595" calcext:value-type="float">
            <text:p>73.62595</text:p>
          </table:table-cell>
          <table:table-cell office:value-type="float" office:value="11.25802" calcext:value-type="float">
            <text:p>11.25802</text:p>
          </table:table-cell>
        </table:table-row>
        <table:table-row table:style-name="ro1">
          <table:table-cell/>
          <table:table-cell office:value-type="float" office:value="84.47227" calcext:value-type="float">
            <text:p>84.47227</text:p>
          </table:table-cell>
          <table:table-cell office:value-type="float" office:value="72.79423" calcext:value-type="float">
            <text:p>72.79423</text:p>
          </table:table-cell>
          <table:table-cell office:value-type="float" office:value="11.67805" calcext:value-type="float">
            <text:p>11.67805</text:p>
          </table:table-cell>
        </table:table-row>
        <table:table-row table:style-name="ro1">
          <table:table-cell/>
          <table:table-cell office:value-type="float" office:value="85.35036" calcext:value-type="float">
            <text:p>85.35036</text:p>
          </table:table-cell>
          <table:table-cell office:value-type="float" office:value="74.5797" calcext:value-type="float">
            <text:p>74.5797</text:p>
          </table:table-cell>
          <table:table-cell office:value-type="float" office:value="10.77066" calcext:value-type="float">
            <text:p>10.77066</text:p>
          </table:table-cell>
        </table:table-row>
        <table:table-row table:style-name="ro1">
          <table:table-cell/>
          <table:table-cell office:value-type="float" office:value="84.29982" calcext:value-type="float">
            <text:p>84.29982</text:p>
          </table:table-cell>
          <table:table-cell office:value-type="float" office:value="74.43251" calcext:value-type="float">
            <text:p>74.43251</text:p>
          </table:table-cell>
          <table:table-cell office:value-type="float" office:value="9.86731" calcext:value-type="float">
            <text:p>9.86731</text:p>
          </table:table-cell>
        </table:table-row>
        <table:table-row table:style-name="ro1">
          <table:table-cell/>
          <table:table-cell office:value-type="float" office:value="84.55886" calcext:value-type="float">
            <text:p>84.55886</text:p>
          </table:table-cell>
          <table:table-cell office:value-type="float" office:value="73.86695" calcext:value-type="float">
            <text:p>73.86695</text:p>
          </table:table-cell>
          <table:table-cell office:value-type="float" office:value="10.6919" calcext:value-type="float">
            <text:p>10.6919</text:p>
          </table:table-cell>
        </table:table-row>
        <table:table-row table:style-name="ro1">
          <table:table-cell/>
          <table:table-cell office:value-type="float" office:value="84.99874" calcext:value-type="float">
            <text:p>84.99874</text:p>
          </table:table-cell>
          <table:table-cell office:value-type="float" office:value="73.3385" calcext:value-type="float">
            <text:p>73.3385</text:p>
          </table:table-cell>
          <table:table-cell office:value-type="float" office:value="11.66024" calcext:value-type="float">
            <text:p>11.66024</text:p>
          </table:table-cell>
        </table:table-row>
        <table:table-row table:style-name="ro1">
          <table:table-cell/>
          <table:table-cell office:value-type="float" office:value="84.29409" calcext:value-type="float">
            <text:p>84.29409</text:p>
          </table:table-cell>
          <table:table-cell office:value-type="float" office:value="74.65876" calcext:value-type="float">
            <text:p>74.65876</text:p>
          </table:table-cell>
          <table:table-cell office:value-type="float" office:value="9.63534" calcext:value-type="float">
            <text:p>9.63534</text:p>
          </table:table-cell>
        </table:table-row>
        <table:table-row table:style-name="ro1">
          <table:table-cell/>
          <table:table-cell office:value-type="float" office:value="85.18087" calcext:value-type="float">
            <text:p>85.18087</text:p>
          </table:table-cell>
          <table:table-cell office:value-type="float" office:value="75.89561" calcext:value-type="float">
            <text:p>75.89561</text:p>
          </table:table-cell>
          <table:table-cell office:value-type="float" office:value="9.28526" calcext:value-type="float">
            <text:p>9.28526</text:p>
          </table:table-cell>
        </table:table-row>
        <table:table-row table:style-name="ro1">
          <table:table-cell/>
          <table:table-cell office:value-type="float" office:value="84.79619" calcext:value-type="float">
            <text:p>84.79619</text:p>
          </table:table-cell>
          <table:table-cell office:value-type="float" office:value="76.49824" calcext:value-type="float">
            <text:p>76.49824</text:p>
          </table:table-cell>
          <table:table-cell office:value-type="float" office:value="8.29795" calcext:value-type="float">
            <text:p>8.29795</text:p>
          </table:table-cell>
        </table:table-row>
        <table:table-row table:style-name="ro1">
          <table:table-cell/>
          <table:table-cell office:value-type="float" office:value="84.44643" calcext:value-type="float">
            <text:p>84.44643</text:p>
          </table:table-cell>
          <table:table-cell office:value-type="float" office:value="74.42165" calcext:value-type="float">
            <text:p>74.42165</text:p>
          </table:table-cell>
          <table:table-cell office:value-type="float" office:value="10.02477" calcext:value-type="float">
            <text:p>10.02477</text:p>
          </table:table-cell>
        </table:table-row>
        <table:table-row table:style-name="ro1">
          <table:table-cell/>
          <table:table-cell office:value-type="float" office:value="85.14847" calcext:value-type="float">
            <text:p>85.14847</text:p>
          </table:table-cell>
          <table:table-cell office:value-type="float" office:value="76.29159" calcext:value-type="float">
            <text:p>76.29159</text:p>
          </table:table-cell>
          <table:table-cell office:value-type="float" office:value="8.85688" calcext:value-type="float">
            <text:p>8.85688</text:p>
          </table:table-cell>
        </table:table-row>
        <table:table-row table:style-name="ro1">
          <table:table-cell/>
          <table:table-cell office:value-type="float" office:value="84.8902" calcext:value-type="float">
            <text:p>84.8902</text:p>
          </table:table-cell>
          <table:table-cell office:value-type="float" office:value="73.7354" calcext:value-type="float">
            <text:p>73.7354</text:p>
          </table:table-cell>
          <table:table-cell office:value-type="float" office:value="11.1548" calcext:value-type="float">
            <text:p>11.1548</text:p>
          </table:table-cell>
        </table:table-row>
        <table:table-row table:style-name="ro1">
          <table:table-cell/>
          <table:table-cell office:value-type="float" office:value="85.75734" calcext:value-type="float">
            <text:p>85.75734</text:p>
          </table:table-cell>
          <table:table-cell office:value-type="float" office:value="74.5634" calcext:value-type="float">
            <text:p>74.5634</text:p>
          </table:table-cell>
          <table:table-cell office:value-type="float" office:value="11.19395" calcext:value-type="float">
            <text:p>11.19395</text:p>
          </table:table-cell>
        </table:table-row>
        <table:table-row table:style-name="ro1">
          <table:table-cell/>
          <table:table-cell office:value-type="float" office:value="84.97881" calcext:value-type="float">
            <text:p>84.97881</text:p>
          </table:table-cell>
          <table:table-cell office:value-type="float" office:value="72.83804" calcext:value-type="float">
            <text:p>72.83804</text:p>
          </table:table-cell>
          <table:table-cell office:value-type="float" office:value="12.14077" calcext:value-type="float">
            <text:p>12.14077</text:p>
          </table:table-cell>
        </table:table-row>
        <table:table-row table:style-name="ro1">
          <table:table-cell/>
          <table:table-cell office:value-type="float" office:value="85.57229" calcext:value-type="float">
            <text:p>85.57229</text:p>
          </table:table-cell>
          <table:table-cell office:value-type="float" office:value="74.55416" calcext:value-type="float">
            <text:p>74.55416</text:p>
          </table:table-cell>
          <table:table-cell office:value-type="float" office:value="11.01813" calcext:value-type="float">
            <text:p>11.01813</text:p>
          </table:table-cell>
        </table:table-row>
        <table:table-row table:style-name="ro1">
          <table:table-cell/>
          <table:table-cell office:value-type="float" office:value="84.45461" calcext:value-type="float">
            <text:p>84.45461</text:p>
          </table:table-cell>
          <table:table-cell office:value-type="float" office:value="75.21664" calcext:value-type="float">
            <text:p>75.21664</text:p>
          </table:table-cell>
          <table:table-cell office:value-type="float" office:value="9.23796" calcext:value-type="float">
            <text:p>9.23796</text:p>
          </table:table-cell>
        </table:table-row>
        <table:table-row table:style-name="ro1">
          <table:table-cell/>
          <table:table-cell office:value-type="float" office:value="83.77734" calcext:value-type="float">
            <text:p>83.77734</text:p>
          </table:table-cell>
          <table:table-cell office:value-type="float" office:value="73.21038" calcext:value-type="float">
            <text:p>73.21038</text:p>
          </table:table-cell>
          <table:table-cell office:value-type="float" office:value="10.56696" calcext:value-type="float">
            <text:p>10.56696</text:p>
          </table:table-cell>
        </table:table-row>
        <table:table-row table:style-name="ro1">
          <table:table-cell/>
          <table:table-cell office:value-type="float" office:value="84.80191" calcext:value-type="float">
            <text:p>84.80191</text:p>
          </table:table-cell>
          <table:table-cell office:value-type="float" office:value="76.2821" calcext:value-type="float">
            <text:p>76.2821</text:p>
          </table:table-cell>
          <table:table-cell office:value-type="float" office:value="8.51981" calcext:value-type="float">
            <text:p>8.51981</text:p>
          </table:table-cell>
        </table:table-row>
        <table:table-row table:style-name="ro1">
          <table:table-cell/>
          <table:table-cell office:value-type="float" office:value="84.45693" calcext:value-type="float">
            <text:p>84.45693</text:p>
          </table:table-cell>
          <table:table-cell office:value-type="float" office:value="74.00752" calcext:value-type="float">
            <text:p>74.00752</text:p>
          </table:table-cell>
          <table:table-cell office:value-type="float" office:value="10.4494" calcext:value-type="float">
            <text:p>10.4494</text:p>
          </table:table-cell>
        </table:table-row>
        <table:table-row table:style-name="ro1">
          <table:table-cell/>
          <table:table-cell office:value-type="float" office:value="84.84707" calcext:value-type="float">
            <text:p>84.84707</text:p>
          </table:table-cell>
          <table:table-cell office:value-type="float" office:value="73.4147" calcext:value-type="float">
            <text:p>73.4147</text:p>
          </table:table-cell>
          <table:table-cell office:value-type="float" office:value="11.43237" calcext:value-type="float">
            <text:p>11.43237</text:p>
          </table:table-cell>
        </table:table-row>
        <table:table-row table:style-name="ro1">
          <table:table-cell/>
          <table:table-cell office:value-type="float" office:value="84.64402" calcext:value-type="float">
            <text:p>84.64402</text:p>
          </table:table-cell>
          <table:table-cell office:value-type="float" office:value="75.90294" calcext:value-type="float">
            <text:p>75.90294</text:p>
          </table:table-cell>
          <table:table-cell office:value-type="float" office:value="8.74108" calcext:value-type="float">
            <text:p>8.74108</text:p>
          </table:table-cell>
        </table:table-row>
        <table:table-row table:style-name="ro1">
          <table:table-cell/>
          <table:table-cell office:value-type="float" office:value="85.37552" calcext:value-type="float">
            <text:p>85.37552</text:p>
          </table:table-cell>
          <table:table-cell office:value-type="float" office:value="75.79004" calcext:value-type="float">
            <text:p>75.79004</text:p>
          </table:table-cell>
          <table:table-cell office:value-type="float" office:value="9.58548" calcext:value-type="float">
            <text:p>9.58548</text:p>
          </table:table-cell>
        </table:table-row>
        <table:table-row table:style-name="ro1">
          <table:table-cell/>
          <table:table-cell office:value-type="float" office:value="85.38365" calcext:value-type="float">
            <text:p>85.38365</text:p>
          </table:table-cell>
          <table:table-cell office:value-type="float" office:value="75.5186" calcext:value-type="float">
            <text:p>75.5186</text:p>
          </table:table-cell>
          <table:table-cell office:value-type="float" office:value="9.86505" calcext:value-type="float">
            <text:p>9.86505</text:p>
          </table:table-cell>
        </table:table-row>
        <table:table-row table:style-name="ro1">
          <table:table-cell/>
          <table:table-cell office:value-type="float" office:value="84.96808" calcext:value-type="float">
            <text:p>84.96808</text:p>
          </table:table-cell>
          <table:table-cell office:value-type="float" office:value="75.59301" calcext:value-type="float">
            <text:p>75.59301</text:p>
          </table:table-cell>
          <table:table-cell office:value-type="float" office:value="9.37508" calcext:value-type="float">
            <text:p>9.37508</text:p>
          </table:table-cell>
        </table:table-row>
        <table:table-row table:style-name="ro1">
          <table:table-cell/>
          <table:table-cell office:value-type="float" office:value="85.17467" calcext:value-type="float">
            <text:p>85.17467</text:p>
          </table:table-cell>
          <table:table-cell office:value-type="float" office:value="75.00744" calcext:value-type="float">
            <text:p>75.00744</text:p>
          </table:table-cell>
          <table:table-cell office:value-type="float" office:value="10.16723" calcext:value-type="float">
            <text:p>10.16723</text:p>
          </table:table-cell>
        </table:table-row>
        <table:table-row table:style-name="ro1">
          <table:table-cell/>
          <table:table-cell office:value-type="float" office:value="85.87394" calcext:value-type="float">
            <text:p>85.87394</text:p>
          </table:table-cell>
          <table:table-cell office:value-type="float" office:value="74.26136" calcext:value-type="float">
            <text:p>74.26136</text:p>
          </table:table-cell>
          <table:table-cell office:value-type="float" office:value="11.61258" calcext:value-type="float">
            <text:p>11.61258</text:p>
          </table:table-cell>
        </table:table-row>
        <table:table-row table:style-name="ro1">
          <table:table-cell/>
          <table:table-cell office:value-type="float" office:value="85.24269" calcext:value-type="float">
            <text:p>85.24269</text:p>
          </table:table-cell>
          <table:table-cell office:value-type="float" office:value="75.29114" calcext:value-type="float">
            <text:p>75.29114</text:p>
          </table:table-cell>
          <table:table-cell office:value-type="float" office:value="9.95154" calcext:value-type="float">
            <text:p>9.95154</text:p>
          </table:table-cell>
        </table:table-row>
        <table:table-row table:style-name="ro1">
          <table:table-cell/>
          <table:table-cell office:value-type="float" office:value="84.54719" calcext:value-type="float">
            <text:p>84.54719</text:p>
          </table:table-cell>
          <table:table-cell office:value-type="float" office:value="75.99235" calcext:value-type="float">
            <text:p>75.99235</text:p>
          </table:table-cell>
          <table:table-cell office:value-type="float" office:value="8.55483" calcext:value-type="float">
            <text:p>8.55483</text:p>
          </table:table-cell>
        </table:table-row>
        <table:table-row table:style-name="ro1">
          <table:table-cell/>
          <table:table-cell office:value-type="float" office:value="85.5951" calcext:value-type="float">
            <text:p>85.5951</text:p>
          </table:table-cell>
          <table:table-cell office:value-type="float" office:value="72.82494" calcext:value-type="float">
            <text:p>72.82494</text:p>
          </table:table-cell>
          <table:table-cell office:value-type="float" office:value="12.77016" calcext:value-type="float">
            <text:p>12.77016</text:p>
          </table:table-cell>
        </table:table-row>
        <table:table-row table:style-name="ro1">
          <table:table-cell/>
          <table:table-cell office:value-type="float" office:value="84.3044" calcext:value-type="float">
            <text:p>84.3044</text:p>
          </table:table-cell>
          <table:table-cell office:value-type="float" office:value="73.49306" calcext:value-type="float">
            <text:p>73.49306</text:p>
          </table:table-cell>
          <table:table-cell office:value-type="float" office:value="10.81134" calcext:value-type="float">
            <text:p>10.81134</text:p>
          </table:table-cell>
        </table:table-row>
        <table:table-row table:style-name="ro1">
          <table:table-cell/>
          <table:table-cell office:value-type="float" office:value="84.65158" calcext:value-type="float">
            <text:p>84.65158</text:p>
          </table:table-cell>
          <table:table-cell office:value-type="float" office:value="75.90914" calcext:value-type="float">
            <text:p>75.90914</text:p>
          </table:table-cell>
          <table:table-cell office:value-type="float" office:value="8.74244" calcext:value-type="float">
            <text:p>8.74244</text:p>
          </table:table-cell>
        </table:table-row>
        <table:table-row table:style-name="ro1">
          <table:table-cell/>
          <table:table-cell office:value-type="float" office:value="86.1157" calcext:value-type="float">
            <text:p>86.1157</text:p>
          </table:table-cell>
          <table:table-cell office:value-type="float" office:value="73.16337" calcext:value-type="float">
            <text:p>73.16337</text:p>
          </table:table-cell>
          <table:table-cell office:value-type="float" office:value="12.95233" calcext:value-type="float">
            <text:p>12.95233</text:p>
          </table:table-cell>
        </table:table-row>
        <table:table-row table:style-name="ro1">
          <table:table-cell/>
          <table:table-cell office:value-type="float" office:value="84.91442" calcext:value-type="float">
            <text:p>84.91442</text:p>
          </table:table-cell>
          <table:table-cell office:value-type="float" office:value="74.86094" calcext:value-type="float">
            <text:p>74.86094</text:p>
          </table:table-cell>
          <table:table-cell office:value-type="float" office:value="10.05348" calcext:value-type="float">
            <text:p>10.05348</text:p>
          </table:table-cell>
        </table:table-row>
        <table:table-row table:style-name="ro1">
          <table:table-cell/>
          <table:table-cell office:value-type="float" office:value="85.25753" calcext:value-type="float">
            <text:p>85.25753</text:p>
          </table:table-cell>
          <table:table-cell office:value-type="float" office:value="74.44766" calcext:value-type="float">
            <text:p>74.44766</text:p>
          </table:table-cell>
          <table:table-cell office:value-type="float" office:value="10.80987" calcext:value-type="float">
            <text:p>10.80987</text:p>
          </table:table-cell>
        </table:table-row>
        <table:table-row table:style-name="ro1">
          <table:table-cell/>
          <table:table-cell office:value-type="float" office:value="84.49181" calcext:value-type="float">
            <text:p>84.49181</text:p>
          </table:table-cell>
          <table:table-cell office:value-type="float" office:value="74.89965" calcext:value-type="float">
            <text:p>74.89965</text:p>
          </table:table-cell>
          <table:table-cell office:value-type="float" office:value="9.59216" calcext:value-type="float">
            <text:p>9.59216</text:p>
          </table:table-cell>
        </table:table-row>
        <table:table-row table:style-name="ro1">
          <table:table-cell/>
          <table:table-cell office:value-type="float" office:value="85.30436" calcext:value-type="float">
            <text:p>85.30436</text:p>
          </table:table-cell>
          <table:table-cell office:value-type="float" office:value="75.47193" calcext:value-type="float">
            <text:p>75.47193</text:p>
          </table:table-cell>
          <table:table-cell office:value-type="float" office:value="9.83243" calcext:value-type="float">
            <text:p>9.83243</text:p>
          </table:table-cell>
        </table:table-row>
        <table:table-row table:style-name="ro1">
          <table:table-cell/>
          <table:table-cell office:value-type="float" office:value="83.49486" calcext:value-type="float">
            <text:p>83.49486</text:p>
          </table:table-cell>
          <table:table-cell office:value-type="float" office:value="72.69477" calcext:value-type="float">
            <text:p>72.69477</text:p>
          </table:table-cell>
          <table:table-cell office:value-type="float" office:value="10.80008" calcext:value-type="float">
            <text:p>10.80008</text:p>
          </table:table-cell>
        </table:table-row>
        <table:table-row table:style-name="ro1">
          <table:table-cell/>
          <table:table-cell office:value-type="float" office:value="85.10681" calcext:value-type="float">
            <text:p>85.10681</text:p>
          </table:table-cell>
          <table:table-cell office:value-type="float" office:value="72.94801" calcext:value-type="float">
            <text:p>72.94801</text:p>
          </table:table-cell>
          <table:table-cell office:value-type="float" office:value="12.15881" calcext:value-type="float">
            <text:p>12.15881</text:p>
          </table:table-cell>
        </table:table-row>
        <table:table-row table:style-name="ro1">
          <table:table-cell/>
          <table:table-cell office:value-type="float" office:value="84.68696" calcext:value-type="float">
            <text:p>84.68696</text:p>
          </table:table-cell>
          <table:table-cell office:value-type="float" office:value="75.34983" calcext:value-type="float">
            <text:p>75.34983</text:p>
          </table:table-cell>
          <table:table-cell office:value-type="float" office:value="9.33713" calcext:value-type="float">
            <text:p>9.33713</text:p>
          </table:table-cell>
        </table:table-row>
        <table:table-row table:style-name="ro1">
          <table:table-cell/>
          <table:table-cell office:value-type="float" office:value="84.3567" calcext:value-type="float">
            <text:p>84.3567</text:p>
          </table:table-cell>
          <table:table-cell office:value-type="float" office:value="75.06128" calcext:value-type="float">
            <text:p>75.06128</text:p>
          </table:table-cell>
          <table:table-cell office:value-type="float" office:value="9.29543" calcext:value-type="float">
            <text:p>9.29543</text:p>
          </table:table-cell>
        </table:table-row>
        <table:table-row table:style-name="ro1">
          <table:table-cell/>
          <table:table-cell office:value-type="float" office:value="85.09457" calcext:value-type="float">
            <text:p>85.09457</text:p>
          </table:table-cell>
          <table:table-cell office:value-type="float" office:value="76.06746" calcext:value-type="float">
            <text:p>76.06746</text:p>
          </table:table-cell>
          <table:table-cell office:value-type="float" office:value="9.0271" calcext:value-type="float">
            <text:p>9.0271</text:p>
          </table:table-cell>
        </table:table-row>
        <table:table-row table:style-name="ro1">
          <table:table-cell/>
          <table:table-cell office:value-type="float" office:value="85.14282" calcext:value-type="float">
            <text:p>85.14282</text:p>
          </table:table-cell>
          <table:table-cell office:value-type="float" office:value="74.91861" calcext:value-type="float">
            <text:p>74.91861</text:p>
          </table:table-cell>
          <table:table-cell office:value-type="float" office:value="10.22421" calcext:value-type="float">
            <text:p>10.22421</text:p>
          </table:table-cell>
        </table:table-row>
        <table:table-row table:style-name="ro1">
          <table:table-cell/>
          <table:table-cell office:value-type="float" office:value="83.52858" calcext:value-type="float">
            <text:p>83.52858</text:p>
          </table:table-cell>
          <table:table-cell office:value-type="float" office:value="72.82797" calcext:value-type="float">
            <text:p>72.82797</text:p>
          </table:table-cell>
          <table:table-cell office:value-type="float" office:value="10.70061" calcext:value-type="float">
            <text:p>10.70061</text:p>
          </table:table-cell>
        </table:table-row>
        <table:table-row table:style-name="ro1">
          <table:table-cell/>
          <table:table-cell office:value-type="float" office:value="85.13995" calcext:value-type="float">
            <text:p>85.13995</text:p>
          </table:table-cell>
          <table:table-cell office:value-type="float" office:value="76.04491" calcext:value-type="float">
            <text:p>76.04491</text:p>
          </table:table-cell>
          <table:table-cell office:value-type="float" office:value="9.09504" calcext:value-type="float">
            <text:p>9.09504</text:p>
          </table:table-cell>
        </table:table-row>
        <table:table-row table:style-name="ro1">
          <table:table-cell/>
          <table:table-cell office:value-type="float" office:value="86.21733" calcext:value-type="float">
            <text:p>86.21733</text:p>
          </table:table-cell>
          <table:table-cell office:value-type="float" office:value="72.65687" calcext:value-type="float">
            <text:p>72.65687</text:p>
          </table:table-cell>
          <table:table-cell office:value-type="float" office:value="13.56045" calcext:value-type="float">
            <text:p>13.56045</text:p>
          </table:table-cell>
        </table:table-row>
        <table:table-row table:style-name="ro1">
          <table:table-cell/>
          <table:table-cell office:value-type="float" office:value="83.72332" calcext:value-type="float">
            <text:p>83.72332</text:p>
          </table:table-cell>
          <table:table-cell office:value-type="float" office:value="73.79723" calcext:value-type="float">
            <text:p>73.79723</text:p>
          </table:table-cell>
          <table:table-cell office:value-type="float" office:value="9.92609" calcext:value-type="float">
            <text:p>9.92609</text:p>
          </table:table-cell>
        </table:table-row>
        <table:table-row table:style-name="ro1">
          <table:table-cell/>
          <table:table-cell office:value-type="float" office:value="85.74164" calcext:value-type="float">
            <text:p>85.74164</text:p>
          </table:table-cell>
          <table:table-cell office:value-type="float" office:value="74.47253" calcext:value-type="float">
            <text:p>74.47253</text:p>
          </table:table-cell>
          <table:table-cell office:value-type="float" office:value="11.26911" calcext:value-type="float">
            <text:p>11.26911</text:p>
          </table:table-cell>
        </table:table-row>
        <table:table-row table:style-name="ro1">
          <table:table-cell/>
          <table:table-cell office:value-type="float" office:value="84.93025" calcext:value-type="float">
            <text:p>84.93025</text:p>
          </table:table-cell>
          <table:table-cell office:value-type="float" office:value="73.53465" calcext:value-type="float">
            <text:p>73.53465</text:p>
          </table:table-cell>
          <table:table-cell office:value-type="float" office:value="11.3956" calcext:value-type="float">
            <text:p>11.3956</text:p>
          </table:table-cell>
        </table:table-row>
        <table:table-row table:style-name="ro1">
          <table:table-cell/>
          <table:table-cell office:value-type="float" office:value="85.65547" calcext:value-type="float">
            <text:p>85.65547</text:p>
          </table:table-cell>
          <table:table-cell office:value-type="float" office:value="74.36053" calcext:value-type="float">
            <text:p>74.36053</text:p>
          </table:table-cell>
          <table:table-cell office:value-type="float" office:value="11.29493" calcext:value-type="float">
            <text:p>11.29493</text:p>
          </table:table-cell>
        </table:table-row>
        <table:table-row table:style-name="ro1">
          <table:table-cell/>
          <table:table-cell office:value-type="float" office:value="84.69562" calcext:value-type="float">
            <text:p>84.69562</text:p>
          </table:table-cell>
          <table:table-cell office:value-type="float" office:value="74.78161" calcext:value-type="float">
            <text:p>74.78161</text:p>
          </table:table-cell>
          <table:table-cell office:value-type="float" office:value="9.91401" calcext:value-type="float">
            <text:p>9.91401</text:p>
          </table:table-cell>
        </table:table-row>
        <table:table-row table:style-name="ro1">
          <table:table-cell/>
          <table:table-cell office:value-type="float" office:value="85.67327" calcext:value-type="float">
            <text:p>85.67327</text:p>
          </table:table-cell>
          <table:table-cell office:value-type="float" office:value="73.01617" calcext:value-type="float">
            <text:p>73.01617</text:p>
          </table:table-cell>
          <table:table-cell office:value-type="float" office:value="12.6571" calcext:value-type="float">
            <text:p>12.6571</text:p>
          </table:table-cell>
        </table:table-row>
        <table:table-row table:style-name="ro1">
          <table:table-cell/>
          <table:table-cell office:value-type="float" office:value="84.99112" calcext:value-type="float">
            <text:p>84.99112</text:p>
          </table:table-cell>
          <table:table-cell office:value-type="float" office:value="73.99281" calcext:value-type="float">
            <text:p>73.99281</text:p>
          </table:table-cell>
          <table:table-cell office:value-type="float" office:value="10.99831" calcext:value-type="float">
            <text:p>10.99831</text:p>
          </table:table-cell>
        </table:table-row>
        <table:table-row table:style-name="ro1">
          <table:table-cell/>
          <table:table-cell office:value-type="float" office:value="85.57849" calcext:value-type="float">
            <text:p>85.57849</text:p>
          </table:table-cell>
          <table:table-cell office:value-type="float" office:value="72.90541" calcext:value-type="float">
            <text:p>72.90541</text:p>
          </table:table-cell>
          <table:table-cell office:value-type="float" office:value="12.67308" calcext:value-type="float">
            <text:p>12.67308</text:p>
          </table:table-cell>
        </table:table-row>
        <table:table-row table:style-name="ro1">
          <table:table-cell/>
          <table:table-cell office:value-type="float" office:value="84.81926" calcext:value-type="float">
            <text:p>84.81926</text:p>
          </table:table-cell>
          <table:table-cell office:value-type="float" office:value="72.67907" calcext:value-type="float">
            <text:p>72.67907</text:p>
          </table:table-cell>
          <table:table-cell office:value-type="float" office:value="12.14019" calcext:value-type="float">
            <text:p>12.14019</text:p>
          </table:table-cell>
        </table:table-row>
        <table:table-row table:style-name="ro1">
          <table:table-cell/>
          <table:table-cell office:value-type="float" office:value="85.01757" calcext:value-type="float">
            <text:p>85.01757</text:p>
          </table:table-cell>
          <table:table-cell office:value-type="float" office:value="73.82162" calcext:value-type="float">
            <text:p>73.82162</text:p>
          </table:table-cell>
          <table:table-cell office:value-type="float" office:value="11.19595" calcext:value-type="float">
            <text:p>11.19595</text:p>
          </table:table-cell>
        </table:table-row>
        <table:table-row table:style-name="ro1">
          <table:table-cell/>
          <table:table-cell office:value-type="float" office:value="84.74554" calcext:value-type="float">
            <text:p>84.74554</text:p>
          </table:table-cell>
          <table:table-cell office:value-type="float" office:value="72.69888" calcext:value-type="float">
            <text:p>72.69888</text:p>
          </table:table-cell>
          <table:table-cell office:value-type="float" office:value="12.04666" calcext:value-type="float">
            <text:p>12.04666</text:p>
          </table:table-cell>
        </table:table-row>
        <table:table-row table:style-name="ro1">
          <table:table-cell/>
          <table:table-cell office:value-type="float" office:value="84.72189" calcext:value-type="float">
            <text:p>84.72189</text:p>
          </table:table-cell>
          <table:table-cell office:value-type="float" office:value="73.2573" calcext:value-type="float">
            <text:p>73.2573</text:p>
          </table:table-cell>
          <table:table-cell office:value-type="float" office:value="11.46459" calcext:value-type="float">
            <text:p>11.46459</text:p>
          </table:table-cell>
        </table:table-row>
        <table:table-row table:style-name="ro1">
          <table:table-cell/>
          <table:table-cell office:value-type="float" office:value="84.48075" calcext:value-type="float">
            <text:p>84.48075</text:p>
          </table:table-cell>
          <table:table-cell office:value-type="float" office:value="75.94682" calcext:value-type="float">
            <text:p>75.94682</text:p>
          </table:table-cell>
          <table:table-cell office:value-type="float" office:value="8.53393" calcext:value-type="float">
            <text:p>8.53393</text:p>
          </table:table-cell>
        </table:table-row>
        <table:table-row table:style-name="ro1">
          <table:table-cell/>
          <table:table-cell office:value-type="float" office:value="84.85485" calcext:value-type="float">
            <text:p>84.85485</text:p>
          </table:table-cell>
          <table:table-cell office:value-type="float" office:value="75.97848" calcext:value-type="float">
            <text:p>75.97848</text:p>
          </table:table-cell>
          <table:table-cell office:value-type="float" office:value="8.87637" calcext:value-type="float">
            <text:p>8.87637</text:p>
          </table:table-cell>
        </table:table-row>
        <table:table-row table:style-name="ro1">
          <table:table-cell/>
          <table:table-cell office:value-type="float" office:value="84.90725" calcext:value-type="float">
            <text:p>84.90725</text:p>
          </table:table-cell>
          <table:table-cell office:value-type="float" office:value="74.07079" calcext:value-type="float">
            <text:p>74.07079</text:p>
          </table:table-cell>
          <table:table-cell office:value-type="float" office:value="10.83647" calcext:value-type="float">
            <text:p>10.83647</text:p>
          </table:table-cell>
        </table:table-row>
        <table:table-row table:style-name="ro1">
          <table:table-cell/>
          <table:table-cell office:value-type="float" office:value="86.30992" calcext:value-type="float">
            <text:p>86.30992</text:p>
          </table:table-cell>
          <table:table-cell office:value-type="float" office:value="72.21334" calcext:value-type="float">
            <text:p>72.21334</text:p>
          </table:table-cell>
          <table:table-cell office:value-type="float" office:value="14.09658" calcext:value-type="float">
            <text:p>14.09658</text:p>
          </table:table-cell>
        </table:table-row>
        <table:table-row table:style-name="ro1">
          <table:table-cell/>
          <table:table-cell office:value-type="float" office:value="84.09818" calcext:value-type="float">
            <text:p>84.09818</text:p>
          </table:table-cell>
          <table:table-cell office:value-type="float" office:value="73.2109" calcext:value-type="float">
            <text:p>73.2109</text:p>
          </table:table-cell>
          <table:table-cell office:value-type="float" office:value="10.88728" calcext:value-type="float">
            <text:p>10.88728</text:p>
          </table:table-cell>
        </table:table-row>
        <table:table-row table:style-name="ro1">
          <table:table-cell/>
          <table:table-cell office:value-type="float" office:value="85.30352" calcext:value-type="float">
            <text:p>85.30352</text:p>
          </table:table-cell>
          <table:table-cell office:value-type="float" office:value="75.83506" calcext:value-type="float">
            <text:p>75.83506</text:p>
          </table:table-cell>
          <table:table-cell office:value-type="float" office:value="9.46845" calcext:value-type="float">
            <text:p>9.46845</text:p>
          </table:table-cell>
        </table:table-row>
        <table:table-row table:style-name="ro1">
          <table:table-cell/>
          <table:table-cell office:value-type="float" office:value="85.67487" calcext:value-type="float">
            <text:p>85.67487</text:p>
          </table:table-cell>
          <table:table-cell office:value-type="float" office:value="74.64937" calcext:value-type="float">
            <text:p>74.64937</text:p>
          </table:table-cell>
          <table:table-cell office:value-type="float" office:value="11.02549" calcext:value-type="float">
            <text:p>11.02549</text:p>
          </table:table-cell>
        </table:table-row>
        <table:table-row table:style-name="ro1">
          <table:table-cell/>
          <table:table-cell office:value-type="float" office:value="85.19562" calcext:value-type="float">
            <text:p>85.19562</text:p>
          </table:table-cell>
          <table:table-cell office:value-type="float" office:value="73.15434" calcext:value-type="float">
            <text:p>73.15434</text:p>
          </table:table-cell>
          <table:table-cell office:value-type="float" office:value="12.04128" calcext:value-type="float">
            <text:p>12.04128</text:p>
          </table:table-cell>
        </table:table-row>
        <table:table-row table:style-name="ro1">
          <table:table-cell/>
          <table:table-cell office:value-type="float" office:value="85.68064" calcext:value-type="float">
            <text:p>85.68064</text:p>
          </table:table-cell>
          <table:table-cell office:value-type="float" office:value="75.14225" calcext:value-type="float">
            <text:p>75.14225</text:p>
          </table:table-cell>
          <table:table-cell office:value-type="float" office:value="10.53838" calcext:value-type="float">
            <text:p>10.53838</text:p>
          </table:table-cell>
        </table:table-row>
        <table:table-row table:style-name="ro1">
          <table:table-cell/>
          <table:table-cell office:value-type="float" office:value="85.65346" calcext:value-type="float">
            <text:p>85.65346</text:p>
          </table:table-cell>
          <table:table-cell office:value-type="float" office:value="75.15846" calcext:value-type="float">
            <text:p>75.15846</text:p>
          </table:table-cell>
          <table:table-cell office:value-type="float" office:value="10.49501" calcext:value-type="float">
            <text:p>10.49501</text:p>
          </table:table-cell>
        </table:table-row>
        <table:table-row table:style-name="ro1">
          <table:table-cell/>
          <table:table-cell office:value-type="float" office:value="84.27401" calcext:value-type="float">
            <text:p>84.27401</text:p>
          </table:table-cell>
          <table:table-cell office:value-type="float" office:value="75.04091" calcext:value-type="float">
            <text:p>75.04091</text:p>
          </table:table-cell>
          <table:table-cell office:value-type="float" office:value="9.23311" calcext:value-type="float">
            <text:p>9.23311</text:p>
          </table:table-cell>
        </table:table-row>
        <table:table-row table:style-name="ro1">
          <table:table-cell/>
          <table:table-cell office:value-type="float" office:value="84.45969" calcext:value-type="float">
            <text:p>84.45969</text:p>
          </table:table-cell>
          <table:table-cell office:value-type="float" office:value="75.63891" calcext:value-type="float">
            <text:p>75.63891</text:p>
          </table:table-cell>
          <table:table-cell office:value-type="float" office:value="8.82078" calcext:value-type="float">
            <text:p>8.82078</text:p>
          </table:table-cell>
        </table:table-row>
        <table:table-row table:style-name="ro1">
          <table:table-cell/>
          <table:table-cell office:value-type="float" office:value="84.16936" calcext:value-type="float">
            <text:p>84.16936</text:p>
          </table:table-cell>
          <table:table-cell office:value-type="float" office:value="74.78693" calcext:value-type="float">
            <text:p>74.78693</text:p>
          </table:table-cell>
          <table:table-cell office:value-type="float" office:value="9.38243" calcext:value-type="float">
            <text:p>9.38243</text:p>
          </table:table-cell>
        </table:table-row>
        <table:table-row table:style-name="ro1">
          <table:table-cell/>
          <table:table-cell office:value-type="float" office:value="85.33357" calcext:value-type="float">
            <text:p>85.33357</text:p>
          </table:table-cell>
          <table:table-cell office:value-type="float" office:value="73.06358" calcext:value-type="float">
            <text:p>73.06358</text:p>
          </table:table-cell>
          <table:table-cell office:value-type="float" office:value="12.26999" calcext:value-type="float">
            <text:p>12.26999</text:p>
          </table:table-cell>
        </table:table-row>
        <table:table-row table:style-name="ro1">
          <table:table-cell/>
          <table:table-cell office:value-type="float" office:value="84.73496" calcext:value-type="float">
            <text:p>84.73496</text:p>
          </table:table-cell>
          <table:table-cell office:value-type="float" office:value="76.05983" calcext:value-type="float">
            <text:p>76.05983</text:p>
          </table:table-cell>
          <table:table-cell office:value-type="float" office:value="8.67513" calcext:value-type="float">
            <text:p>8.67513</text:p>
          </table:table-cell>
        </table:table-row>
        <table:table-row table:style-name="ro1">
          <table:table-cell/>
          <table:table-cell office:value-type="float" office:value="84.33155" calcext:value-type="float">
            <text:p>84.33155</text:p>
          </table:table-cell>
          <table:table-cell office:value-type="float" office:value="75.36093" calcext:value-type="float">
            <text:p>75.36093</text:p>
          </table:table-cell>
          <table:table-cell office:value-type="float" office:value="8.97062" calcext:value-type="float">
            <text:p>8.97062</text:p>
          </table:table-cell>
        </table:table-row>
        <table:table-row table:style-name="ro1">
          <table:table-cell/>
          <table:table-cell office:value-type="float" office:value="84.15525" calcext:value-type="float">
            <text:p>84.15525</text:p>
          </table:table-cell>
          <table:table-cell office:value-type="float" office:value="75.04582" calcext:value-type="float">
            <text:p>75.04582</text:p>
          </table:table-cell>
          <table:table-cell office:value-type="float" office:value="9.10943" calcext:value-type="float">
            <text:p>9.10943</text:p>
          </table:table-cell>
        </table:table-row>
        <table:table-row table:style-name="ro1">
          <table:table-cell/>
          <table:table-cell office:value-type="float" office:value="85.32568" calcext:value-type="float">
            <text:p>85.32568</text:p>
          </table:table-cell>
          <table:table-cell office:value-type="float" office:value="75.65533" calcext:value-type="float">
            <text:p>75.65533</text:p>
          </table:table-cell>
          <table:table-cell office:value-type="float" office:value="9.67035" calcext:value-type="float">
            <text:p>9.67035</text:p>
          </table:table-cell>
        </table:table-row>
        <table:table-row table:style-name="ro1">
          <table:table-cell/>
          <table:table-cell office:value-type="float" office:value="85.28695" calcext:value-type="float">
            <text:p>85.28695</text:p>
          </table:table-cell>
          <table:table-cell office:value-type="float" office:value="75.95267" calcext:value-type="float">
            <text:p>75.95267</text:p>
          </table:table-cell>
          <table:table-cell office:value-type="float" office:value="9.33429" calcext:value-type="float">
            <text:p>9.33429</text:p>
          </table:table-cell>
        </table:table-row>
        <table:table-row table:style-name="ro1">
          <table:table-cell/>
          <table:table-cell office:value-type="float" office:value="85.23639" calcext:value-type="float">
            <text:p>85.23639</text:p>
          </table:table-cell>
          <table:table-cell office:value-type="float" office:value="75.6165" calcext:value-type="float">
            <text:p>75.6165</text:p>
          </table:table-cell>
          <table:table-cell office:value-type="float" office:value="9.61989" calcext:value-type="float">
            <text:p>9.61989</text:p>
          </table:table-cell>
        </table:table-row>
        <table:table-row table:style-name="ro1">
          <table:table-cell/>
          <table:table-cell office:value-type="float" office:value="84.83246" calcext:value-type="float">
            <text:p>84.83246</text:p>
          </table:table-cell>
          <table:table-cell office:value-type="float" office:value="74.07029" calcext:value-type="float">
            <text:p>74.07029</text:p>
          </table:table-cell>
          <table:table-cell office:value-type="float" office:value="10.76217" calcext:value-type="float">
            <text:p>10.76217</text:p>
          </table:table-cell>
        </table:table-row>
        <table:table-row table:style-name="ro1">
          <table:table-cell/>
          <table:table-cell office:value-type="float" office:value="84.56678" calcext:value-type="float">
            <text:p>84.56678</text:p>
          </table:table-cell>
          <table:table-cell office:value-type="float" office:value="76.07903" calcext:value-type="float">
            <text:p>76.07903</text:p>
          </table:table-cell>
          <table:table-cell office:value-type="float" office:value="8.48774" calcext:value-type="float">
            <text:p>8.48774</text:p>
          </table:table-cell>
        </table:table-row>
        <table:table-row table:style-name="ro1">
          <table:table-cell/>
          <table:table-cell office:value-type="float" office:value="83.41642" calcext:value-type="float">
            <text:p>83.41642</text:p>
          </table:table-cell>
          <table:table-cell office:value-type="float" office:value="72.25092" calcext:value-type="float">
            <text:p>72.25092</text:p>
          </table:table-cell>
          <table:table-cell office:value-type="float" office:value="11.16551" calcext:value-type="float">
            <text:p>11.16551</text:p>
          </table:table-cell>
        </table:table-row>
        <table:table-row table:style-name="ro1">
          <table:table-cell/>
          <table:table-cell office:value-type="float" office:value="85.27736" calcext:value-type="float">
            <text:p>85.27736</text:p>
          </table:table-cell>
          <table:table-cell office:value-type="float" office:value="75.51689" calcext:value-type="float">
            <text:p>75.51689</text:p>
          </table:table-cell>
          <table:table-cell office:value-type="float" office:value="9.76047" calcext:value-type="float">
            <text:p>9.76047</text:p>
          </table:table-cell>
        </table:table-row>
        <table:table-row table:style-name="ro1">
          <table:table-cell/>
          <table:table-cell office:value-type="float" office:value="85.46809" calcext:value-type="float">
            <text:p>85.46809</text:p>
          </table:table-cell>
          <table:table-cell office:value-type="float" office:value="74.80718" calcext:value-type="float">
            <text:p>74.80718</text:p>
          </table:table-cell>
          <table:table-cell office:value-type="float" office:value="10.6609" calcext:value-type="float">
            <text:p>10.6609</text:p>
          </table:table-cell>
        </table:table-row>
        <table:table-row table:style-name="ro1">
          <table:table-cell/>
          <table:table-cell office:value-type="float" office:value="85.23235" calcext:value-type="float">
            <text:p>85.23235</text:p>
          </table:table-cell>
          <table:table-cell office:value-type="float" office:value="72.16963" calcext:value-type="float">
            <text:p>72.16963</text:p>
          </table:table-cell>
          <table:table-cell office:value-type="float" office:value="13.06272" calcext:value-type="float">
            <text:p>13.06272</text:p>
          </table:table-cell>
        </table:table-row>
        <table:table-row table:style-name="ro1">
          <table:table-cell/>
          <table:table-cell office:value-type="float" office:value="83.79221" calcext:value-type="float">
            <text:p>83.79221</text:p>
          </table:table-cell>
          <table:table-cell office:value-type="float" office:value="73.17767" calcext:value-type="float">
            <text:p>73.17767</text:p>
          </table:table-cell>
          <table:table-cell office:value-type="float" office:value="10.61454" calcext:value-type="float">
            <text:p>10.61454</text:p>
          </table:table-cell>
        </table:table-row>
        <table:table-row table:style-name="ro1">
          <table:table-cell/>
          <table:table-cell office:value-type="float" office:value="84.95112" calcext:value-type="float">
            <text:p>84.95112</text:p>
          </table:table-cell>
          <table:table-cell office:value-type="float" office:value="73.56152" calcext:value-type="float">
            <text:p>73.56152</text:p>
          </table:table-cell>
          <table:table-cell office:value-type="float" office:value="11.38959" calcext:value-type="float">
            <text:p>11.38959</text:p>
          </table:table-cell>
        </table:table-row>
        <table:table-row table:style-name="ro1">
          <table:table-cell/>
          <table:table-cell office:value-type="float" office:value="84.35706" calcext:value-type="float">
            <text:p>84.35706</text:p>
          </table:table-cell>
          <table:table-cell office:value-type="float" office:value="73.98221" calcext:value-type="float">
            <text:p>73.98221</text:p>
          </table:table-cell>
          <table:table-cell office:value-type="float" office:value="10.37485" calcext:value-type="float">
            <text:p>10.37485</text:p>
          </table:table-cell>
        </table:table-row>
        <table:table-row table:style-name="ro1">
          <table:table-cell/>
          <table:table-cell office:value-type="float" office:value="84.94107" calcext:value-type="float">
            <text:p>84.94107</text:p>
          </table:table-cell>
          <table:table-cell office:value-type="float" office:value="73.48719" calcext:value-type="float">
            <text:p>73.48719</text:p>
          </table:table-cell>
          <table:table-cell office:value-type="float" office:value="11.45388" calcext:value-type="float">
            <text:p>11.45388</text:p>
          </table:table-cell>
        </table:table-row>
        <table:table-row table:style-name="ro1">
          <table:table-cell/>
          <table:table-cell office:value-type="float" office:value="84.89183" calcext:value-type="float">
            <text:p>84.89183</text:p>
          </table:table-cell>
          <table:table-cell office:value-type="float" office:value="73.88744" calcext:value-type="float">
            <text:p>73.88744</text:p>
          </table:table-cell>
          <table:table-cell office:value-type="float" office:value="11.00439" calcext:value-type="float">
            <text:p>11.00439</text:p>
          </table:table-cell>
        </table:table-row>
        <table:table-row table:style-name="ro1">
          <table:table-cell/>
          <table:table-cell office:value-type="float" office:value="85.49598" calcext:value-type="float">
            <text:p>85.49598</text:p>
          </table:table-cell>
          <table:table-cell office:value-type="float" office:value="74.95515" calcext:value-type="float">
            <text:p>74.95515</text:p>
          </table:table-cell>
          <table:table-cell office:value-type="float" office:value="10.54083" calcext:value-type="float">
            <text:p>10.54083</text:p>
          </table:table-cell>
        </table:table-row>
        <table:table-row table:style-name="ro1">
          <table:table-cell/>
          <table:table-cell office:value-type="float" office:value="84.2528" calcext:value-type="float">
            <text:p>84.2528</text:p>
          </table:table-cell>
          <table:table-cell office:value-type="float" office:value="75.10358" calcext:value-type="float">
            <text:p>75.10358</text:p>
          </table:table-cell>
          <table:table-cell office:value-type="float" office:value="9.14922" calcext:value-type="float">
            <text:p>9.14922</text:p>
          </table:table-cell>
        </table:table-row>
        <table:table-row table:style-name="ro1">
          <table:table-cell/>
          <table:table-cell office:value-type="float" office:value="84.20665" calcext:value-type="float">
            <text:p>84.20665</text:p>
          </table:table-cell>
          <table:table-cell office:value-type="float" office:value="74.87018" calcext:value-type="float">
            <text:p>74.87018</text:p>
          </table:table-cell>
          <table:table-cell office:value-type="float" office:value="9.33647" calcext:value-type="float">
            <text:p>9.33647</text:p>
          </table:table-cell>
        </table:table-row>
        <table:table-row table:style-name="ro1">
          <table:table-cell/>
          <table:table-cell office:value-type="float" office:value="83.84635" calcext:value-type="float">
            <text:p>83.84635</text:p>
          </table:table-cell>
          <table:table-cell office:value-type="float" office:value="74.43176" calcext:value-type="float">
            <text:p>74.43176</text:p>
          </table:table-cell>
          <table:table-cell office:value-type="float" office:value="9.41458" calcext:value-type="float">
            <text:p>9.41458</text:p>
          </table:table-cell>
        </table:table-row>
        <table:table-row table:style-name="ro1">
          <table:table-cell/>
          <table:table-cell office:value-type="float" office:value="85.99175" calcext:value-type="float">
            <text:p>85.99175</text:p>
          </table:table-cell>
          <table:table-cell office:value-type="float" office:value="73.81956" calcext:value-type="float">
            <text:p>73.81956</text:p>
          </table:table-cell>
          <table:table-cell office:value-type="float" office:value="12.17219" calcext:value-type="float">
            <text:p>12.17219</text:p>
          </table:table-cell>
        </table:table-row>
        <table:table-row table:style-name="ro1">
          <table:table-cell/>
          <table:table-cell office:value-type="float" office:value="85.18097" calcext:value-type="float">
            <text:p>85.18097</text:p>
          </table:table-cell>
          <table:table-cell office:value-type="float" office:value="74.64137" calcext:value-type="float">
            <text:p>74.64137</text:p>
          </table:table-cell>
          <table:table-cell office:value-type="float" office:value="10.5396" calcext:value-type="float">
            <text:p>10.5396</text:p>
          </table:table-cell>
        </table:table-row>
        <table:table-row table:style-name="ro1">
          <table:table-cell/>
          <table:table-cell office:value-type="float" office:value="84.3317" calcext:value-type="float">
            <text:p>84.3317</text:p>
          </table:table-cell>
          <table:table-cell office:value-type="float" office:value="74.50557" calcext:value-type="float">
            <text:p>74.50557</text:p>
          </table:table-cell>
          <table:table-cell office:value-type="float" office:value="9.82613" calcext:value-type="float">
            <text:p>9.82613</text:p>
          </table:table-cell>
        </table:table-row>
        <table:table-row table:style-name="ro1">
          <table:table-cell/>
          <table:table-cell office:value-type="float" office:value="85.39667" calcext:value-type="float">
            <text:p>85.39667</text:p>
          </table:table-cell>
          <table:table-cell office:value-type="float" office:value="74.84925" calcext:value-type="float">
            <text:p>74.84925</text:p>
          </table:table-cell>
          <table:table-cell office:value-type="float" office:value="10.54742" calcext:value-type="float">
            <text:p>10.54742</text:p>
          </table:table-cell>
        </table:table-row>
        <table:table-row table:style-name="ro1">
          <table:table-cell/>
          <table:table-cell office:value-type="float" office:value="85.82147" calcext:value-type="float">
            <text:p>85.82147</text:p>
          </table:table-cell>
          <table:table-cell office:value-type="float" office:value="74.36843" calcext:value-type="float">
            <text:p>74.36843</text:p>
          </table:table-cell>
          <table:table-cell office:value-type="float" office:value="11.45305" calcext:value-type="float">
            <text:p>11.45305</text:p>
          </table:table-cell>
        </table:table-row>
        <table:table-row table:style-name="ro1">
          <table:table-cell/>
          <table:table-cell office:value-type="float" office:value="84.42456" calcext:value-type="float">
            <text:p>84.42456</text:p>
          </table:table-cell>
          <table:table-cell office:value-type="float" office:value="74.92756" calcext:value-type="float">
            <text:p>74.92756</text:p>
          </table:table-cell>
          <table:table-cell office:value-type="float" office:value="9.49701" calcext:value-type="float">
            <text:p>9.49701</text:p>
          </table:table-cell>
        </table:table-row>
        <table:table-row table:style-name="ro1">
          <table:table-cell/>
          <table:table-cell office:value-type="float" office:value="84.46479" calcext:value-type="float">
            <text:p>84.46479</text:p>
          </table:table-cell>
          <table:table-cell office:value-type="float" office:value="75.23941" calcext:value-type="float">
            <text:p>75.23941</text:p>
          </table:table-cell>
          <table:table-cell office:value-type="float" office:value="9.22538" calcext:value-type="float">
            <text:p>9.22538</text:p>
          </table:table-cell>
        </table:table-row>
        <table:table-row table:style-name="ro1">
          <table:table-cell/>
          <table:table-cell office:value-type="float" office:value="84.9458" calcext:value-type="float">
            <text:p>84.9458</text:p>
          </table:table-cell>
          <table:table-cell office:value-type="float" office:value="72.95206" calcext:value-type="float">
            <text:p>72.95206</text:p>
          </table:table-cell>
          <table:table-cell office:value-type="float" office:value="11.99373" calcext:value-type="float">
            <text:p>11.99373</text:p>
          </table:table-cell>
        </table:table-row>
        <table:table-row table:style-name="ro1">
          <table:table-cell/>
          <table:table-cell office:value-type="float" office:value="85.14454" calcext:value-type="float">
            <text:p>85.14454</text:p>
          </table:table-cell>
          <table:table-cell office:value-type="float" office:value="74.05102" calcext:value-type="float">
            <text:p>74.05102</text:p>
          </table:table-cell>
          <table:table-cell office:value-type="float" office:value="11.09352" calcext:value-type="float">
            <text:p>11.09352</text:p>
          </table:table-cell>
        </table:table-row>
        <table:table-row table:style-name="ro1">
          <table:table-cell/>
          <table:table-cell office:value-type="float" office:value="85.43678" calcext:value-type="float">
            <text:p>85.43678</text:p>
          </table:table-cell>
          <table:table-cell office:value-type="float" office:value="74.98259" calcext:value-type="float">
            <text:p>74.98259</text:p>
          </table:table-cell>
          <table:table-cell office:value-type="float" office:value="10.45419" calcext:value-type="float">
            <text:p>10.45419</text:p>
          </table:table-cell>
        </table:table-row>
        <table:table-row table:style-name="ro1">
          <table:table-cell/>
          <table:table-cell office:value-type="float" office:value="84.444" calcext:value-type="float">
            <text:p>84.444</text:p>
          </table:table-cell>
          <table:table-cell office:value-type="float" office:value="74.59493" calcext:value-type="float">
            <text:p>74.59493</text:p>
          </table:table-cell>
          <table:table-cell office:value-type="float" office:value="9.84907" calcext:value-type="float">
            <text:p>9.84907</text:p>
          </table:table-cell>
        </table:table-row>
        <table:table-row table:style-name="ro1">
          <table:table-cell/>
          <table:table-cell office:value-type="float" office:value="85.85894" calcext:value-type="float">
            <text:p>85.85894</text:p>
          </table:table-cell>
          <table:table-cell office:value-type="float" office:value="74.18131" calcext:value-type="float">
            <text:p>74.18131</text:p>
          </table:table-cell>
          <table:table-cell office:value-type="float" office:value="11.67764" calcext:value-type="float">
            <text:p>11.67764</text:p>
          </table:table-cell>
        </table:table-row>
        <table:table-row table:style-name="ro1">
          <table:table-cell/>
          <table:table-cell office:value-type="float" office:value="84.08288" calcext:value-type="float">
            <text:p>84.08288</text:p>
          </table:table-cell>
          <table:table-cell office:value-type="float" office:value="75.04661" calcext:value-type="float">
            <text:p>75.04661</text:p>
          </table:table-cell>
          <table:table-cell office:value-type="float" office:value="9.03627" calcext:value-type="float">
            <text:p>9.03627</text:p>
          </table:table-cell>
        </table:table-row>
        <table:table-row table:style-name="ro1">
          <table:table-cell/>
          <table:table-cell office:value-type="float" office:value="84.60282" calcext:value-type="float">
            <text:p>84.60282</text:p>
          </table:table-cell>
          <table:table-cell office:value-type="float" office:value="74.78034" calcext:value-type="float">
            <text:p>74.78034</text:p>
          </table:table-cell>
          <table:table-cell office:value-type="float" office:value="9.82248" calcext:value-type="float">
            <text:p>9.82248</text:p>
          </table:table-cell>
        </table:table-row>
        <table:table-row table:style-name="ro1">
          <table:table-cell/>
          <table:table-cell office:value-type="float" office:value="85.47868" calcext:value-type="float">
            <text:p>85.47868</text:p>
          </table:table-cell>
          <table:table-cell office:value-type="float" office:value="74.14685" calcext:value-type="float">
            <text:p>74.14685</text:p>
          </table:table-cell>
          <table:table-cell office:value-type="float" office:value="11.33183" calcext:value-type="float">
            <text:p>11.33183</text:p>
          </table:table-cell>
        </table:table-row>
        <table:table-row table:style-name="ro1">
          <table:table-cell/>
          <table:table-cell office:value-type="float" office:value="84.79767" calcext:value-type="float">
            <text:p>84.79767</text:p>
          </table:table-cell>
          <table:table-cell office:value-type="float" office:value="74.16068" calcext:value-type="float">
            <text:p>74.16068</text:p>
          </table:table-cell>
          <table:table-cell office:value-type="float" office:value="10.637" calcext:value-type="float">
            <text:p>10.637</text:p>
          </table:table-cell>
        </table:table-row>
        <table:table-row table:style-name="ro1">
          <table:table-cell/>
          <table:table-cell office:value-type="float" office:value="84.29682" calcext:value-type="float">
            <text:p>84.29682</text:p>
          </table:table-cell>
          <table:table-cell office:value-type="float" office:value="75.17741" calcext:value-type="float">
            <text:p>75.17741</text:p>
          </table:table-cell>
          <table:table-cell office:value-type="float" office:value="9.11941" calcext:value-type="float">
            <text:p>9.11941</text:p>
          </table:table-cell>
        </table:table-row>
        <table:table-row table:style-name="ro1">
          <table:table-cell/>
          <table:table-cell office:value-type="float" office:value="84.8764" calcext:value-type="float">
            <text:p>84.8764</text:p>
          </table:table-cell>
          <table:table-cell office:value-type="float" office:value="74.37908" calcext:value-type="float">
            <text:p>74.37908</text:p>
          </table:table-cell>
          <table:table-cell office:value-type="float" office:value="10.49732" calcext:value-type="float">
            <text:p>10.49732</text:p>
          </table:table-cell>
        </table:table-row>
        <table:table-row table:style-name="ro1">
          <table:table-cell/>
          <table:table-cell office:value-type="float" office:value="85.30117" calcext:value-type="float">
            <text:p>85.30117</text:p>
          </table:table-cell>
          <table:table-cell office:value-type="float" office:value="76.02506" calcext:value-type="float">
            <text:p>76.02506</text:p>
          </table:table-cell>
          <table:table-cell office:value-type="float" office:value="9.27612" calcext:value-type="float">
            <text:p>9.27612</text:p>
          </table:table-cell>
        </table:table-row>
        <table:table-row table:style-name="ro1">
          <table:table-cell/>
          <table:table-cell office:value-type="float" office:value="85.16632" calcext:value-type="float">
            <text:p>85.16632</text:p>
          </table:table-cell>
          <table:table-cell office:value-type="float" office:value="73.13821" calcext:value-type="float">
            <text:p>73.13821</text:p>
          </table:table-cell>
          <table:table-cell office:value-type="float" office:value="12.02811" calcext:value-type="float">
            <text:p>12.02811</text:p>
          </table:table-cell>
        </table:table-row>
        <table:table-row table:style-name="ro1">
          <table:table-cell/>
          <table:table-cell office:value-type="float" office:value="85.42998" calcext:value-type="float">
            <text:p>85.42998</text:p>
          </table:table-cell>
          <table:table-cell office:value-type="float" office:value="75.31432" calcext:value-type="float">
            <text:p>75.31432</text:p>
          </table:table-cell>
          <table:table-cell office:value-type="float" office:value="10.11566" calcext:value-type="float">
            <text:p>10.11566</text:p>
          </table:table-cell>
        </table:table-row>
        <table:table-row table:style-name="ro1">
          <table:table-cell/>
          <table:table-cell office:value-type="float" office:value="85.09978" calcext:value-type="float">
            <text:p>85.09978</text:p>
          </table:table-cell>
          <table:table-cell office:value-type="float" office:value="73.96864" calcext:value-type="float">
            <text:p>73.96864</text:p>
          </table:table-cell>
          <table:table-cell office:value-type="float" office:value="11.13114" calcext:value-type="float">
            <text:p>11.13114</text:p>
          </table:table-cell>
        </table:table-row>
        <table:table-row table:style-name="ro1">
          <table:table-cell/>
          <table:table-cell office:value-type="float" office:value="84.92069" calcext:value-type="float">
            <text:p>84.92069</text:p>
          </table:table-cell>
          <table:table-cell office:value-type="float" office:value="74.7874" calcext:value-type="float">
            <text:p>74.7874</text:p>
          </table:table-cell>
          <table:table-cell office:value-type="float" office:value="10.13328" calcext:value-type="float">
            <text:p>10.13328</text:p>
          </table:table-cell>
        </table:table-row>
        <table:table-row table:style-name="ro1">
          <table:table-cell/>
          <table:table-cell office:value-type="float" office:value="85.12184" calcext:value-type="float">
            <text:p>85.12184</text:p>
          </table:table-cell>
          <table:table-cell office:value-type="float" office:value="75.63675" calcext:value-type="float">
            <text:p>75.63675</text:p>
          </table:table-cell>
          <table:table-cell office:value-type="float" office:value="9.48509" calcext:value-type="float">
            <text:p>9.48509</text:p>
          </table:table-cell>
        </table:table-row>
        <table:table-row table:style-name="ro1">
          <table:table-cell/>
          <table:table-cell office:value-type="float" office:value="85.19592" calcext:value-type="float">
            <text:p>85.19592</text:p>
          </table:table-cell>
          <table:table-cell office:value-type="float" office:value="73.66716" calcext:value-type="float">
            <text:p>73.66716</text:p>
          </table:table-cell>
          <table:table-cell office:value-type="float" office:value="11.52876" calcext:value-type="float">
            <text:p>11.52876</text:p>
          </table:table-cell>
        </table:table-row>
        <table:table-row table:style-name="ro1">
          <table:table-cell/>
          <table:table-cell office:value-type="float" office:value="83.90987" calcext:value-type="float">
            <text:p>83.90987</text:p>
          </table:table-cell>
          <table:table-cell office:value-type="float" office:value="72.88093" calcext:value-type="float">
            <text:p>72.88093</text:p>
          </table:table-cell>
          <table:table-cell office:value-type="float" office:value="11.02894" calcext:value-type="float">
            <text:p>11.02894</text:p>
          </table:table-cell>
        </table:table-row>
        <table:table-row table:style-name="ro1">
          <table:table-cell/>
          <table:table-cell office:value-type="float" office:value="85.02577" calcext:value-type="float">
            <text:p>85.02577</text:p>
          </table:table-cell>
          <table:table-cell office:value-type="float" office:value="73.9996" calcext:value-type="float">
            <text:p>73.9996</text:p>
          </table:table-cell>
          <table:table-cell office:value-type="float" office:value="11.02617" calcext:value-type="float">
            <text:p>11.02617</text:p>
          </table:table-cell>
        </table:table-row>
        <table:table-row table:style-name="ro1">
          <table:table-cell/>
          <table:table-cell office:value-type="float" office:value="85.56088" calcext:value-type="float">
            <text:p>85.56088</text:p>
          </table:table-cell>
          <table:table-cell office:value-type="float" office:value="74.80026" calcext:value-type="float">
            <text:p>74.80026</text:p>
          </table:table-cell>
          <table:table-cell office:value-type="float" office:value="10.76062" calcext:value-type="float">
            <text:p>10.76062</text:p>
          </table:table-cell>
        </table:table-row>
        <table:table-row table:style-name="ro1">
          <table:table-cell/>
          <table:table-cell office:value-type="float" office:value="85.04113" calcext:value-type="float">
            <text:p>85.04113</text:p>
          </table:table-cell>
          <table:table-cell office:value-type="float" office:value="74.96816" calcext:value-type="float">
            <text:p>74.96816</text:p>
          </table:table-cell>
          <table:table-cell office:value-type="float" office:value="10.07298" calcext:value-type="float">
            <text:p>10.07298</text:p>
          </table:table-cell>
        </table:table-row>
        <table:table-row table:style-name="ro1">
          <table:table-cell/>
          <table:table-cell office:value-type="float" office:value="85.92992" calcext:value-type="float">
            <text:p>85.92992</text:p>
          </table:table-cell>
          <table:table-cell office:value-type="float" office:value="73.99817" calcext:value-type="float">
            <text:p>73.99817</text:p>
          </table:table-cell>
          <table:table-cell office:value-type="float" office:value="11.93174" calcext:value-type="float">
            <text:p>11.93174</text:p>
          </table:table-cell>
        </table:table-row>
        <table:table-row table:style-name="ro1">
          <table:table-cell/>
          <table:table-cell office:value-type="float" office:value="83.93798" calcext:value-type="float">
            <text:p>83.93798</text:p>
          </table:table-cell>
          <table:table-cell office:value-type="float" office:value="74.64066" calcext:value-type="float">
            <text:p>74.64066</text:p>
          </table:table-cell>
          <table:table-cell office:value-type="float" office:value="9.29732" calcext:value-type="float">
            <text:p>9.29732</text:p>
          </table:table-cell>
        </table:table-row>
        <table:table-row table:style-name="ro1">
          <table:table-cell/>
          <table:table-cell office:value-type="float" office:value="84.96103" calcext:value-type="float">
            <text:p>84.96103</text:p>
          </table:table-cell>
          <table:table-cell office:value-type="float" office:value="74.11134" calcext:value-type="float">
            <text:p>74.11134</text:p>
          </table:table-cell>
          <table:table-cell office:value-type="float" office:value="10.84968" calcext:value-type="float">
            <text:p>10.84968</text:p>
          </table:table-cell>
        </table:table-row>
        <table:table-row table:style-name="ro1">
          <table:table-cell/>
          <table:table-cell office:value-type="float" office:value="83.94591" calcext:value-type="float">
            <text:p>83.94591</text:p>
          </table:table-cell>
          <table:table-cell office:value-type="float" office:value="73.43734" calcext:value-type="float">
            <text:p>73.43734</text:p>
          </table:table-cell>
          <table:table-cell office:value-type="float" office:value="10.50857" calcext:value-type="float">
            <text:p>10.50857</text:p>
          </table:table-cell>
        </table:table-row>
        <table:table-row table:style-name="ro1">
          <table:table-cell/>
          <table:table-cell office:value-type="float" office:value="84.40378" calcext:value-type="float">
            <text:p>84.40378</text:p>
          </table:table-cell>
          <table:table-cell office:value-type="float" office:value="74.82471" calcext:value-type="float">
            <text:p>74.82471</text:p>
          </table:table-cell>
          <table:table-cell office:value-type="float" office:value="9.57906" calcext:value-type="float">
            <text:p>9.57906</text:p>
          </table:table-cell>
        </table:table-row>
        <table:table-row table:style-name="ro1">
          <table:table-cell/>
          <table:table-cell office:value-type="float" office:value="85.39643" calcext:value-type="float">
            <text:p>85.39643</text:p>
          </table:table-cell>
          <table:table-cell office:value-type="float" office:value="74.35422" calcext:value-type="float">
            <text:p>74.35422</text:p>
          </table:table-cell>
          <table:table-cell office:value-type="float" office:value="11.04221" calcext:value-type="float">
            <text:p>11.04221</text:p>
          </table:table-cell>
        </table:table-row>
        <table:table-row table:style-name="ro1">
          <table:table-cell/>
          <table:table-cell office:value-type="float" office:value="85.256" calcext:value-type="float">
            <text:p>85.256</text:p>
          </table:table-cell>
          <table:table-cell office:value-type="float" office:value="73.62761" calcext:value-type="float">
            <text:p>73.62761</text:p>
          </table:table-cell>
          <table:table-cell office:value-type="float" office:value="11.62839" calcext:value-type="float">
            <text:p>11.62839</text:p>
          </table:table-cell>
        </table:table-row>
        <table:table-row table:style-name="ro1">
          <table:table-cell/>
          <table:table-cell office:value-type="float" office:value="85.70985" calcext:value-type="float">
            <text:p>85.70985</text:p>
          </table:table-cell>
          <table:table-cell office:value-type="float" office:value="73.70375" calcext:value-type="float">
            <text:p>73.70375</text:p>
          </table:table-cell>
          <table:table-cell office:value-type="float" office:value="12.0061" calcext:value-type="float">
            <text:p>12.0061</text:p>
          </table:table-cell>
        </table:table-row>
        <table:table-row table:style-name="ro1">
          <table:table-cell/>
          <table:table-cell office:value-type="float" office:value="84.77015" calcext:value-type="float">
            <text:p>84.77015</text:p>
          </table:table-cell>
          <table:table-cell office:value-type="float" office:value="74.92277" calcext:value-type="float">
            <text:p>74.92277</text:p>
          </table:table-cell>
          <table:table-cell office:value-type="float" office:value="9.84738" calcext:value-type="float">
            <text:p>9.84738</text:p>
          </table:table-cell>
        </table:table-row>
        <table:table-row table:style-name="ro1">
          <table:table-cell/>
          <table:table-cell office:value-type="float" office:value="84.94807" calcext:value-type="float">
            <text:p>84.94807</text:p>
          </table:table-cell>
          <table:table-cell office:value-type="float" office:value="74.54864" calcext:value-type="float">
            <text:p>74.54864</text:p>
          </table:table-cell>
          <table:table-cell office:value-type="float" office:value="10.39943" calcext:value-type="float">
            <text:p>10.39943</text:p>
          </table:table-cell>
        </table:table-row>
        <table:table-row table:style-name="ro1">
          <table:table-cell/>
          <table:table-cell office:value-type="float" office:value="85.20802" calcext:value-type="float">
            <text:p>85.20802</text:p>
          </table:table-cell>
          <table:table-cell office:value-type="float" office:value="74.05982" calcext:value-type="float">
            <text:p>74.05982</text:p>
          </table:table-cell>
          <table:table-cell office:value-type="float" office:value="11.1482" calcext:value-type="float">
            <text:p>11.1482</text:p>
          </table:table-cell>
        </table:table-row>
        <table:table-row table:style-name="ro1">
          <table:table-cell/>
          <table:table-cell office:value-type="float" office:value="84.47743" calcext:value-type="float">
            <text:p>84.47743</text:p>
          </table:table-cell>
          <table:table-cell office:value-type="float" office:value="75.28738" calcext:value-type="float">
            <text:p>75.28738</text:p>
          </table:table-cell>
          <table:table-cell office:value-type="float" office:value="9.19005" calcext:value-type="float">
            <text:p>9.19005</text:p>
          </table:table-cell>
        </table:table-row>
        <table:table-row table:style-name="ro1">
          <table:table-cell/>
          <table:table-cell office:value-type="float" office:value="84.67902" calcext:value-type="float">
            <text:p>84.67902</text:p>
          </table:table-cell>
          <table:table-cell office:value-type="float" office:value="75.36809" calcext:value-type="float">
            <text:p>75.36809</text:p>
          </table:table-cell>
          <table:table-cell office:value-type="float" office:value="9.31093" calcext:value-type="float">
            <text:p>9.31093</text:p>
          </table:table-cell>
        </table:table-row>
        <table:table-row table:style-name="ro1">
          <table:table-cell/>
          <table:table-cell office:value-type="float" office:value="85.1799" calcext:value-type="float">
            <text:p>85.1799</text:p>
          </table:table-cell>
          <table:table-cell office:value-type="float" office:value="74.08153" calcext:value-type="float">
            <text:p>74.08153</text:p>
          </table:table-cell>
          <table:table-cell office:value-type="float" office:value="11.09837" calcext:value-type="float">
            <text:p>11.09837</text:p>
          </table:table-cell>
        </table:table-row>
        <table:table-row table:style-name="ro1">
          <table:table-cell/>
          <table:table-cell office:value-type="float" office:value="84.41297" calcext:value-type="float">
            <text:p>84.41297</text:p>
          </table:table-cell>
          <table:table-cell office:value-type="float" office:value="74.67782" calcext:value-type="float">
            <text:p>74.67782</text:p>
          </table:table-cell>
          <table:table-cell office:value-type="float" office:value="9.73516" calcext:value-type="float">
            <text:p>9.73516</text:p>
          </table:table-cell>
        </table:table-row>
        <table:table-row table:style-name="ro1">
          <table:table-cell/>
          <table:table-cell office:value-type="float" office:value="83.91232" calcext:value-type="float">
            <text:p>83.91232</text:p>
          </table:table-cell>
          <table:table-cell office:value-type="float" office:value="73.36026" calcext:value-type="float">
            <text:p>73.36026</text:p>
          </table:table-cell>
          <table:table-cell office:value-type="float" office:value="10.55206" calcext:value-type="float">
            <text:p>10.55206</text:p>
          </table:table-cell>
        </table:table-row>
        <table:table-row table:style-name="ro1">
          <table:table-cell/>
          <table:table-cell office:value-type="float" office:value="84.61574" calcext:value-type="float">
            <text:p>84.61574</text:p>
          </table:table-cell>
          <table:table-cell office:value-type="float" office:value="74.55829" calcext:value-type="float">
            <text:p>74.55829</text:p>
          </table:table-cell>
          <table:table-cell office:value-type="float" office:value="10.05745" calcext:value-type="float">
            <text:p>10.05745</text:p>
          </table:table-cell>
        </table:table-row>
        <table:table-row table:style-name="ro1">
          <table:table-cell/>
          <table:table-cell office:value-type="float" office:value="84.69189" calcext:value-type="float">
            <text:p>84.69189</text:p>
          </table:table-cell>
          <table:table-cell office:value-type="float" office:value="75.38119" calcext:value-type="float">
            <text:p>75.38119</text:p>
          </table:table-cell>
          <table:table-cell office:value-type="float" office:value="9.3107" calcext:value-type="float">
            <text:p>9.3107</text:p>
          </table:table-cell>
        </table:table-row>
        <table:table-row table:style-name="ro1">
          <table:table-cell/>
          <table:table-cell office:value-type="float" office:value="85.09349" calcext:value-type="float">
            <text:p>85.09349</text:p>
          </table:table-cell>
          <table:table-cell office:value-type="float" office:value="75.27872" calcext:value-type="float">
            <text:p>75.27872</text:p>
          </table:table-cell>
          <table:table-cell office:value-type="float" office:value="9.81477" calcext:value-type="float">
            <text:p>9.81477</text:p>
          </table:table-cell>
        </table:table-row>
        <table:table-row table:style-name="ro1">
          <table:table-cell/>
          <table:table-cell office:value-type="float" office:value="84.45812" calcext:value-type="float">
            <text:p>84.45812</text:p>
          </table:table-cell>
          <table:table-cell office:value-type="float" office:value="74.61114" calcext:value-type="float">
            <text:p>74.61114</text:p>
          </table:table-cell>
          <table:table-cell office:value-type="float" office:value="9.84698" calcext:value-type="float">
            <text:p>9.84698</text:p>
          </table:table-cell>
        </table:table-row>
        <table:table-row table:style-name="ro1">
          <table:table-cell/>
          <table:table-cell office:value-type="float" office:value="84.88157" calcext:value-type="float">
            <text:p>84.88157</text:p>
          </table:table-cell>
          <table:table-cell office:value-type="float" office:value="76.15043" calcext:value-type="float">
            <text:p>76.15043</text:p>
          </table:table-cell>
          <table:table-cell office:value-type="float" office:value="8.73114" calcext:value-type="float">
            <text:p>8.73114</text:p>
          </table:table-cell>
        </table:table-row>
        <table:table-row table:style-name="ro1">
          <table:table-cell/>
          <table:table-cell office:value-type="float" office:value="85.96137" calcext:value-type="float">
            <text:p>85.96137</text:p>
          </table:table-cell>
          <table:table-cell office:value-type="float" office:value="73.96918" calcext:value-type="float">
            <text:p>73.96918</text:p>
          </table:table-cell>
          <table:table-cell office:value-type="float" office:value="11.99219" calcext:value-type="float">
            <text:p>11.99219</text:p>
          </table:table-cell>
        </table:table-row>
        <table:table-row table:style-name="ro1">
          <table:table-cell/>
          <table:table-cell office:value-type="float" office:value="85.21326" calcext:value-type="float">
            <text:p>85.21326</text:p>
          </table:table-cell>
          <table:table-cell office:value-type="float" office:value="75.40471" calcext:value-type="float">
            <text:p>75.40471</text:p>
          </table:table-cell>
          <table:table-cell office:value-type="float" office:value="9.80854" calcext:value-type="float">
            <text:p>9.80854</text:p>
          </table:table-cell>
        </table:table-row>
        <table:table-row table:style-name="ro1">
          <table:table-cell/>
          <table:table-cell office:value-type="float" office:value="84.58295" calcext:value-type="float">
            <text:p>84.58295</text:p>
          </table:table-cell>
          <table:table-cell office:value-type="float" office:value="74.31076" calcext:value-type="float">
            <text:p>74.31076</text:p>
          </table:table-cell>
          <table:table-cell office:value-type="float" office:value="10.27219" calcext:value-type="float">
            <text:p>10.27219</text:p>
          </table:table-cell>
        </table:table-row>
        <table:table-row table:style-name="ro1">
          <table:table-cell/>
          <table:table-cell office:value-type="float" office:value="85.73137" calcext:value-type="float">
            <text:p>85.73137</text:p>
          </table:table-cell>
          <table:table-cell office:value-type="float" office:value="72.93711" calcext:value-type="float">
            <text:p>72.93711</text:p>
          </table:table-cell>
          <table:table-cell office:value-type="float" office:value="12.79426" calcext:value-type="float">
            <text:p>12.79426</text:p>
          </table:table-cell>
        </table:table-row>
        <table:table-row table:style-name="ro1">
          <table:table-cell/>
          <table:table-cell office:value-type="float" office:value="83.92868" calcext:value-type="float">
            <text:p>83.92868</text:p>
          </table:table-cell>
          <table:table-cell office:value-type="float" office:value="74.5355" calcext:value-type="float">
            <text:p>74.5355</text:p>
          </table:table-cell>
          <table:table-cell office:value-type="float" office:value="9.39318" calcext:value-type="float">
            <text:p>9.39318</text:p>
          </table:table-cell>
        </table:table-row>
        <table:table-row table:style-name="ro1">
          <table:table-cell/>
          <table:table-cell office:value-type="float" office:value="84.53" calcext:value-type="float">
            <text:p>84.53</text:p>
          </table:table-cell>
          <table:table-cell office:value-type="float" office:value="73.22179" calcext:value-type="float">
            <text:p>73.22179</text:p>
          </table:table-cell>
          <table:table-cell office:value-type="float" office:value="11.30821" calcext:value-type="float">
            <text:p>11.30821</text:p>
          </table:table-cell>
        </table:table-row>
        <table:table-row table:style-name="ro1">
          <table:table-cell/>
          <table:table-cell office:value-type="float" office:value="85.40146" calcext:value-type="float">
            <text:p>85.40146</text:p>
          </table:table-cell>
          <table:table-cell office:value-type="float" office:value="75.75418" calcext:value-type="float">
            <text:p>75.75418</text:p>
          </table:table-cell>
          <table:table-cell office:value-type="float" office:value="9.64728" calcext:value-type="float">
            <text:p>9.64728</text:p>
          </table:table-cell>
        </table:table-row>
        <table:table-row table:style-name="ro1">
          <table:table-cell/>
          <table:table-cell office:value-type="float" office:value="85.33504" calcext:value-type="float">
            <text:p>85.33504</text:p>
          </table:table-cell>
          <table:table-cell office:value-type="float" office:value="75.14367" calcext:value-type="float">
            <text:p>75.14367</text:p>
          </table:table-cell>
          <table:table-cell office:value-type="float" office:value="10.19136" calcext:value-type="float">
            <text:p>10.19136</text:p>
          </table:table-cell>
        </table:table-row>
        <table:table-row table:style-name="ro1">
          <table:table-cell/>
          <table:table-cell office:value-type="float" office:value="84.69918" calcext:value-type="float">
            <text:p>84.69918</text:p>
          </table:table-cell>
          <table:table-cell office:value-type="float" office:value="75.96821" calcext:value-type="float">
            <text:p>75.96821</text:p>
          </table:table-cell>
          <table:table-cell office:value-type="float" office:value="8.73096" calcext:value-type="float">
            <text:p>8.73096</text:p>
          </table:table-cell>
        </table:table-row>
        <table:table-row table:style-name="ro1">
          <table:table-cell/>
          <table:table-cell office:value-type="float" office:value="84.38885" calcext:value-type="float">
            <text:p>84.38885</text:p>
          </table:table-cell>
          <table:table-cell office:value-type="float" office:value="74.77951" calcext:value-type="float">
            <text:p>74.77951</text:p>
          </table:table-cell>
          <table:table-cell office:value-type="float" office:value="9.60934" calcext:value-type="float">
            <text:p>9.60934</text:p>
          </table:table-cell>
        </table:table-row>
        <table:table-row table:style-name="ro1">
          <table:table-cell/>
          <table:table-cell office:value-type="float" office:value="85.1094" calcext:value-type="float">
            <text:p>85.1094</text:p>
          </table:table-cell>
          <table:table-cell office:value-type="float" office:value="74.72108" calcext:value-type="float">
            <text:p>74.72108</text:p>
          </table:table-cell>
          <table:table-cell office:value-type="float" office:value="10.38832" calcext:value-type="float">
            <text:p>10.38832</text:p>
          </table:table-cell>
        </table:table-row>
        <table:table-row table:style-name="ro1">
          <table:table-cell/>
          <table:table-cell office:value-type="float" office:value="85.32613" calcext:value-type="float">
            <text:p>85.32613</text:p>
          </table:table-cell>
          <table:table-cell office:value-type="float" office:value="75.76024" calcext:value-type="float">
            <text:p>75.76024</text:p>
          </table:table-cell>
          <table:table-cell office:value-type="float" office:value="9.56589" calcext:value-type="float">
            <text:p>9.56589</text:p>
          </table:table-cell>
        </table:table-row>
        <table:table-row table:style-name="ro1">
          <table:table-cell/>
          <table:table-cell office:value-type="float" office:value="85.25686" calcext:value-type="float">
            <text:p>85.25686</text:p>
          </table:table-cell>
          <table:table-cell office:value-type="float" office:value="75.02512" calcext:value-type="float">
            <text:p>75.02512</text:p>
          </table:table-cell>
          <table:table-cell office:value-type="float" office:value="10.23174" calcext:value-type="float">
            <text:p>10.23174</text:p>
          </table:table-cell>
        </table:table-row>
        <table:table-row table:style-name="ro1">
          <table:table-cell/>
          <table:table-cell office:value-type="float" office:value="85.49383" calcext:value-type="float">
            <text:p>85.49383</text:p>
          </table:table-cell>
          <table:table-cell office:value-type="float" office:value="75.26662" calcext:value-type="float">
            <text:p>75.26662</text:p>
          </table:table-cell>
          <table:table-cell office:value-type="float" office:value="10.22721" calcext:value-type="float">
            <text:p>10.22721</text:p>
          </table:table-cell>
        </table:table-row>
        <table:table-row table:style-name="ro1">
          <table:table-cell/>
          <table:table-cell office:value-type="float" office:value="84.08656" calcext:value-type="float">
            <text:p>84.08656</text:p>
          </table:table-cell>
          <table:table-cell office:value-type="float" office:value="74.9578" calcext:value-type="float">
            <text:p>74.9578</text:p>
          </table:table-cell>
          <table:table-cell office:value-type="float" office:value="9.12877" calcext:value-type="float">
            <text:p>9.12877</text:p>
          </table:table-cell>
        </table:table-row>
        <table:table-row table:style-name="ro1">
          <table:table-cell/>
          <table:table-cell office:value-type="float" office:value="84.82395" calcext:value-type="float">
            <text:p>84.82395</text:p>
          </table:table-cell>
          <table:table-cell office:value-type="float" office:value="75.32807" calcext:value-type="float">
            <text:p>75.32807</text:p>
          </table:table-cell>
          <table:table-cell office:value-type="float" office:value="9.49588" calcext:value-type="float">
            <text:p>9.49588</text:p>
          </table:table-cell>
        </table:table-row>
        <table:table-row table:style-name="ro1">
          <table:table-cell/>
          <table:table-cell office:value-type="float" office:value="84.82714" calcext:value-type="float">
            <text:p>84.82714</text:p>
          </table:table-cell>
          <table:table-cell office:value-type="float" office:value="74.84769" calcext:value-type="float">
            <text:p>74.84769</text:p>
          </table:table-cell>
          <table:table-cell office:value-type="float" office:value="9.97945" calcext:value-type="float">
            <text:p>9.97945</text:p>
          </table:table-cell>
        </table:table-row>
        <table:table-row table:style-name="ro1">
          <table:table-cell/>
          <table:table-cell office:value-type="float" office:value="85.11638" calcext:value-type="float">
            <text:p>85.11638</text:p>
          </table:table-cell>
          <table:table-cell office:value-type="float" office:value="74.14008" calcext:value-type="float">
            <text:p>74.14008</text:p>
          </table:table-cell>
          <table:table-cell office:value-type="float" office:value="10.9763" calcext:value-type="float">
            <text:p>10.9763</text:p>
          </table:table-cell>
        </table:table-row>
        <table:table-row table:style-name="ro1">
          <table:table-cell/>
          <table:table-cell office:value-type="float" office:value="85.07675" calcext:value-type="float">
            <text:p>85.07675</text:p>
          </table:table-cell>
          <table:table-cell office:value-type="float" office:value="76.3034" calcext:value-type="float">
            <text:p>76.3034</text:p>
          </table:table-cell>
          <table:table-cell office:value-type="float" office:value="8.77336" calcext:value-type="float">
            <text:p>8.77336</text:p>
          </table:table-cell>
        </table:table-row>
        <table:table-row table:style-name="ro1">
          <table:table-cell/>
          <table:table-cell office:value-type="float" office:value="85.2963" calcext:value-type="float">
            <text:p>85.2963</text:p>
          </table:table-cell>
          <table:table-cell office:value-type="float" office:value="74.90096" calcext:value-type="float">
            <text:p>74.90096</text:p>
          </table:table-cell>
          <table:table-cell office:value-type="float" office:value="10.39534" calcext:value-type="float">
            <text:p>10.39534</text:p>
          </table:table-cell>
        </table:table-row>
        <table:table-row table:style-name="ro1">
          <table:table-cell/>
          <table:table-cell office:value-type="float" office:value="85.0398" calcext:value-type="float">
            <text:p>85.0398</text:p>
          </table:table-cell>
          <table:table-cell office:value-type="float" office:value="73.62986" calcext:value-type="float">
            <text:p>73.62986</text:p>
          </table:table-cell>
          <table:table-cell office:value-type="float" office:value="11.40994" calcext:value-type="float">
            <text:p>11.40994</text:p>
          </table:table-cell>
        </table:table-row>
        <table:table-row table:style-name="ro1">
          <table:table-cell/>
          <table:table-cell office:value-type="float" office:value="83.96104" calcext:value-type="float">
            <text:p>83.96104</text:p>
          </table:table-cell>
          <table:table-cell office:value-type="float" office:value="73.46649" calcext:value-type="float">
            <text:p>73.46649</text:p>
          </table:table-cell>
          <table:table-cell office:value-type="float" office:value="10.49455" calcext:value-type="float">
            <text:p>10.49455</text:p>
          </table:table-cell>
        </table:table-row>
        <table:table-row table:style-name="ro1">
          <table:table-cell/>
          <table:table-cell office:value-type="float" office:value="84.93587" calcext:value-type="float">
            <text:p>84.93587</text:p>
          </table:table-cell>
          <table:table-cell office:value-type="float" office:value="75.89684" calcext:value-type="float">
            <text:p>75.89684</text:p>
          </table:table-cell>
          <table:table-cell office:value-type="float" office:value="9.03903" calcext:value-type="float">
            <text:p>9.03903</text:p>
          </table:table-cell>
        </table:table-row>
        <table:table-row table:style-name="ro1">
          <table:table-cell/>
          <table:table-cell office:value-type="float" office:value="84.59047" calcext:value-type="float">
            <text:p>84.59047</text:p>
          </table:table-cell>
          <table:table-cell office:value-type="float" office:value="76.3942" calcext:value-type="float">
            <text:p>76.3942</text:p>
          </table:table-cell>
          <table:table-cell office:value-type="float" office:value="8.19626" calcext:value-type="float">
            <text:p>8.19626</text:p>
          </table:table-cell>
        </table:table-row>
        <table:table-row table:style-name="ro1">
          <table:table-cell/>
          <table:table-cell office:value-type="float" office:value="85.24186" calcext:value-type="float">
            <text:p>85.24186</text:p>
          </table:table-cell>
          <table:table-cell office:value-type="float" office:value="75.38501" calcext:value-type="float">
            <text:p>75.38501</text:p>
          </table:table-cell>
          <table:table-cell office:value-type="float" office:value="9.85685" calcext:value-type="float">
            <text:p>9.85685</text:p>
          </table:table-cell>
        </table:table-row>
        <table:table-row table:style-name="ro1">
          <table:table-cell/>
          <table:table-cell office:value-type="float" office:value="84.40329" calcext:value-type="float">
            <text:p>84.40329</text:p>
          </table:table-cell>
          <table:table-cell office:value-type="float" office:value="72.26081" calcext:value-type="float">
            <text:p>72.26081</text:p>
          </table:table-cell>
          <table:table-cell office:value-type="float" office:value="12.14249" calcext:value-type="float">
            <text:p>12.14249</text:p>
          </table:table-cell>
        </table:table-row>
        <table:table-row table:style-name="ro1">
          <table:table-cell/>
          <table:table-cell office:value-type="float" office:value="85.10758" calcext:value-type="float">
            <text:p>85.10758</text:p>
          </table:table-cell>
          <table:table-cell office:value-type="float" office:value="75.41903" calcext:value-type="float">
            <text:p>75.41903</text:p>
          </table:table-cell>
          <table:table-cell office:value-type="float" office:value="9.68856" calcext:value-type="float">
            <text:p>9.68856</text:p>
          </table:table-cell>
        </table:table-row>
        <table:table-row table:style-name="ro1">
          <table:table-cell/>
          <table:table-cell office:value-type="float" office:value="85.19774" calcext:value-type="float">
            <text:p>85.19774</text:p>
          </table:table-cell>
          <table:table-cell office:value-type="float" office:value="76.14132" calcext:value-type="float">
            <text:p>76.14132</text:p>
          </table:table-cell>
          <table:table-cell office:value-type="float" office:value="9.05641" calcext:value-type="float">
            <text:p>9.05641</text:p>
          </table:table-cell>
        </table:table-row>
        <table:table-row table:style-name="ro1">
          <table:table-cell/>
          <table:table-cell office:value-type="float" office:value="85.21524" calcext:value-type="float">
            <text:p>85.21524</text:p>
          </table:table-cell>
          <table:table-cell office:value-type="float" office:value="74.53273" calcext:value-type="float">
            <text:p>74.53273</text:p>
          </table:table-cell>
          <table:table-cell office:value-type="float" office:value="10.68251" calcext:value-type="float">
            <text:p>10.68251</text:p>
          </table:table-cell>
        </table:table-row>
        <table:table-row table:style-name="ro1">
          <table:table-cell/>
          <table:table-cell office:value-type="float" office:value="85.18515" calcext:value-type="float">
            <text:p>85.18515</text:p>
          </table:table-cell>
          <table:table-cell office:value-type="float" office:value="75.77831" calcext:value-type="float">
            <text:p>75.77831</text:p>
          </table:table-cell>
          <table:table-cell office:value-type="float" office:value="9.40683" calcext:value-type="float">
            <text:p>9.40683</text:p>
          </table:table-cell>
        </table:table-row>
        <table:table-row table:style-name="ro1">
          <table:table-cell/>
          <table:table-cell office:value-type="float" office:value="84.5499" calcext:value-type="float">
            <text:p>84.5499</text:p>
          </table:table-cell>
          <table:table-cell office:value-type="float" office:value="76.04977" calcext:value-type="float">
            <text:p>76.04977</text:p>
          </table:table-cell>
          <table:table-cell office:value-type="float" office:value="8.50013" calcext:value-type="float">
            <text:p>8.50013</text:p>
          </table:table-cell>
        </table:table-row>
        <table:table-row table:style-name="ro1">
          <table:table-cell/>
          <table:table-cell office:value-type="float" office:value="85.41602" calcext:value-type="float">
            <text:p>85.41602</text:p>
          </table:table-cell>
          <table:table-cell office:value-type="float" office:value="74.72604" calcext:value-type="float">
            <text:p>74.72604</text:p>
          </table:table-cell>
          <table:table-cell office:value-type="float" office:value="10.68998" calcext:value-type="float">
            <text:p>10.68998</text:p>
          </table:table-cell>
        </table:table-row>
        <table:table-row table:style-name="ro1">
          <table:table-cell/>
          <table:table-cell office:value-type="float" office:value="84.84714" calcext:value-type="float">
            <text:p>84.84714</text:p>
          </table:table-cell>
          <table:table-cell office:value-type="float" office:value="73.84545" calcext:value-type="float">
            <text:p>73.84545</text:p>
          </table:table-cell>
          <table:table-cell office:value-type="float" office:value="11.00169" calcext:value-type="float">
            <text:p>11.00169</text:p>
          </table:table-cell>
        </table:table-row>
        <table:table-row table:style-name="ro1">
          <table:table-cell/>
          <table:table-cell office:value-type="float" office:value="84.458" calcext:value-type="float">
            <text:p>84.458</text:p>
          </table:table-cell>
          <table:table-cell office:value-type="float" office:value="74.90264" calcext:value-type="float">
            <text:p>74.90264</text:p>
          </table:table-cell>
          <table:table-cell office:value-type="float" office:value="9.55536" calcext:value-type="float">
            <text:p>9.55536</text:p>
          </table:table-cell>
        </table:table-row>
        <table:table-row table:style-name="ro1">
          <table:table-cell/>
          <table:table-cell office:value-type="float" office:value="85.10483" calcext:value-type="float">
            <text:p>85.10483</text:p>
          </table:table-cell>
          <table:table-cell office:value-type="float" office:value="72.67933" calcext:value-type="float">
            <text:p>72.67933</text:p>
          </table:table-cell>
          <table:table-cell office:value-type="float" office:value="12.4255" calcext:value-type="float">
            <text:p>12.4255</text:p>
          </table:table-cell>
        </table:table-row>
        <table:table-row table:style-name="ro1">
          <table:table-cell/>
          <table:table-cell office:value-type="float" office:value="84.72678" calcext:value-type="float">
            <text:p>84.72678</text:p>
          </table:table-cell>
          <table:table-cell office:value-type="float" office:value="74.82498" calcext:value-type="float">
            <text:p>74.82498</text:p>
          </table:table-cell>
          <table:table-cell office:value-type="float" office:value="9.9018" calcext:value-type="float">
            <text:p>9.9018</text:p>
          </table:table-cell>
        </table:table-row>
        <table:table-row table:style-name="ro1">
          <table:table-cell/>
          <table:table-cell office:value-type="float" office:value="85.38258" calcext:value-type="float">
            <text:p>85.38258</text:p>
          </table:table-cell>
          <table:table-cell office:value-type="float" office:value="75.09938" calcext:value-type="float">
            <text:p>75.09938</text:p>
          </table:table-cell>
          <table:table-cell office:value-type="float" office:value="10.2832" calcext:value-type="float">
            <text:p>10.2832</text:p>
          </table:table-cell>
        </table:table-row>
        <table:table-row table:style-name="ro1">
          <table:table-cell/>
          <table:table-cell office:value-type="float" office:value="85.33935" calcext:value-type="float">
            <text:p>85.33935</text:p>
          </table:table-cell>
          <table:table-cell office:value-type="float" office:value="71.8898" calcext:value-type="float">
            <text:p>71.8898</text:p>
          </table:table-cell>
          <table:table-cell office:value-type="float" office:value="13.44955" calcext:value-type="float">
            <text:p>13.44955</text:p>
          </table:table-cell>
        </table:table-row>
        <table:table-row table:style-name="ro1">
          <table:table-cell/>
          <table:table-cell office:value-type="float" office:value="85.31433" calcext:value-type="float">
            <text:p>85.31433</text:p>
          </table:table-cell>
          <table:table-cell office:value-type="float" office:value="74.73333" calcext:value-type="float">
            <text:p>74.73333</text:p>
          </table:table-cell>
          <table:table-cell office:value-type="float" office:value="10.581" calcext:value-type="float">
            <text:p>10.581</text:p>
          </table:table-cell>
        </table:table-row>
        <table:table-row table:style-name="ro1">
          <table:table-cell/>
          <table:table-cell office:value-type="float" office:value="84.18146" calcext:value-type="float">
            <text:p>84.18146</text:p>
          </table:table-cell>
          <table:table-cell office:value-type="float" office:value="75.33602" calcext:value-type="float">
            <text:p>75.33602</text:p>
          </table:table-cell>
          <table:table-cell office:value-type="float" office:value="8.84544" calcext:value-type="float">
            <text:p>8.84544</text:p>
          </table:table-cell>
        </table:table-row>
        <table:table-row table:style-name="ro1">
          <table:table-cell/>
          <table:table-cell office:value-type="float" office:value="84.84918" calcext:value-type="float">
            <text:p>84.84918</text:p>
          </table:table-cell>
          <table:table-cell office:value-type="float" office:value="72.78423" calcext:value-type="float">
            <text:p>72.78423</text:p>
          </table:table-cell>
          <table:table-cell office:value-type="float" office:value="12.06495" calcext:value-type="float">
            <text:p>12.06495</text:p>
          </table:table-cell>
        </table:table-row>
        <table:table-row table:style-name="ro1">
          <table:table-cell/>
          <table:table-cell office:value-type="float" office:value="84.80737" calcext:value-type="float">
            <text:p>84.80737</text:p>
          </table:table-cell>
          <table:table-cell office:value-type="float" office:value="74.81073" calcext:value-type="float">
            <text:p>74.81073</text:p>
          </table:table-cell>
          <table:table-cell office:value-type="float" office:value="9.99664" calcext:value-type="float">
            <text:p>9.99664</text:p>
          </table:table-cell>
        </table:table-row>
        <table:table-row table:style-name="ro1">
          <table:table-cell/>
          <table:table-cell office:value-type="float" office:value="85.55248" calcext:value-type="float">
            <text:p>85.55248</text:p>
          </table:table-cell>
          <table:table-cell office:value-type="float" office:value="75.23965" calcext:value-type="float">
            <text:p>75.23965</text:p>
          </table:table-cell>
          <table:table-cell office:value-type="float" office:value="10.31283" calcext:value-type="float">
            <text:p>10.31283</text:p>
          </table:table-cell>
        </table:table-row>
        <table:table-row table:style-name="ro1">
          <table:table-cell/>
          <table:table-cell office:value-type="float" office:value="84.70734" calcext:value-type="float">
            <text:p>84.70734</text:p>
          </table:table-cell>
          <table:table-cell office:value-type="float" office:value="74.34046" calcext:value-type="float">
            <text:p>74.34046</text:p>
          </table:table-cell>
          <table:table-cell office:value-type="float" office:value="10.36687" calcext:value-type="float">
            <text:p>10.36687</text:p>
          </table:table-cell>
        </table:table-row>
        <table:table-row table:style-name="ro1">
          <table:table-cell/>
          <table:table-cell office:value-type="float" office:value="84.99667" calcext:value-type="float">
            <text:p>84.99667</text:p>
          </table:table-cell>
          <table:table-cell office:value-type="float" office:value="73.31192" calcext:value-type="float">
            <text:p>73.31192</text:p>
          </table:table-cell>
          <table:table-cell office:value-type="float" office:value="11.68475" calcext:value-type="float">
            <text:p>11.68475</text:p>
          </table:table-cell>
        </table:table-row>
        <table:table-row table:style-name="ro1">
          <table:table-cell/>
          <table:table-cell office:value-type="float" office:value="84.1434" calcext:value-type="float">
            <text:p>84.1434</text:p>
          </table:table-cell>
          <table:table-cell office:value-type="float" office:value="74.6178" calcext:value-type="float">
            <text:p>74.6178</text:p>
          </table:table-cell>
          <table:table-cell office:value-type="float" office:value="9.5256" calcext:value-type="float">
            <text:p>9.5256</text:p>
          </table:table-cell>
        </table:table-row>
        <table:table-row table:style-name="ro1">
          <table:table-cell/>
          <table:table-cell office:value-type="float" office:value="84.8583" calcext:value-type="float">
            <text:p>84.8583</text:p>
          </table:table-cell>
          <table:table-cell office:value-type="float" office:value="73.3352" calcext:value-type="float">
            <text:p>73.3352</text:p>
          </table:table-cell>
          <table:table-cell office:value-type="float" office:value="11.5231" calcext:value-type="float">
            <text:p>11.5231</text:p>
          </table:table-cell>
        </table:table-row>
        <table:table-row table:style-name="ro1">
          <table:table-cell/>
          <table:table-cell office:value-type="float" office:value="84.48446" calcext:value-type="float">
            <text:p>84.48446</text:p>
          </table:table-cell>
          <table:table-cell office:value-type="float" office:value="75.04645" calcext:value-type="float">
            <text:p>75.04645</text:p>
          </table:table-cell>
          <table:table-cell office:value-type="float" office:value="9.43801" calcext:value-type="float">
            <text:p>9.43801</text:p>
          </table:table-cell>
        </table:table-row>
        <table:table-row table:style-name="ro1">
          <table:table-cell/>
          <table:table-cell office:value-type="float" office:value="84.75741" calcext:value-type="float">
            <text:p>84.75741</text:p>
          </table:table-cell>
          <table:table-cell office:value-type="float" office:value="74.71015" calcext:value-type="float">
            <text:p>74.71015</text:p>
          </table:table-cell>
          <table:table-cell office:value-type="float" office:value="10.04726" calcext:value-type="float">
            <text:p>10.04726</text:p>
          </table:table-cell>
        </table:table-row>
        <table:table-row table:style-name="ro1">
          <table:table-cell/>
          <table:table-cell office:value-type="float" office:value="86.19817" calcext:value-type="float">
            <text:p>86.19817</text:p>
          </table:table-cell>
          <table:table-cell office:value-type="float" office:value="72.6457" calcext:value-type="float">
            <text:p>72.6457</text:p>
          </table:table-cell>
          <table:table-cell office:value-type="float" office:value="13.55247" calcext:value-type="float">
            <text:p>13.55247</text:p>
          </table:table-cell>
        </table:table-row>
        <table:table-row table:style-name="ro1">
          <table:table-cell/>
          <table:table-cell office:value-type="float" office:value="85.71291" calcext:value-type="float">
            <text:p>85.71291</text:p>
          </table:table-cell>
          <table:table-cell office:value-type="float" office:value="74.1566" calcext:value-type="float">
            <text:p>74.1566</text:p>
          </table:table-cell>
          <table:table-cell office:value-type="float" office:value="11.55631" calcext:value-type="float">
            <text:p>11.55631</text:p>
          </table:table-cell>
        </table:table-row>
        <table:table-row table:style-name="ro1">
          <table:table-cell/>
          <table:table-cell office:value-type="float" office:value="84.74981" calcext:value-type="float">
            <text:p>84.74981</text:p>
          </table:table-cell>
          <table:table-cell office:value-type="float" office:value="73.9261" calcext:value-type="float">
            <text:p>73.9261</text:p>
          </table:table-cell>
          <table:table-cell office:value-type="float" office:value="10.82372" calcext:value-type="float">
            <text:p>10.82372</text:p>
          </table:table-cell>
        </table:table-row>
        <table:table-row table:style-name="ro1">
          <table:table-cell/>
          <table:table-cell office:value-type="float" office:value="85.71875" calcext:value-type="float">
            <text:p>85.71875</text:p>
          </table:table-cell>
          <table:table-cell office:value-type="float" office:value="74.30992" calcext:value-type="float">
            <text:p>74.30992</text:p>
          </table:table-cell>
          <table:table-cell office:value-type="float" office:value="11.40883" calcext:value-type="float">
            <text:p>11.40883</text:p>
          </table:table-cell>
        </table:table-row>
        <table:table-row table:style-name="ro1">
          <table:table-cell/>
          <table:table-cell office:value-type="float" office:value="84.95072" calcext:value-type="float">
            <text:p>84.95072</text:p>
          </table:table-cell>
          <table:table-cell office:value-type="float" office:value="76.14291" calcext:value-type="float">
            <text:p>76.14291</text:p>
          </table:table-cell>
          <table:table-cell office:value-type="float" office:value="8.80782" calcext:value-type="float">
            <text:p>8.80782</text:p>
          </table:table-cell>
        </table:table-row>
        <table:table-row table:style-name="ro1">
          <table:table-cell/>
          <table:table-cell office:value-type="float" office:value="85.1364" calcext:value-type="float">
            <text:p>85.1364</text:p>
          </table:table-cell>
          <table:table-cell office:value-type="float" office:value="75.15694" calcext:value-type="float">
            <text:p>75.15694</text:p>
          </table:table-cell>
          <table:table-cell office:value-type="float" office:value="9.97946" calcext:value-type="float">
            <text:p>9.97946</text:p>
          </table:table-cell>
        </table:table-row>
        <table:table-row table:style-name="ro1">
          <table:table-cell/>
          <table:table-cell office:value-type="float" office:value="85.11381" calcext:value-type="float">
            <text:p>85.11381</text:p>
          </table:table-cell>
          <table:table-cell office:value-type="float" office:value="74.77979" calcext:value-type="float">
            <text:p>74.77979</text:p>
          </table:table-cell>
          <table:table-cell office:value-type="float" office:value="10.33401" calcext:value-type="float">
            <text:p>10.33401</text:p>
          </table:table-cell>
        </table:table-row>
        <table:table-row table:style-name="ro1">
          <table:table-cell/>
          <table:table-cell office:value-type="float" office:value="84.57055" calcext:value-type="float">
            <text:p>84.57055</text:p>
          </table:table-cell>
          <table:table-cell office:value-type="float" office:value="72.46861" calcext:value-type="float">
            <text:p>72.46861</text:p>
          </table:table-cell>
          <table:table-cell office:value-type="float" office:value="12.10194" calcext:value-type="float">
            <text:p>12.10194</text:p>
          </table:table-cell>
        </table:table-row>
        <table:table-row table:style-name="ro1">
          <table:table-cell/>
          <table:table-cell office:value-type="float" office:value="83.82379" calcext:value-type="float">
            <text:p>83.82379</text:p>
          </table:table-cell>
          <table:table-cell office:value-type="float" office:value="74.17843" calcext:value-type="float">
            <text:p>74.17843</text:p>
          </table:table-cell>
          <table:table-cell office:value-type="float" office:value="9.64536" calcext:value-type="float">
            <text:p>9.64536</text:p>
          </table:table-cell>
        </table:table-row>
        <table:table-row table:style-name="ro1">
          <table:table-cell/>
          <table:table-cell office:value-type="float" office:value="85.45317" calcext:value-type="float">
            <text:p>85.45317</text:p>
          </table:table-cell>
          <table:table-cell office:value-type="float" office:value="73.49568" calcext:value-type="float">
            <text:p>73.49568</text:p>
          </table:table-cell>
          <table:table-cell office:value-type="float" office:value="11.95749" calcext:value-type="float">
            <text:p>11.95749</text:p>
          </table:table-cell>
        </table:table-row>
        <table:table-row table:style-name="ro1">
          <table:table-cell/>
          <table:table-cell office:value-type="float" office:value="84.91951" calcext:value-type="float">
            <text:p>84.91951</text:p>
          </table:table-cell>
          <table:table-cell office:value-type="float" office:value="76.22028" calcext:value-type="float">
            <text:p>76.22028</text:p>
          </table:table-cell>
          <table:table-cell office:value-type="float" office:value="8.69923" calcext:value-type="float">
            <text:p>8.69923</text:p>
          </table:table-cell>
        </table:table-row>
        <table:table-row table:style-name="ro1">
          <table:table-cell/>
          <table:table-cell office:value-type="float" office:value="84.66262" calcext:value-type="float">
            <text:p>84.66262</text:p>
          </table:table-cell>
          <table:table-cell office:value-type="float" office:value="72.55359" calcext:value-type="float">
            <text:p>72.55359</text:p>
          </table:table-cell>
          <table:table-cell office:value-type="float" office:value="12.10903" calcext:value-type="float">
            <text:p>12.10903</text:p>
          </table:table-cell>
        </table:table-row>
        <table:table-row table:style-name="ro1">
          <table:table-cell/>
          <table:table-cell office:value-type="float" office:value="84.22616" calcext:value-type="float">
            <text:p>84.22616</text:p>
          </table:table-cell>
          <table:table-cell office:value-type="float" office:value="73.97055" calcext:value-type="float">
            <text:p>73.97055</text:p>
          </table:table-cell>
          <table:table-cell office:value-type="float" office:value="10.25562" calcext:value-type="float">
            <text:p>10.25562</text:p>
          </table:table-cell>
        </table:table-row>
        <table:table-row table:style-name="ro1">
          <table:table-cell/>
          <table:table-cell office:value-type="float" office:value="84.32182" calcext:value-type="float">
            <text:p>84.32182</text:p>
          </table:table-cell>
          <table:table-cell office:value-type="float" office:value="73.8689" calcext:value-type="float">
            <text:p>73.8689</text:p>
          </table:table-cell>
          <table:table-cell office:value-type="float" office:value="10.45292" calcext:value-type="float">
            <text:p>10.45292</text:p>
          </table:table-cell>
        </table:table-row>
        <table:table-row table:style-name="ro1">
          <table:table-cell/>
          <table:table-cell office:value-type="float" office:value="85.41246" calcext:value-type="float">
            <text:p>85.41246</text:p>
          </table:table-cell>
          <table:table-cell office:value-type="float" office:value="75.20789" calcext:value-type="float">
            <text:p>75.20789</text:p>
          </table:table-cell>
          <table:table-cell office:value-type="float" office:value="10.20457" calcext:value-type="float">
            <text:p>10.20457</text:p>
          </table:table-cell>
        </table:table-row>
        <table:table-row table:style-name="ro1">
          <table:table-cell/>
          <table:table-cell office:value-type="float" office:value="85.02861" calcext:value-type="float">
            <text:p>85.02861</text:p>
          </table:table-cell>
          <table:table-cell office:value-type="float" office:value="74.33137" calcext:value-type="float">
            <text:p>74.33137</text:p>
          </table:table-cell>
          <table:table-cell office:value-type="float" office:value="10.69724" calcext:value-type="float">
            <text:p>10.69724</text:p>
          </table:table-cell>
        </table:table-row>
        <table:table-row table:style-name="ro1">
          <table:table-cell/>
          <table:table-cell office:value-type="float" office:value="85.90705" calcext:value-type="float">
            <text:p>85.90705</text:p>
          </table:table-cell>
          <table:table-cell office:value-type="float" office:value="72.77458" calcext:value-type="float">
            <text:p>72.77458</text:p>
          </table:table-cell>
          <table:table-cell office:value-type="float" office:value="13.13247" calcext:value-type="float">
            <text:p>13.13247</text:p>
          </table:table-cell>
        </table:table-row>
        <table:table-row table:style-name="ro1">
          <table:table-cell/>
          <table:table-cell office:value-type="float" office:value="84.62834" calcext:value-type="float">
            <text:p>84.62834</text:p>
          </table:table-cell>
          <table:table-cell office:value-type="float" office:value="75.70127" calcext:value-type="float">
            <text:p>75.70127</text:p>
          </table:table-cell>
          <table:table-cell office:value-type="float" office:value="8.92707" calcext:value-type="float">
            <text:p>8.92707</text:p>
          </table:table-cell>
        </table:table-row>
        <table:table-row table:style-name="ro1">
          <table:table-cell/>
          <table:table-cell office:value-type="float" office:value="84.34578" calcext:value-type="float">
            <text:p>84.34578</text:p>
          </table:table-cell>
          <table:table-cell office:value-type="float" office:value="74.78176" calcext:value-type="float">
            <text:p>74.78176</text:p>
          </table:table-cell>
          <table:table-cell office:value-type="float" office:value="9.56403" calcext:value-type="float">
            <text:p>9.56403</text:p>
          </table:table-cell>
        </table:table-row>
        <table:table-row table:style-name="ro1">
          <table:table-cell/>
          <table:table-cell office:value-type="float" office:value="83.97839" calcext:value-type="float">
            <text:p>83.97839</text:p>
          </table:table-cell>
          <table:table-cell office:value-type="float" office:value="74.62816" calcext:value-type="float">
            <text:p>74.62816</text:p>
          </table:table-cell>
          <table:table-cell office:value-type="float" office:value="9.35023" calcext:value-type="float">
            <text:p>9.35023</text:p>
          </table:table-cell>
        </table:table-row>
        <table:table-row table:style-name="ro1">
          <table:table-cell/>
          <table:table-cell office:value-type="float" office:value="85.56559" calcext:value-type="float">
            <text:p>85.56559</text:p>
          </table:table-cell>
          <table:table-cell office:value-type="float" office:value="74.26523" calcext:value-type="float">
            <text:p>74.26523</text:p>
          </table:table-cell>
          <table:table-cell office:value-type="float" office:value="11.30037" calcext:value-type="float">
            <text:p>11.30037</text:p>
          </table:table-cell>
        </table:table-row>
        <table:table-row table:style-name="ro1">
          <table:table-cell/>
          <table:table-cell office:value-type="float" office:value="83.79261" calcext:value-type="float">
            <text:p>83.79261</text:p>
          </table:table-cell>
          <table:table-cell office:value-type="float" office:value="73.7551" calcext:value-type="float">
            <text:p>73.7551</text:p>
          </table:table-cell>
          <table:table-cell office:value-type="float" office:value="10.03751" calcext:value-type="float">
            <text:p>10.03751</text:p>
          </table:table-cell>
        </table:table-row>
        <table:table-row table:style-name="ro1">
          <table:table-cell/>
          <table:table-cell office:value-type="float" office:value="85.78664" calcext:value-type="float">
            <text:p>85.78664</text:p>
          </table:table-cell>
          <table:table-cell office:value-type="float" office:value="74.25624" calcext:value-type="float">
            <text:p>74.25624</text:p>
          </table:table-cell>
          <table:table-cell office:value-type="float" office:value="11.5304" calcext:value-type="float">
            <text:p>11.5304</text:p>
          </table:table-cell>
        </table:table-row>
        <table:table-row table:style-name="ro1">
          <table:table-cell/>
          <table:table-cell office:value-type="float" office:value="84.89545" calcext:value-type="float">
            <text:p>84.89545</text:p>
          </table:table-cell>
          <table:table-cell office:value-type="float" office:value="74.46226" calcext:value-type="float">
            <text:p>74.46226</text:p>
          </table:table-cell>
          <table:table-cell office:value-type="float" office:value="10.43318" calcext:value-type="float">
            <text:p>10.43318</text:p>
          </table:table-cell>
        </table:table-row>
        <table:table-row table:style-name="ro1">
          <table:table-cell/>
          <table:table-cell office:value-type="float" office:value="85.85198" calcext:value-type="float">
            <text:p>85.85198</text:p>
          </table:table-cell>
          <table:table-cell office:value-type="float" office:value="73.30527" calcext:value-type="float">
            <text:p>73.30527</text:p>
          </table:table-cell>
          <table:table-cell office:value-type="float" office:value="12.54671" calcext:value-type="float">
            <text:p>12.54671</text:p>
          </table:table-cell>
        </table:table-row>
        <table:table-row table:style-name="ro1">
          <table:table-cell/>
          <table:table-cell office:value-type="float" office:value="85.81454" calcext:value-type="float">
            <text:p>85.81454</text:p>
          </table:table-cell>
          <table:table-cell office:value-type="float" office:value="73.92738" calcext:value-type="float">
            <text:p>73.92738</text:p>
          </table:table-cell>
          <table:table-cell office:value-type="float" office:value="11.88716" calcext:value-type="float">
            <text:p>11.88716</text:p>
          </table:table-cell>
        </table:table-row>
        <table:table-row table:style-name="ro1">
          <table:table-cell/>
          <table:table-cell office:value-type="float" office:value="84.60965" calcext:value-type="float">
            <text:p>84.60965</text:p>
          </table:table-cell>
          <table:table-cell office:value-type="float" office:value="74.88041" calcext:value-type="float">
            <text:p>74.88041</text:p>
          </table:table-cell>
          <table:table-cell office:value-type="float" office:value="9.72925" calcext:value-type="float">
            <text:p>9.72925</text:p>
          </table:table-cell>
        </table:table-row>
        <table:table-row table:style-name="ro1">
          <table:table-cell/>
          <table:table-cell office:value-type="float" office:value="85.47632" calcext:value-type="float">
            <text:p>85.47632</text:p>
          </table:table-cell>
          <table:table-cell office:value-type="float" office:value="75.58881" calcext:value-type="float">
            <text:p>75.58881</text:p>
          </table:table-cell>
          <table:table-cell office:value-type="float" office:value="9.88752" calcext:value-type="float">
            <text:p>9.88752</text:p>
          </table:table-cell>
        </table:table-row>
        <table:table-row table:style-name="ro1">
          <table:table-cell/>
          <table:table-cell office:value-type="float" office:value="85.80318" calcext:value-type="float">
            <text:p>85.80318</text:p>
          </table:table-cell>
          <table:table-cell office:value-type="float" office:value="73.96349" calcext:value-type="float">
            <text:p>73.96349</text:p>
          </table:table-cell>
          <table:table-cell office:value-type="float" office:value="11.83969" calcext:value-type="float">
            <text:p>11.83969</text:p>
          </table:table-cell>
        </table:table-row>
        <table:table-row table:style-name="ro1">
          <table:table-cell/>
          <table:table-cell office:value-type="float" office:value="84.61049" calcext:value-type="float">
            <text:p>84.61049</text:p>
          </table:table-cell>
          <table:table-cell office:value-type="float" office:value="73.76725" calcext:value-type="float">
            <text:p>73.76725</text:p>
          </table:table-cell>
          <table:table-cell office:value-type="float" office:value="10.84324" calcext:value-type="float">
            <text:p>10.84324</text:p>
          </table:table-cell>
        </table:table-row>
        <table:table-row table:style-name="ro1">
          <table:table-cell/>
          <table:table-cell office:value-type="float" office:value="84.48317" calcext:value-type="float">
            <text:p>84.48317</text:p>
          </table:table-cell>
          <table:table-cell office:value-type="float" office:value="71.85782" calcext:value-type="float">
            <text:p>71.85782</text:p>
          </table:table-cell>
          <table:table-cell office:value-type="float" office:value="12.62535" calcext:value-type="float">
            <text:p>12.62535</text:p>
          </table:table-cell>
        </table:table-row>
        <table:table-row table:style-name="ro1">
          <table:table-cell/>
          <table:table-cell office:value-type="float" office:value="84.68366" calcext:value-type="float">
            <text:p>84.68366</text:p>
          </table:table-cell>
          <table:table-cell office:value-type="float" office:value="75.00084" calcext:value-type="float">
            <text:p>75.00084</text:p>
          </table:table-cell>
          <table:table-cell office:value-type="float" office:value="9.68281" calcext:value-type="float">
            <text:p>9.68281</text:p>
          </table:table-cell>
        </table:table-row>
        <table:table-row table:style-name="ro1">
          <table:table-cell/>
          <table:table-cell office:value-type="float" office:value="83.91134" calcext:value-type="float">
            <text:p>83.91134</text:p>
          </table:table-cell>
          <table:table-cell office:value-type="float" office:value="74.30945" calcext:value-type="float">
            <text:p>74.30945</text:p>
          </table:table-cell>
          <table:table-cell office:value-type="float" office:value="9.60189" calcext:value-type="float">
            <text:p>9.60189</text:p>
          </table:table-cell>
        </table:table-row>
        <table:table-row table:style-name="ro1">
          <table:table-cell/>
          <table:table-cell office:value-type="float" office:value="85.52681" calcext:value-type="float">
            <text:p>85.52681</text:p>
          </table:table-cell>
          <table:table-cell office:value-type="float" office:value="72.4761" calcext:value-type="float">
            <text:p>72.4761</text:p>
          </table:table-cell>
          <table:table-cell office:value-type="float" office:value="13.05071" calcext:value-type="float">
            <text:p>13.05071</text:p>
          </table:table-cell>
        </table:table-row>
        <table:table-row table:style-name="ro1">
          <table:table-cell/>
          <table:table-cell office:value-type="float" office:value="84.96093" calcext:value-type="float">
            <text:p>84.96093</text:p>
          </table:table-cell>
          <table:table-cell office:value-type="float" office:value="75.94819" calcext:value-type="float">
            <text:p>75.94819</text:p>
          </table:table-cell>
          <table:table-cell office:value-type="float" office:value="9.01275" calcext:value-type="float">
            <text:p>9.01275</text:p>
          </table:table-cell>
        </table:table-row>
        <table:table-row table:style-name="ro1">
          <table:table-cell/>
          <table:table-cell office:value-type="float" office:value="84.56455" calcext:value-type="float">
            <text:p>84.56455</text:p>
          </table:table-cell>
          <table:table-cell office:value-type="float" office:value="74.16898" calcext:value-type="float">
            <text:p>74.16898</text:p>
          </table:table-cell>
          <table:table-cell office:value-type="float" office:value="10.39557" calcext:value-type="float">
            <text:p>10.39557</text:p>
          </table:table-cell>
        </table:table-row>
        <table:table-row table:style-name="ro1">
          <table:table-cell/>
          <table:table-cell office:value-type="float" office:value="85.21578" calcext:value-type="float">
            <text:p>85.21578</text:p>
          </table:table-cell>
          <table:table-cell office:value-type="float" office:value="73.72595" calcext:value-type="float">
            <text:p>73.72595</text:p>
          </table:table-cell>
          <table:table-cell office:value-type="float" office:value="11.48983" calcext:value-type="float">
            <text:p>11.48983</text:p>
          </table:table-cell>
        </table:table-row>
        <table:table-row table:style-name="ro1">
          <table:table-cell/>
          <table:table-cell office:value-type="float" office:value="83.78934" calcext:value-type="float">
            <text:p>83.78934</text:p>
          </table:table-cell>
          <table:table-cell office:value-type="float" office:value="74.05369" calcext:value-type="float">
            <text:p>74.05369</text:p>
          </table:table-cell>
          <table:table-cell office:value-type="float" office:value="9.73565" calcext:value-type="float">
            <text:p>9.73565</text:p>
          </table:table-cell>
        </table:table-row>
        <table:table-row table:style-name="ro1">
          <table:table-cell/>
          <table:table-cell office:value-type="float" office:value="85.05861" calcext:value-type="float">
            <text:p>85.05861</text:p>
          </table:table-cell>
          <table:table-cell office:value-type="float" office:value="73.48122" calcext:value-type="float">
            <text:p>73.48122</text:p>
          </table:table-cell>
          <table:table-cell office:value-type="float" office:value="11.57739" calcext:value-type="float">
            <text:p>11.57739</text:p>
          </table:table-cell>
        </table:table-row>
        <table:table-row table:style-name="ro1">
          <table:table-cell/>
          <table:table-cell office:value-type="float" office:value="84.69132" calcext:value-type="float">
            <text:p>84.69132</text:p>
          </table:table-cell>
          <table:table-cell office:value-type="float" office:value="75.8371" calcext:value-type="float">
            <text:p>75.8371</text:p>
          </table:table-cell>
          <table:table-cell office:value-type="float" office:value="8.85422" calcext:value-type="float">
            <text:p>8.85422</text:p>
          </table:table-cell>
        </table:table-row>
        <table:table-row table:style-name="ro1">
          <table:table-cell/>
          <table:table-cell office:value-type="float" office:value="85.15533" calcext:value-type="float">
            <text:p>85.15533</text:p>
          </table:table-cell>
          <table:table-cell office:value-type="float" office:value="74.52397" calcext:value-type="float">
            <text:p>74.52397</text:p>
          </table:table-cell>
          <table:table-cell office:value-type="float" office:value="10.63136" calcext:value-type="float">
            <text:p>10.63136</text:p>
          </table:table-cell>
        </table:table-row>
        <table:table-row table:style-name="ro1">
          <table:table-cell/>
          <table:table-cell office:value-type="float" office:value="84.27274" calcext:value-type="float">
            <text:p>84.27274</text:p>
          </table:table-cell>
          <table:table-cell office:value-type="float" office:value="74.50125" calcext:value-type="float">
            <text:p>74.50125</text:p>
          </table:table-cell>
          <table:table-cell office:value-type="float" office:value="9.77149" calcext:value-type="float">
            <text:p>9.77149</text:p>
          </table:table-cell>
        </table:table-row>
        <table:table-row table:style-name="ro1">
          <table:table-cell/>
          <table:table-cell office:value-type="float" office:value="85.01596" calcext:value-type="float">
            <text:p>85.01596</text:p>
          </table:table-cell>
          <table:table-cell office:value-type="float" office:value="73.13997" calcext:value-type="float">
            <text:p>73.13997</text:p>
          </table:table-cell>
          <table:table-cell office:value-type="float" office:value="11.87598" calcext:value-type="float">
            <text:p>11.87598</text:p>
          </table:table-cell>
        </table:table-row>
        <table:table-row table:style-name="ro1">
          <table:table-cell/>
          <table:table-cell office:value-type="float" office:value="84.61883" calcext:value-type="float">
            <text:p>84.61883</text:p>
          </table:table-cell>
          <table:table-cell office:value-type="float" office:value="74.7266" calcext:value-type="float">
            <text:p>74.7266</text:p>
          </table:table-cell>
          <table:table-cell office:value-type="float" office:value="9.89222" calcext:value-type="float">
            <text:p>9.89222</text:p>
          </table:table-cell>
        </table:table-row>
        <table:table-row table:style-name="ro1">
          <table:table-cell/>
          <table:table-cell office:value-type="float" office:value="85.29482" calcext:value-type="float">
            <text:p>85.29482</text:p>
          </table:table-cell>
          <table:table-cell office:value-type="float" office:value="74.69079" calcext:value-type="float">
            <text:p>74.69079</text:p>
          </table:table-cell>
          <table:table-cell office:value-type="float" office:value="10.60402" calcext:value-type="float">
            <text:p>10.60402</text:p>
          </table:table-cell>
        </table:table-row>
        <table:table-row table:style-name="ro1">
          <table:table-cell/>
          <table:table-cell office:value-type="float" office:value="83.78575" calcext:value-type="float">
            <text:p>83.78575</text:p>
          </table:table-cell>
          <table:table-cell office:value-type="float" office:value="74.19278" calcext:value-type="float">
            <text:p>74.19278</text:p>
          </table:table-cell>
          <table:table-cell office:value-type="float" office:value="9.59297" calcext:value-type="float">
            <text:p>9.59297</text:p>
          </table:table-cell>
        </table:table-row>
        <table:table-row table:style-name="ro1">
          <table:table-cell/>
          <table:table-cell office:value-type="float" office:value="84.822" calcext:value-type="float">
            <text:p>84.822</text:p>
          </table:table-cell>
          <table:table-cell office:value-type="float" office:value="73.95804" calcext:value-type="float">
            <text:p>73.95804</text:p>
          </table:table-cell>
          <table:table-cell office:value-type="float" office:value="10.86396" calcext:value-type="float">
            <text:p>10.86396</text:p>
          </table:table-cell>
        </table:table-row>
        <table:table-row table:style-name="ro1">
          <table:table-cell/>
          <table:table-cell office:value-type="float" office:value="85.73913" calcext:value-type="float">
            <text:p>85.73913</text:p>
          </table:table-cell>
          <table:table-cell office:value-type="float" office:value="72.61663" calcext:value-type="float">
            <text:p>72.61663</text:p>
          </table:table-cell>
          <table:table-cell office:value-type="float" office:value="13.1225" calcext:value-type="float">
            <text:p>13.1225</text:p>
          </table:table-cell>
        </table:table-row>
        <table:table-row table:style-name="ro1">
          <table:table-cell/>
          <table:table-cell office:value-type="float" office:value="85.3492" calcext:value-type="float">
            <text:p>85.3492</text:p>
          </table:table-cell>
          <table:table-cell office:value-type="float" office:value="74.45446" calcext:value-type="float">
            <text:p>74.45446</text:p>
          </table:table-cell>
          <table:table-cell office:value-type="float" office:value="10.89474" calcext:value-type="float">
            <text:p>10.89474</text:p>
          </table:table-cell>
        </table:table-row>
        <table:table-row table:style-name="ro1">
          <table:table-cell/>
          <table:table-cell office:value-type="float" office:value="84.51091" calcext:value-type="float">
            <text:p>84.51091</text:p>
          </table:table-cell>
          <table:table-cell office:value-type="float" office:value="76.01352" calcext:value-type="float">
            <text:p>76.01352</text:p>
          </table:table-cell>
          <table:table-cell office:value-type="float" office:value="8.49739" calcext:value-type="float">
            <text:p>8.49739</text:p>
          </table:table-cell>
        </table:table-row>
        <table:table-row table:style-name="ro1">
          <table:table-cell/>
          <table:table-cell office:value-type="float" office:value="83.58787" calcext:value-type="float">
            <text:p>83.58787</text:p>
          </table:table-cell>
          <table:table-cell office:value-type="float" office:value="73.17246" calcext:value-type="float">
            <text:p>73.17246</text:p>
          </table:table-cell>
          <table:table-cell office:value-type="float" office:value="10.41541" calcext:value-type="float">
            <text:p>10.41541</text:p>
          </table:table-cell>
        </table:table-row>
        <table:table-row table:style-name="ro1">
          <table:table-cell/>
          <table:table-cell office:value-type="float" office:value="85.61563" calcext:value-type="float">
            <text:p>85.61563</text:p>
          </table:table-cell>
          <table:table-cell office:value-type="float" office:value="73.86568" calcext:value-type="float">
            <text:p>73.86568</text:p>
          </table:table-cell>
          <table:table-cell office:value-type="float" office:value="11.74996" calcext:value-type="float">
            <text:p>11.74996</text:p>
          </table:table-cell>
        </table:table-row>
        <table:table-row table:style-name="ro1">
          <table:table-cell/>
          <table:table-cell office:value-type="float" office:value="84.55828" calcext:value-type="float">
            <text:p>84.55828</text:p>
          </table:table-cell>
          <table:table-cell office:value-type="float" office:value="74.44165" calcext:value-type="float">
            <text:p>74.44165</text:p>
          </table:table-cell>
          <table:table-cell office:value-type="float" office:value="10.11663" calcext:value-type="float">
            <text:p>10.11663</text:p>
          </table:table-cell>
        </table:table-row>
        <table:table-row table:style-name="ro1">
          <table:table-cell/>
          <table:table-cell office:value-type="float" office:value="84.17223" calcext:value-type="float">
            <text:p>84.17223</text:p>
          </table:table-cell>
          <table:table-cell office:value-type="float" office:value="74.87188" calcext:value-type="float">
            <text:p>74.87188</text:p>
          </table:table-cell>
          <table:table-cell office:value-type="float" office:value="9.30035" calcext:value-type="float">
            <text:p>9.30035</text:p>
          </table:table-cell>
        </table:table-row>
        <table:table-row table:style-name="ro1">
          <table:table-cell/>
          <table:table-cell office:value-type="float" office:value="85.13804" calcext:value-type="float">
            <text:p>85.13804</text:p>
          </table:table-cell>
          <table:table-cell office:value-type="float" office:value="72.62361" calcext:value-type="float">
            <text:p>72.62361</text:p>
          </table:table-cell>
          <table:table-cell office:value-type="float" office:value="12.51443" calcext:value-type="float">
            <text:p>12.51443</text:p>
          </table:table-cell>
        </table:table-row>
        <table:table-row table:style-name="ro1">
          <table:table-cell/>
          <table:table-cell office:value-type="float" office:value="83.63275" calcext:value-type="float">
            <text:p>83.63275</text:p>
          </table:table-cell>
          <table:table-cell office:value-type="float" office:value="73.26212" calcext:value-type="float">
            <text:p>73.26212</text:p>
          </table:table-cell>
          <table:table-cell office:value-type="float" office:value="10.37063" calcext:value-type="float">
            <text:p>10.37063</text:p>
          </table:table-cell>
        </table:table-row>
        <table:table-row table:style-name="ro1">
          <table:table-cell/>
          <table:table-cell office:value-type="float" office:value="84.8288" calcext:value-type="float">
            <text:p>84.8288</text:p>
          </table:table-cell>
          <table:table-cell office:value-type="float" office:value="76.25122" calcext:value-type="float">
            <text:p>76.25122</text:p>
          </table:table-cell>
          <table:table-cell office:value-type="float" office:value="8.57758" calcext:value-type="float">
            <text:p>8.57758</text:p>
          </table:table-cell>
        </table:table-row>
        <table:table-row table:style-name="ro1">
          <table:table-cell/>
          <table:table-cell office:value-type="float" office:value="84.8239" calcext:value-type="float">
            <text:p>84.8239</text:p>
          </table:table-cell>
          <table:table-cell office:value-type="float" office:value="75.88816" calcext:value-type="float">
            <text:p>75.88816</text:p>
          </table:table-cell>
          <table:table-cell office:value-type="float" office:value="8.93574" calcext:value-type="float">
            <text:p>8.93574</text:p>
          </table:table-cell>
        </table:table-row>
        <table:table-row table:style-name="ro1">
          <table:table-cell/>
          <table:table-cell office:value-type="float" office:value="84.41176" calcext:value-type="float">
            <text:p>84.41176</text:p>
          </table:table-cell>
          <table:table-cell office:value-type="float" office:value="74.04721" calcext:value-type="float">
            <text:p>74.04721</text:p>
          </table:table-cell>
          <table:table-cell office:value-type="float" office:value="10.36456" calcext:value-type="float">
            <text:p>10.36456</text:p>
          </table:table-cell>
        </table:table-row>
        <table:table-row table:style-name="ro1">
          <table:table-cell/>
          <table:table-cell office:value-type="float" office:value="84.97566" calcext:value-type="float">
            <text:p>84.97566</text:p>
          </table:table-cell>
          <table:table-cell office:value-type="float" office:value="75.8686" calcext:value-type="float">
            <text:p>75.8686</text:p>
          </table:table-cell>
          <table:table-cell office:value-type="float" office:value="9.10705" calcext:value-type="float">
            <text:p>9.10705</text:p>
          </table:table-cell>
        </table:table-row>
        <table:table-row table:style-name="ro1">
          <table:table-cell/>
          <table:table-cell office:value-type="float" office:value="84.22563" calcext:value-type="float">
            <text:p>84.22563</text:p>
          </table:table-cell>
          <table:table-cell office:value-type="float" office:value="75.24075" calcext:value-type="float">
            <text:p>75.24075</text:p>
          </table:table-cell>
          <table:table-cell office:value-type="float" office:value="8.98488" calcext:value-type="float">
            <text:p>8.98488</text:p>
          </table:table-cell>
        </table:table-row>
        <table:table-row table:style-name="ro1">
          <table:table-cell/>
          <table:table-cell office:value-type="float" office:value="84.75514" calcext:value-type="float">
            <text:p>84.75514</text:p>
          </table:table-cell>
          <table:table-cell office:value-type="float" office:value="74.25329" calcext:value-type="float">
            <text:p>74.25329</text:p>
          </table:table-cell>
          <table:table-cell office:value-type="float" office:value="10.50185" calcext:value-type="float">
            <text:p>10.50185</text:p>
          </table:table-cell>
        </table:table-row>
        <table:table-row table:style-name="ro1">
          <table:table-cell/>
          <table:table-cell office:value-type="float" office:value="85.58669" calcext:value-type="float">
            <text:p>85.58669</text:p>
          </table:table-cell>
          <table:table-cell office:value-type="float" office:value="74.60651" calcext:value-type="float">
            <text:p>74.60651</text:p>
          </table:table-cell>
          <table:table-cell office:value-type="float" office:value="10.98018" calcext:value-type="float">
            <text:p>10.98018</text:p>
          </table:table-cell>
        </table:table-row>
        <table:table-row table:style-name="ro1">
          <table:table-cell/>
          <table:table-cell office:value-type="float" office:value="84.48352" calcext:value-type="float">
            <text:p>84.48352</text:p>
          </table:table-cell>
          <table:table-cell office:value-type="float" office:value="74.51873" calcext:value-type="float">
            <text:p>74.51873</text:p>
          </table:table-cell>
          <table:table-cell office:value-type="float" office:value="9.96479" calcext:value-type="float">
            <text:p>9.96479</text:p>
          </table:table-cell>
        </table:table-row>
        <table:table-row table:style-name="ro1">
          <table:table-cell/>
          <table:table-cell office:value-type="float" office:value="83.7592" calcext:value-type="float">
            <text:p>83.7592</text:p>
          </table:table-cell>
          <table:table-cell office:value-type="float" office:value="73.94096" calcext:value-type="float">
            <text:p>73.94096</text:p>
          </table:table-cell>
          <table:table-cell office:value-type="float" office:value="9.81825" calcext:value-type="float">
            <text:p>9.81825</text:p>
          </table:table-cell>
        </table:table-row>
        <table:table-row table:style-name="ro1">
          <table:table-cell/>
          <table:table-cell office:value-type="float" office:value="85.19692" calcext:value-type="float">
            <text:p>85.19692</text:p>
          </table:table-cell>
          <table:table-cell office:value-type="float" office:value="72.62055" calcext:value-type="float">
            <text:p>72.62055</text:p>
          </table:table-cell>
          <table:table-cell office:value-type="float" office:value="12.57638" calcext:value-type="float">
            <text:p>12.57638</text:p>
          </table:table-cell>
        </table:table-row>
        <table:table-row table:style-name="ro1">
          <table:table-cell/>
          <table:table-cell office:value-type="float" office:value="86.38249" calcext:value-type="float">
            <text:p>86.38249</text:p>
          </table:table-cell>
          <table:table-cell office:value-type="float" office:value="71.74017" calcext:value-type="float">
            <text:p>71.74017</text:p>
          </table:table-cell>
          <table:table-cell office:value-type="float" office:value="14.64232" calcext:value-type="float">
            <text:p>14.64232</text:p>
          </table:table-cell>
        </table:table-row>
        <table:table-row table:style-name="ro1">
          <table:table-cell/>
          <table:table-cell office:value-type="float" office:value="84.37246" calcext:value-type="float">
            <text:p>84.37246</text:p>
          </table:table-cell>
          <table:table-cell office:value-type="float" office:value="74.4975" calcext:value-type="float">
            <text:p>74.4975</text:p>
          </table:table-cell>
          <table:table-cell office:value-type="float" office:value="9.87496" calcext:value-type="float">
            <text:p>9.87496</text:p>
          </table:table-cell>
        </table:table-row>
        <table:table-row table:style-name="ro1">
          <table:table-cell/>
          <table:table-cell office:value-type="float" office:value="85.14283" calcext:value-type="float">
            <text:p>85.14283</text:p>
          </table:table-cell>
          <table:table-cell office:value-type="float" office:value="75.97712" calcext:value-type="float">
            <text:p>75.97712</text:p>
          </table:table-cell>
          <table:table-cell office:value-type="float" office:value="9.16571" calcext:value-type="float">
            <text:p>9.16571</text:p>
          </table:table-cell>
        </table:table-row>
        <table:table-row table:style-name="ro1">
          <table:table-cell/>
          <table:table-cell office:value-type="float" office:value="84.62461" calcext:value-type="float">
            <text:p>84.62461</text:p>
          </table:table-cell>
          <table:table-cell office:value-type="float" office:value="76.14562" calcext:value-type="float">
            <text:p>76.14562</text:p>
          </table:table-cell>
          <table:table-cell office:value-type="float" office:value="8.47899" calcext:value-type="float">
            <text:p>8.47899</text:p>
          </table:table-cell>
        </table:table-row>
        <table:table-row table:style-name="ro1">
          <table:table-cell/>
          <table:table-cell office:value-type="float" office:value="84.50314" calcext:value-type="float">
            <text:p>84.50314</text:p>
          </table:table-cell>
          <table:table-cell office:value-type="float" office:value="75.57706" calcext:value-type="float">
            <text:p>75.57706</text:p>
          </table:table-cell>
          <table:table-cell office:value-type="float" office:value="8.92608" calcext:value-type="float">
            <text:p>8.92608</text:p>
          </table:table-cell>
        </table:table-row>
        <table:table-row table:style-name="ro1">
          <table:table-cell/>
          <table:table-cell office:value-type="float" office:value="85.64161" calcext:value-type="float">
            <text:p>85.64161</text:p>
          </table:table-cell>
          <table:table-cell office:value-type="float" office:value="74.46493" calcext:value-type="float">
            <text:p>74.46493</text:p>
          </table:table-cell>
          <table:table-cell office:value-type="float" office:value="11.17668" calcext:value-type="float">
            <text:p>11.17668</text:p>
          </table:table-cell>
        </table:table-row>
        <table:table-row table:style-name="ro1">
          <table:table-cell/>
          <table:table-cell office:value-type="float" office:value="84.13612" calcext:value-type="float">
            <text:p>84.13612</text:p>
          </table:table-cell>
          <table:table-cell office:value-type="float" office:value="72.92453" calcext:value-type="float">
            <text:p>72.92453</text:p>
          </table:table-cell>
          <table:table-cell office:value-type="float" office:value="11.21159" calcext:value-type="float">
            <text:p>11.21159</text:p>
          </table:table-cell>
        </table:table-row>
        <table:table-row table:style-name="ro1">
          <table:table-cell/>
          <table:table-cell office:value-type="float" office:value="84.934" calcext:value-type="float">
            <text:p>84.934</text:p>
          </table:table-cell>
          <table:table-cell office:value-type="float" office:value="74.09416" calcext:value-type="float">
            <text:p>74.09416</text:p>
          </table:table-cell>
          <table:table-cell office:value-type="float" office:value="10.83984" calcext:value-type="float">
            <text:p>10.83984</text:p>
          </table:table-cell>
        </table:table-row>
        <table:table-row table:style-name="ro1">
          <table:table-cell/>
          <table:table-cell office:value-type="float" office:value="85.47346" calcext:value-type="float">
            <text:p>85.47346</text:p>
          </table:table-cell>
          <table:table-cell office:value-type="float" office:value="74.1023" calcext:value-type="float">
            <text:p>74.1023</text:p>
          </table:table-cell>
          <table:table-cell office:value-type="float" office:value="11.37116" calcext:value-type="float">
            <text:p>11.37116</text:p>
          </table:table-cell>
        </table:table-row>
        <table:table-row table:style-name="ro1">
          <table:table-cell/>
          <table:table-cell office:value-type="float" office:value="85.29829" calcext:value-type="float">
            <text:p>85.29829</text:p>
          </table:table-cell>
          <table:table-cell office:value-type="float" office:value="72.67588" calcext:value-type="float">
            <text:p>72.67588</text:p>
          </table:table-cell>
          <table:table-cell office:value-type="float" office:value="12.62241" calcext:value-type="float">
            <text:p>12.62241</text:p>
          </table:table-cell>
        </table:table-row>
        <table:table-row table:style-name="ro1">
          <table:table-cell/>
          <table:table-cell office:value-type="float" office:value="84.83508" calcext:value-type="float">
            <text:p>84.83508</text:p>
          </table:table-cell>
          <table:table-cell office:value-type="float" office:value="72.90729" calcext:value-type="float">
            <text:p>72.90729</text:p>
          </table:table-cell>
          <table:table-cell office:value-type="float" office:value="11.92779" calcext:value-type="float">
            <text:p>11.92779</text:p>
          </table:table-cell>
        </table:table-row>
        <table:table-row table:style-name="ro1">
          <table:table-cell/>
          <table:table-cell office:value-type="float" office:value="84.88991" calcext:value-type="float">
            <text:p>84.88991</text:p>
          </table:table-cell>
          <table:table-cell office:value-type="float" office:value="74.89555" calcext:value-type="float">
            <text:p>74.89555</text:p>
          </table:table-cell>
          <table:table-cell office:value-type="float" office:value="9.99436" calcext:value-type="float">
            <text:p>9.99436</text:p>
          </table:table-cell>
        </table:table-row>
        <table:table-row table:style-name="ro1">
          <table:table-cell/>
          <table:table-cell office:value-type="float" office:value="85.18491" calcext:value-type="float">
            <text:p>85.18491</text:p>
          </table:table-cell>
          <table:table-cell office:value-type="float" office:value="73.55619" calcext:value-type="float">
            <text:p>73.55619</text:p>
          </table:table-cell>
          <table:table-cell office:value-type="float" office:value="11.62872" calcext:value-type="float">
            <text:p>11.62872</text:p>
          </table:table-cell>
        </table:table-row>
        <table:table-row table:style-name="ro1">
          <table:table-cell/>
          <table:table-cell office:value-type="float" office:value="84.67444" calcext:value-type="float">
            <text:p>84.67444</text:p>
          </table:table-cell>
          <table:table-cell office:value-type="float" office:value="75.74369" calcext:value-type="float">
            <text:p>75.74369</text:p>
          </table:table-cell>
          <table:table-cell office:value-type="float" office:value="8.93075" calcext:value-type="float">
            <text:p>8.93075</text:p>
          </table:table-cell>
        </table:table-row>
        <table:table-row table:style-name="ro1">
          <table:table-cell/>
          <table:table-cell office:value-type="float" office:value="85.37568" calcext:value-type="float">
            <text:p>85.37568</text:p>
          </table:table-cell>
          <table:table-cell office:value-type="float" office:value="75.58228" calcext:value-type="float">
            <text:p>75.58228</text:p>
          </table:table-cell>
          <table:table-cell office:value-type="float" office:value="9.7934" calcext:value-type="float">
            <text:p>9.7934</text:p>
          </table:table-cell>
        </table:table-row>
        <table:table-row table:style-name="ro1">
          <table:table-cell/>
          <table:table-cell office:value-type="float" office:value="83.94626" calcext:value-type="float">
            <text:p>83.94626</text:p>
          </table:table-cell>
          <table:table-cell office:value-type="float" office:value="73.12324" calcext:value-type="float">
            <text:p>73.12324</text:p>
          </table:table-cell>
          <table:table-cell office:value-type="float" office:value="10.82302" calcext:value-type="float">
            <text:p>10.82302</text:p>
          </table:table-cell>
        </table:table-row>
        <table:table-row table:style-name="ro1">
          <table:table-cell/>
          <table:table-cell office:value-type="float" office:value="85.62144" calcext:value-type="float">
            <text:p>85.62144</text:p>
          </table:table-cell>
          <table:table-cell office:value-type="float" office:value="74.13511" calcext:value-type="float">
            <text:p>74.13511</text:p>
          </table:table-cell>
          <table:table-cell office:value-type="float" office:value="11.48634" calcext:value-type="float">
            <text:p>11.48634</text:p>
          </table:table-cell>
        </table:table-row>
        <table:table-row table:style-name="ro1">
          <table:table-cell/>
          <table:table-cell office:value-type="float" office:value="83.7431" calcext:value-type="float">
            <text:p>83.7431</text:p>
          </table:table-cell>
          <table:table-cell office:value-type="float" office:value="73.76309" calcext:value-type="float">
            <text:p>73.76309</text:p>
          </table:table-cell>
          <table:table-cell office:value-type="float" office:value="9.98001" calcext:value-type="float">
            <text:p>9.98001</text:p>
          </table:table-cell>
        </table:table-row>
        <table:table-row table:style-name="ro1">
          <table:table-cell/>
          <table:table-cell office:value-type="float" office:value="84.58819" calcext:value-type="float">
            <text:p>84.58819</text:p>
          </table:table-cell>
          <table:table-cell office:value-type="float" office:value="76.24456" calcext:value-type="float">
            <text:p>76.24456</text:p>
          </table:table-cell>
          <table:table-cell office:value-type="float" office:value="8.34363" calcext:value-type="float">
            <text:p>8.34363</text:p>
          </table:table-cell>
        </table:table-row>
        <table:table-row table:style-name="ro1">
          <table:table-cell/>
          <table:table-cell office:value-type="float" office:value="85.7433" calcext:value-type="float">
            <text:p>85.7433</text:p>
          </table:table-cell>
          <table:table-cell office:value-type="float" office:value="74.01866" calcext:value-type="float">
            <text:p>74.01866</text:p>
          </table:table-cell>
          <table:table-cell office:value-type="float" office:value="11.72464" calcext:value-type="float">
            <text:p>11.72464</text:p>
          </table:table-cell>
        </table:table-row>
        <table:table-row table:style-name="ro1">
          <table:table-cell/>
          <table:table-cell office:value-type="float" office:value="84.98389" calcext:value-type="float">
            <text:p>84.98389</text:p>
          </table:table-cell>
          <table:table-cell office:value-type="float" office:value="76.27989" calcext:value-type="float">
            <text:p>76.27989</text:p>
          </table:table-cell>
          <table:table-cell office:value-type="float" office:value="8.704" calcext:value-type="float">
            <text:p>8.704</text:p>
          </table:table-cell>
        </table:table-row>
        <table:table-row table:style-name="ro1">
          <table:table-cell/>
          <table:table-cell office:value-type="float" office:value="84.4194" calcext:value-type="float">
            <text:p>84.4194</text:p>
          </table:table-cell>
          <table:table-cell office:value-type="float" office:value="74.42124" calcext:value-type="float">
            <text:p>74.42124</text:p>
          </table:table-cell>
          <table:table-cell office:value-type="float" office:value="9.99816" calcext:value-type="float">
            <text:p>9.99816</text:p>
          </table:table-cell>
        </table:table-row>
        <table:table-row table:style-name="ro1">
          <table:table-cell/>
          <table:table-cell office:value-type="float" office:value="85.12081" calcext:value-type="float">
            <text:p>85.12081</text:p>
          </table:table-cell>
          <table:table-cell office:value-type="float" office:value="74.31041" calcext:value-type="float">
            <text:p>74.31041</text:p>
          </table:table-cell>
          <table:table-cell office:value-type="float" office:value="10.8104" calcext:value-type="float">
            <text:p>10.8104</text:p>
          </table:table-cell>
        </table:table-row>
        <table:table-row table:style-name="ro1">
          <table:table-cell/>
          <table:table-cell office:value-type="float" office:value="84.89887" calcext:value-type="float">
            <text:p>84.89887</text:p>
          </table:table-cell>
          <table:table-cell office:value-type="float" office:value="74.50753" calcext:value-type="float">
            <text:p>74.50753</text:p>
          </table:table-cell>
          <table:table-cell office:value-type="float" office:value="10.39134" calcext:value-type="float">
            <text:p>10.39134</text:p>
          </table:table-cell>
        </table:table-row>
        <table:table-row table:style-name="ro1">
          <table:table-cell/>
          <table:table-cell office:value-type="float" office:value="84.67609" calcext:value-type="float">
            <text:p>84.67609</text:p>
          </table:table-cell>
          <table:table-cell office:value-type="float" office:value="74.76586" calcext:value-type="float">
            <text:p>74.76586</text:p>
          </table:table-cell>
          <table:table-cell office:value-type="float" office:value="9.91023" calcext:value-type="float">
            <text:p>9.91023</text:p>
          </table:table-cell>
        </table:table-row>
        <table:table-row table:style-name="ro1">
          <table:table-cell/>
          <table:table-cell office:value-type="float" office:value="85.7727" calcext:value-type="float">
            <text:p>85.7727</text:p>
          </table:table-cell>
          <table:table-cell office:value-type="float" office:value="74.00346" calcext:value-type="float">
            <text:p>74.00346</text:p>
          </table:table-cell>
          <table:table-cell office:value-type="float" office:value="11.76924" calcext:value-type="float">
            <text:p>11.76924</text:p>
          </table:table-cell>
        </table:table-row>
        <table:table-row table:style-name="ro1">
          <table:table-cell/>
          <table:table-cell office:value-type="float" office:value="84.58849" calcext:value-type="float">
            <text:p>84.58849</text:p>
          </table:table-cell>
          <table:table-cell office:value-type="float" office:value="74.71046" calcext:value-type="float">
            <text:p>74.71046</text:p>
          </table:table-cell>
          <table:table-cell office:value-type="float" office:value="9.87803" calcext:value-type="float">
            <text:p>9.87803</text:p>
          </table:table-cell>
        </table:table-row>
        <table:table-row table:style-name="ro1">
          <table:table-cell/>
          <table:table-cell office:value-type="float" office:value="85.85951" calcext:value-type="float">
            <text:p>85.85951</text:p>
          </table:table-cell>
          <table:table-cell office:value-type="float" office:value="74.475" calcext:value-type="float">
            <text:p>74.475</text:p>
          </table:table-cell>
          <table:table-cell office:value-type="float" office:value="11.38451" calcext:value-type="float">
            <text:p>11.38451</text:p>
          </table:table-cell>
        </table:table-row>
        <table:table-row table:style-name="ro1">
          <table:table-cell/>
          <table:table-cell office:value-type="float" office:value="84.72328" calcext:value-type="float">
            <text:p>84.72328</text:p>
          </table:table-cell>
          <table:table-cell office:value-type="float" office:value="75.19958" calcext:value-type="float">
            <text:p>75.19958</text:p>
          </table:table-cell>
          <table:table-cell office:value-type="float" office:value="9.5237" calcext:value-type="float">
            <text:p>9.5237</text:p>
          </table:table-cell>
        </table:table-row>
        <table:table-row table:style-name="ro1">
          <table:table-cell/>
          <table:table-cell office:value-type="float" office:value="84.68136" calcext:value-type="float">
            <text:p>84.68136</text:p>
          </table:table-cell>
          <table:table-cell office:value-type="float" office:value="73.94963" calcext:value-type="float">
            <text:p>73.94963</text:p>
          </table:table-cell>
          <table:table-cell office:value-type="float" office:value="10.73173" calcext:value-type="float">
            <text:p>10.73173</text:p>
          </table:table-cell>
        </table:table-row>
        <table:table-row table:style-name="ro1">
          <table:table-cell/>
          <table:table-cell office:value-type="float" office:value="84.63045" calcext:value-type="float">
            <text:p>84.63045</text:p>
          </table:table-cell>
          <table:table-cell office:value-type="float" office:value="74.46167" calcext:value-type="float">
            <text:p>74.46167</text:p>
          </table:table-cell>
          <table:table-cell office:value-type="float" office:value="10.16878" calcext:value-type="float">
            <text:p>10.16878</text:p>
          </table:table-cell>
        </table:table-row>
        <table:table-row table:style-name="ro1">
          <table:table-cell/>
          <table:table-cell office:value-type="float" office:value="84.40632" calcext:value-type="float">
            <text:p>84.40632</text:p>
          </table:table-cell>
          <table:table-cell office:value-type="float" office:value="74.39419" calcext:value-type="float">
            <text:p>74.39419</text:p>
          </table:table-cell>
          <table:table-cell office:value-type="float" office:value="10.01213" calcext:value-type="float">
            <text:p>10.01213</text:p>
          </table:table-cell>
        </table:table-row>
        <table:table-row table:style-name="ro1">
          <table:table-cell/>
          <table:table-cell office:value-type="float" office:value="85.55159" calcext:value-type="float">
            <text:p>85.55159</text:p>
          </table:table-cell>
          <table:table-cell office:value-type="float" office:value="73.86589" calcext:value-type="float">
            <text:p>73.86589</text:p>
          </table:table-cell>
          <table:table-cell office:value-type="float" office:value="11.68569" calcext:value-type="float">
            <text:p>11.68569</text:p>
          </table:table-cell>
        </table:table-row>
        <table:table-row table:style-name="ro1">
          <table:table-cell/>
          <table:table-cell office:value-type="float" office:value="84.79776" calcext:value-type="float">
            <text:p>84.79776</text:p>
          </table:table-cell>
          <table:table-cell office:value-type="float" office:value="74.26053" calcext:value-type="float">
            <text:p>74.26053</text:p>
          </table:table-cell>
          <table:table-cell office:value-type="float" office:value="10.53723" calcext:value-type="float">
            <text:p>10.53723</text:p>
          </table:table-cell>
        </table:table-row>
        <table:table-row table:style-name="ro1">
          <table:table-cell/>
          <table:table-cell office:value-type="float" office:value="85.44169" calcext:value-type="float">
            <text:p>85.44169</text:p>
          </table:table-cell>
          <table:table-cell office:value-type="float" office:value="75.58894" calcext:value-type="float">
            <text:p>75.58894</text:p>
          </table:table-cell>
          <table:table-cell office:value-type="float" office:value="9.85276" calcext:value-type="float">
            <text:p>9.85276</text:p>
          </table:table-cell>
        </table:table-row>
        <table:table-row table:style-name="ro1">
          <table:table-cell/>
          <table:table-cell office:value-type="float" office:value="85.43183" calcext:value-type="float">
            <text:p>85.43183</text:p>
          </table:table-cell>
          <table:table-cell office:value-type="float" office:value="75.63698" calcext:value-type="float">
            <text:p>75.63698</text:p>
          </table:table-cell>
          <table:table-cell office:value-type="float" office:value="9.79484" calcext:value-type="float">
            <text:p>9.79484</text:p>
          </table:table-cell>
        </table:table-row>
        <table:table-row table:style-name="ro1">
          <table:table-cell/>
          <table:table-cell office:value-type="float" office:value="86.21541" calcext:value-type="float">
            <text:p>86.21541</text:p>
          </table:table-cell>
          <table:table-cell office:value-type="float" office:value="72.80969" calcext:value-type="float">
            <text:p>72.80969</text:p>
          </table:table-cell>
          <table:table-cell office:value-type="float" office:value="13.40573" calcext:value-type="float">
            <text:p>13.40573</text:p>
          </table:table-cell>
        </table:table-row>
        <table:table-row table:style-name="ro1">
          <table:table-cell/>
          <table:table-cell office:value-type="float" office:value="86.27528" calcext:value-type="float">
            <text:p>86.27528</text:p>
          </table:table-cell>
          <table:table-cell office:value-type="float" office:value="72.42236" calcext:value-type="float">
            <text:p>72.42236</text:p>
          </table:table-cell>
          <table:table-cell office:value-type="float" office:value="13.85292" calcext:value-type="float">
            <text:p>13.85292</text:p>
          </table:table-cell>
        </table:table-row>
        <table:table-row table:style-name="ro1">
          <table:table-cell/>
          <table:table-cell office:value-type="float" office:value="85.64164" calcext:value-type="float">
            <text:p>85.64164</text:p>
          </table:table-cell>
          <table:table-cell office:value-type="float" office:value="74.88679" calcext:value-type="float">
            <text:p>74.88679</text:p>
          </table:table-cell>
          <table:table-cell office:value-type="float" office:value="10.75485" calcext:value-type="float">
            <text:p>10.75485</text:p>
          </table:table-cell>
        </table:table-row>
        <table:table-row table:style-name="ro1">
          <table:table-cell/>
          <table:table-cell office:value-type="float" office:value="84.95818" calcext:value-type="float">
            <text:p>84.95818</text:p>
          </table:table-cell>
          <table:table-cell office:value-type="float" office:value="76.17142" calcext:value-type="float">
            <text:p>76.17142</text:p>
          </table:table-cell>
          <table:table-cell office:value-type="float" office:value="8.78676" calcext:value-type="float">
            <text:p>8.78676</text:p>
          </table:table-cell>
        </table:table-row>
        <table:table-row table:style-name="ro1">
          <table:table-cell/>
          <table:table-cell office:value-type="float" office:value="85.2241" calcext:value-type="float">
            <text:p>85.2241</text:p>
          </table:table-cell>
          <table:table-cell office:value-type="float" office:value="76.09982" calcext:value-type="float">
            <text:p>76.09982</text:p>
          </table:table-cell>
          <table:table-cell office:value-type="float" office:value="9.12429" calcext:value-type="float">
            <text:p>9.12429</text:p>
          </table:table-cell>
        </table:table-row>
        <table:table-row table:style-name="ro1">
          <table:table-cell/>
          <table:table-cell office:value-type="float" office:value="85.04972" calcext:value-type="float">
            <text:p>85.04972</text:p>
          </table:table-cell>
          <table:table-cell office:value-type="float" office:value="74.19063" calcext:value-type="float">
            <text:p>74.19063</text:p>
          </table:table-cell>
          <table:table-cell office:value-type="float" office:value="10.85909" calcext:value-type="float">
            <text:p>10.85909</text:p>
          </table:table-cell>
        </table:table-row>
        <table:table-row table:style-name="ro1">
          <table:table-cell/>
          <table:table-cell office:value-type="float" office:value="86.24104" calcext:value-type="float">
            <text:p>86.24104</text:p>
          </table:table-cell>
          <table:table-cell office:value-type="float" office:value="72.56006" calcext:value-type="float">
            <text:p>72.56006</text:p>
          </table:table-cell>
          <table:table-cell office:value-type="float" office:value="13.68098" calcext:value-type="float">
            <text:p>13.68098</text:p>
          </table:table-cell>
        </table:table-row>
        <table:table-row table:style-name="ro1">
          <table:table-cell/>
          <table:table-cell office:value-type="float" office:value="84.67269" calcext:value-type="float">
            <text:p>84.67269</text:p>
          </table:table-cell>
          <table:table-cell office:value-type="float" office:value="74.46611" calcext:value-type="float">
            <text:p>74.46611</text:p>
          </table:table-cell>
          <table:table-cell office:value-type="float" office:value="10.20659" calcext:value-type="float">
            <text:p>10.20659</text:p>
          </table:table-cell>
        </table:table-row>
        <table:table-row table:style-name="ro1">
          <table:table-cell/>
          <table:table-cell office:value-type="float" office:value="84.08843" calcext:value-type="float">
            <text:p>84.08843</text:p>
          </table:table-cell>
          <table:table-cell office:value-type="float" office:value="74.34718" calcext:value-type="float">
            <text:p>74.34718</text:p>
          </table:table-cell>
          <table:table-cell office:value-type="float" office:value="9.74125" calcext:value-type="float">
            <text:p>9.74125</text:p>
          </table:table-cell>
        </table:table-row>
        <table:table-row table:style-name="ro1">
          <table:table-cell/>
          <table:table-cell office:value-type="float" office:value="85.25328" calcext:value-type="float">
            <text:p>85.25328</text:p>
          </table:table-cell>
          <table:table-cell office:value-type="float" office:value="75.03296" calcext:value-type="float">
            <text:p>75.03296</text:p>
          </table:table-cell>
          <table:table-cell office:value-type="float" office:value="10.22032" calcext:value-type="float">
            <text:p>10.22032</text:p>
          </table:table-cell>
        </table:table-row>
        <table:table-row table:style-name="ro1">
          <table:table-cell/>
          <table:table-cell office:value-type="float" office:value="84.78659" calcext:value-type="float">
            <text:p>84.78659</text:p>
          </table:table-cell>
          <table:table-cell office:value-type="float" office:value="75.179" calcext:value-type="float">
            <text:p>75.179</text:p>
          </table:table-cell>
          <table:table-cell office:value-type="float" office:value="9.60759" calcext:value-type="float">
            <text:p>9.60759</text:p>
          </table:table-cell>
        </table:table-row>
        <table:table-row table:style-name="ro1">
          <table:table-cell/>
          <table:table-cell office:value-type="float" office:value="85.32738" calcext:value-type="float">
            <text:p>85.32738</text:p>
          </table:table-cell>
          <table:table-cell office:value-type="float" office:value="74.20333" calcext:value-type="float">
            <text:p>74.20333</text:p>
          </table:table-cell>
          <table:table-cell office:value-type="float" office:value="11.12405" calcext:value-type="float">
            <text:p>11.12405</text:p>
          </table:table-cell>
        </table:table-row>
        <table:table-row table:style-name="ro1">
          <table:table-cell/>
          <table:table-cell office:value-type="float" office:value="84.82279" calcext:value-type="float">
            <text:p>84.82279</text:p>
          </table:table-cell>
          <table:table-cell office:value-type="float" office:value="74.64337" calcext:value-type="float">
            <text:p>74.64337</text:p>
          </table:table-cell>
          <table:table-cell office:value-type="float" office:value="10.17942" calcext:value-type="float">
            <text:p>10.17942</text:p>
          </table:table-cell>
        </table:table-row>
        <table:table-row table:style-name="ro1">
          <table:table-cell/>
          <table:table-cell office:value-type="float" office:value="84.44687" calcext:value-type="float">
            <text:p>84.44687</text:p>
          </table:table-cell>
          <table:table-cell office:value-type="float" office:value="74.30839" calcext:value-type="float">
            <text:p>74.30839</text:p>
          </table:table-cell>
          <table:table-cell office:value-type="float" office:value="10.13848" calcext:value-type="float">
            <text:p>10.13848</text:p>
          </table:table-cell>
        </table:table-row>
        <table:table-row table:style-name="ro1">
          <table:table-cell/>
          <table:table-cell office:value-type="float" office:value="84.29165" calcext:value-type="float">
            <text:p>84.29165</text:p>
          </table:table-cell>
          <table:table-cell office:value-type="float" office:value="74.9337" calcext:value-type="float">
            <text:p>74.9337</text:p>
          </table:table-cell>
          <table:table-cell office:value-type="float" office:value="9.35795" calcext:value-type="float">
            <text:p>9.35795</text:p>
          </table:table-cell>
        </table:table-row>
        <table:table-row table:style-name="ro1">
          <table:table-cell/>
          <table:table-cell office:value-type="float" office:value="84.93669" calcext:value-type="float">
            <text:p>84.93669</text:p>
          </table:table-cell>
          <table:table-cell office:value-type="float" office:value="75.93345" calcext:value-type="float">
            <text:p>75.93345</text:p>
          </table:table-cell>
          <table:table-cell office:value-type="float" office:value="9.00324" calcext:value-type="float">
            <text:p>9.00324</text:p>
          </table:table-cell>
        </table:table-row>
        <table:table-row table:style-name="ro1">
          <table:table-cell/>
          <table:table-cell office:value-type="float" office:value="85.31049" calcext:value-type="float">
            <text:p>85.31049</text:p>
          </table:table-cell>
          <table:table-cell office:value-type="float" office:value="72.37647" calcext:value-type="float">
            <text:p>72.37647</text:p>
          </table:table-cell>
          <table:table-cell office:value-type="float" office:value="12.93402" calcext:value-type="float">
            <text:p>12.93402</text:p>
          </table:table-cell>
        </table:table-row>
        <table:table-row table:style-name="ro1">
          <table:table-cell/>
          <table:table-cell office:value-type="float" office:value="85.77421" calcext:value-type="float">
            <text:p>85.77421</text:p>
          </table:table-cell>
          <table:table-cell office:value-type="float" office:value="74.45013" calcext:value-type="float">
            <text:p>74.45013</text:p>
          </table:table-cell>
          <table:table-cell office:value-type="float" office:value="11.32407" calcext:value-type="float">
            <text:p>11.32407</text:p>
          </table:table-cell>
        </table:table-row>
        <table:table-row table:style-name="ro1">
          <table:table-cell/>
          <table:table-cell office:value-type="float" office:value="83.99934" calcext:value-type="float">
            <text:p>83.99934</text:p>
          </table:table-cell>
          <table:table-cell office:value-type="float" office:value="73.11324" calcext:value-type="float">
            <text:p>73.11324</text:p>
          </table:table-cell>
          <table:table-cell office:value-type="float" office:value="10.8861" calcext:value-type="float">
            <text:p>10.8861</text:p>
          </table:table-cell>
        </table:table-row>
        <table:table-row table:style-name="ro1">
          <table:table-cell/>
          <table:table-cell office:value-type="float" office:value="84.71257" calcext:value-type="float">
            <text:p>84.71257</text:p>
          </table:table-cell>
          <table:table-cell office:value-type="float" office:value="74.3565" calcext:value-type="float">
            <text:p>74.3565</text:p>
          </table:table-cell>
          <table:table-cell office:value-type="float" office:value="10.35607" calcext:value-type="float">
            <text:p>10.35607</text:p>
          </table:table-cell>
        </table:table-row>
        <table:table-row table:style-name="ro1">
          <table:table-cell/>
          <table:table-cell office:value-type="float" office:value="84.75833" calcext:value-type="float">
            <text:p>84.75833</text:p>
          </table:table-cell>
          <table:table-cell office:value-type="float" office:value="74.89347" calcext:value-type="float">
            <text:p>74.89347</text:p>
          </table:table-cell>
          <table:table-cell office:value-type="float" office:value="9.86486" calcext:value-type="float">
            <text:p>9.86486</text:p>
          </table:table-cell>
        </table:table-row>
        <table:table-row table:style-name="ro1">
          <table:table-cell/>
          <table:table-cell office:value-type="float" office:value="83.85989" calcext:value-type="float">
            <text:p>83.85989</text:p>
          </table:table-cell>
          <table:table-cell office:value-type="float" office:value="73.41328" calcext:value-type="float">
            <text:p>73.41328</text:p>
          </table:table-cell>
          <table:table-cell office:value-type="float" office:value="10.44661" calcext:value-type="float">
            <text:p>10.44661</text:p>
          </table:table-cell>
        </table:table-row>
        <table:table-row table:style-name="ro1">
          <table:table-cell/>
          <table:table-cell office:value-type="float" office:value="86.37454" calcext:value-type="float">
            <text:p>86.37454</text:p>
          </table:table-cell>
          <table:table-cell office:value-type="float" office:value="71.86561" calcext:value-type="float">
            <text:p>71.86561</text:p>
          </table:table-cell>
          <table:table-cell office:value-type="float" office:value="14.50893" calcext:value-type="float">
            <text:p>14.50893</text:p>
          </table:table-cell>
        </table:table-row>
        <table:table-row table:style-name="ro1">
          <table:table-cell/>
          <table:table-cell office:value-type="float" office:value="85.01637" calcext:value-type="float">
            <text:p>85.01637</text:p>
          </table:table-cell>
          <table:table-cell office:value-type="float" office:value="76.46136" calcext:value-type="float">
            <text:p>76.46136</text:p>
          </table:table-cell>
          <table:table-cell office:value-type="float" office:value="8.555" calcext:value-type="float">
            <text:p>8.555</text:p>
          </table:table-cell>
        </table:table-row>
        <table:table-row table:style-name="ro1">
          <table:table-cell/>
          <table:table-cell office:value-type="float" office:value="84.28649" calcext:value-type="float">
            <text:p>84.28649</text:p>
          </table:table-cell>
          <table:table-cell office:value-type="float" office:value="75.67533" calcext:value-type="float">
            <text:p>75.67533</text:p>
          </table:table-cell>
          <table:table-cell office:value-type="float" office:value="8.61116" calcext:value-type="float">
            <text:p>8.61116</text:p>
          </table:table-cell>
        </table:table-row>
        <table:table-row table:style-name="ro1">
          <table:table-cell/>
          <table:table-cell office:value-type="float" office:value="85.22652" calcext:value-type="float">
            <text:p>85.22652</text:p>
          </table:table-cell>
          <table:table-cell office:value-type="float" office:value="74.49466" calcext:value-type="float">
            <text:p>74.49466</text:p>
          </table:table-cell>
          <table:table-cell office:value-type="float" office:value="10.73186" calcext:value-type="float">
            <text:p>10.73186</text:p>
          </table:table-cell>
        </table:table-row>
        <table:table-row table:style-name="ro1">
          <table:table-cell/>
          <table:table-cell office:value-type="float" office:value="85.85867" calcext:value-type="float">
            <text:p>85.85867</text:p>
          </table:table-cell>
          <table:table-cell office:value-type="float" office:value="72.98064" calcext:value-type="float">
            <text:p>72.98064</text:p>
          </table:table-cell>
          <table:table-cell office:value-type="float" office:value="12.87803" calcext:value-type="float">
            <text:p>12.87803</text:p>
          </table:table-cell>
        </table:table-row>
        <table:table-row table:style-name="ro1">
          <table:table-cell/>
          <table:table-cell office:value-type="float" office:value="84.20063" calcext:value-type="float">
            <text:p>84.20063</text:p>
          </table:table-cell>
          <table:table-cell office:value-type="float" office:value="74.50048" calcext:value-type="float">
            <text:p>74.50048</text:p>
          </table:table-cell>
          <table:table-cell office:value-type="float" office:value="9.70015" calcext:value-type="float">
            <text:p>9.70015</text:p>
          </table:table-cell>
        </table:table-row>
        <table:table-row table:style-name="ro1">
          <table:table-cell/>
          <table:table-cell office:value-type="float" office:value="84.80233" calcext:value-type="float">
            <text:p>84.80233</text:p>
          </table:table-cell>
          <table:table-cell office:value-type="float" office:value="74.12761" calcext:value-type="float">
            <text:p>74.12761</text:p>
          </table:table-cell>
          <table:table-cell office:value-type="float" office:value="10.67472" calcext:value-type="float">
            <text:p>10.67472</text:p>
          </table:table-cell>
        </table:table-row>
        <table:table-row table:style-name="ro1">
          <table:table-cell/>
          <table:table-cell office:value-type="float" office:value="83.81037" calcext:value-type="float">
            <text:p>83.81037</text:p>
          </table:table-cell>
          <table:table-cell office:value-type="float" office:value="73.46449" calcext:value-type="float">
            <text:p>73.46449</text:p>
          </table:table-cell>
          <table:table-cell office:value-type="float" office:value="10.34588" calcext:value-type="float">
            <text:p>10.34588</text:p>
          </table:table-cell>
        </table:table-row>
        <table:table-row table:style-name="ro1">
          <table:table-cell/>
          <table:table-cell office:value-type="float" office:value="84.95651" calcext:value-type="float">
            <text:p>84.95651</text:p>
          </table:table-cell>
          <table:table-cell office:value-type="float" office:value="75.74745" calcext:value-type="float">
            <text:p>75.74745</text:p>
          </table:table-cell>
          <table:table-cell office:value-type="float" office:value="9.20905" calcext:value-type="float">
            <text:p>9.20905</text:p>
          </table:table-cell>
        </table:table-row>
        <table:table-row table:style-name="ro1">
          <table:table-cell/>
          <table:table-cell office:value-type="float" office:value="83.60761" calcext:value-type="float">
            <text:p>83.60761</text:p>
          </table:table-cell>
          <table:table-cell office:value-type="float" office:value="73.21927" calcext:value-type="float">
            <text:p>73.21927</text:p>
          </table:table-cell>
          <table:table-cell office:value-type="float" office:value="10.38834" calcext:value-type="float">
            <text:p>10.38834</text:p>
          </table:table-cell>
        </table:table-row>
        <table:table-row table:style-name="ro1">
          <table:table-cell/>
          <table:table-cell office:value-type="float" office:value="83.29552" calcext:value-type="float">
            <text:p>83.29552</text:p>
          </table:table-cell>
          <table:table-cell office:value-type="float" office:value="71.66717" calcext:value-type="float">
            <text:p>71.66717</text:p>
          </table:table-cell>
          <table:table-cell office:value-type="float" office:value="11.62836" calcext:value-type="float">
            <text:p>11.62836</text:p>
          </table:table-cell>
        </table:table-row>
        <table:table-row table:style-name="ro1">
          <table:table-cell/>
          <table:table-cell office:value-type="float" office:value="84.71348" calcext:value-type="float">
            <text:p>84.71348</text:p>
          </table:table-cell>
          <table:table-cell office:value-type="float" office:value="76.23725" calcext:value-type="float">
            <text:p>76.23725</text:p>
          </table:table-cell>
          <table:table-cell office:value-type="float" office:value="8.47623" calcext:value-type="float">
            <text:p>8.47623</text:p>
          </table:table-cell>
        </table:table-row>
        <table:table-row table:style-name="ro1">
          <table:table-cell/>
          <table:table-cell office:value-type="float" office:value="83.91126" calcext:value-type="float">
            <text:p>83.91126</text:p>
          </table:table-cell>
          <table:table-cell office:value-type="float" office:value="74.41609" calcext:value-type="float">
            <text:p>74.41609</text:p>
          </table:table-cell>
          <table:table-cell office:value-type="float" office:value="9.49517" calcext:value-type="float">
            <text:p>9.49517</text:p>
          </table:table-cell>
        </table:table-row>
        <table:table-row table:style-name="ro1">
          <table:table-cell/>
          <table:table-cell office:value-type="float" office:value="83.69914" calcext:value-type="float">
            <text:p>83.69914</text:p>
          </table:table-cell>
          <table:table-cell office:value-type="float" office:value="73.72886" calcext:value-type="float">
            <text:p>73.72886</text:p>
          </table:table-cell>
          <table:table-cell office:value-type="float" office:value="9.97028" calcext:value-type="float">
            <text:p>9.97028</text:p>
          </table:table-cell>
        </table:table-row>
        <table:table-row table:style-name="ro1">
          <table:table-cell/>
          <table:table-cell office:value-type="float" office:value="84.96104" calcext:value-type="float">
            <text:p>84.96104</text:p>
          </table:table-cell>
          <table:table-cell office:value-type="float" office:value="73.77416" calcext:value-type="float">
            <text:p>73.77416</text:p>
          </table:table-cell>
          <table:table-cell office:value-type="float" office:value="11.18689" calcext:value-type="float">
            <text:p>11.18689</text:p>
          </table:table-cell>
        </table:table-row>
        <table:table-row table:style-name="ro1">
          <table:table-cell/>
          <table:table-cell office:value-type="float" office:value="84.46159" calcext:value-type="float">
            <text:p>84.46159</text:p>
          </table:table-cell>
          <table:table-cell office:value-type="float" office:value="74.93781" calcext:value-type="float">
            <text:p>74.93781</text:p>
          </table:table-cell>
          <table:table-cell office:value-type="float" office:value="9.52379" calcext:value-type="float">
            <text:p>9.52379</text:p>
          </table:table-cell>
        </table:table-row>
        <table:table-row table:style-name="ro1">
          <table:table-cell/>
          <table:table-cell office:value-type="float" office:value="83.81297" calcext:value-type="float">
            <text:p>83.81297</text:p>
          </table:table-cell>
          <table:table-cell office:value-type="float" office:value="73.52157" calcext:value-type="float">
            <text:p>73.52157</text:p>
          </table:table-cell>
          <table:table-cell office:value-type="float" office:value="10.2914" calcext:value-type="float">
            <text:p>10.2914</text:p>
          </table:table-cell>
        </table:table-row>
        <table:table-row table:style-name="ro1">
          <table:table-cell/>
          <table:table-cell office:value-type="float" office:value="84.37933" calcext:value-type="float">
            <text:p>84.37933</text:p>
          </table:table-cell>
          <table:table-cell office:value-type="float" office:value="75.12089" calcext:value-type="float">
            <text:p>75.12089</text:p>
          </table:table-cell>
          <table:table-cell office:value-type="float" office:value="9.25844" calcext:value-type="float">
            <text:p>9.25844</text:p>
          </table:table-cell>
        </table:table-row>
        <table:table-row table:style-name="ro1">
          <table:table-cell/>
          <table:table-cell office:value-type="float" office:value="85.05384" calcext:value-type="float">
            <text:p>85.05384</text:p>
          </table:table-cell>
          <table:table-cell office:value-type="float" office:value="75.97204" calcext:value-type="float">
            <text:p>75.97204</text:p>
          </table:table-cell>
          <table:table-cell office:value-type="float" office:value="9.0818" calcext:value-type="float">
            <text:p>9.0818</text:p>
          </table:table-cell>
        </table:table-row>
        <table:table-row table:style-name="ro1">
          <table:table-cell/>
          <table:table-cell office:value-type="float" office:value="84.95634" calcext:value-type="float">
            <text:p>84.95634</text:p>
          </table:table-cell>
          <table:table-cell office:value-type="float" office:value="75.59612" calcext:value-type="float">
            <text:p>75.59612</text:p>
          </table:table-cell>
          <table:table-cell office:value-type="float" office:value="9.36022" calcext:value-type="float">
            <text:p>9.36022</text:p>
          </table:table-cell>
        </table:table-row>
        <table:table-row table:style-name="ro1">
          <table:table-cell/>
          <table:table-cell office:value-type="float" office:value="83.6295" calcext:value-type="float">
            <text:p>83.6295</text:p>
          </table:table-cell>
          <table:table-cell office:value-type="float" office:value="73.41142" calcext:value-type="float">
            <text:p>73.41142</text:p>
          </table:table-cell>
          <table:table-cell office:value-type="float" office:value="10.21808" calcext:value-type="float">
            <text:p>10.21808</text:p>
          </table:table-cell>
        </table:table-row>
        <table:table-row table:style-name="ro1">
          <table:table-cell/>
          <table:table-cell office:value-type="float" office:value="85.30804" calcext:value-type="float">
            <text:p>85.30804</text:p>
          </table:table-cell>
          <table:table-cell office:value-type="float" office:value="75.19109" calcext:value-type="float">
            <text:p>75.19109</text:p>
          </table:table-cell>
          <table:table-cell office:value-type="float" office:value="10.11696" calcext:value-type="float">
            <text:p>10.11696</text:p>
          </table:table-cell>
        </table:table-row>
        <table:table-row table:style-name="ro1">
          <table:table-cell/>
          <table:table-cell office:value-type="float" office:value="84.87208" calcext:value-type="float">
            <text:p>84.87208</text:p>
          </table:table-cell>
          <table:table-cell office:value-type="float" office:value="76.40012" calcext:value-type="float">
            <text:p>76.40012</text:p>
          </table:table-cell>
          <table:table-cell office:value-type="float" office:value="8.47195" calcext:value-type="float">
            <text:p>8.47195</text:p>
          </table:table-cell>
        </table:table-row>
        <table:table-row table:style-name="ro1">
          <table:table-cell/>
          <table:table-cell office:value-type="float" office:value="86.19199" calcext:value-type="float">
            <text:p>86.19199</text:p>
          </table:table-cell>
          <table:table-cell office:value-type="float" office:value="72.67392" calcext:value-type="float">
            <text:p>72.67392</text:p>
          </table:table-cell>
          <table:table-cell office:value-type="float" office:value="13.51807" calcext:value-type="float">
            <text:p>13.51807</text:p>
          </table:table-cell>
        </table:table-row>
        <table:table-row table:style-name="ro1">
          <table:table-cell/>
          <table:table-cell office:value-type="float" office:value="84.82541" calcext:value-type="float">
            <text:p>84.82541</text:p>
          </table:table-cell>
          <table:table-cell office:value-type="float" office:value="73.72266" calcext:value-type="float">
            <text:p>73.72266</text:p>
          </table:table-cell>
          <table:table-cell office:value-type="float" office:value="11.10275" calcext:value-type="float">
            <text:p>11.10275</text:p>
          </table:table-cell>
        </table:table-row>
        <table:table-row table:style-name="ro1">
          <table:table-cell/>
          <table:table-cell office:value-type="float" office:value="84.73844" calcext:value-type="float">
            <text:p>84.73844</text:p>
          </table:table-cell>
          <table:table-cell office:value-type="float" office:value="75.51984" calcext:value-type="float">
            <text:p>75.51984</text:p>
          </table:table-cell>
          <table:table-cell office:value-type="float" office:value="9.2186" calcext:value-type="float">
            <text:p>9.2186</text:p>
          </table:table-cell>
        </table:table-row>
        <table:table-row table:style-name="ro1">
          <table:table-cell/>
          <table:table-cell office:value-type="float" office:value="84.69668" calcext:value-type="float">
            <text:p>84.69668</text:p>
          </table:table-cell>
          <table:table-cell office:value-type="float" office:value="72.6459" calcext:value-type="float">
            <text:p>72.6459</text:p>
          </table:table-cell>
          <table:table-cell office:value-type="float" office:value="12.05077" calcext:value-type="float">
            <text:p>12.05077</text:p>
          </table:table-cell>
        </table:table-row>
        <table:table-row table:style-name="ro1">
          <table:table-cell/>
          <table:table-cell office:value-type="float" office:value="84.89353" calcext:value-type="float">
            <text:p>84.89353</text:p>
          </table:table-cell>
          <table:table-cell office:value-type="float" office:value="75.14264" calcext:value-type="float">
            <text:p>75.14264</text:p>
          </table:table-cell>
          <table:table-cell office:value-type="float" office:value="9.75089" calcext:value-type="float">
            <text:p>9.75089</text:p>
          </table:table-cell>
        </table:table-row>
        <table:table-row table:style-name="ro1">
          <table:table-cell/>
          <table:table-cell office:value-type="float" office:value="84.30661" calcext:value-type="float">
            <text:p>84.30661</text:p>
          </table:table-cell>
          <table:table-cell office:value-type="float" office:value="75.05931" calcext:value-type="float">
            <text:p>75.05931</text:p>
          </table:table-cell>
          <table:table-cell office:value-type="float" office:value="9.2473" calcext:value-type="float">
            <text:p>9.2473</text:p>
          </table:table-cell>
        </table:table-row>
        <table:table-row table:style-name="ro1">
          <table:table-cell/>
          <table:table-cell office:value-type="float" office:value="85.98755" calcext:value-type="float">
            <text:p>85.98755</text:p>
          </table:table-cell>
          <table:table-cell office:value-type="float" office:value="73.54592" calcext:value-type="float">
            <text:p>73.54592</text:p>
          </table:table-cell>
          <table:table-cell office:value-type="float" office:value="12.44163" calcext:value-type="float">
            <text:p>12.44163</text:p>
          </table:table-cell>
        </table:table-row>
        <table:table-row table:style-name="ro1">
          <table:table-cell/>
          <table:table-cell office:value-type="float" office:value="85.34275" calcext:value-type="float">
            <text:p>85.34275</text:p>
          </table:table-cell>
          <table:table-cell office:value-type="float" office:value="75.41746" calcext:value-type="float">
            <text:p>75.41746</text:p>
          </table:table-cell>
          <table:table-cell office:value-type="float" office:value="9.92529" calcext:value-type="float">
            <text:p>9.92529</text:p>
          </table:table-cell>
        </table:table-row>
        <table:table-row table:style-name="ro1">
          <table:table-cell/>
          <table:table-cell office:value-type="float" office:value="84.45668" calcext:value-type="float">
            <text:p>84.45668</text:p>
          </table:table-cell>
          <table:table-cell office:value-type="float" office:value="72.31656" calcext:value-type="float">
            <text:p>72.31656</text:p>
          </table:table-cell>
          <table:table-cell office:value-type="float" office:value="12.14013" calcext:value-type="float">
            <text:p>12.14013</text:p>
          </table:table-cell>
        </table:table-row>
        <table:table-row table:style-name="ro1">
          <table:table-cell/>
          <table:table-cell office:value-type="float" office:value="84.92554" calcext:value-type="float">
            <text:p>84.92554</text:p>
          </table:table-cell>
          <table:table-cell office:value-type="float" office:value="74.61552" calcext:value-type="float">
            <text:p>74.61552</text:p>
          </table:table-cell>
          <table:table-cell office:value-type="float" office:value="10.31002" calcext:value-type="float">
            <text:p>10.31002</text:p>
          </table:table-cell>
        </table:table-row>
        <table:table-row table:style-name="ro1">
          <table:table-cell/>
          <table:table-cell office:value-type="float" office:value="85.14647" calcext:value-type="float">
            <text:p>85.14647</text:p>
          </table:table-cell>
          <table:table-cell office:value-type="float" office:value="73.51838" calcext:value-type="float">
            <text:p>73.51838</text:p>
          </table:table-cell>
          <table:table-cell office:value-type="float" office:value="11.6281" calcext:value-type="float">
            <text:p>11.6281</text:p>
          </table:table-cell>
        </table:table-row>
        <table:table-row table:style-name="ro1">
          <table:table-cell/>
          <table:table-cell office:value-type="float" office:value="84.98256" calcext:value-type="float">
            <text:p>84.98256</text:p>
          </table:table-cell>
          <table:table-cell office:value-type="float" office:value="75.14579" calcext:value-type="float">
            <text:p>75.14579</text:p>
          </table:table-cell>
          <table:table-cell office:value-type="float" office:value="9.83678" calcext:value-type="float">
            <text:p>9.83678</text:p>
          </table:table-cell>
        </table:table-row>
        <table:table-row table:style-name="ro1">
          <table:table-cell/>
          <table:table-cell office:value-type="float" office:value="85.71335" calcext:value-type="float">
            <text:p>85.71335</text:p>
          </table:table-cell>
          <table:table-cell office:value-type="float" office:value="74.25506" calcext:value-type="float">
            <text:p>74.25506</text:p>
          </table:table-cell>
          <table:table-cell office:value-type="float" office:value="11.45828" calcext:value-type="float">
            <text:p>11.45828</text:p>
          </table:table-cell>
        </table:table-row>
        <table:table-row table:style-name="ro1">
          <table:table-cell/>
          <table:table-cell office:value-type="float" office:value="84.58581" calcext:value-type="float">
            <text:p>84.58581</text:p>
          </table:table-cell>
          <table:table-cell office:value-type="float" office:value="74.13595" calcext:value-type="float">
            <text:p>74.13595</text:p>
          </table:table-cell>
          <table:table-cell office:value-type="float" office:value="10.44986" calcext:value-type="float">
            <text:p>10.44986</text:p>
          </table:table-cell>
        </table:table-row>
        <table:table-row table:style-name="ro1">
          <table:table-cell/>
          <table:table-cell office:value-type="float" office:value="85.68236" calcext:value-type="float">
            <text:p>85.68236</text:p>
          </table:table-cell>
          <table:table-cell office:value-type="float" office:value="72.40257" calcext:value-type="float">
            <text:p>72.40257</text:p>
          </table:table-cell>
          <table:table-cell office:value-type="float" office:value="13.27979" calcext:value-type="float">
            <text:p>13.27979</text:p>
          </table:table-cell>
        </table:table-row>
        <table:table-row table:style-name="ro1">
          <table:table-cell/>
          <table:table-cell office:value-type="float" office:value="84.7769" calcext:value-type="float">
            <text:p>84.7769</text:p>
          </table:table-cell>
          <table:table-cell office:value-type="float" office:value="74.26375" calcext:value-type="float">
            <text:p>74.26375</text:p>
          </table:table-cell>
          <table:table-cell office:value-type="float" office:value="10.51315" calcext:value-type="float">
            <text:p>10.51315</text:p>
          </table:table-cell>
        </table:table-row>
        <table:table-row table:style-name="ro1">
          <table:table-cell/>
          <table:table-cell office:value-type="float" office:value="85.8328" calcext:value-type="float">
            <text:p>85.8328</text:p>
          </table:table-cell>
          <table:table-cell office:value-type="float" office:value="74.57709" calcext:value-type="float">
            <text:p>74.57709</text:p>
          </table:table-cell>
          <table:table-cell office:value-type="float" office:value="11.25571" calcext:value-type="float">
            <text:p>11.25571</text:p>
          </table:table-cell>
        </table:table-row>
        <table:table-row table:style-name="ro1">
          <table:table-cell/>
          <table:table-cell office:value-type="float" office:value="85.88536" calcext:value-type="float">
            <text:p>85.88536</text:p>
          </table:table-cell>
          <table:table-cell office:value-type="float" office:value="72.82582" calcext:value-type="float">
            <text:p>72.82582</text:p>
          </table:table-cell>
          <table:table-cell office:value-type="float" office:value="13.05955" calcext:value-type="float">
            <text:p>13.05955</text:p>
          </table:table-cell>
        </table:table-row>
        <table:table-row table:style-name="ro1">
          <table:table-cell/>
          <table:table-cell office:value-type="float" office:value="85.31652" calcext:value-type="float">
            <text:p>85.31652</text:p>
          </table:table-cell>
          <table:table-cell office:value-type="float" office:value="73.53799" calcext:value-type="float">
            <text:p>73.53799</text:p>
          </table:table-cell>
          <table:table-cell office:value-type="float" office:value="11.77853" calcext:value-type="float">
            <text:p>11.77853</text:p>
          </table:table-cell>
        </table:table-row>
        <table:table-row table:style-name="ro1">
          <table:table-cell/>
          <table:table-cell office:value-type="float" office:value="85.46973" calcext:value-type="float">
            <text:p>85.46973</text:p>
          </table:table-cell>
          <table:table-cell office:value-type="float" office:value="74.28718" calcext:value-type="float">
            <text:p>74.28718</text:p>
          </table:table-cell>
          <table:table-cell office:value-type="float" office:value="11.18255" calcext:value-type="float">
            <text:p>11.18255</text:p>
          </table:table-cell>
        </table:table-row>
        <table:table-row table:style-name="ro1">
          <table:table-cell/>
          <table:table-cell office:value-type="float" office:value="84.56067" calcext:value-type="float">
            <text:p>84.56067</text:p>
          </table:table-cell>
          <table:table-cell office:value-type="float" office:value="75.50192" calcext:value-type="float">
            <text:p>75.50192</text:p>
          </table:table-cell>
          <table:table-cell office:value-type="float" office:value="9.05875" calcext:value-type="float">
            <text:p>9.05875</text:p>
          </table:table-cell>
        </table:table-row>
        <table:table-row table:style-name="ro1">
          <table:table-cell/>
          <table:table-cell office:value-type="float" office:value="84.41185" calcext:value-type="float">
            <text:p>84.41185</text:p>
          </table:table-cell>
          <table:table-cell office:value-type="float" office:value="73.77121" calcext:value-type="float">
            <text:p>73.77121</text:p>
          </table:table-cell>
          <table:table-cell office:value-type="float" office:value="10.64064" calcext:value-type="float">
            <text:p>10.64064</text:p>
          </table:table-cell>
        </table:table-row>
        <table:table-row table:style-name="ro1">
          <table:table-cell/>
          <table:table-cell office:value-type="float" office:value="85.46287" calcext:value-type="float">
            <text:p>85.46287</text:p>
          </table:table-cell>
          <table:table-cell office:value-type="float" office:value="72.50148" calcext:value-type="float">
            <text:p>72.50148</text:p>
          </table:table-cell>
          <table:table-cell office:value-type="float" office:value="12.96139" calcext:value-type="float">
            <text:p>12.96139</text:p>
          </table:table-cell>
        </table:table-row>
        <table:table-row table:style-name="ro1">
          <table:table-cell/>
          <table:table-cell office:value-type="float" office:value="84.84807" calcext:value-type="float">
            <text:p>84.84807</text:p>
          </table:table-cell>
          <table:table-cell office:value-type="float" office:value="73.74835" calcext:value-type="float">
            <text:p>73.74835</text:p>
          </table:table-cell>
          <table:table-cell office:value-type="float" office:value="11.09972" calcext:value-type="float">
            <text:p>11.09972</text:p>
          </table:table-cell>
        </table:table-row>
        <table:table-row table:style-name="ro1">
          <table:table-cell/>
          <table:table-cell office:value-type="float" office:value="83.93824" calcext:value-type="float">
            <text:p>83.93824</text:p>
          </table:table-cell>
          <table:table-cell office:value-type="float" office:value="74.29736" calcext:value-type="float">
            <text:p>74.29736</text:p>
          </table:table-cell>
          <table:table-cell office:value-type="float" office:value="9.64088" calcext:value-type="float">
            <text:p>9.64088</text:p>
          </table:table-cell>
        </table:table-row>
        <table:table-row table:style-name="ro1">
          <table:table-cell/>
          <table:table-cell office:value-type="float" office:value="84.58662" calcext:value-type="float">
            <text:p>84.58662</text:p>
          </table:table-cell>
          <table:table-cell office:value-type="float" office:value="75.73054" calcext:value-type="float">
            <text:p>75.73054</text:p>
          </table:table-cell>
          <table:table-cell office:value-type="float" office:value="8.85608" calcext:value-type="float">
            <text:p>8.85608</text:p>
          </table:table-cell>
        </table:table-row>
        <table:table-row table:style-name="ro1">
          <table:table-cell/>
          <table:table-cell office:value-type="float" office:value="84.63908" calcext:value-type="float">
            <text:p>84.63908</text:p>
          </table:table-cell>
          <table:table-cell office:value-type="float" office:value="74.40999" calcext:value-type="float">
            <text:p>74.40999</text:p>
          </table:table-cell>
          <table:table-cell office:value-type="float" office:value="10.22909" calcext:value-type="float">
            <text:p>10.22909</text:p>
          </table:table-cell>
        </table:table-row>
        <table:table-row table:style-name="ro1">
          <table:table-cell/>
          <table:table-cell office:value-type="float" office:value="84.78171" calcext:value-type="float">
            <text:p>84.78171</text:p>
          </table:table-cell>
          <table:table-cell office:value-type="float" office:value="73.44817" calcext:value-type="float">
            <text:p>73.44817</text:p>
          </table:table-cell>
          <table:table-cell office:value-type="float" office:value="11.33354" calcext:value-type="float">
            <text:p>11.33354</text:p>
          </table:table-cell>
        </table:table-row>
        <table:table-row table:style-name="ro1">
          <table:table-cell/>
          <table:table-cell office:value-type="float" office:value="84.98391" calcext:value-type="float">
            <text:p>84.98391</text:p>
          </table:table-cell>
          <table:table-cell office:value-type="float" office:value="74.02538" calcext:value-type="float">
            <text:p>74.02538</text:p>
          </table:table-cell>
          <table:table-cell office:value-type="float" office:value="10.95853" calcext:value-type="float">
            <text:p>10.95853</text:p>
          </table:table-cell>
        </table:table-row>
        <table:table-row table:style-name="ro1">
          <table:table-cell/>
          <table:table-cell office:value-type="float" office:value="83.88275" calcext:value-type="float">
            <text:p>83.88275</text:p>
          </table:table-cell>
          <table:table-cell office:value-type="float" office:value="74.32966" calcext:value-type="float">
            <text:p>74.32966</text:p>
          </table:table-cell>
          <table:table-cell office:value-type="float" office:value="9.55308" calcext:value-type="float">
            <text:p>9.55308</text:p>
          </table:table-cell>
        </table:table-row>
        <table:table-row table:style-name="ro1">
          <table:table-cell/>
          <table:table-cell office:value-type="float" office:value="86.30693" calcext:value-type="float">
            <text:p>86.30693</text:p>
          </table:table-cell>
          <table:table-cell office:value-type="float" office:value="72.29067" calcext:value-type="float">
            <text:p>72.29067</text:p>
          </table:table-cell>
          <table:table-cell office:value-type="float" office:value="14.01626" calcext:value-type="float">
            <text:p>14.01626</text:p>
          </table:table-cell>
        </table:table-row>
        <table:table-row table:style-name="ro1">
          <table:table-cell/>
          <table:table-cell office:value-type="float" office:value="84.76428" calcext:value-type="float">
            <text:p>84.76428</text:p>
          </table:table-cell>
          <table:table-cell office:value-type="float" office:value="76.27492" calcext:value-type="float">
            <text:p>76.27492</text:p>
          </table:table-cell>
          <table:table-cell office:value-type="float" office:value="8.48936" calcext:value-type="float">
            <text:p>8.48936</text:p>
          </table:table-cell>
        </table:table-row>
        <table:table-row table:style-name="ro1">
          <table:table-cell/>
          <table:table-cell office:value-type="float" office:value="85.35116" calcext:value-type="float">
            <text:p>85.35116</text:p>
          </table:table-cell>
          <table:table-cell office:value-type="float" office:value="75.58046" calcext:value-type="float">
            <text:p>75.58046</text:p>
          </table:table-cell>
          <table:table-cell office:value-type="float" office:value="9.7707" calcext:value-type="float">
            <text:p>9.7707</text:p>
          </table:table-cell>
        </table:table-row>
        <table:table-row table:style-name="ro1">
          <table:table-cell/>
          <table:table-cell office:value-type="float" office:value="84.94568" calcext:value-type="float">
            <text:p>84.94568</text:p>
          </table:table-cell>
          <table:table-cell office:value-type="float" office:value="76.36115" calcext:value-type="float">
            <text:p>76.36115</text:p>
          </table:table-cell>
          <table:table-cell office:value-type="float" office:value="8.58453" calcext:value-type="float">
            <text:p>8.58453</text:p>
          </table:table-cell>
        </table:table-row>
        <table:table-row table:style-name="ro1">
          <table:table-cell/>
          <table:table-cell office:value-type="float" office:value="85.12994" calcext:value-type="float">
            <text:p>85.12994</text:p>
          </table:table-cell>
          <table:table-cell office:value-type="float" office:value="75.14017" calcext:value-type="float">
            <text:p>75.14017</text:p>
          </table:table-cell>
          <table:table-cell office:value-type="float" office:value="9.98976" calcext:value-type="float">
            <text:p>9.98976</text:p>
          </table:table-cell>
        </table:table-row>
        <table:table-row table:style-name="ro1">
          <table:table-cell/>
          <table:table-cell office:value-type="float" office:value="84.01466" calcext:value-type="float">
            <text:p>84.01466</text:p>
          </table:table-cell>
          <table:table-cell office:value-type="float" office:value="73.16199" calcext:value-type="float">
            <text:p>73.16199</text:p>
          </table:table-cell>
          <table:table-cell office:value-type="float" office:value="10.85267" calcext:value-type="float">
            <text:p>10.85267</text:p>
          </table:table-cell>
        </table:table-row>
        <table:table-row table:style-name="ro1">
          <table:table-cell/>
          <table:table-cell office:value-type="float" office:value="84.38898" calcext:value-type="float">
            <text:p>84.38898</text:p>
          </table:table-cell>
          <table:table-cell office:value-type="float" office:value="74.37002" calcext:value-type="float">
            <text:p>74.37002</text:p>
          </table:table-cell>
          <table:table-cell office:value-type="float" office:value="10.01896" calcext:value-type="float">
            <text:p>10.01896</text:p>
          </table:table-cell>
        </table:table-row>
        <table:table-row table:style-name="ro1">
          <table:table-cell/>
          <table:table-cell office:value-type="float" office:value="84.52657" calcext:value-type="float">
            <text:p>84.52657</text:p>
          </table:table-cell>
          <table:table-cell office:value-type="float" office:value="75.35171" calcext:value-type="float">
            <text:p>75.35171</text:p>
          </table:table-cell>
          <table:table-cell office:value-type="float" office:value="9.17486" calcext:value-type="float">
            <text:p>9.17486</text:p>
          </table:table-cell>
        </table:table-row>
        <table:table-row table:style-name="ro1">
          <table:table-cell/>
          <table:table-cell office:value-type="float" office:value="85.73662" calcext:value-type="float">
            <text:p>85.73662</text:p>
          </table:table-cell>
          <table:table-cell office:value-type="float" office:value="74.28686" calcext:value-type="float">
            <text:p>74.28686</text:p>
          </table:table-cell>
          <table:table-cell office:value-type="float" office:value="11.44976" calcext:value-type="float">
            <text:p>11.44976</text:p>
          </table:table-cell>
        </table:table-row>
        <table:table-row table:style-name="ro1">
          <table:table-cell/>
          <table:table-cell office:value-type="float" office:value="84.53572" calcext:value-type="float">
            <text:p>84.53572</text:p>
          </table:table-cell>
          <table:table-cell office:value-type="float" office:value="75.79868" calcext:value-type="float">
            <text:p>75.79868</text:p>
          </table:table-cell>
          <table:table-cell office:value-type="float" office:value="8.73704" calcext:value-type="float">
            <text:p>8.73704</text:p>
          </table:table-cell>
        </table:table-row>
        <table:table-row table:style-name="ro1">
          <table:table-cell/>
          <table:table-cell office:value-type="float" office:value="85.13248" calcext:value-type="float">
            <text:p>85.13248</text:p>
          </table:table-cell>
          <table:table-cell office:value-type="float" office:value="73.33518" calcext:value-type="float">
            <text:p>73.33518</text:p>
          </table:table-cell>
          <table:table-cell office:value-type="float" office:value="11.79729" calcext:value-type="float">
            <text:p>11.79729</text:p>
          </table:table-cell>
        </table:table-row>
        <table:table-row table:style-name="ro1">
          <table:table-cell/>
          <table:table-cell office:value-type="float" office:value="84.76441" calcext:value-type="float">
            <text:p>84.76441</text:p>
          </table:table-cell>
          <table:table-cell office:value-type="float" office:value="76.40344" calcext:value-type="float">
            <text:p>76.40344</text:p>
          </table:table-cell>
          <table:table-cell office:value-type="float" office:value="8.36097" calcext:value-type="float">
            <text:p>8.36097</text:p>
          </table:table-cell>
        </table:table-row>
        <table:table-row table:style-name="ro1">
          <table:table-cell/>
          <table:table-cell office:value-type="float" office:value="85.61674" calcext:value-type="float">
            <text:p>85.61674</text:p>
          </table:table-cell>
          <table:table-cell office:value-type="float" office:value="73.45929" calcext:value-type="float">
            <text:p>73.45929</text:p>
          </table:table-cell>
          <table:table-cell office:value-type="float" office:value="12.15745" calcext:value-type="float">
            <text:p>12.15745</text:p>
          </table:table-cell>
        </table:table-row>
        <table:table-row table:style-name="ro1">
          <table:table-cell/>
          <table:table-cell office:value-type="float" office:value="84.55972" calcext:value-type="float">
            <text:p>84.55972</text:p>
          </table:table-cell>
          <table:table-cell office:value-type="float" office:value="74.387" calcext:value-type="float">
            <text:p>74.387</text:p>
          </table:table-cell>
          <table:table-cell office:value-type="float" office:value="10.17271" calcext:value-type="float">
            <text:p>10.17271</text:p>
          </table:table-cell>
        </table:table-row>
        <table:table-row table:style-name="ro1">
          <table:table-cell/>
          <table:table-cell office:value-type="float" office:value="85.78704" calcext:value-type="float">
            <text:p>85.78704</text:p>
          </table:table-cell>
          <table:table-cell office:value-type="float" office:value="74.66295" calcext:value-type="float">
            <text:p>74.66295</text:p>
          </table:table-cell>
          <table:table-cell office:value-type="float" office:value="11.12409" calcext:value-type="float">
            <text:p>11.12409</text:p>
          </table:table-cell>
        </table:table-row>
        <table:table-row table:style-name="ro1">
          <table:table-cell/>
          <table:table-cell office:value-type="float" office:value="84.97779" calcext:value-type="float">
            <text:p>84.97779</text:p>
          </table:table-cell>
          <table:table-cell office:value-type="float" office:value="74.13852" calcext:value-type="float">
            <text:p>74.13852</text:p>
          </table:table-cell>
          <table:table-cell office:value-type="float" office:value="10.83927" calcext:value-type="float">
            <text:p>10.83927</text:p>
          </table:table-cell>
        </table:table-row>
        <table:table-row table:style-name="ro1">
          <table:table-cell/>
          <table:table-cell office:value-type="float" office:value="84.61098" calcext:value-type="float">
            <text:p>84.61098</text:p>
          </table:table-cell>
          <table:table-cell office:value-type="float" office:value="74.91351" calcext:value-type="float">
            <text:p>74.91351</text:p>
          </table:table-cell>
          <table:table-cell office:value-type="float" office:value="9.69747" calcext:value-type="float">
            <text:p>9.69747</text:p>
          </table:table-cell>
        </table:table-row>
        <table:table-row table:style-name="ro1">
          <table:table-cell/>
          <table:table-cell office:value-type="float" office:value="85.0043" calcext:value-type="float">
            <text:p>85.0043</text:p>
          </table:table-cell>
          <table:table-cell office:value-type="float" office:value="75.19369" calcext:value-type="float">
            <text:p>75.19369</text:p>
          </table:table-cell>
          <table:table-cell office:value-type="float" office:value="9.81061" calcext:value-type="float">
            <text:p>9.81061</text:p>
          </table:table-cell>
        </table:table-row>
        <table:table-row table:style-name="ro1">
          <table:table-cell/>
          <table:table-cell office:value-type="float" office:value="84.63639" calcext:value-type="float">
            <text:p>84.63639</text:p>
          </table:table-cell>
          <table:table-cell office:value-type="float" office:value="73.93694" calcext:value-type="float">
            <text:p>73.93694</text:p>
          </table:table-cell>
          <table:table-cell office:value-type="float" office:value="10.69945" calcext:value-type="float">
            <text:p>10.69945</text:p>
          </table:table-cell>
        </table:table-row>
        <table:table-row table:style-name="ro1">
          <table:table-cell/>
          <table:table-cell office:value-type="float" office:value="84.76914" calcext:value-type="float">
            <text:p>84.76914</text:p>
          </table:table-cell>
          <table:table-cell office:value-type="float" office:value="74.09326" calcext:value-type="float">
            <text:p>74.09326</text:p>
          </table:table-cell>
          <table:table-cell office:value-type="float" office:value="10.67588" calcext:value-type="float">
            <text:p>10.67588</text:p>
          </table:table-cell>
        </table:table-row>
        <table:table-row table:style-name="ro1">
          <table:table-cell/>
          <table:table-cell office:value-type="float" office:value="84.79432" calcext:value-type="float">
            <text:p>84.79432</text:p>
          </table:table-cell>
          <table:table-cell office:value-type="float" office:value="76.28432" calcext:value-type="float">
            <text:p>76.28432</text:p>
          </table:table-cell>
          <table:table-cell office:value-type="float" office:value="8.51" calcext:value-type="float">
            <text:p>8.51</text:p>
          </table:table-cell>
        </table:table-row>
        <table:table-row table:style-name="ro1">
          <table:table-cell/>
          <table:table-cell office:value-type="float" office:value="84.95894" calcext:value-type="float">
            <text:p>84.95894</text:p>
          </table:table-cell>
          <table:table-cell office:value-type="float" office:value="73.60793" calcext:value-type="float">
            <text:p>73.60793</text:p>
          </table:table-cell>
          <table:table-cell office:value-type="float" office:value="11.35101" calcext:value-type="float">
            <text:p>11.35101</text:p>
          </table:table-cell>
        </table:table-row>
        <table:table-row table:style-name="ro1">
          <table:table-cell/>
          <table:table-cell office:value-type="float" office:value="84.16766" calcext:value-type="float">
            <text:p>84.16766</text:p>
          </table:table-cell>
          <table:table-cell office:value-type="float" office:value="75.36138" calcext:value-type="float">
            <text:p>75.36138</text:p>
          </table:table-cell>
          <table:table-cell office:value-type="float" office:value="8.80627" calcext:value-type="float">
            <text:p>8.80627</text:p>
          </table:table-cell>
        </table:table-row>
        <table:table-row table:style-name="ro1">
          <table:table-cell/>
          <table:table-cell office:value-type="float" office:value="85.17348" calcext:value-type="float">
            <text:p>85.17348</text:p>
          </table:table-cell>
          <table:table-cell office:value-type="float" office:value="75.17911" calcext:value-type="float">
            <text:p>75.17911</text:p>
          </table:table-cell>
          <table:table-cell office:value-type="float" office:value="9.99437" calcext:value-type="float">
            <text:p>9.99437</text:p>
          </table:table-cell>
        </table:table-row>
        <table:table-row table:style-name="ro1">
          <table:table-cell/>
          <table:table-cell office:value-type="float" office:value="83.76194" calcext:value-type="float">
            <text:p>83.76194</text:p>
          </table:table-cell>
          <table:table-cell office:value-type="float" office:value="74.05378" calcext:value-type="float">
            <text:p>74.05378</text:p>
          </table:table-cell>
          <table:table-cell office:value-type="float" office:value="9.70816" calcext:value-type="float">
            <text:p>9.70816</text:p>
          </table:table-cell>
        </table:table-row>
        <table:table-row table:style-name="ro1">
          <table:table-cell/>
          <table:table-cell office:value-type="float" office:value="85.07675" calcext:value-type="float">
            <text:p>85.07675</text:p>
          </table:table-cell>
          <table:table-cell office:value-type="float" office:value="72.96693" calcext:value-type="float">
            <text:p>72.96693</text:p>
          </table:table-cell>
          <table:table-cell office:value-type="float" office:value="12.10981" calcext:value-type="float">
            <text:p>12.10981</text:p>
          </table:table-cell>
        </table:table-row>
        <table:table-row table:style-name="ro1">
          <table:table-cell/>
          <table:table-cell office:value-type="float" office:value="84.4551" calcext:value-type="float">
            <text:p>84.4551</text:p>
          </table:table-cell>
          <table:table-cell office:value-type="float" office:value="73.51275" calcext:value-type="float">
            <text:p>73.51275</text:p>
          </table:table-cell>
          <table:table-cell office:value-type="float" office:value="10.94235" calcext:value-type="float">
            <text:p>10.94235</text:p>
          </table:table-cell>
        </table:table-row>
        <table:table-row table:style-name="ro1">
          <table:table-cell/>
          <table:table-cell office:value-type="float" office:value="84.41955" calcext:value-type="float">
            <text:p>84.41955</text:p>
          </table:table-cell>
          <table:table-cell office:value-type="float" office:value="75.80258" calcext:value-type="float">
            <text:p>75.80258</text:p>
          </table:table-cell>
          <table:table-cell office:value-type="float" office:value="8.61697" calcext:value-type="float">
            <text:p>8.61697</text:p>
          </table:table-cell>
        </table:table-row>
        <table:table-row table:style-name="ro1">
          <table:table-cell/>
          <table:table-cell office:value-type="float" office:value="83.91707" calcext:value-type="float">
            <text:p>83.91707</text:p>
          </table:table-cell>
          <table:table-cell office:value-type="float" office:value="74.50319" calcext:value-type="float">
            <text:p>74.50319</text:p>
          </table:table-cell>
          <table:table-cell office:value-type="float" office:value="9.41387" calcext:value-type="float">
            <text:p>9.41387</text:p>
          </table:table-cell>
        </table:table-row>
        <table:table-row table:style-name="ro1">
          <table:table-cell/>
          <table:table-cell office:value-type="float" office:value="84.3766" calcext:value-type="float">
            <text:p>84.3766</text:p>
          </table:table-cell>
          <table:table-cell office:value-type="float" office:value="71.53008" calcext:value-type="float">
            <text:p>71.53008</text:p>
          </table:table-cell>
          <table:table-cell office:value-type="float" office:value="12.84652" calcext:value-type="float">
            <text:p>12.84652</text:p>
          </table:table-cell>
        </table:table-row>
        <table:table-row table:style-name="ro1">
          <table:table-cell/>
          <table:table-cell office:value-type="float" office:value="85.59782" calcext:value-type="float">
            <text:p>85.59782</text:p>
          </table:table-cell>
          <table:table-cell office:value-type="float" office:value="74.0837" calcext:value-type="float">
            <text:p>74.0837</text:p>
          </table:table-cell>
          <table:table-cell office:value-type="float" office:value="11.51412" calcext:value-type="float">
            <text:p>11.51412</text:p>
          </table:table-cell>
        </table:table-row>
        <table:table-row table:style-name="ro1">
          <table:table-cell/>
          <table:table-cell office:value-type="float" office:value="85.1403" calcext:value-type="float">
            <text:p>85.1403</text:p>
          </table:table-cell>
          <table:table-cell office:value-type="float" office:value="72.86823" calcext:value-type="float">
            <text:p>72.86823</text:p>
          </table:table-cell>
          <table:table-cell office:value-type="float" office:value="12.27207" calcext:value-type="float">
            <text:p>12.27207</text:p>
          </table:table-cell>
        </table:table-row>
        <table:table-row table:style-name="ro1">
          <table:table-cell/>
          <table:table-cell office:value-type="float" office:value="85.52986" calcext:value-type="float">
            <text:p>85.52986</text:p>
          </table:table-cell>
          <table:table-cell office:value-type="float" office:value="73.9079" calcext:value-type="float">
            <text:p>73.9079</text:p>
          </table:table-cell>
          <table:table-cell office:value-type="float" office:value="11.62196" calcext:value-type="float">
            <text:p>11.62196</text:p>
          </table:table-cell>
        </table:table-row>
        <table:table-row table:style-name="ro1">
          <table:table-cell/>
          <table:table-cell office:value-type="float" office:value="84.62943" calcext:value-type="float">
            <text:p>84.62943</text:p>
          </table:table-cell>
          <table:table-cell office:value-type="float" office:value="73.45605" calcext:value-type="float">
            <text:p>73.45605</text:p>
          </table:table-cell>
          <table:table-cell office:value-type="float" office:value="11.17338" calcext:value-type="float">
            <text:p>11.17338</text:p>
          </table:table-cell>
        </table:table-row>
        <table:table-row table:style-name="ro1">
          <table:table-cell/>
          <table:table-cell office:value-type="float" office:value="84.20183" calcext:value-type="float">
            <text:p>84.20183</text:p>
          </table:table-cell>
          <table:table-cell office:value-type="float" office:value="72.6715" calcext:value-type="float">
            <text:p>72.6715</text:p>
          </table:table-cell>
          <table:table-cell office:value-type="float" office:value="11.53033" calcext:value-type="float">
            <text:p>11.53033</text:p>
          </table:table-cell>
        </table:table-row>
        <table:table-row table:style-name="ro1">
          <table:table-cell/>
          <table:table-cell office:value-type="float" office:value="85.1064" calcext:value-type="float">
            <text:p>85.1064</text:p>
          </table:table-cell>
          <table:table-cell office:value-type="float" office:value="74.11656" calcext:value-type="float">
            <text:p>74.11656</text:p>
          </table:table-cell>
          <table:table-cell office:value-type="float" office:value="10.98984" calcext:value-type="float">
            <text:p>10.98984</text:p>
          </table:table-cell>
        </table:table-row>
        <table:table-row table:style-name="ro1">
          <table:table-cell/>
          <table:table-cell office:value-type="float" office:value="84.07276" calcext:value-type="float">
            <text:p>84.07276</text:p>
          </table:table-cell>
          <table:table-cell office:value-type="float" office:value="74.71746" calcext:value-type="float">
            <text:p>74.71746</text:p>
          </table:table-cell>
          <table:table-cell office:value-type="float" office:value="9.3553" calcext:value-type="float">
            <text:p>9.3553</text:p>
          </table:table-cell>
        </table:table-row>
        <table:table-row table:style-name="ro1">
          <table:table-cell/>
          <table:table-cell office:value-type="float" office:value="84.99069" calcext:value-type="float">
            <text:p>84.99069</text:p>
          </table:table-cell>
          <table:table-cell office:value-type="float" office:value="76.23191" calcext:value-type="float">
            <text:p>76.23191</text:p>
          </table:table-cell>
          <table:table-cell office:value-type="float" office:value="8.75879" calcext:value-type="float">
            <text:p>8.75879</text:p>
          </table:table-cell>
        </table:table-row>
        <table:table-row table:style-name="ro1">
          <table:table-cell/>
          <table:table-cell office:value-type="float" office:value="85.18309" calcext:value-type="float">
            <text:p>85.18309</text:p>
          </table:table-cell>
          <table:table-cell office:value-type="float" office:value="75.85883" calcext:value-type="float">
            <text:p>75.85883</text:p>
          </table:table-cell>
          <table:table-cell office:value-type="float" office:value="9.32426" calcext:value-type="float">
            <text:p>9.32426</text:p>
          </table:table-cell>
        </table:table-row>
        <table:table-row table:style-name="ro1">
          <table:table-cell/>
          <table:table-cell office:value-type="float" office:value="84.18297" calcext:value-type="float">
            <text:p>84.18297</text:p>
          </table:table-cell>
          <table:table-cell office:value-type="float" office:value="72.07173" calcext:value-type="float">
            <text:p>72.07173</text:p>
          </table:table-cell>
          <table:table-cell office:value-type="float" office:value="12.11124" calcext:value-type="float">
            <text:p>12.11124</text:p>
          </table:table-cell>
        </table:table-row>
        <table:table-row table:style-name="ro1">
          <table:table-cell/>
          <table:table-cell office:value-type="float" office:value="85.39815" calcext:value-type="float">
            <text:p>85.39815</text:p>
          </table:table-cell>
          <table:table-cell office:value-type="float" office:value="72.45576" calcext:value-type="float">
            <text:p>72.45576</text:p>
          </table:table-cell>
          <table:table-cell office:value-type="float" office:value="12.94239" calcext:value-type="float">
            <text:p>12.94239</text:p>
          </table:table-cell>
        </table:table-row>
        <table:table-row table:style-name="ro1">
          <table:table-cell/>
          <table:table-cell office:value-type="float" office:value="84.00091" calcext:value-type="float">
            <text:p>84.00091</text:p>
          </table:table-cell>
          <table:table-cell office:value-type="float" office:value="74.76316" calcext:value-type="float">
            <text:p>74.76316</text:p>
          </table:table-cell>
          <table:table-cell office:value-type="float" office:value="9.23775" calcext:value-type="float">
            <text:p>9.23775</text:p>
          </table:table-cell>
        </table:table-row>
        <table:table-row table:style-name="ro1">
          <table:table-cell/>
          <table:table-cell office:value-type="float" office:value="85.27179" calcext:value-type="float">
            <text:p>85.27179</text:p>
          </table:table-cell>
          <table:table-cell office:value-type="float" office:value="73.57552" calcext:value-type="float">
            <text:p>73.57552</text:p>
          </table:table-cell>
          <table:table-cell office:value-type="float" office:value="11.69627" calcext:value-type="float">
            <text:p>11.69627</text:p>
          </table:table-cell>
        </table:table-row>
        <table:table-row table:style-name="ro1">
          <table:table-cell/>
          <table:table-cell office:value-type="float" office:value="84.63403" calcext:value-type="float">
            <text:p>84.63403</text:p>
          </table:table-cell>
          <table:table-cell office:value-type="float" office:value="74.78837" calcext:value-type="float">
            <text:p>74.78837</text:p>
          </table:table-cell>
          <table:table-cell office:value-type="float" office:value="9.84565" calcext:value-type="float">
            <text:p>9.84565</text:p>
          </table:table-cell>
        </table:table-row>
        <table:table-row table:style-name="ro1">
          <table:table-cell/>
          <table:table-cell office:value-type="float" office:value="84.96721" calcext:value-type="float">
            <text:p>84.96721</text:p>
          </table:table-cell>
          <table:table-cell office:value-type="float" office:value="76.02709" calcext:value-type="float">
            <text:p>76.02709</text:p>
          </table:table-cell>
          <table:table-cell office:value-type="float" office:value="8.94012" calcext:value-type="float">
            <text:p>8.94012</text:p>
          </table:table-cell>
        </table:table-row>
        <table:table-row table:style-name="ro1">
          <table:table-cell/>
          <table:table-cell office:value-type="float" office:value="85.12687" calcext:value-type="float">
            <text:p>85.12687</text:p>
          </table:table-cell>
          <table:table-cell office:value-type="float" office:value="76.22827" calcext:value-type="float">
            <text:p>76.22827</text:p>
          </table:table-cell>
          <table:table-cell office:value-type="float" office:value="8.89861" calcext:value-type="float">
            <text:p>8.89861</text:p>
          </table:table-cell>
        </table:table-row>
        <table:table-row table:style-name="ro1">
          <table:table-cell/>
          <table:table-cell office:value-type="float" office:value="84.50098" calcext:value-type="float">
            <text:p>84.50098</text:p>
          </table:table-cell>
          <table:table-cell office:value-type="float" office:value="75.47321" calcext:value-type="float">
            <text:p>75.47321</text:p>
          </table:table-cell>
          <table:table-cell office:value-type="float" office:value="9.02777" calcext:value-type="float">
            <text:p>9.02777</text:p>
          </table:table-cell>
        </table:table-row>
        <table:table-row table:style-name="ro1">
          <table:table-cell/>
          <table:table-cell office:value-type="float" office:value="85.25377" calcext:value-type="float">
            <text:p>85.25377</text:p>
          </table:table-cell>
          <table:table-cell office:value-type="float" office:value="74.28409" calcext:value-type="float">
            <text:p>74.28409</text:p>
          </table:table-cell>
          <table:table-cell office:value-type="float" office:value="10.96969" calcext:value-type="float">
            <text:p>10.96969</text:p>
          </table:table-cell>
        </table:table-row>
        <table:table-row table:style-name="ro1">
          <table:table-cell/>
          <table:table-cell office:value-type="float" office:value="85.60352" calcext:value-type="float">
            <text:p>85.60352</text:p>
          </table:table-cell>
          <table:table-cell office:value-type="float" office:value="74.58799" calcext:value-type="float">
            <text:p>74.58799</text:p>
          </table:table-cell>
          <table:table-cell office:value-type="float" office:value="11.01553" calcext:value-type="float">
            <text:p>11.01553</text:p>
          </table:table-cell>
        </table:table-row>
        <table:table-row table:style-name="ro1">
          <table:table-cell/>
          <table:table-cell office:value-type="float" office:value="85.70622" calcext:value-type="float">
            <text:p>85.70622</text:p>
          </table:table-cell>
          <table:table-cell office:value-type="float" office:value="73.8161" calcext:value-type="float">
            <text:p>73.8161</text:p>
          </table:table-cell>
          <table:table-cell office:value-type="float" office:value="11.89011" calcext:value-type="float">
            <text:p>11.89011</text:p>
          </table:table-cell>
        </table:table-row>
        <table:table-row table:style-name="ro1">
          <table:table-cell/>
          <table:table-cell office:value-type="float" office:value="84.92852" calcext:value-type="float">
            <text:p>84.92852</text:p>
          </table:table-cell>
          <table:table-cell office:value-type="float" office:value="75.36611" calcext:value-type="float">
            <text:p>75.36611</text:p>
          </table:table-cell>
          <table:table-cell office:value-type="float" office:value="9.56241" calcext:value-type="float">
            <text:p>9.56241</text:p>
          </table:table-cell>
        </table:table-row>
        <table:table-row table:style-name="ro1">
          <table:table-cell/>
          <table:table-cell office:value-type="float" office:value="84.95046" calcext:value-type="float">
            <text:p>84.95046</text:p>
          </table:table-cell>
          <table:table-cell office:value-type="float" office:value="75.34479" calcext:value-type="float">
            <text:p>75.34479</text:p>
          </table:table-cell>
          <table:table-cell office:value-type="float" office:value="9.60567" calcext:value-type="float">
            <text:p>9.60567</text:p>
          </table:table-cell>
        </table:table-row>
        <table:table-row table:style-name="ro1">
          <table:table-cell/>
          <table:table-cell office:value-type="float" office:value="84.40489" calcext:value-type="float">
            <text:p>84.40489</text:p>
          </table:table-cell>
          <table:table-cell office:value-type="float" office:value="73.98377" calcext:value-type="float">
            <text:p>73.98377</text:p>
          </table:table-cell>
          <table:table-cell office:value-type="float" office:value="10.42112" calcext:value-type="float">
            <text:p>10.42112</text:p>
          </table:table-cell>
        </table:table-row>
        <table:table-row table:style-name="ro1">
          <table:table-cell/>
          <table:table-cell office:value-type="float" office:value="84.58304" calcext:value-type="float">
            <text:p>84.58304</text:p>
          </table:table-cell>
          <table:table-cell office:value-type="float" office:value="76.27118" calcext:value-type="float">
            <text:p>76.27118</text:p>
          </table:table-cell>
          <table:table-cell office:value-type="float" office:value="8.31186" calcext:value-type="float">
            <text:p>8.31186</text:p>
          </table:table-cell>
        </table:table-row>
        <table:table-row table:style-name="ro1">
          <table:table-cell/>
          <table:table-cell office:value-type="float" office:value="86.17428" calcext:value-type="float">
            <text:p>86.17428</text:p>
          </table:table-cell>
          <table:table-cell office:value-type="float" office:value="72.79866" calcext:value-type="float">
            <text:p>72.79866</text:p>
          </table:table-cell>
          <table:table-cell office:value-type="float" office:value="13.37562" calcext:value-type="float">
            <text:p>13.37562</text:p>
          </table:table-cell>
        </table:table-row>
        <table:table-row table:style-name="ro1">
          <table:table-cell/>
          <table:table-cell office:value-type="float" office:value="85.07937" calcext:value-type="float">
            <text:p>85.07937</text:p>
          </table:table-cell>
          <table:table-cell office:value-type="float" office:value="75.1569" calcext:value-type="float">
            <text:p>75.1569</text:p>
          </table:table-cell>
          <table:table-cell office:value-type="float" office:value="9.92247" calcext:value-type="float">
            <text:p>9.92247</text:p>
          </table:table-cell>
        </table:table-row>
        <table:table-row table:style-name="ro1">
          <table:table-cell/>
          <table:table-cell office:value-type="float" office:value="84.92434" calcext:value-type="float">
            <text:p>84.92434</text:p>
          </table:table-cell>
          <table:table-cell office:value-type="float" office:value="76.4579" calcext:value-type="float">
            <text:p>76.4579</text:p>
          </table:table-cell>
          <table:table-cell office:value-type="float" office:value="8.46644" calcext:value-type="float">
            <text:p>8.46644</text:p>
          </table:table-cell>
        </table:table-row>
        <table:table-row table:style-name="ro1">
          <table:table-cell/>
          <table:table-cell office:value-type="float" office:value="84.00358" calcext:value-type="float">
            <text:p>84.00358</text:p>
          </table:table-cell>
          <table:table-cell office:value-type="float" office:value="72.32642" calcext:value-type="float">
            <text:p>72.32642</text:p>
          </table:table-cell>
          <table:table-cell office:value-type="float" office:value="11.67716" calcext:value-type="float">
            <text:p>11.67716</text:p>
          </table:table-cell>
        </table:table-row>
        <table:table-row table:style-name="ro1">
          <table:table-cell/>
          <table:table-cell office:value-type="float" office:value="84.19098" calcext:value-type="float">
            <text:p>84.19098</text:p>
          </table:table-cell>
          <table:table-cell office:value-type="float" office:value="74.89523" calcext:value-type="float">
            <text:p>74.89523</text:p>
          </table:table-cell>
          <table:table-cell office:value-type="float" office:value="9.29575" calcext:value-type="float">
            <text:p>9.29575</text:p>
          </table:table-cell>
        </table:table-row>
        <table:table-row table:style-name="ro1">
          <table:table-cell/>
          <table:table-cell office:value-type="float" office:value="85.62087" calcext:value-type="float">
            <text:p>85.62087</text:p>
          </table:table-cell>
          <table:table-cell office:value-type="float" office:value="74.97778" calcext:value-type="float">
            <text:p>74.97778</text:p>
          </table:table-cell>
          <table:table-cell office:value-type="float" office:value="10.64309" calcext:value-type="float">
            <text:p>10.64309</text:p>
          </table:table-cell>
        </table:table-row>
        <table:table-row table:style-name="ro1">
          <table:table-cell/>
          <table:table-cell office:value-type="float" office:value="84.98412" calcext:value-type="float">
            <text:p>84.98412</text:p>
          </table:table-cell>
          <table:table-cell office:value-type="float" office:value="76.26028" calcext:value-type="float">
            <text:p>76.26028</text:p>
          </table:table-cell>
          <table:table-cell office:value-type="float" office:value="8.72384" calcext:value-type="float">
            <text:p>8.72384</text:p>
          </table:table-cell>
        </table:table-row>
        <table:table-row table:style-name="ro1">
          <table:table-cell/>
          <table:table-cell office:value-type="float" office:value="84.15586" calcext:value-type="float">
            <text:p>84.15586</text:p>
          </table:table-cell>
          <table:table-cell office:value-type="float" office:value="74.49785" calcext:value-type="float">
            <text:p>74.49785</text:p>
          </table:table-cell>
          <table:table-cell office:value-type="float" office:value="9.65801" calcext:value-type="float">
            <text:p>9.65801</text:p>
          </table:table-cell>
        </table:table-row>
        <table:table-row table:style-name="ro1">
          <table:table-cell/>
          <table:table-cell office:value-type="float" office:value="84.55465" calcext:value-type="float">
            <text:p>84.55465</text:p>
          </table:table-cell>
          <table:table-cell office:value-type="float" office:value="76.16939" calcext:value-type="float">
            <text:p>76.16939</text:p>
          </table:table-cell>
          <table:table-cell office:value-type="float" office:value="8.38526" calcext:value-type="float">
            <text:p>8.38526</text:p>
          </table:table-cell>
        </table:table-row>
        <table:table-row table:style-name="ro1">
          <table:table-cell/>
          <table:table-cell office:value-type="float" office:value="84.32966" calcext:value-type="float">
            <text:p>84.32966</text:p>
          </table:table-cell>
          <table:table-cell office:value-type="float" office:value="73.7165" calcext:value-type="float">
            <text:p>73.7165</text:p>
          </table:table-cell>
          <table:table-cell office:value-type="float" office:value="10.61316" calcext:value-type="float">
            <text:p>10.61316</text:p>
          </table:table-cell>
        </table:table-row>
        <table:table-row table:style-name="ro1">
          <table:table-cell/>
          <table:table-cell office:value-type="float" office:value="85.4653" calcext:value-type="float">
            <text:p>85.4653</text:p>
          </table:table-cell>
          <table:table-cell office:value-type="float" office:value="74.83545" calcext:value-type="float">
            <text:p>74.83545</text:p>
          </table:table-cell>
          <table:table-cell office:value-type="float" office:value="10.62985" calcext:value-type="float">
            <text:p>10.62985</text:p>
          </table:table-cell>
        </table:table-row>
        <table:table-row table:style-name="ro1">
          <table:table-cell/>
          <table:table-cell office:value-type="float" office:value="85.09466" calcext:value-type="float">
            <text:p>85.09466</text:p>
          </table:table-cell>
          <table:table-cell office:value-type="float" office:value="74.66409" calcext:value-type="float">
            <text:p>74.66409</text:p>
          </table:table-cell>
          <table:table-cell office:value-type="float" office:value="10.43057" calcext:value-type="float">
            <text:p>10.43057</text:p>
          </table:table-cell>
        </table:table-row>
        <table:table-row table:style-name="ro1">
          <table:table-cell/>
          <table:table-cell office:value-type="float" office:value="84.85779" calcext:value-type="float">
            <text:p>84.85779</text:p>
          </table:table-cell>
          <table:table-cell office:value-type="float" office:value="73.6821" calcext:value-type="float">
            <text:p>73.6821</text:p>
          </table:table-cell>
          <table:table-cell office:value-type="float" office:value="11.17569" calcext:value-type="float">
            <text:p>11.17569</text:p>
          </table:table-cell>
        </table:table-row>
        <table:table-row table:style-name="ro1">
          <table:table-cell/>
          <table:table-cell office:value-type="float" office:value="83.93392" calcext:value-type="float">
            <text:p>83.93392</text:p>
          </table:table-cell>
          <table:table-cell office:value-type="float" office:value="74.67019" calcext:value-type="float">
            <text:p>74.67019</text:p>
          </table:table-cell>
          <table:table-cell office:value-type="float" office:value="9.26373" calcext:value-type="float">
            <text:p>9.26373</text:p>
          </table:table-cell>
        </table:table-row>
        <table:table-row table:style-name="ro1">
          <table:table-cell/>
          <table:table-cell office:value-type="float" office:value="84.9804" calcext:value-type="float">
            <text:p>84.9804</text:p>
          </table:table-cell>
          <table:table-cell office:value-type="float" office:value="76.30854" calcext:value-type="float">
            <text:p>76.30854</text:p>
          </table:table-cell>
          <table:table-cell office:value-type="float" office:value="8.67185" calcext:value-type="float">
            <text:p>8.67185</text:p>
          </table:table-cell>
        </table:table-row>
        <table:table-row table:style-name="ro1">
          <table:table-cell/>
          <table:table-cell office:value-type="float" office:value="85.05463" calcext:value-type="float">
            <text:p>85.05463</text:p>
          </table:table-cell>
          <table:table-cell office:value-type="float" office:value="75.92674" calcext:value-type="float">
            <text:p>75.92674</text:p>
          </table:table-cell>
          <table:table-cell office:value-type="float" office:value="9.12789" calcext:value-type="float">
            <text:p>9.12789</text:p>
          </table:table-cell>
        </table:table-row>
        <table:table-row table:style-name="ro1">
          <table:table-cell/>
          <table:table-cell office:value-type="float" office:value="85.5045" calcext:value-type="float">
            <text:p>85.5045</text:p>
          </table:table-cell>
          <table:table-cell office:value-type="float" office:value="74.61701" calcext:value-type="float">
            <text:p>74.61701</text:p>
          </table:table-cell>
          <table:table-cell office:value-type="float" office:value="10.88749" calcext:value-type="float">
            <text:p>10.88749</text:p>
          </table:table-cell>
        </table:table-row>
        <table:table-row table:style-name="ro1">
          <table:table-cell/>
          <table:table-cell office:value-type="float" office:value="84.33254" calcext:value-type="float">
            <text:p>84.33254</text:p>
          </table:table-cell>
          <table:table-cell office:value-type="float" office:value="73.88041" calcext:value-type="float">
            <text:p>73.88041</text:p>
          </table:table-cell>
          <table:table-cell office:value-type="float" office:value="10.45213" calcext:value-type="float">
            <text:p>10.45213</text:p>
          </table:table-cell>
        </table:table-row>
        <table:table-row table:style-name="ro1">
          <table:table-cell/>
          <table:table-cell office:value-type="float" office:value="85.43548" calcext:value-type="float">
            <text:p>85.43548</text:p>
          </table:table-cell>
          <table:table-cell office:value-type="float" office:value="74.59729" calcext:value-type="float">
            <text:p>74.59729</text:p>
          </table:table-cell>
          <table:table-cell office:value-type="float" office:value="10.83819" calcext:value-type="float">
            <text:p>10.83819</text:p>
          </table:table-cell>
        </table:table-row>
        <table:table-row table:style-name="ro1">
          <table:table-cell/>
          <table:table-cell office:value-type="float" office:value="85.80185" calcext:value-type="float">
            <text:p>85.80185</text:p>
          </table:table-cell>
          <table:table-cell office:value-type="float" office:value="74.5561" calcext:value-type="float">
            <text:p>74.5561</text:p>
          </table:table-cell>
          <table:table-cell office:value-type="float" office:value="11.24575" calcext:value-type="float">
            <text:p>11.24575</text:p>
          </table:table-cell>
        </table:table-row>
        <table:table-row table:style-name="ro1">
          <table:table-cell/>
          <table:table-cell office:value-type="float" office:value="84.5634" calcext:value-type="float">
            <text:p>84.5634</text:p>
          </table:table-cell>
          <table:table-cell office:value-type="float" office:value="71.99887" calcext:value-type="float">
            <text:p>71.99887</text:p>
          </table:table-cell>
          <table:table-cell office:value-type="float" office:value="12.56453" calcext:value-type="float">
            <text:p>12.56453</text:p>
          </table:table-cell>
        </table:table-row>
        <table:table-row table:style-name="ro1">
          <table:table-cell/>
          <table:table-cell office:value-type="float" office:value="85.48862" calcext:value-type="float">
            <text:p>85.48862</text:p>
          </table:table-cell>
          <table:table-cell office:value-type="float" office:value="74.61467" calcext:value-type="float">
            <text:p>74.61467</text:p>
          </table:table-cell>
          <table:table-cell office:value-type="float" office:value="10.87394" calcext:value-type="float">
            <text:p>10.87394</text:p>
          </table:table-cell>
        </table:table-row>
        <table:table-row table:style-name="ro1">
          <table:table-cell/>
          <table:table-cell office:value-type="float" office:value="85.84383" calcext:value-type="float">
            <text:p>85.84383</text:p>
          </table:table-cell>
          <table:table-cell office:value-type="float" office:value="73.95717" calcext:value-type="float">
            <text:p>73.95717</text:p>
          </table:table-cell>
          <table:table-cell office:value-type="float" office:value="11.88666" calcext:value-type="float">
            <text:p>11.88666</text:p>
          </table:table-cell>
        </table:table-row>
        <table:table-row table:style-name="ro1">
          <table:table-cell/>
          <table:table-cell office:value-type="float" office:value="84.05713" calcext:value-type="float">
            <text:p>84.05713</text:p>
          </table:table-cell>
          <table:table-cell office:value-type="float" office:value="74.78894" calcext:value-type="float">
            <text:p>74.78894</text:p>
          </table:table-cell>
          <table:table-cell office:value-type="float" office:value="9.26819" calcext:value-type="float">
            <text:p>9.26819</text:p>
          </table:table-cell>
        </table:table-row>
        <table:table-row table:style-name="ro1">
          <table:table-cell/>
          <table:table-cell office:value-type="float" office:value="84.6872" calcext:value-type="float">
            <text:p>84.6872</text:p>
          </table:table-cell>
          <table:table-cell office:value-type="float" office:value="72.64567" calcext:value-type="float">
            <text:p>72.64567</text:p>
          </table:table-cell>
          <table:table-cell office:value-type="float" office:value="12.04153" calcext:value-type="float">
            <text:p>12.04153</text:p>
          </table:table-cell>
        </table:table-row>
        <table:table-row table:style-name="ro1">
          <table:table-cell/>
          <table:table-cell office:value-type="float" office:value="85.09544" calcext:value-type="float">
            <text:p>85.09544</text:p>
          </table:table-cell>
          <table:table-cell office:value-type="float" office:value="76.11666" calcext:value-type="float">
            <text:p>76.11666</text:p>
          </table:table-cell>
          <table:table-cell office:value-type="float" office:value="8.97878" calcext:value-type="float">
            <text:p>8.97878</text:p>
          </table:table-cell>
        </table:table-row>
        <table:table-row table:style-name="ro1">
          <table:table-cell/>
          <table:table-cell office:value-type="float" office:value="84.56756" calcext:value-type="float">
            <text:p>84.56756</text:p>
          </table:table-cell>
          <table:table-cell office:value-type="float" office:value="74.01005" calcext:value-type="float">
            <text:p>74.01005</text:p>
          </table:table-cell>
          <table:table-cell office:value-type="float" office:value="10.5575" calcext:value-type="float">
            <text:p>10.5575</text:p>
          </table:table-cell>
        </table:table-row>
        <table:table-row table:style-name="ro1">
          <table:table-cell/>
          <table:table-cell office:value-type="float" office:value="83.896" calcext:value-type="float">
            <text:p>83.896</text:p>
          </table:table-cell>
          <table:table-cell office:value-type="float" office:value="74.48268" calcext:value-type="float">
            <text:p>74.48268</text:p>
          </table:table-cell>
          <table:table-cell office:value-type="float" office:value="9.41332" calcext:value-type="float">
            <text:p>9.41332</text:p>
          </table:table-cell>
        </table:table-row>
        <table:table-row table:style-name="ro1">
          <table:table-cell/>
          <table:table-cell office:value-type="float" office:value="85.22269" calcext:value-type="float">
            <text:p>85.22269</text:p>
          </table:table-cell>
          <table:table-cell office:value-type="float" office:value="76.02344" calcext:value-type="float">
            <text:p>76.02344</text:p>
          </table:table-cell>
          <table:table-cell office:value-type="float" office:value="9.19924" calcext:value-type="float">
            <text:p>9.19924</text:p>
          </table:table-cell>
        </table:table-row>
        <table:table-row table:style-name="ro1">
          <table:table-cell/>
          <table:table-cell office:value-type="float" office:value="85.29367" calcext:value-type="float">
            <text:p>85.29367</text:p>
          </table:table-cell>
          <table:table-cell office:value-type="float" office:value="76.02235" calcext:value-type="float">
            <text:p>76.02235</text:p>
          </table:table-cell>
          <table:table-cell office:value-type="float" office:value="9.27132" calcext:value-type="float">
            <text:p>9.27132</text:p>
          </table:table-cell>
        </table:table-row>
        <table:table-row table:style-name="ro1">
          <table:table-cell/>
          <table:table-cell office:value-type="float" office:value="85.49231" calcext:value-type="float">
            <text:p>85.49231</text:p>
          </table:table-cell>
          <table:table-cell office:value-type="float" office:value="75.03049" calcext:value-type="float">
            <text:p>75.03049</text:p>
          </table:table-cell>
          <table:table-cell office:value-type="float" office:value="10.46182" calcext:value-type="float">
            <text:p>10.46182</text:p>
          </table:table-cell>
        </table:table-row>
        <table:table-row table:style-name="ro1">
          <table:table-cell/>
          <table:table-cell office:value-type="float" office:value="84.39772" calcext:value-type="float">
            <text:p>84.39772</text:p>
          </table:table-cell>
          <table:table-cell office:value-type="float" office:value="73.02286" calcext:value-type="float">
            <text:p>73.02286</text:p>
          </table:table-cell>
          <table:table-cell office:value-type="float" office:value="11.37486" calcext:value-type="float">
            <text:p>11.37486</text:p>
          </table:table-cell>
        </table:table-row>
        <table:table-row table:style-name="ro1">
          <table:table-cell/>
          <table:table-cell office:value-type="float" office:value="84.61603" calcext:value-type="float">
            <text:p>84.61603</text:p>
          </table:table-cell>
          <table:table-cell office:value-type="float" office:value="74.22019" calcext:value-type="float">
            <text:p>74.22019</text:p>
          </table:table-cell>
          <table:table-cell office:value-type="float" office:value="10.39583" calcext:value-type="float">
            <text:p>10.39583</text:p>
          </table:table-cell>
        </table:table-row>
        <table:table-row table:style-name="ro1">
          <table:table-cell/>
          <table:table-cell office:value-type="float" office:value="83.63155" calcext:value-type="float">
            <text:p>83.63155</text:p>
          </table:table-cell>
          <table:table-cell office:value-type="float" office:value="73.08281" calcext:value-type="float">
            <text:p>73.08281</text:p>
          </table:table-cell>
          <table:table-cell office:value-type="float" office:value="10.54873" calcext:value-type="float">
            <text:p>10.54873</text:p>
          </table:table-cell>
        </table:table-row>
        <table:table-row table:style-name="ro1">
          <table:table-cell/>
          <table:table-cell office:value-type="float" office:value="84.59575" calcext:value-type="float">
            <text:p>84.59575</text:p>
          </table:table-cell>
          <table:table-cell office:value-type="float" office:value="73.48824" calcext:value-type="float">
            <text:p>73.48824</text:p>
          </table:table-cell>
          <table:table-cell office:value-type="float" office:value="11.10751" calcext:value-type="float">
            <text:p>11.10751</text:p>
          </table:table-cell>
        </table:table-row>
        <table:table-row table:style-name="ro1">
          <table:table-cell/>
          <table:table-cell office:value-type="float" office:value="83.69352" calcext:value-type="float">
            <text:p>83.69352</text:p>
          </table:table-cell>
          <table:table-cell office:value-type="float" office:value="73.77321" calcext:value-type="float">
            <text:p>73.77321</text:p>
          </table:table-cell>
          <table:table-cell office:value-type="float" office:value="9.92031" calcext:value-type="float">
            <text:p>9.92031</text:p>
          </table:table-cell>
        </table:table-row>
        <table:table-row table:style-name="ro1">
          <table:table-cell/>
          <table:table-cell office:value-type="float" office:value="84.52882" calcext:value-type="float">
            <text:p>84.52882</text:p>
          </table:table-cell>
          <table:table-cell office:value-type="float" office:value="76.20627" calcext:value-type="float">
            <text:p>76.20627</text:p>
          </table:table-cell>
          <table:table-cell office:value-type="float" office:value="8.32254" calcext:value-type="float">
            <text:p>8.32254</text:p>
          </table:table-cell>
        </table:table-row>
        <table:table-row table:style-name="ro1">
          <table:table-cell/>
          <table:table-cell office:value-type="float" office:value="85.06364" calcext:value-type="float">
            <text:p>85.06364</text:p>
          </table:table-cell>
          <table:table-cell office:value-type="float" office:value="75.79077" calcext:value-type="float">
            <text:p>75.79077</text:p>
          </table:table-cell>
          <table:table-cell office:value-type="float" office:value="9.27287" calcext:value-type="float">
            <text:p>9.27287</text:p>
          </table:table-cell>
        </table:table-row>
        <table:table-row table:style-name="ro1">
          <table:table-cell/>
          <table:table-cell office:value-type="float" office:value="85.28954" calcext:value-type="float">
            <text:p>85.28954</text:p>
          </table:table-cell>
          <table:table-cell office:value-type="float" office:value="74.73907" calcext:value-type="float">
            <text:p>74.73907</text:p>
          </table:table-cell>
          <table:table-cell office:value-type="float" office:value="10.55046" calcext:value-type="float">
            <text:p>10.55046</text:p>
          </table:table-cell>
        </table:table-row>
        <table:table-row table:style-name="ro1">
          <table:table-cell/>
          <table:table-cell office:value-type="float" office:value="84.83492" calcext:value-type="float">
            <text:p>84.83492</text:p>
          </table:table-cell>
          <table:table-cell office:value-type="float" office:value="73.30503" calcext:value-type="float">
            <text:p>73.30503</text:p>
          </table:table-cell>
          <table:table-cell office:value-type="float" office:value="11.52989" calcext:value-type="float">
            <text:p>11.52989</text:p>
          </table:table-cell>
        </table:table-row>
        <table:table-row table:style-name="ro1">
          <table:table-cell/>
          <table:table-cell office:value-type="float" office:value="84.38936" calcext:value-type="float">
            <text:p>84.38936</text:p>
          </table:table-cell>
          <table:table-cell office:value-type="float" office:value="72.57432" calcext:value-type="float">
            <text:p>72.57432</text:p>
          </table:table-cell>
          <table:table-cell office:value-type="float" office:value="11.81505" calcext:value-type="float">
            <text:p>11.81505</text:p>
          </table:table-cell>
        </table:table-row>
        <table:table-row table:style-name="ro1">
          <table:table-cell/>
          <table:table-cell office:value-type="float" office:value="84.9169" calcext:value-type="float">
            <text:p>84.9169</text:p>
          </table:table-cell>
          <table:table-cell office:value-type="float" office:value="76.21317" calcext:value-type="float">
            <text:p>76.21317</text:p>
          </table:table-cell>
          <table:table-cell office:value-type="float" office:value="8.70373" calcext:value-type="float">
            <text:p>8.70373</text:p>
          </table:table-cell>
        </table:table-row>
        <table:table-row table:style-name="ro1">
          <table:table-cell/>
          <table:table-cell office:value-type="float" office:value="84.67245" calcext:value-type="float">
            <text:p>84.67245</text:p>
          </table:table-cell>
          <table:table-cell office:value-type="float" office:value="74.58157" calcext:value-type="float">
            <text:p>74.58157</text:p>
          </table:table-cell>
          <table:table-cell office:value-type="float" office:value="10.09087" calcext:value-type="float">
            <text:p>10.09087</text:p>
          </table:table-cell>
        </table:table-row>
        <table:table-row table:style-name="ro1">
          <table:table-cell/>
          <table:table-cell office:value-type="float" office:value="84.65254" calcext:value-type="float">
            <text:p>84.65254</text:p>
          </table:table-cell>
          <table:table-cell office:value-type="float" office:value="74.25346" calcext:value-type="float">
            <text:p>74.25346</text:p>
          </table:table-cell>
          <table:table-cell office:value-type="float" office:value="10.39907" calcext:value-type="float">
            <text:p>10.39907</text:p>
          </table:table-cell>
        </table:table-row>
        <table:table-row table:style-name="ro1">
          <table:table-cell/>
          <table:table-cell office:value-type="float" office:value="85.81055" calcext:value-type="float">
            <text:p>85.81055</text:p>
          </table:table-cell>
          <table:table-cell office:value-type="float" office:value="73.53851" calcext:value-type="float">
            <text:p>73.53851</text:p>
          </table:table-cell>
          <table:table-cell office:value-type="float" office:value="12.27204" calcext:value-type="float">
            <text:p>12.27204</text:p>
          </table:table-cell>
        </table:table-row>
        <table:table-row table:style-name="ro1">
          <table:table-cell/>
          <table:table-cell office:value-type="float" office:value="85.14979" calcext:value-type="float">
            <text:p>85.14979</text:p>
          </table:table-cell>
          <table:table-cell office:value-type="float" office:value="76.28656" calcext:value-type="float">
            <text:p>76.28656</text:p>
          </table:table-cell>
          <table:table-cell office:value-type="float" office:value="8.86323" calcext:value-type="float">
            <text:p>8.86323</text:p>
          </table:table-cell>
        </table:table-row>
        <table:table-row table:style-name="ro1">
          <table:table-cell/>
          <table:table-cell office:value-type="float" office:value="84.53401" calcext:value-type="float">
            <text:p>84.53401</text:p>
          </table:table-cell>
          <table:table-cell office:value-type="float" office:value="75.57179" calcext:value-type="float">
            <text:p>75.57179</text:p>
          </table:table-cell>
          <table:table-cell office:value-type="float" office:value="8.96222" calcext:value-type="float">
            <text:p>8.96222</text:p>
          </table:table-cell>
        </table:table-row>
        <table:table-row table:style-name="ro1">
          <table:table-cell/>
          <table:table-cell office:value-type="float" office:value="85.81801" calcext:value-type="float">
            <text:p>85.81801</text:p>
          </table:table-cell>
          <table:table-cell office:value-type="float" office:value="74.43824" calcext:value-type="float">
            <text:p>74.43824</text:p>
          </table:table-cell>
          <table:table-cell office:value-type="float" office:value="11.37977" calcext:value-type="float">
            <text:p>11.37977</text:p>
          </table:table-cell>
        </table:table-row>
        <table:table-row table:style-name="ro1">
          <table:table-cell/>
          <table:table-cell office:value-type="float" office:value="84.20399" calcext:value-type="float">
            <text:p>84.20399</text:p>
          </table:table-cell>
          <table:table-cell office:value-type="float" office:value="75.27948" calcext:value-type="float">
            <text:p>75.27948</text:p>
          </table:table-cell>
          <table:table-cell office:value-type="float" office:value="8.92451" calcext:value-type="float">
            <text:p>8.92451</text:p>
          </table:table-cell>
        </table:table-row>
        <table:table-row table:style-name="ro1">
          <table:table-cell/>
          <table:table-cell office:value-type="float" office:value="85.57661" calcext:value-type="float">
            <text:p>85.57661</text:p>
          </table:table-cell>
          <table:table-cell office:value-type="float" office:value="72.32691" calcext:value-type="float">
            <text:p>72.32691</text:p>
          </table:table-cell>
          <table:table-cell office:value-type="float" office:value="13.24969" calcext:value-type="float">
            <text:p>13.24969</text:p>
          </table:table-cell>
        </table:table-row>
        <table:table-row table:style-name="ro1">
          <table:table-cell/>
          <table:table-cell office:value-type="float" office:value="83.77692" calcext:value-type="float">
            <text:p>83.77692</text:p>
          </table:table-cell>
          <table:table-cell office:value-type="float" office:value="74.09892" calcext:value-type="float">
            <text:p>74.09892</text:p>
          </table:table-cell>
          <table:table-cell office:value-type="float" office:value="9.67801" calcext:value-type="float">
            <text:p>9.67801</text:p>
          </table:table-cell>
        </table:table-row>
        <table:table-row table:style-name="ro1">
          <table:table-cell/>
          <table:table-cell office:value-type="float" office:value="84.16788" calcext:value-type="float">
            <text:p>84.16788</text:p>
          </table:table-cell>
          <table:table-cell office:value-type="float" office:value="73.90942" calcext:value-type="float">
            <text:p>73.90942</text:p>
          </table:table-cell>
          <table:table-cell office:value-type="float" office:value="10.25846" calcext:value-type="float">
            <text:p>10.25846</text:p>
          </table:table-cell>
        </table:table-row>
        <table:table-row table:style-name="ro1">
          <table:table-cell/>
          <table:table-cell office:value-type="float" office:value="85.82298" calcext:value-type="float">
            <text:p>85.82298</text:p>
          </table:table-cell>
          <table:table-cell office:value-type="float" office:value="74.38602" calcext:value-type="float">
            <text:p>74.38602</text:p>
          </table:table-cell>
          <table:table-cell office:value-type="float" office:value="11.43696" calcext:value-type="float">
            <text:p>11.43696</text:p>
          </table:table-cell>
        </table:table-row>
        <table:table-row table:style-name="ro1">
          <table:table-cell/>
          <table:table-cell office:value-type="float" office:value="84.99517" calcext:value-type="float">
            <text:p>84.99517</text:p>
          </table:table-cell>
          <table:table-cell office:value-type="float" office:value="75.34437" calcext:value-type="float">
            <text:p>75.34437</text:p>
          </table:table-cell>
          <table:table-cell office:value-type="float" office:value="9.6508" calcext:value-type="float">
            <text:p>9.6508</text:p>
          </table:table-cell>
        </table:table-row>
        <table:table-row table:style-name="ro1">
          <table:table-cell/>
          <table:table-cell office:value-type="float" office:value="85.46048" calcext:value-type="float">
            <text:p>85.46048</text:p>
          </table:table-cell>
          <table:table-cell office:value-type="float" office:value="75.69269" calcext:value-type="float">
            <text:p>75.69269</text:p>
          </table:table-cell>
          <table:table-cell office:value-type="float" office:value="9.76778" calcext:value-type="float">
            <text:p>9.76778</text:p>
          </table:table-cell>
        </table:table-row>
        <table:table-row table:style-name="ro1">
          <table:table-cell/>
          <table:table-cell office:value-type="float" office:value="84.70498" calcext:value-type="float">
            <text:p>84.70498</text:p>
          </table:table-cell>
          <table:table-cell office:value-type="float" office:value="75.66762" calcext:value-type="float">
            <text:p>75.66762</text:p>
          </table:table-cell>
          <table:table-cell office:value-type="float" office:value="9.03736" calcext:value-type="float">
            <text:p>9.03736</text:p>
          </table:table-cell>
        </table:table-row>
        <table:table-row table:style-name="ro1">
          <table:table-cell/>
          <table:table-cell office:value-type="float" office:value="83.94393" calcext:value-type="float">
            <text:p>83.94393</text:p>
          </table:table-cell>
          <table:table-cell office:value-type="float" office:value="74.02021" calcext:value-type="float">
            <text:p>74.02021</text:p>
          </table:table-cell>
          <table:table-cell office:value-type="float" office:value="9.92372" calcext:value-type="float">
            <text:p>9.92372</text:p>
          </table:table-cell>
        </table:table-row>
        <table:table-row table:style-name="ro1">
          <table:table-cell/>
          <table:table-cell office:value-type="float" office:value="85.04635" calcext:value-type="float">
            <text:p>85.04635</text:p>
          </table:table-cell>
          <table:table-cell office:value-type="float" office:value="75.19123" calcext:value-type="float">
            <text:p>75.19123</text:p>
          </table:table-cell>
          <table:table-cell office:value-type="float" office:value="9.85512" calcext:value-type="float">
            <text:p>9.85512</text:p>
          </table:table-cell>
        </table:table-row>
        <table:table-row table:style-name="ro1">
          <table:table-cell/>
          <table:table-cell office:value-type="float" office:value="84.17494" calcext:value-type="float">
            <text:p>84.17494</text:p>
          </table:table-cell>
          <table:table-cell office:value-type="float" office:value="74.22735" calcext:value-type="float">
            <text:p>74.22735</text:p>
          </table:table-cell>
          <table:table-cell office:value-type="float" office:value="9.94759" calcext:value-type="float">
            <text:p>9.94759</text:p>
          </table:table-cell>
        </table:table-row>
        <table:table-row table:style-name="ro1">
          <table:table-cell/>
          <table:table-cell office:value-type="float" office:value="83.96876" calcext:value-type="float">
            <text:p>83.96876</text:p>
          </table:table-cell>
          <table:table-cell office:value-type="float" office:value="74.34344" calcext:value-type="float">
            <text:p>74.34344</text:p>
          </table:table-cell>
          <table:table-cell office:value-type="float" office:value="9.62533" calcext:value-type="float">
            <text:p>9.62533</text:p>
          </table:table-cell>
        </table:table-row>
        <table:table-row table:style-name="ro1">
          <table:table-cell/>
          <table:table-cell office:value-type="float" office:value="84.83399" calcext:value-type="float">
            <text:p>84.83399</text:p>
          </table:table-cell>
          <table:table-cell office:value-type="float" office:value="74.87415" calcext:value-type="float">
            <text:p>74.87415</text:p>
          </table:table-cell>
          <table:table-cell office:value-type="float" office:value="9.95984" calcext:value-type="float">
            <text:p>9.95984</text:p>
          </table:table-cell>
        </table:table-row>
        <table:table-row table:style-name="ro1">
          <table:table-cell/>
          <table:table-cell office:value-type="float" office:value="84.57951" calcext:value-type="float">
            <text:p>84.57951</text:p>
          </table:table-cell>
          <table:table-cell office:value-type="float" office:value="75.18209" calcext:value-type="float">
            <text:p>75.18209</text:p>
          </table:table-cell>
          <table:table-cell office:value-type="float" office:value="9.39741" calcext:value-type="float">
            <text:p>9.39741</text:p>
          </table:table-cell>
        </table:table-row>
        <table:table-row table:style-name="ro1">
          <table:table-cell/>
          <table:table-cell office:value-type="float" office:value="85.29382" calcext:value-type="float">
            <text:p>85.29382</text:p>
          </table:table-cell>
          <table:table-cell office:value-type="float" office:value="75.05661" calcext:value-type="float">
            <text:p>75.05661</text:p>
          </table:table-cell>
          <table:table-cell office:value-type="float" office:value="10.23721" calcext:value-type="float">
            <text:p>10.23721</text:p>
          </table:table-cell>
        </table:table-row>
        <table:table-row table:style-name="ro1">
          <table:table-cell/>
          <table:table-cell office:value-type="float" office:value="84.21474" calcext:value-type="float">
            <text:p>84.21474</text:p>
          </table:table-cell>
          <table:table-cell office:value-type="float" office:value="74.64141" calcext:value-type="float">
            <text:p>74.64141</text:p>
          </table:table-cell>
          <table:table-cell office:value-type="float" office:value="9.57333" calcext:value-type="float">
            <text:p>9.57333</text:p>
          </table:table-cell>
        </table:table-row>
        <table:table-row table:style-name="ro1">
          <table:table-cell/>
          <table:table-cell office:value-type="float" office:value="84.34866" calcext:value-type="float">
            <text:p>84.34866</text:p>
          </table:table-cell>
          <table:table-cell office:value-type="float" office:value="71.94583" calcext:value-type="float">
            <text:p>71.94583</text:p>
          </table:table-cell>
          <table:table-cell office:value-type="float" office:value="12.40283" calcext:value-type="float">
            <text:p>12.40283</text:p>
          </table:table-cell>
        </table:table-row>
        <table:table-row table:style-name="ro1">
          <table:table-cell/>
          <table:table-cell office:value-type="float" office:value="84.18572" calcext:value-type="float">
            <text:p>84.18572</text:p>
          </table:table-cell>
          <table:table-cell office:value-type="float" office:value="75.29054" calcext:value-type="float">
            <text:p>75.29054</text:p>
          </table:table-cell>
          <table:table-cell office:value-type="float" office:value="8.89519" calcext:value-type="float">
            <text:p>8.89519</text:p>
          </table:table-cell>
        </table:table-row>
        <table:table-row table:style-name="ro1">
          <table:table-cell/>
          <table:table-cell office:value-type="float" office:value="83.76348" calcext:value-type="float">
            <text:p>83.76348</text:p>
          </table:table-cell>
          <table:table-cell office:value-type="float" office:value="73.53625" calcext:value-type="float">
            <text:p>73.53625</text:p>
          </table:table-cell>
          <table:table-cell office:value-type="float" office:value="10.22722" calcext:value-type="float">
            <text:p>10.22722</text:p>
          </table:table-cell>
        </table:table-row>
        <table:table-row table:style-name="ro1">
          <table:table-cell/>
          <table:table-cell office:value-type="float" office:value="84.95688" calcext:value-type="float">
            <text:p>84.95688</text:p>
          </table:table-cell>
          <table:table-cell office:value-type="float" office:value="75.86973" calcext:value-type="float">
            <text:p>75.86973</text:p>
          </table:table-cell>
          <table:table-cell office:value-type="float" office:value="9.08714" calcext:value-type="float">
            <text:p>9.08714</text:p>
          </table:table-cell>
        </table:table-row>
        <table:table-row table:style-name="ro1">
          <table:table-cell/>
          <table:table-cell office:value-type="float" office:value="84.74625" calcext:value-type="float">
            <text:p>84.74625</text:p>
          </table:table-cell>
          <table:table-cell office:value-type="float" office:value="76.32205" calcext:value-type="float">
            <text:p>76.32205</text:p>
          </table:table-cell>
          <table:table-cell office:value-type="float" office:value="8.4242" calcext:value-type="float">
            <text:p>8.4242</text:p>
          </table:table-cell>
        </table:table-row>
        <table:table-row table:style-name="ro1">
          <table:table-cell/>
          <table:table-cell office:value-type="float" office:value="85.60926" calcext:value-type="float">
            <text:p>85.60926</text:p>
          </table:table-cell>
          <table:table-cell office:value-type="float" office:value="73.40562" calcext:value-type="float">
            <text:p>73.40562</text:p>
          </table:table-cell>
          <table:table-cell office:value-type="float" office:value="12.20365" calcext:value-type="float">
            <text:p>12.20365</text:p>
          </table:table-cell>
        </table:table-row>
        <table:table-row table:style-name="ro1">
          <table:table-cell/>
          <table:table-cell office:value-type="float" office:value="84.91549" calcext:value-type="float">
            <text:p>84.91549</text:p>
          </table:table-cell>
          <table:table-cell office:value-type="float" office:value="76.28739" calcext:value-type="float">
            <text:p>76.28739</text:p>
          </table:table-cell>
          <table:table-cell office:value-type="float" office:value="8.62811" calcext:value-type="float">
            <text:p>8.62811</text:p>
          </table:table-cell>
        </table:table-row>
        <table:table-row table:style-name="ro1">
          <table:table-cell/>
          <table:table-cell office:value-type="float" office:value="84.09175" calcext:value-type="float">
            <text:p>84.09175</text:p>
          </table:table-cell>
          <table:table-cell office:value-type="float" office:value="74.75755" calcext:value-type="float">
            <text:p>74.75755</text:p>
          </table:table-cell>
          <table:table-cell office:value-type="float" office:value="9.33419" calcext:value-type="float">
            <text:p>9.33419</text:p>
          </table:table-cell>
        </table:table-row>
        <table:table-row table:style-name="ro1">
          <table:table-cell/>
          <table:table-cell office:value-type="float" office:value="84.77509" calcext:value-type="float">
            <text:p>84.77509</text:p>
          </table:table-cell>
          <table:table-cell office:value-type="float" office:value="74.7541" calcext:value-type="float">
            <text:p>74.7541</text:p>
          </table:table-cell>
          <table:table-cell office:value-type="float" office:value="10.02099" calcext:value-type="float">
            <text:p>10.02099</text:p>
          </table:table-cell>
        </table:table-row>
        <table:table-row table:style-name="ro1">
          <table:table-cell/>
          <table:table-cell office:value-type="float" office:value="85.3526" calcext:value-type="float">
            <text:p>85.3526</text:p>
          </table:table-cell>
          <table:table-cell office:value-type="float" office:value="74.63611" calcext:value-type="float">
            <text:p>74.63611</text:p>
          </table:table-cell>
          <table:table-cell office:value-type="float" office:value="10.7165" calcext:value-type="float">
            <text:p>10.7165</text:p>
          </table:table-cell>
        </table:table-row>
        <table:table-row table:style-name="ro1">
          <table:table-cell/>
          <table:table-cell office:value-type="float" office:value="84.63894" calcext:value-type="float">
            <text:p>84.63894</text:p>
          </table:table-cell>
          <table:table-cell office:value-type="float" office:value="75.8122" calcext:value-type="float">
            <text:p>75.8122</text:p>
          </table:table-cell>
          <table:table-cell office:value-type="float" office:value="8.82673" calcext:value-type="float">
            <text:p>8.82673</text:p>
          </table:table-cell>
        </table:table-row>
        <table:table-row table:style-name="ro1">
          <table:table-cell/>
          <table:table-cell office:value-type="float" office:value="84.26087" calcext:value-type="float">
            <text:p>84.26087</text:p>
          </table:table-cell>
          <table:table-cell office:value-type="float" office:value="74.71964" calcext:value-type="float">
            <text:p>74.71964</text:p>
          </table:table-cell>
          <table:table-cell office:value-type="float" office:value="9.54123" calcext:value-type="float">
            <text:p>9.54123</text:p>
          </table:table-cell>
        </table:table-row>
        <table:table-row table:style-name="ro1">
          <table:table-cell/>
          <table:table-cell office:value-type="float" office:value="85.33235" calcext:value-type="float">
            <text:p>85.33235</text:p>
          </table:table-cell>
          <table:table-cell office:value-type="float" office:value="72.7527" calcext:value-type="float">
            <text:p>72.7527</text:p>
          </table:table-cell>
          <table:table-cell office:value-type="float" office:value="12.57966" calcext:value-type="float">
            <text:p>12.57966</text:p>
          </table:table-cell>
        </table:table-row>
        <table:table-row table:style-name="ro1">
          <table:table-cell/>
          <table:table-cell office:value-type="float" office:value="85.06967" calcext:value-type="float">
            <text:p>85.06967</text:p>
          </table:table-cell>
          <table:table-cell office:value-type="float" office:value="75.33857" calcext:value-type="float">
            <text:p>75.33857</text:p>
          </table:table-cell>
          <table:table-cell office:value-type="float" office:value="9.7311" calcext:value-type="float">
            <text:p>9.7311</text:p>
          </table:table-cell>
        </table:table-row>
        <table:table-row table:style-name="ro1">
          <table:table-cell/>
          <table:table-cell office:value-type="float" office:value="84.64064" calcext:value-type="float">
            <text:p>84.64064</text:p>
          </table:table-cell>
          <table:table-cell office:value-type="float" office:value="74.33602" calcext:value-type="float">
            <text:p>74.33602</text:p>
          </table:table-cell>
          <table:table-cell office:value-type="float" office:value="10.30462" calcext:value-type="float">
            <text:p>10.30462</text:p>
          </table:table-cell>
        </table:table-row>
        <table:table-row table:style-name="ro1">
          <table:table-cell/>
          <table:table-cell office:value-type="float" office:value="84.29061" calcext:value-type="float">
            <text:p>84.29061</text:p>
          </table:table-cell>
          <table:table-cell office:value-type="float" office:value="74.75337" calcext:value-type="float">
            <text:p>74.75337</text:p>
          </table:table-cell>
          <table:table-cell office:value-type="float" office:value="9.53724" calcext:value-type="float">
            <text:p>9.53724</text:p>
          </table:table-cell>
        </table:table-row>
        <table:table-row table:style-name="ro1">
          <table:table-cell/>
          <table:table-cell office:value-type="float" office:value="85.39644" calcext:value-type="float">
            <text:p>85.39644</text:p>
          </table:table-cell>
          <table:table-cell office:value-type="float" office:value="74.90805" calcext:value-type="float">
            <text:p>74.90805</text:p>
          </table:table-cell>
          <table:table-cell office:value-type="float" office:value="10.48838" calcext:value-type="float">
            <text:p>10.48838</text:p>
          </table:table-cell>
        </table:table-row>
        <table:table-row table:style-name="ro1">
          <table:table-cell/>
          <table:table-cell office:value-type="float" office:value="84.56311" calcext:value-type="float">
            <text:p>84.56311</text:p>
          </table:table-cell>
          <table:table-cell office:value-type="float" office:value="75.61121" calcext:value-type="float">
            <text:p>75.61121</text:p>
          </table:table-cell>
          <table:table-cell office:value-type="float" office:value="8.95191" calcext:value-type="float">
            <text:p>8.95191</text:p>
          </table:table-cell>
        </table:table-row>
        <table:table-row table:style-name="ro1">
          <table:table-cell/>
          <table:table-cell office:value-type="float" office:value="85.19119" calcext:value-type="float">
            <text:p>85.19119</text:p>
          </table:table-cell>
          <table:table-cell office:value-type="float" office:value="74.08779" calcext:value-type="float">
            <text:p>74.08779</text:p>
          </table:table-cell>
          <table:table-cell office:value-type="float" office:value="11.10341" calcext:value-type="float">
            <text:p>11.10341</text:p>
          </table:table-cell>
        </table:table-row>
        <table:table-row table:style-name="ro1">
          <table:table-cell/>
          <table:table-cell office:value-type="float" office:value="84.77712" calcext:value-type="float">
            <text:p>84.77712</text:p>
          </table:table-cell>
          <table:table-cell office:value-type="float" office:value="75.80841" calcext:value-type="float">
            <text:p>75.80841</text:p>
          </table:table-cell>
          <table:table-cell office:value-type="float" office:value="8.96871" calcext:value-type="float">
            <text:p>8.96871</text:p>
          </table:table-cell>
        </table:table-row>
        <table:table-row table:style-name="ro1">
          <table:table-cell/>
          <table:table-cell office:value-type="float" office:value="84.61614" calcext:value-type="float">
            <text:p>84.61614</text:p>
          </table:table-cell>
          <table:table-cell office:value-type="float" office:value="72.86256" calcext:value-type="float">
            <text:p>72.86256</text:p>
          </table:table-cell>
          <table:table-cell office:value-type="float" office:value="11.75358" calcext:value-type="float">
            <text:p>11.75358</text:p>
          </table:table-cell>
        </table:table-row>
        <table:table-row table:style-name="ro1">
          <table:table-cell/>
          <table:table-cell office:value-type="float" office:value="85.37493" calcext:value-type="float">
            <text:p>85.37493</text:p>
          </table:table-cell>
          <table:table-cell office:value-type="float" office:value="75.70041" calcext:value-type="float">
            <text:p>75.70041</text:p>
          </table:table-cell>
          <table:table-cell office:value-type="float" office:value="9.67452" calcext:value-type="float">
            <text:p>9.67452</text:p>
          </table:table-cell>
        </table:table-row>
        <table:table-row table:style-name="ro1">
          <table:table-cell/>
          <table:table-cell office:value-type="float" office:value="84.61597" calcext:value-type="float">
            <text:p>84.61597</text:p>
          </table:table-cell>
          <table:table-cell office:value-type="float" office:value="72.52325" calcext:value-type="float">
            <text:p>72.52325</text:p>
          </table:table-cell>
          <table:table-cell office:value-type="float" office:value="12.09272" calcext:value-type="float">
            <text:p>12.09272</text:p>
          </table:table-cell>
        </table:table-row>
        <table:table-row table:style-name="ro1">
          <table:table-cell/>
          <table:table-cell office:value-type="float" office:value="85.43814" calcext:value-type="float">
            <text:p>85.43814</text:p>
          </table:table-cell>
          <table:table-cell office:value-type="float" office:value="73.95127" calcext:value-type="float">
            <text:p>73.95127</text:p>
          </table:table-cell>
          <table:table-cell office:value-type="float" office:value="11.48686" calcext:value-type="float">
            <text:p>11.48686</text:p>
          </table:table-cell>
        </table:table-row>
        <table:table-row table:style-name="ro1">
          <table:table-cell/>
          <table:table-cell office:value-type="float" office:value="84.13641" calcext:value-type="float">
            <text:p>84.13641</text:p>
          </table:table-cell>
          <table:table-cell office:value-type="float" office:value="75.16589" calcext:value-type="float">
            <text:p>75.16589</text:p>
          </table:table-cell>
          <table:table-cell office:value-type="float" office:value="8.97052" calcext:value-type="float">
            <text:p>8.97052</text:p>
          </table:table-cell>
        </table:table-row>
        <table:table-row table:style-name="ro1">
          <table:table-cell/>
          <table:table-cell office:value-type="float" office:value="84.41553" calcext:value-type="float">
            <text:p>84.41553</text:p>
          </table:table-cell>
          <table:table-cell office:value-type="float" office:value="75.22964" calcext:value-type="float">
            <text:p>75.22964</text:p>
          </table:table-cell>
          <table:table-cell office:value-type="float" office:value="9.18589" calcext:value-type="float">
            <text:p>9.18589</text:p>
          </table:table-cell>
        </table:table-row>
        <table:table-row table:style-name="ro1">
          <table:table-cell/>
          <table:table-cell office:value-type="float" office:value="84.34513" calcext:value-type="float">
            <text:p>84.34513</text:p>
          </table:table-cell>
          <table:table-cell office:value-type="float" office:value="74.67046" calcext:value-type="float">
            <text:p>74.67046</text:p>
          </table:table-cell>
          <table:table-cell office:value-type="float" office:value="9.67467" calcext:value-type="float">
            <text:p>9.67467</text:p>
          </table:table-cell>
        </table:table-row>
        <table:table-row table:style-name="ro1">
          <table:table-cell/>
          <table:table-cell office:value-type="float" office:value="84.94118" calcext:value-type="float">
            <text:p>84.94118</text:p>
          </table:table-cell>
          <table:table-cell office:value-type="float" office:value="73.99821" calcext:value-type="float">
            <text:p>73.99821</text:p>
          </table:table-cell>
          <table:table-cell office:value-type="float" office:value="10.94297" calcext:value-type="float">
            <text:p>10.94297</text:p>
          </table:table-cell>
        </table:table-row>
        <table:table-row table:style-name="ro1">
          <table:table-cell/>
          <table:table-cell office:value-type="float" office:value="84.51028" calcext:value-type="float">
            <text:p>84.51028</text:p>
          </table:table-cell>
          <table:table-cell office:value-type="float" office:value="72.54521" calcext:value-type="float">
            <text:p>72.54521</text:p>
          </table:table-cell>
          <table:table-cell office:value-type="float" office:value="11.96507" calcext:value-type="float">
            <text:p>11.96507</text:p>
          </table:table-cell>
        </table:table-row>
        <table:table-row table:style-name="ro1">
          <table:table-cell/>
          <table:table-cell office:value-type="float" office:value="84.96557" calcext:value-type="float">
            <text:p>84.96557</text:p>
          </table:table-cell>
          <table:table-cell office:value-type="float" office:value="74.81886" calcext:value-type="float">
            <text:p>74.81886</text:p>
          </table:table-cell>
          <table:table-cell office:value-type="float" office:value="10.14671" calcext:value-type="float">
            <text:p>10.14671</text:p>
          </table:table-cell>
        </table:table-row>
        <table:table-row table:style-name="ro1">
          <table:table-cell/>
          <table:table-cell office:value-type="float" office:value="84.05747" calcext:value-type="float">
            <text:p>84.05747</text:p>
          </table:table-cell>
          <table:table-cell office:value-type="float" office:value="74.84434" calcext:value-type="float">
            <text:p>74.84434</text:p>
          </table:table-cell>
          <table:table-cell office:value-type="float" office:value="9.21312" calcext:value-type="float">
            <text:p>9.21312</text:p>
          </table:table-cell>
        </table:table-row>
        <table:table-row table:style-name="ro1">
          <table:table-cell/>
          <table:table-cell office:value-type="float" office:value="84.79019" calcext:value-type="float">
            <text:p>84.79019</text:p>
          </table:table-cell>
          <table:table-cell office:value-type="float" office:value="75.28704" calcext:value-type="float">
            <text:p>75.28704</text:p>
          </table:table-cell>
          <table:table-cell office:value-type="float" office:value="9.50315" calcext:value-type="float">
            <text:p>9.50315</text:p>
          </table:table-cell>
        </table:table-row>
        <table:table-row table:style-name="ro1">
          <table:table-cell/>
          <table:table-cell office:value-type="float" office:value="84.39651" calcext:value-type="float">
            <text:p>84.39651</text:p>
          </table:table-cell>
          <table:table-cell office:value-type="float" office:value="75.37912" calcext:value-type="float">
            <text:p>75.37912</text:p>
          </table:table-cell>
          <table:table-cell office:value-type="float" office:value="9.01738" calcext:value-type="float">
            <text:p>9.01738</text:p>
          </table:table-cell>
        </table:table-row>
        <table:table-row table:style-name="ro1">
          <table:table-cell/>
          <table:table-cell office:value-type="float" office:value="85.00498" calcext:value-type="float">
            <text:p>85.00498</text:p>
          </table:table-cell>
          <table:table-cell office:value-type="float" office:value="75.25123" calcext:value-type="float">
            <text:p>75.25123</text:p>
          </table:table-cell>
          <table:table-cell office:value-type="float" office:value="9.75375" calcext:value-type="float">
            <text:p>9.75375</text:p>
          </table:table-cell>
        </table:table-row>
        <table:table-row table:style-name="ro1">
          <table:table-cell/>
          <table:table-cell office:value-type="float" office:value="85.08036" calcext:value-type="float">
            <text:p>85.08036</text:p>
          </table:table-cell>
          <table:table-cell office:value-type="float" office:value="74.24131" calcext:value-type="float">
            <text:p>74.24131</text:p>
          </table:table-cell>
          <table:table-cell office:value-type="float" office:value="10.83905" calcext:value-type="float">
            <text:p>10.83905</text:p>
          </table:table-cell>
        </table:table-row>
        <table:table-row table:style-name="ro1">
          <table:table-cell/>
          <table:table-cell office:value-type="float" office:value="85.1326" calcext:value-type="float">
            <text:p>85.1326</text:p>
          </table:table-cell>
          <table:table-cell office:value-type="float" office:value="72.52867" calcext:value-type="float">
            <text:p>72.52867</text:p>
          </table:table-cell>
          <table:table-cell office:value-type="float" office:value="12.60393" calcext:value-type="float">
            <text:p>12.60393</text:p>
          </table:table-cell>
        </table:table-row>
        <table:table-row table:style-name="ro1">
          <table:table-cell/>
          <table:table-cell office:value-type="float" office:value="84.6833" calcext:value-type="float">
            <text:p>84.6833</text:p>
          </table:table-cell>
          <table:table-cell office:value-type="float" office:value="73.2389" calcext:value-type="float">
            <text:p>73.2389</text:p>
          </table:table-cell>
          <table:table-cell office:value-type="float" office:value="11.4444" calcext:value-type="float">
            <text:p>11.4444</text:p>
          </table:table-cell>
        </table:table-row>
        <table:table-row table:style-name="ro1">
          <table:table-cell/>
          <table:table-cell office:value-type="float" office:value="85.69033" calcext:value-type="float">
            <text:p>85.69033</text:p>
          </table:table-cell>
          <table:table-cell office:value-type="float" office:value="74.26568" calcext:value-type="float">
            <text:p>74.26568</text:p>
          </table:table-cell>
          <table:table-cell office:value-type="float" office:value="11.42465" calcext:value-type="float">
            <text:p>11.42465</text:p>
          </table:table-cell>
        </table:table-row>
        <table:table-row table:style-name="ro1">
          <table:table-cell/>
          <table:table-cell office:value-type="float" office:value="85.06764" calcext:value-type="float">
            <text:p>85.06764</text:p>
          </table:table-cell>
          <table:table-cell office:value-type="float" office:value="75.19264" calcext:value-type="float">
            <text:p>75.19264</text:p>
          </table:table-cell>
          <table:table-cell office:value-type="float" office:value="9.875" calcext:value-type="float">
            <text:p>9.875</text:p>
          </table:table-cell>
        </table:table-row>
        <table:table-row table:style-name="ro1">
          <table:table-cell/>
          <table:table-cell office:value-type="float" office:value="83.81504" calcext:value-type="float">
            <text:p>83.81504</text:p>
          </table:table-cell>
          <table:table-cell office:value-type="float" office:value="73.51982" calcext:value-type="float">
            <text:p>73.51982</text:p>
          </table:table-cell>
          <table:table-cell office:value-type="float" office:value="10.29522" calcext:value-type="float">
            <text:p>10.29522</text:p>
          </table:table-cell>
        </table:table-row>
        <table:table-row table:style-name="ro1">
          <table:table-cell/>
          <table:table-cell office:value-type="float" office:value="85.47991" calcext:value-type="float">
            <text:p>85.47991</text:p>
          </table:table-cell>
          <table:table-cell office:value-type="float" office:value="75.04119" calcext:value-type="float">
            <text:p>75.04119</text:p>
          </table:table-cell>
          <table:table-cell office:value-type="float" office:value="10.43872" calcext:value-type="float">
            <text:p>10.43872</text:p>
          </table:table-cell>
        </table:table-row>
        <table:table-row table:style-name="ro1">
          <table:table-cell/>
          <table:table-cell office:value-type="float" office:value="85.03569" calcext:value-type="float">
            <text:p>85.03569</text:p>
          </table:table-cell>
          <table:table-cell office:value-type="float" office:value="75.93489" calcext:value-type="float">
            <text:p>75.93489</text:p>
          </table:table-cell>
          <table:table-cell office:value-type="float" office:value="9.10079" calcext:value-type="float">
            <text:p>9.10079</text:p>
          </table:table-cell>
        </table:table-row>
        <table:table-row table:style-name="ro1">
          <table:table-cell/>
          <table:table-cell office:value-type="float" office:value="85.29995" calcext:value-type="float">
            <text:p>85.29995</text:p>
          </table:table-cell>
          <table:table-cell office:value-type="float" office:value="71.64908" calcext:value-type="float">
            <text:p>71.64908</text:p>
          </table:table-cell>
          <table:table-cell office:value-type="float" office:value="13.65087" calcext:value-type="float">
            <text:p>13.65087</text:p>
          </table:table-cell>
        </table:table-row>
        <table:table-row table:style-name="ro1">
          <table:table-cell/>
          <table:table-cell office:value-type="float" office:value="84.2862" calcext:value-type="float">
            <text:p>84.2862</text:p>
          </table:table-cell>
          <table:table-cell office:value-type="float" office:value="72.75519" calcext:value-type="float">
            <text:p>72.75519</text:p>
          </table:table-cell>
          <table:table-cell office:value-type="float" office:value="11.53101" calcext:value-type="float">
            <text:p>11.53101</text:p>
          </table:table-cell>
        </table:table-row>
        <table:table-row table:style-name="ro1">
          <table:table-cell/>
          <table:table-cell office:value-type="float" office:value="84.14446" calcext:value-type="float">
            <text:p>84.14446</text:p>
          </table:table-cell>
          <table:table-cell office:value-type="float" office:value="75.39357" calcext:value-type="float">
            <text:p>75.39357</text:p>
          </table:table-cell>
          <table:table-cell office:value-type="float" office:value="8.75089" calcext:value-type="float">
            <text:p>8.75089</text:p>
          </table:table-cell>
        </table:table-row>
        <table:table-row table:style-name="ro1">
          <table:table-cell/>
          <table:table-cell office:value-type="float" office:value="85.03753" calcext:value-type="float">
            <text:p>85.03753</text:p>
          </table:table-cell>
          <table:table-cell office:value-type="float" office:value="72.87404" calcext:value-type="float">
            <text:p>72.87404</text:p>
          </table:table-cell>
          <table:table-cell office:value-type="float" office:value="12.16349" calcext:value-type="float">
            <text:p>12.16349</text:p>
          </table:table-cell>
        </table:table-row>
        <table:table-row table:style-name="ro1">
          <table:table-cell/>
          <table:table-cell office:value-type="float" office:value="85.68028" calcext:value-type="float">
            <text:p>85.68028</text:p>
          </table:table-cell>
          <table:table-cell office:value-type="float" office:value="74.70116" calcext:value-type="float">
            <text:p>74.70116</text:p>
          </table:table-cell>
          <table:table-cell office:value-type="float" office:value="10.97912" calcext:value-type="float">
            <text:p>10.97912</text:p>
          </table:table-cell>
        </table:table-row>
        <table:table-row table:style-name="ro1">
          <table:table-cell/>
          <table:table-cell office:value-type="float" office:value="85.07531" calcext:value-type="float">
            <text:p>85.07531</text:p>
          </table:table-cell>
          <table:table-cell office:value-type="float" office:value="74.08112" calcext:value-type="float">
            <text:p>74.08112</text:p>
          </table:table-cell>
          <table:table-cell office:value-type="float" office:value="10.99419" calcext:value-type="float">
            <text:p>10.99419</text:p>
          </table:table-cell>
        </table:table-row>
        <table:table-row table:style-name="ro1">
          <table:table-cell/>
          <table:table-cell office:value-type="float" office:value="86.21412" calcext:value-type="float">
            <text:p>86.21412</text:p>
          </table:table-cell>
          <table:table-cell office:value-type="float" office:value="72.53773" calcext:value-type="float">
            <text:p>72.53773</text:p>
          </table:table-cell>
          <table:table-cell office:value-type="float" office:value="13.67639" calcext:value-type="float">
            <text:p>13.67639</text:p>
          </table:table-cell>
        </table:table-row>
        <table:table-row table:style-name="ro1">
          <table:table-cell/>
          <table:table-cell office:value-type="float" office:value="85.22489" calcext:value-type="float">
            <text:p>85.22489</text:p>
          </table:table-cell>
          <table:table-cell office:value-type="float" office:value="75.42602" calcext:value-type="float">
            <text:p>75.42602</text:p>
          </table:table-cell>
          <table:table-cell office:value-type="float" office:value="9.79887" calcext:value-type="float">
            <text:p>9.79887</text:p>
          </table:table-cell>
        </table:table-row>
        <table:table-row table:style-name="ro1">
          <table:table-cell/>
          <table:table-cell office:value-type="float" office:value="85.22156" calcext:value-type="float">
            <text:p>85.22156</text:p>
          </table:table-cell>
          <table:table-cell office:value-type="float" office:value="74.22869" calcext:value-type="float">
            <text:p>74.22869</text:p>
          </table:table-cell>
          <table:table-cell office:value-type="float" office:value="10.99287" calcext:value-type="float">
            <text:p>10.99287</text:p>
          </table:table-cell>
        </table:table-row>
        <table:table-row table:style-name="ro1">
          <table:table-cell/>
          <table:table-cell office:value-type="float" office:value="84.95835" calcext:value-type="float">
            <text:p>84.95835</text:p>
          </table:table-cell>
          <table:table-cell office:value-type="float" office:value="75.1872" calcext:value-type="float">
            <text:p>75.1872</text:p>
          </table:table-cell>
          <table:table-cell office:value-type="float" office:value="9.77115" calcext:value-type="float">
            <text:p>9.77115</text:p>
          </table:table-cell>
        </table:table-row>
        <table:table-row table:style-name="ro1">
          <table:table-cell/>
          <table:table-cell office:value-type="float" office:value="84.84288" calcext:value-type="float">
            <text:p>84.84288</text:p>
          </table:table-cell>
          <table:table-cell office:value-type="float" office:value="76.10408" calcext:value-type="float">
            <text:p>76.10408</text:p>
          </table:table-cell>
          <table:table-cell office:value-type="float" office:value="8.7388" calcext:value-type="float">
            <text:p>8.7388</text:p>
          </table:table-cell>
        </table:table-row>
        <table:table-row table:style-name="ro1">
          <table:table-cell/>
          <table:table-cell office:value-type="float" office:value="85.08188" calcext:value-type="float">
            <text:p>85.08188</text:p>
          </table:table-cell>
          <table:table-cell office:value-type="float" office:value="74.73873" calcext:value-type="float">
            <text:p>74.73873</text:p>
          </table:table-cell>
          <table:table-cell office:value-type="float" office:value="10.34315" calcext:value-type="float">
            <text:p>10.34315</text:p>
          </table:table-cell>
        </table:table-row>
        <table:table-row table:style-name="ro1">
          <table:table-cell/>
          <table:table-cell office:value-type="float" office:value="84.98192" calcext:value-type="float">
            <text:p>84.98192</text:p>
          </table:table-cell>
          <table:table-cell office:value-type="float" office:value="74.7495" calcext:value-type="float">
            <text:p>74.7495</text:p>
          </table:table-cell>
          <table:table-cell office:value-type="float" office:value="10.23241" calcext:value-type="float">
            <text:p>10.23241</text:p>
          </table:table-cell>
        </table:table-row>
        <table:table-row table:style-name="ro1">
          <table:table-cell/>
          <table:table-cell office:value-type="float" office:value="84.20142" calcext:value-type="float">
            <text:p>84.20142</text:p>
          </table:table-cell>
          <table:table-cell office:value-type="float" office:value="74.18415" calcext:value-type="float">
            <text:p>74.18415</text:p>
          </table:table-cell>
          <table:table-cell office:value-type="float" office:value="10.01727" calcext:value-type="float">
            <text:p>10.01727</text:p>
          </table:table-cell>
        </table:table-row>
        <table:table-row table:style-name="ro1">
          <table:table-cell/>
          <table:table-cell office:value-type="float" office:value="84.39223" calcext:value-type="float">
            <text:p>84.39223</text:p>
          </table:table-cell>
          <table:table-cell office:value-type="float" office:value="74.48748" calcext:value-type="float">
            <text:p>74.48748</text:p>
          </table:table-cell>
          <table:table-cell office:value-type="float" office:value="9.90475" calcext:value-type="float">
            <text:p>9.90475</text:p>
          </table:table-cell>
        </table:table-row>
        <table:table-row table:style-name="ro1">
          <table:table-cell/>
          <table:table-cell office:value-type="float" office:value="85.48802" calcext:value-type="float">
            <text:p>85.48802</text:p>
          </table:table-cell>
          <table:table-cell office:value-type="float" office:value="73.97197" calcext:value-type="float">
            <text:p>73.97197</text:p>
          </table:table-cell>
          <table:table-cell office:value-type="float" office:value="11.51605" calcext:value-type="float">
            <text:p>11.51605</text:p>
          </table:table-cell>
        </table:table-row>
        <table:table-row table:style-name="ro1">
          <table:table-cell/>
          <table:table-cell office:value-type="float" office:value="85.18382" calcext:value-type="float">
            <text:p>85.18382</text:p>
          </table:table-cell>
          <table:table-cell office:value-type="float" office:value="73.74296" calcext:value-type="float">
            <text:p>73.74296</text:p>
          </table:table-cell>
          <table:table-cell office:value-type="float" office:value="11.44086" calcext:value-type="float">
            <text:p>11.44086</text:p>
          </table:table-cell>
        </table:table-row>
        <table:table-row table:style-name="ro1">
          <table:table-cell/>
          <table:table-cell office:value-type="float" office:value="84.41913" calcext:value-type="float">
            <text:p>84.41913</text:p>
          </table:table-cell>
          <table:table-cell office:value-type="float" office:value="72.02969" calcext:value-type="float">
            <text:p>72.02969</text:p>
          </table:table-cell>
          <table:table-cell office:value-type="float" office:value="12.38944" calcext:value-type="float">
            <text:p>12.38944</text:p>
          </table:table-cell>
        </table:table-row>
        <table:table-row table:style-name="ro1">
          <table:table-cell/>
          <table:table-cell office:value-type="float" office:value="85.2297" calcext:value-type="float">
            <text:p>85.2297</text:p>
          </table:table-cell>
          <table:table-cell office:value-type="float" office:value="75.70325" calcext:value-type="float">
            <text:p>75.70325</text:p>
          </table:table-cell>
          <table:table-cell office:value-type="float" office:value="9.52644" calcext:value-type="float">
            <text:p>9.52644</text:p>
          </table:table-cell>
        </table:table-row>
        <table:table-row table:style-name="ro1">
          <table:table-cell/>
          <table:table-cell office:value-type="float" office:value="85.7333" calcext:value-type="float">
            <text:p>85.7333</text:p>
          </table:table-cell>
          <table:table-cell office:value-type="float" office:value="74.76842" calcext:value-type="float">
            <text:p>74.76842</text:p>
          </table:table-cell>
          <table:table-cell office:value-type="float" office:value="10.96488" calcext:value-type="float">
            <text:p>10.96488</text:p>
          </table:table-cell>
        </table:table-row>
        <table:table-row table:style-name="ro1">
          <table:table-cell/>
          <table:table-cell office:value-type="float" office:value="84.6577" calcext:value-type="float">
            <text:p>84.6577</text:p>
          </table:table-cell>
          <table:table-cell office:value-type="float" office:value="73.9344" calcext:value-type="float">
            <text:p>73.9344</text:p>
          </table:table-cell>
          <table:table-cell office:value-type="float" office:value="10.7233" calcext:value-type="float">
            <text:p>10.7233</text:p>
          </table:table-cell>
        </table:table-row>
        <table:table-row table:style-name="ro1">
          <table:table-cell/>
          <table:table-cell office:value-type="float" office:value="84.89099" calcext:value-type="float">
            <text:p>84.89099</text:p>
          </table:table-cell>
          <table:table-cell office:value-type="float" office:value="74.51158" calcext:value-type="float">
            <text:p>74.51158</text:p>
          </table:table-cell>
          <table:table-cell office:value-type="float" office:value="10.37941" calcext:value-type="float">
            <text:p>10.37941</text:p>
          </table:table-cell>
        </table:table-row>
        <table:table-row table:style-name="ro1">
          <table:table-cell/>
          <table:table-cell office:value-type="float" office:value="85.21042" calcext:value-type="float">
            <text:p>85.21042</text:p>
          </table:table-cell>
          <table:table-cell office:value-type="float" office:value="74.23749" calcext:value-type="float">
            <text:p>74.23749</text:p>
          </table:table-cell>
          <table:table-cell office:value-type="float" office:value="10.97293" calcext:value-type="float">
            <text:p>10.97293</text:p>
          </table:table-cell>
        </table:table-row>
        <table:table-row table:style-name="ro1">
          <table:table-cell/>
          <table:table-cell office:value-type="float" office:value="85.41607" calcext:value-type="float">
            <text:p>85.41607</text:p>
          </table:table-cell>
          <table:table-cell office:value-type="float" office:value="75.41112" calcext:value-type="float">
            <text:p>75.41112</text:p>
          </table:table-cell>
          <table:table-cell office:value-type="float" office:value="10.00496" calcext:value-type="float">
            <text:p>10.00496</text:p>
          </table:table-cell>
        </table:table-row>
        <table:table-row table:style-name="ro1">
          <table:table-cell/>
          <table:table-cell office:value-type="float" office:value="84.50756" calcext:value-type="float">
            <text:p>84.50756</text:p>
          </table:table-cell>
          <table:table-cell office:value-type="float" office:value="73.02956" calcext:value-type="float">
            <text:p>73.02956</text:p>
          </table:table-cell>
          <table:table-cell office:value-type="float" office:value="11.478" calcext:value-type="float">
            <text:p>11.478</text:p>
          </table:table-cell>
        </table:table-row>
        <table:table-row table:style-name="ro1">
          <table:table-cell/>
          <table:table-cell office:value-type="float" office:value="84.03206" calcext:value-type="float">
            <text:p>84.03206</text:p>
          </table:table-cell>
          <table:table-cell office:value-type="float" office:value="74.92699" calcext:value-type="float">
            <text:p>74.92699</text:p>
          </table:table-cell>
          <table:table-cell office:value-type="float" office:value="9.10506" calcext:value-type="float">
            <text:p>9.10506</text:p>
          </table:table-cell>
        </table:table-row>
        <table:table-row table:style-name="ro1">
          <table:table-cell/>
          <table:table-cell office:value-type="float" office:value="85.41584" calcext:value-type="float">
            <text:p>85.41584</text:p>
          </table:table-cell>
          <table:table-cell office:value-type="float" office:value="72.18546" calcext:value-type="float">
            <text:p>72.18546</text:p>
          </table:table-cell>
          <table:table-cell office:value-type="float" office:value="13.23038" calcext:value-type="float">
            <text:p>13.23038</text:p>
          </table:table-cell>
        </table:table-row>
        <table:table-row table:style-name="ro1">
          <table:table-cell/>
          <table:table-cell office:value-type="float" office:value="84.80151" calcext:value-type="float">
            <text:p>84.80151</text:p>
          </table:table-cell>
          <table:table-cell office:value-type="float" office:value="74.96693" calcext:value-type="float">
            <text:p>74.96693</text:p>
          </table:table-cell>
          <table:table-cell office:value-type="float" office:value="9.83458" calcext:value-type="float">
            <text:p>9.83458</text:p>
          </table:table-cell>
        </table:table-row>
        <table:table-row table:style-name="ro1">
          <table:table-cell/>
          <table:table-cell office:value-type="float" office:value="83.9348" calcext:value-type="float">
            <text:p>83.9348</text:p>
          </table:table-cell>
          <table:table-cell office:value-type="float" office:value="73.93326" calcext:value-type="float">
            <text:p>73.93326</text:p>
          </table:table-cell>
          <table:table-cell office:value-type="float" office:value="10.00154" calcext:value-type="float">
            <text:p>10.00154</text:p>
          </table:table-cell>
        </table:table-row>
        <table:table-row table:style-name="ro1">
          <table:table-cell/>
          <table:table-cell office:value-type="float" office:value="83.63504" calcext:value-type="float">
            <text:p>83.63504</text:p>
          </table:table-cell>
          <table:table-cell office:value-type="float" office:value="73.24372" calcext:value-type="float">
            <text:p>73.24372</text:p>
          </table:table-cell>
          <table:table-cell office:value-type="float" office:value="10.39132" calcext:value-type="float">
            <text:p>10.39132</text:p>
          </table:table-cell>
        </table:table-row>
        <table:table-row table:style-name="ro1">
          <table:table-cell/>
          <table:table-cell office:value-type="float" office:value="86.17183" calcext:value-type="float">
            <text:p>86.17183</text:p>
          </table:table-cell>
          <table:table-cell office:value-type="float" office:value="72.75338" calcext:value-type="float">
            <text:p>72.75338</text:p>
          </table:table-cell>
          <table:table-cell office:value-type="float" office:value="13.41845" calcext:value-type="float">
            <text:p>13.41845</text:p>
          </table:table-cell>
        </table:table-row>
        <table:table-row table:style-name="ro1">
          <table:table-cell/>
          <table:table-cell office:value-type="float" office:value="84.85557" calcext:value-type="float">
            <text:p>84.85557</text:p>
          </table:table-cell>
          <table:table-cell office:value-type="float" office:value="76.05658" calcext:value-type="float">
            <text:p>76.05658</text:p>
          </table:table-cell>
          <table:table-cell office:value-type="float" office:value="8.79899" calcext:value-type="float">
            <text:p>8.79899</text:p>
          </table:table-cell>
        </table:table-row>
        <table:table-row table:style-name="ro1">
          <table:table-cell/>
          <table:table-cell office:value-type="float" office:value="85.04151" calcext:value-type="float">
            <text:p>85.04151</text:p>
          </table:table-cell>
          <table:table-cell office:value-type="float" office:value="74.34118" calcext:value-type="float">
            <text:p>74.34118</text:p>
          </table:table-cell>
          <table:table-cell office:value-type="float" office:value="10.70032" calcext:value-type="float">
            <text:p>10.70032</text:p>
          </table:table-cell>
        </table:table-row>
        <table:table-row table:style-name="ro1">
          <table:table-cell/>
          <table:table-cell office:value-type="float" office:value="85.55305" calcext:value-type="float">
            <text:p>85.55305</text:p>
          </table:table-cell>
          <table:table-cell office:value-type="float" office:value="75.1102" calcext:value-type="float">
            <text:p>75.1102</text:p>
          </table:table-cell>
          <table:table-cell office:value-type="float" office:value="10.44286" calcext:value-type="float">
            <text:p>10.44286</text:p>
          </table:table-cell>
        </table:table-row>
        <table:table-row table:style-name="ro1">
          <table:table-cell/>
          <table:table-cell office:value-type="float" office:value="83.7374" calcext:value-type="float">
            <text:p>83.7374</text:p>
          </table:table-cell>
          <table:table-cell office:value-type="float" office:value="73.80275" calcext:value-type="float">
            <text:p>73.80275</text:p>
          </table:table-cell>
          <table:table-cell office:value-type="float" office:value="9.93465" calcext:value-type="float">
            <text:p>9.93465</text:p>
          </table:table-cell>
        </table:table-row>
        <table:table-row table:style-name="ro1">
          <table:table-cell/>
          <table:table-cell office:value-type="float" office:value="84.56465" calcext:value-type="float">
            <text:p>84.56465</text:p>
          </table:table-cell>
          <table:table-cell office:value-type="float" office:value="73.60862" calcext:value-type="float">
            <text:p>73.60862</text:p>
          </table:table-cell>
          <table:table-cell office:value-type="float" office:value="10.95603" calcext:value-type="float">
            <text:p>10.95603</text:p>
          </table:table-cell>
        </table:table-row>
        <table:table-row table:style-name="ro1">
          <table:table-cell/>
          <table:table-cell office:value-type="float" office:value="85.72735" calcext:value-type="float">
            <text:p>85.72735</text:p>
          </table:table-cell>
          <table:table-cell office:value-type="float" office:value="74.27903" calcext:value-type="float">
            <text:p>74.27903</text:p>
          </table:table-cell>
          <table:table-cell office:value-type="float" office:value="11.44832" calcext:value-type="float">
            <text:p>11.44832</text:p>
          </table:table-cell>
        </table:table-row>
        <table:table-row table:style-name="ro1">
          <table:table-cell/>
          <table:table-cell office:value-type="float" office:value="85.35794" calcext:value-type="float">
            <text:p>85.35794</text:p>
          </table:table-cell>
          <table:table-cell office:value-type="float" office:value="72.08876" calcext:value-type="float">
            <text:p>72.08876</text:p>
          </table:table-cell>
          <table:table-cell office:value-type="float" office:value="13.26918" calcext:value-type="float">
            <text:p>13.26918</text:p>
          </table:table-cell>
        </table:table-row>
        <table:table-row table:style-name="ro1">
          <table:table-cell/>
          <table:table-cell office:value-type="float" office:value="84.07822" calcext:value-type="float">
            <text:p>84.07822</text:p>
          </table:table-cell>
          <table:table-cell office:value-type="float" office:value="74.4258" calcext:value-type="float">
            <text:p>74.4258</text:p>
          </table:table-cell>
          <table:table-cell office:value-type="float" office:value="9.65242" calcext:value-type="float">
            <text:p>9.65242</text:p>
          </table:table-cell>
        </table:table-row>
        <table:table-row table:style-name="ro1">
          <table:table-cell/>
          <table:table-cell office:value-type="float" office:value="85.61573" calcext:value-type="float">
            <text:p>85.61573</text:p>
          </table:table-cell>
          <table:table-cell office:value-type="float" office:value="74.47355" calcext:value-type="float">
            <text:p>74.47355</text:p>
          </table:table-cell>
          <table:table-cell office:value-type="float" office:value="11.14218" calcext:value-type="float">
            <text:p>11.14218</text:p>
          </table:table-cell>
        </table:table-row>
        <table:table-row table:style-name="ro1">
          <table:table-cell/>
          <table:table-cell office:value-type="float" office:value="84.86404" calcext:value-type="float">
            <text:p>84.86404</text:p>
          </table:table-cell>
          <table:table-cell office:value-type="float" office:value="74.0011" calcext:value-type="float">
            <text:p>74.0011</text:p>
          </table:table-cell>
          <table:table-cell office:value-type="float" office:value="10.86295" calcext:value-type="float">
            <text:p>10.86295</text:p>
          </table:table-cell>
        </table:table-row>
        <table:table-row table:style-name="ro1">
          <table:table-cell/>
          <table:table-cell office:value-type="float" office:value="84.66978" calcext:value-type="float">
            <text:p>84.66978</text:p>
          </table:table-cell>
          <table:table-cell office:value-type="float" office:value="72.94089" calcext:value-type="float">
            <text:p>72.94089</text:p>
          </table:table-cell>
          <table:table-cell office:value-type="float" office:value="11.72889" calcext:value-type="float">
            <text:p>11.72889</text:p>
          </table:table-cell>
        </table:table-row>
        <table:table-row table:style-name="ro1">
          <table:table-cell/>
          <table:table-cell office:value-type="float" office:value="85.02157" calcext:value-type="float">
            <text:p>85.02157</text:p>
          </table:table-cell>
          <table:table-cell office:value-type="float" office:value="76.25282" calcext:value-type="float">
            <text:p>76.25282</text:p>
          </table:table-cell>
          <table:table-cell office:value-type="float" office:value="8.76875" calcext:value-type="float">
            <text:p>8.76875</text:p>
          </table:table-cell>
        </table:table-row>
        <table:table-row table:style-name="ro1">
          <table:table-cell/>
          <table:table-cell office:value-type="float" office:value="83.78757" calcext:value-type="float">
            <text:p>83.78757</text:p>
          </table:table-cell>
          <table:table-cell office:value-type="float" office:value="74.06751" calcext:value-type="float">
            <text:p>74.06751</text:p>
          </table:table-cell>
          <table:table-cell office:value-type="float" office:value="9.72006" calcext:value-type="float">
            <text:p>9.72006</text:p>
          </table:table-cell>
        </table:table-row>
        <table:table-row table:style-name="ro1">
          <table:table-cell/>
          <table:table-cell office:value-type="float" office:value="84.32813" calcext:value-type="float">
            <text:p>84.32813</text:p>
          </table:table-cell>
          <table:table-cell office:value-type="float" office:value="74.24061" calcext:value-type="float">
            <text:p>74.24061</text:p>
          </table:table-cell>
          <table:table-cell office:value-type="float" office:value="10.08752" calcext:value-type="float">
            <text:p>10.08752</text:p>
          </table:table-cell>
        </table:table-row>
        <table:table-row table:style-name="ro1">
          <table:table-cell/>
          <table:table-cell office:value-type="float" office:value="84.35729" calcext:value-type="float">
            <text:p>84.35729</text:p>
          </table:table-cell>
          <table:table-cell office:value-type="float" office:value="75.77832" calcext:value-type="float">
            <text:p>75.77832</text:p>
          </table:table-cell>
          <table:table-cell office:value-type="float" office:value="8.57897" calcext:value-type="float">
            <text:p>8.57897</text:p>
          </table:table-cell>
        </table:table-row>
        <table:table-row table:style-name="ro1">
          <table:table-cell/>
          <table:table-cell office:value-type="float" office:value="84.64302" calcext:value-type="float">
            <text:p>84.64302</text:p>
          </table:table-cell>
          <table:table-cell office:value-type="float" office:value="73.12294" calcext:value-type="float">
            <text:p>73.12294</text:p>
          </table:table-cell>
          <table:table-cell office:value-type="float" office:value="11.52008" calcext:value-type="float">
            <text:p>11.52008</text:p>
          </table:table-cell>
        </table:table-row>
        <table:table-row table:style-name="ro1">
          <table:table-cell/>
          <table:table-cell office:value-type="float" office:value="85.08454" calcext:value-type="float">
            <text:p>85.08454</text:p>
          </table:table-cell>
          <table:table-cell office:value-type="float" office:value="72.93416" calcext:value-type="float">
            <text:p>72.93416</text:p>
          </table:table-cell>
          <table:table-cell office:value-type="float" office:value="12.15038" calcext:value-type="float">
            <text:p>12.15038</text:p>
          </table:table-cell>
        </table:table-row>
        <table:table-row table:style-name="ro1">
          <table:table-cell/>
          <table:table-cell office:value-type="float" office:value="84.44691" calcext:value-type="float">
            <text:p>84.44691</text:p>
          </table:table-cell>
          <table:table-cell office:value-type="float" office:value="73.72245" calcext:value-type="float">
            <text:p>73.72245</text:p>
          </table:table-cell>
          <table:table-cell office:value-type="float" office:value="10.72447" calcext:value-type="float">
            <text:p>10.72447</text:p>
          </table:table-cell>
        </table:table-row>
        <table:table-row table:style-name="ro1">
          <table:table-cell/>
          <table:table-cell office:value-type="float" office:value="85.77327" calcext:value-type="float">
            <text:p>85.77327</text:p>
          </table:table-cell>
          <table:table-cell office:value-type="float" office:value="74.53888" calcext:value-type="float">
            <text:p>74.53888</text:p>
          </table:table-cell>
          <table:table-cell office:value-type="float" office:value="11.23439" calcext:value-type="float">
            <text:p>11.23439</text:p>
          </table:table-cell>
        </table:table-row>
        <table:table-row table:style-name="ro1">
          <table:table-cell/>
          <table:table-cell office:value-type="float" office:value="85.07593" calcext:value-type="float">
            <text:p>85.07593</text:p>
          </table:table-cell>
          <table:table-cell office:value-type="float" office:value="75.02181" calcext:value-type="float">
            <text:p>75.02181</text:p>
          </table:table-cell>
          <table:table-cell office:value-type="float" office:value="10.05412" calcext:value-type="float">
            <text:p>10.05412</text:p>
          </table:table-cell>
        </table:table-row>
        <table:table-row table:style-name="ro1">
          <table:table-cell/>
          <table:table-cell office:value-type="float" office:value="85.47815" calcext:value-type="float">
            <text:p>85.47815</text:p>
          </table:table-cell>
          <table:table-cell office:value-type="float" office:value="73.32032" calcext:value-type="float">
            <text:p>73.32032</text:p>
          </table:table-cell>
          <table:table-cell office:value-type="float" office:value="12.15783" calcext:value-type="float">
            <text:p>12.15783</text:p>
          </table:table-cell>
        </table:table-row>
        <table:table-row table:style-name="ro1">
          <table:table-cell/>
          <table:table-cell office:value-type="float" office:value="85.13488" calcext:value-type="float">
            <text:p>85.13488</text:p>
          </table:table-cell>
          <table:table-cell office:value-type="float" office:value="75.27448" calcext:value-type="float">
            <text:p>75.27448</text:p>
          </table:table-cell>
          <table:table-cell office:value-type="float" office:value="9.8604" calcext:value-type="float">
            <text:p>9.8604</text:p>
          </table:table-cell>
        </table:table-row>
        <table:table-row table:style-name="ro1">
          <table:table-cell/>
          <table:table-cell office:value-type="float" office:value="84.91644" calcext:value-type="float">
            <text:p>84.91644</text:p>
          </table:table-cell>
          <table:table-cell office:value-type="float" office:value="75.98985" calcext:value-type="float">
            <text:p>75.98985</text:p>
          </table:table-cell>
          <table:table-cell office:value-type="float" office:value="8.9266" calcext:value-type="float">
            <text:p>8.9266</text:p>
          </table:table-cell>
        </table:table-row>
        <table:table-row table:style-name="ro1">
          <table:table-cell/>
          <table:table-cell office:value-type="float" office:value="84.43937" calcext:value-type="float">
            <text:p>84.43937</text:p>
          </table:table-cell>
          <table:table-cell office:value-type="float" office:value="74.68807" calcext:value-type="float">
            <text:p>74.68807</text:p>
          </table:table-cell>
          <table:table-cell office:value-type="float" office:value="9.7513" calcext:value-type="float">
            <text:p>9.7513</text:p>
          </table:table-cell>
        </table:table-row>
        <table:table-row table:style-name="ro1">
          <table:table-cell/>
          <table:table-cell office:value-type="float" office:value="84.45782" calcext:value-type="float">
            <text:p>84.45782</text:p>
          </table:table-cell>
          <table:table-cell office:value-type="float" office:value="75.18609" calcext:value-type="float">
            <text:p>75.18609</text:p>
          </table:table-cell>
          <table:table-cell office:value-type="float" office:value="9.27173" calcext:value-type="float">
            <text:p>9.27173</text:p>
          </table:table-cell>
        </table:table-row>
        <table:table-row table:style-name="ro1">
          <table:table-cell/>
          <table:table-cell office:value-type="float" office:value="83.80857" calcext:value-type="float">
            <text:p>83.80857</text:p>
          </table:table-cell>
          <table:table-cell office:value-type="float" office:value="74.1477" calcext:value-type="float">
            <text:p>74.1477</text:p>
          </table:table-cell>
          <table:table-cell office:value-type="float" office:value="9.66087" calcext:value-type="float">
            <text:p>9.66087</text:p>
          </table:table-cell>
        </table:table-row>
        <table:table-row table:style-name="ro1">
          <table:table-cell/>
          <table:table-cell office:value-type="float" office:value="84.6269" calcext:value-type="float">
            <text:p>84.6269</text:p>
          </table:table-cell>
          <table:table-cell office:value-type="float" office:value="73.59638" calcext:value-type="float">
            <text:p>73.59638</text:p>
          </table:table-cell>
          <table:table-cell office:value-type="float" office:value="11.03052" calcext:value-type="float">
            <text:p>11.03052</text:p>
          </table:table-cell>
        </table:table-row>
        <table:table-row table:style-name="ro1">
          <table:table-cell/>
          <table:table-cell office:value-type="float" office:value="84.40666" calcext:value-type="float">
            <text:p>84.40666</text:p>
          </table:table-cell>
          <table:table-cell office:value-type="float" office:value="74.92332" calcext:value-type="float">
            <text:p>74.92332</text:p>
          </table:table-cell>
          <table:table-cell office:value-type="float" office:value="9.48335" calcext:value-type="float">
            <text:p>9.48335</text:p>
          </table:table-cell>
        </table:table-row>
        <table:table-row table:style-name="ro1">
          <table:table-cell/>
          <table:table-cell office:value-type="float" office:value="83.53109" calcext:value-type="float">
            <text:p>83.53109</text:p>
          </table:table-cell>
          <table:table-cell office:value-type="float" office:value="72.9679" calcext:value-type="float">
            <text:p>72.9679</text:p>
          </table:table-cell>
          <table:table-cell office:value-type="float" office:value="10.56319" calcext:value-type="float">
            <text:p>10.56319</text:p>
          </table:table-cell>
        </table:table-row>
        <table:table-row table:style-name="ro1">
          <table:table-cell/>
          <table:table-cell office:value-type="float" office:value="85.13156" calcext:value-type="float">
            <text:p>85.13156</text:p>
          </table:table-cell>
          <table:table-cell office:value-type="float" office:value="76.18452" calcext:value-type="float">
            <text:p>76.18452</text:p>
          </table:table-cell>
          <table:table-cell office:value-type="float" office:value="8.94704" calcext:value-type="float">
            <text:p>8.94704</text:p>
          </table:table-cell>
        </table:table-row>
        <table:table-row table:style-name="ro1">
          <table:table-cell/>
          <table:table-cell office:value-type="float" office:value="85.74905" calcext:value-type="float">
            <text:p>85.74905</text:p>
          </table:table-cell>
          <table:table-cell office:value-type="float" office:value="74.48894" calcext:value-type="float">
            <text:p>74.48894</text:p>
          </table:table-cell>
          <table:table-cell office:value-type="float" office:value="11.26011" calcext:value-type="float">
            <text:p>11.26011</text:p>
          </table:table-cell>
        </table:table-row>
        <table:table-row table:style-name="ro1">
          <table:table-cell/>
          <table:table-cell office:value-type="float" office:value="84.65076" calcext:value-type="float">
            <text:p>84.65076</text:p>
          </table:table-cell>
          <table:table-cell office:value-type="float" office:value="73.62414" calcext:value-type="float">
            <text:p>73.62414</text:p>
          </table:table-cell>
          <table:table-cell office:value-type="float" office:value="11.02662" calcext:value-type="float">
            <text:p>11.02662</text:p>
          </table:table-cell>
        </table:table-row>
        <table:table-row table:style-name="ro1">
          <table:table-cell/>
          <table:table-cell office:value-type="float" office:value="84.46776" calcext:value-type="float">
            <text:p>84.46776</text:p>
          </table:table-cell>
          <table:table-cell office:value-type="float" office:value="73.06011" calcext:value-type="float">
            <text:p>73.06011</text:p>
          </table:table-cell>
          <table:table-cell office:value-type="float" office:value="11.40764" calcext:value-type="float">
            <text:p>11.40764</text:p>
          </table:table-cell>
        </table:table-row>
        <table:table-row table:style-name="ro1">
          <table:table-cell/>
          <table:table-cell office:value-type="float" office:value="85.43225" calcext:value-type="float">
            <text:p>85.43225</text:p>
          </table:table-cell>
          <table:table-cell office:value-type="float" office:value="75.07511" calcext:value-type="float">
            <text:p>75.07511</text:p>
          </table:table-cell>
          <table:table-cell office:value-type="float" office:value="10.35714" calcext:value-type="float">
            <text:p>10.35714</text:p>
          </table:table-cell>
        </table:table-row>
        <table:table-row table:style-name="ro1">
          <table:table-cell/>
          <table:table-cell office:value-type="float" office:value="85.77973" calcext:value-type="float">
            <text:p>85.77973</text:p>
          </table:table-cell>
          <table:table-cell office:value-type="float" office:value="74.4594" calcext:value-type="float">
            <text:p>74.4594</text:p>
          </table:table-cell>
          <table:table-cell office:value-type="float" office:value="11.32033" calcext:value-type="float">
            <text:p>11.32033</text:p>
          </table:table-cell>
        </table:table-row>
        <table:table-row table:style-name="ro1">
          <table:table-cell/>
          <table:table-cell office:value-type="float" office:value="85.31728" calcext:value-type="float">
            <text:p>85.31728</text:p>
          </table:table-cell>
          <table:table-cell office:value-type="float" office:value="75.79434" calcext:value-type="float">
            <text:p>75.79434</text:p>
          </table:table-cell>
          <table:table-cell office:value-type="float" office:value="9.52293" calcext:value-type="float">
            <text:p>9.52293</text:p>
          </table:table-cell>
        </table:table-row>
        <table:table-row table:style-name="ro1">
          <table:table-cell/>
          <table:table-cell office:value-type="float" office:value="84.8632" calcext:value-type="float">
            <text:p>84.8632</text:p>
          </table:table-cell>
          <table:table-cell office:value-type="float" office:value="75.87285" calcext:value-type="float">
            <text:p>75.87285</text:p>
          </table:table-cell>
          <table:table-cell office:value-type="float" office:value="8.99035" calcext:value-type="float">
            <text:p>8.99035</text:p>
          </table:table-cell>
        </table:table-row>
        <table:table-row table:style-name="ro1">
          <table:table-cell/>
          <table:table-cell office:value-type="float" office:value="85.92894" calcext:value-type="float">
            <text:p>85.92894</text:p>
          </table:table-cell>
          <table:table-cell office:value-type="float" office:value="74.15742" calcext:value-type="float">
            <text:p>74.15742</text:p>
          </table:table-cell>
          <table:table-cell office:value-type="float" office:value="11.77152" calcext:value-type="float">
            <text:p>11.77152</text:p>
          </table:table-cell>
        </table:table-row>
        <table:table-row table:style-name="ro1">
          <table:table-cell/>
          <table:table-cell office:value-type="float" office:value="84.4715" calcext:value-type="float">
            <text:p>84.4715</text:p>
          </table:table-cell>
          <table:table-cell office:value-type="float" office:value="75.83564" calcext:value-type="float">
            <text:p>75.83564</text:p>
          </table:table-cell>
          <table:table-cell office:value-type="float" office:value="8.63585" calcext:value-type="float">
            <text:p>8.63585</text:p>
          </table:table-cell>
        </table:table-row>
        <table:table-row table:style-name="ro1">
          <table:table-cell/>
          <table:table-cell office:value-type="float" office:value="85.05359" calcext:value-type="float">
            <text:p>85.05359</text:p>
          </table:table-cell>
          <table:table-cell office:value-type="float" office:value="76.29191" calcext:value-type="float">
            <text:p>76.29191</text:p>
          </table:table-cell>
          <table:table-cell office:value-type="float" office:value="8.76168" calcext:value-type="float">
            <text:p>8.76168</text:p>
          </table:table-cell>
        </table:table-row>
        <table:table-row table:style-name="ro1">
          <table:table-cell/>
          <table:table-cell office:value-type="float" office:value="84.88092" calcext:value-type="float">
            <text:p>84.88092</text:p>
          </table:table-cell>
          <table:table-cell office:value-type="float" office:value="75.33238" calcext:value-type="float">
            <text:p>75.33238</text:p>
          </table:table-cell>
          <table:table-cell office:value-type="float" office:value="9.54854" calcext:value-type="float">
            <text:p>9.54854</text:p>
          </table:table-cell>
        </table:table-row>
        <table:table-row table:style-name="ro1">
          <table:table-cell/>
          <table:table-cell office:value-type="float" office:value="85.19421" calcext:value-type="float">
            <text:p>85.19421</text:p>
          </table:table-cell>
          <table:table-cell office:value-type="float" office:value="73.8187" calcext:value-type="float">
            <text:p>73.8187</text:p>
          </table:table-cell>
          <table:table-cell office:value-type="float" office:value="11.37551" calcext:value-type="float">
            <text:p>11.37551</text:p>
          </table:table-cell>
        </table:table-row>
        <table:table-row table:style-name="ro1">
          <table:table-cell/>
          <table:table-cell office:value-type="float" office:value="85.38216" calcext:value-type="float">
            <text:p>85.38216</text:p>
          </table:table-cell>
          <table:table-cell office:value-type="float" office:value="75.08232" calcext:value-type="float">
            <text:p>75.08232</text:p>
          </table:table-cell>
          <table:table-cell office:value-type="float" office:value="10.29984" calcext:value-type="float">
            <text:p>10.29984</text:p>
          </table:table-cell>
        </table:table-row>
        <table:table-row table:style-name="ro1">
          <table:table-cell/>
          <table:table-cell office:value-type="float" office:value="85.11155" calcext:value-type="float">
            <text:p>85.11155</text:p>
          </table:table-cell>
          <table:table-cell office:value-type="float" office:value="74.23013" calcext:value-type="float">
            <text:p>74.23013</text:p>
          </table:table-cell>
          <table:table-cell office:value-type="float" office:value="10.88142" calcext:value-type="float">
            <text:p>10.88142</text:p>
          </table:table-cell>
        </table:table-row>
        <table:table-row table:style-name="ro1">
          <table:table-cell/>
          <table:table-cell office:value-type="float" office:value="84.66448" calcext:value-type="float">
            <text:p>84.66448</text:p>
          </table:table-cell>
          <table:table-cell office:value-type="float" office:value="74.95087" calcext:value-type="float">
            <text:p>74.95087</text:p>
          </table:table-cell>
          <table:table-cell office:value-type="float" office:value="9.71361" calcext:value-type="float">
            <text:p>9.71361</text:p>
          </table:table-cell>
        </table:table-row>
        <table:table-row table:style-name="ro1">
          <table:table-cell/>
          <table:table-cell office:value-type="float" office:value="84.14968" calcext:value-type="float">
            <text:p>84.14968</text:p>
          </table:table-cell>
          <table:table-cell office:value-type="float" office:value="74.10972" calcext:value-type="float">
            <text:p>74.10972</text:p>
          </table:table-cell>
          <table:table-cell office:value-type="float" office:value="10.03996" calcext:value-type="float">
            <text:p>10.03996</text:p>
          </table:table-cell>
        </table:table-row>
        <table:table-row table:style-name="ro1">
          <table:table-cell/>
          <table:table-cell office:value-type="float" office:value="83.91362" calcext:value-type="float">
            <text:p>83.91362</text:p>
          </table:table-cell>
          <table:table-cell office:value-type="float" office:value="74.52395" calcext:value-type="float">
            <text:p>74.52395</text:p>
          </table:table-cell>
          <table:table-cell office:value-type="float" office:value="9.38967" calcext:value-type="float">
            <text:p>9.38967</text:p>
          </table:table-cell>
        </table:table-row>
        <table:table-row table:style-name="ro1">
          <table:table-cell/>
          <table:table-cell office:value-type="float" office:value="83.98121" calcext:value-type="float">
            <text:p>83.98121</text:p>
          </table:table-cell>
          <table:table-cell office:value-type="float" office:value="73.47078" calcext:value-type="float">
            <text:p>73.47078</text:p>
          </table:table-cell>
          <table:table-cell office:value-type="float" office:value="10.51043" calcext:value-type="float">
            <text:p>10.51043</text:p>
          </table:table-cell>
        </table:table-row>
        <table:table-row table:style-name="ro1">
          <table:table-cell/>
          <table:table-cell office:value-type="float" office:value="85.02174" calcext:value-type="float">
            <text:p>85.02174</text:p>
          </table:table-cell>
          <table:table-cell office:value-type="float" office:value="74.81658" calcext:value-type="float">
            <text:p>74.81658</text:p>
          </table:table-cell>
          <table:table-cell office:value-type="float" office:value="10.20516" calcext:value-type="float">
            <text:p>10.20516</text:p>
          </table:table-cell>
        </table:table-row>
        <table:table-row table:style-name="ro1">
          <table:table-cell/>
          <table:table-cell office:value-type="float" office:value="85.27575" calcext:value-type="float">
            <text:p>85.27575</text:p>
          </table:table-cell>
          <table:table-cell office:value-type="float" office:value="74.24477" calcext:value-type="float">
            <text:p>74.24477</text:p>
          </table:table-cell>
          <table:table-cell office:value-type="float" office:value="11.03098" calcext:value-type="float">
            <text:p>11.03098</text:p>
          </table:table-cell>
        </table:table-row>
        <table:table-row table:style-name="ro1">
          <table:table-cell/>
          <table:table-cell office:value-type="float" office:value="85.15572" calcext:value-type="float">
            <text:p>85.15572</text:p>
          </table:table-cell>
          <table:table-cell office:value-type="float" office:value="75.85635" calcext:value-type="float">
            <text:p>75.85635</text:p>
          </table:table-cell>
          <table:table-cell office:value-type="float" office:value="9.29937" calcext:value-type="float">
            <text:p>9.29937</text:p>
          </table:table-cell>
        </table:table-row>
        <table:table-row table:style-name="ro1">
          <table:table-cell/>
          <table:table-cell office:value-type="float" office:value="84.56671" calcext:value-type="float">
            <text:p>84.56671</text:p>
          </table:table-cell>
          <table:table-cell office:value-type="float" office:value="75.67189" calcext:value-type="float">
            <text:p>75.67189</text:p>
          </table:table-cell>
          <table:table-cell office:value-type="float" office:value="8.89482" calcext:value-type="float">
            <text:p>8.89482</text:p>
          </table:table-cell>
        </table:table-row>
        <table:table-row table:style-name="ro1">
          <table:table-cell/>
          <table:table-cell office:value-type="float" office:value="85.18491" calcext:value-type="float">
            <text:p>85.18491</text:p>
          </table:table-cell>
          <table:table-cell office:value-type="float" office:value="73.99414" calcext:value-type="float">
            <text:p>73.99414</text:p>
          </table:table-cell>
          <table:table-cell office:value-type="float" office:value="11.19077" calcext:value-type="float">
            <text:p>11.19077</text:p>
          </table:table-cell>
        </table:table-row>
        <table:table-row table:style-name="ro1">
          <table:table-cell/>
          <table:table-cell office:value-type="float" office:value="84.71729" calcext:value-type="float">
            <text:p>84.71729</text:p>
          </table:table-cell>
          <table:table-cell office:value-type="float" office:value="74.02667" calcext:value-type="float">
            <text:p>74.02667</text:p>
          </table:table-cell>
          <table:table-cell office:value-type="float" office:value="10.69062" calcext:value-type="float">
            <text:p>10.69062</text:p>
          </table:table-cell>
        </table:table-row>
        <table:table-row table:style-name="ro1">
          <table:table-cell/>
          <table:table-cell office:value-type="float" office:value="84.17204" calcext:value-type="float">
            <text:p>84.17204</text:p>
          </table:table-cell>
          <table:table-cell office:value-type="float" office:value="75.31041" calcext:value-type="float">
            <text:p>75.31041</text:p>
          </table:table-cell>
          <table:table-cell office:value-type="float" office:value="8.86163" calcext:value-type="float">
            <text:p>8.86163</text:p>
          </table:table-cell>
        </table:table-row>
        <table:table-row table:style-name="ro1">
          <table:table-cell/>
          <table:table-cell office:value-type="float" office:value="85.17517" calcext:value-type="float">
            <text:p>85.17517</text:p>
          </table:table-cell>
          <table:table-cell office:value-type="float" office:value="75.85339" calcext:value-type="float">
            <text:p>75.85339</text:p>
          </table:table-cell>
          <table:table-cell office:value-type="float" office:value="9.32178" calcext:value-type="float">
            <text:p>9.32178</text:p>
          </table:table-cell>
        </table:table-row>
        <table:table-row table:style-name="ro1">
          <table:table-cell/>
          <table:table-cell office:value-type="float" office:value="85.33078" calcext:value-type="float">
            <text:p>85.33078</text:p>
          </table:table-cell>
          <table:table-cell office:value-type="float" office:value="75.20867" calcext:value-type="float">
            <text:p>75.20867</text:p>
          </table:table-cell>
          <table:table-cell office:value-type="float" office:value="10.1221" calcext:value-type="float">
            <text:p>10.1221</text:p>
          </table:table-cell>
        </table:table-row>
        <table:table-row table:style-name="ro1">
          <table:table-cell/>
          <table:table-cell office:value-type="float" office:value="84.56339" calcext:value-type="float">
            <text:p>84.56339</text:p>
          </table:table-cell>
          <table:table-cell office:value-type="float" office:value="75.34966" calcext:value-type="float">
            <text:p>75.34966</text:p>
          </table:table-cell>
          <table:table-cell office:value-type="float" office:value="9.21373" calcext:value-type="float">
            <text:p>9.21373</text:p>
          </table:table-cell>
        </table:table-row>
        <table:table-row table:style-name="ro1">
          <table:table-cell/>
          <table:table-cell office:value-type="float" office:value="85.51479" calcext:value-type="float">
            <text:p>85.51479</text:p>
          </table:table-cell>
          <table:table-cell office:value-type="float" office:value="75.23442" calcext:value-type="float">
            <text:p>75.23442</text:p>
          </table:table-cell>
          <table:table-cell office:value-type="float" office:value="10.28037" calcext:value-type="float">
            <text:p>10.28037</text:p>
          </table:table-cell>
        </table:table-row>
        <table:table-row table:style-name="ro1">
          <table:table-cell/>
          <table:table-cell office:value-type="float" office:value="85.24286" calcext:value-type="float">
            <text:p>85.24286</text:p>
          </table:table-cell>
          <table:table-cell office:value-type="float" office:value="74.21441" calcext:value-type="float">
            <text:p>74.21441</text:p>
          </table:table-cell>
          <table:table-cell office:value-type="float" office:value="11.02845" calcext:value-type="float">
            <text:p>11.02845</text:p>
          </table:table-cell>
        </table:table-row>
        <table:table-row table:style-name="ro1">
          <table:table-cell/>
          <table:table-cell office:value-type="float" office:value="86.08427" calcext:value-type="float">
            <text:p>86.08427</text:p>
          </table:table-cell>
          <table:table-cell office:value-type="float" office:value="73.23245" calcext:value-type="float">
            <text:p>73.23245</text:p>
          </table:table-cell>
          <table:table-cell office:value-type="float" office:value="12.85182" calcext:value-type="float">
            <text:p>12.85182</text:p>
          </table:table-cell>
        </table:table-row>
        <table:table-row table:style-name="ro1">
          <table:table-cell/>
          <table:table-cell office:value-type="float" office:value="84.73703" calcext:value-type="float">
            <text:p>84.73703</text:p>
          </table:table-cell>
          <table:table-cell office:value-type="float" office:value="76.21683" calcext:value-type="float">
            <text:p>76.21683</text:p>
          </table:table-cell>
          <table:table-cell office:value-type="float" office:value="8.52021" calcext:value-type="float">
            <text:p>8.52021</text:p>
          </table:table-cell>
        </table:table-row>
        <table:table-row table:style-name="ro1">
          <table:table-cell/>
          <table:table-cell office:value-type="float" office:value="84.74938" calcext:value-type="float">
            <text:p>84.74938</text:p>
          </table:table-cell>
          <table:table-cell office:value-type="float" office:value="73.91494" calcext:value-type="float">
            <text:p>73.91494</text:p>
          </table:table-cell>
          <table:table-cell office:value-type="float" office:value="10.83444" calcext:value-type="float">
            <text:p>10.83444</text:p>
          </table:table-cell>
        </table:table-row>
        <table:table-row table:style-name="ro1">
          <table:table-cell/>
          <table:table-cell office:value-type="float" office:value="84.76148" calcext:value-type="float">
            <text:p>84.76148</text:p>
          </table:table-cell>
          <table:table-cell office:value-type="float" office:value="76.11745" calcext:value-type="float">
            <text:p>76.11745</text:p>
          </table:table-cell>
          <table:table-cell office:value-type="float" office:value="8.64403" calcext:value-type="float">
            <text:p>8.64403</text:p>
          </table:table-cell>
        </table:table-row>
        <table:table-row table:style-name="ro1">
          <table:table-cell/>
          <table:table-cell office:value-type="float" office:value="85.02636" calcext:value-type="float">
            <text:p>85.02636</text:p>
          </table:table-cell>
          <table:table-cell office:value-type="float" office:value="74.84892" calcext:value-type="float">
            <text:p>74.84892</text:p>
          </table:table-cell>
          <table:table-cell office:value-type="float" office:value="10.17744" calcext:value-type="float">
            <text:p>10.17744</text:p>
          </table:table-cell>
        </table:table-row>
        <table:table-row table:style-name="ro1">
          <table:table-cell/>
          <table:table-cell office:value-type="float" office:value="85.08471" calcext:value-type="float">
            <text:p>85.08471</text:p>
          </table:table-cell>
          <table:table-cell office:value-type="float" office:value="75.649" calcext:value-type="float">
            <text:p>75.649</text:p>
          </table:table-cell>
          <table:table-cell office:value-type="float" office:value="9.43571" calcext:value-type="float">
            <text:p>9.43571</text:p>
          </table:table-cell>
        </table:table-row>
        <table:table-row table:style-name="ro1">
          <table:table-cell/>
          <table:table-cell office:value-type="float" office:value="85.01062" calcext:value-type="float">
            <text:p>85.01062</text:p>
          </table:table-cell>
          <table:table-cell office:value-type="float" office:value="74.49135" calcext:value-type="float">
            <text:p>74.49135</text:p>
          </table:table-cell>
          <table:table-cell office:value-type="float" office:value="10.51927" calcext:value-type="float">
            <text:p>10.51927</text:p>
          </table:table-cell>
        </table:table-row>
        <table:table-row table:style-name="ro1">
          <table:table-cell/>
          <table:table-cell office:value-type="float" office:value="84.08868" calcext:value-type="float">
            <text:p>84.08868</text:p>
          </table:table-cell>
          <table:table-cell office:value-type="float" office:value="75.08153" calcext:value-type="float">
            <text:p>75.08153</text:p>
          </table:table-cell>
          <table:table-cell office:value-type="float" office:value="9.00716" calcext:value-type="float">
            <text:p>9.00716</text:p>
          </table:table-cell>
        </table:table-row>
        <table:table-row table:style-name="ro1">
          <table:table-cell/>
          <table:table-cell office:value-type="float" office:value="85.21379" calcext:value-type="float">
            <text:p>85.21379</text:p>
          </table:table-cell>
          <table:table-cell office:value-type="float" office:value="71.89491" calcext:value-type="float">
            <text:p>71.89491</text:p>
          </table:table-cell>
          <table:table-cell office:value-type="float" office:value="13.31888" calcext:value-type="float">
            <text:p>13.31888</text:p>
          </table:table-cell>
        </table:table-row>
        <table:table-row table:style-name="ro1">
          <table:table-cell/>
          <table:table-cell office:value-type="float" office:value="84.71188" calcext:value-type="float">
            <text:p>84.71188</text:p>
          </table:table-cell>
          <table:table-cell office:value-type="float" office:value="74.95014" calcext:value-type="float">
            <text:p>74.95014</text:p>
          </table:table-cell>
          <table:table-cell office:value-type="float" office:value="9.76174" calcext:value-type="float">
            <text:p>9.76174</text:p>
          </table:table-cell>
        </table:table-row>
        <table:table-row table:style-name="ro1">
          <table:table-cell/>
          <table:table-cell office:value-type="float" office:value="85.77988" calcext:value-type="float">
            <text:p>85.77988</text:p>
          </table:table-cell>
          <table:table-cell office:value-type="float" office:value="73.97501" calcext:value-type="float">
            <text:p>73.97501</text:p>
          </table:table-cell>
          <table:table-cell office:value-type="float" office:value="11.80488" calcext:value-type="float">
            <text:p>11.80488</text:p>
          </table:table-cell>
        </table:table-row>
        <table:table-row table:style-name="ro1">
          <table:table-cell/>
          <table:table-cell office:value-type="float" office:value="84.80344" calcext:value-type="float">
            <text:p>84.80344</text:p>
          </table:table-cell>
          <table:table-cell office:value-type="float" office:value="74.30699" calcext:value-type="float">
            <text:p>74.30699</text:p>
          </table:table-cell>
          <table:table-cell office:value-type="float" office:value="10.49645" calcext:value-type="float">
            <text:p>10.49645</text:p>
          </table:table-cell>
        </table:table-row>
        <table:table-row table:style-name="ro1">
          <table:table-cell/>
          <table:table-cell office:value-type="float" office:value="84.86334" calcext:value-type="float">
            <text:p>84.86334</text:p>
          </table:table-cell>
          <table:table-cell office:value-type="float" office:value="74.92016" calcext:value-type="float">
            <text:p>74.92016</text:p>
          </table:table-cell>
          <table:table-cell office:value-type="float" office:value="9.94318" calcext:value-type="float">
            <text:p>9.94318</text:p>
          </table:table-cell>
        </table:table-row>
        <table:table-row table:style-name="ro1">
          <table:table-cell/>
          <table:table-cell office:value-type="float" office:value="84.95276" calcext:value-type="float">
            <text:p>84.95276</text:p>
          </table:table-cell>
          <table:table-cell office:value-type="float" office:value="75.28364" calcext:value-type="float">
            <text:p>75.28364</text:p>
          </table:table-cell>
          <table:table-cell office:value-type="float" office:value="9.66912" calcext:value-type="float">
            <text:p>9.66912</text:p>
          </table:table-cell>
        </table:table-row>
        <table:table-row table:style-name="ro1">
          <table:table-cell/>
          <table:table-cell office:value-type="float" office:value="85.6567" calcext:value-type="float">
            <text:p>85.6567</text:p>
          </table:table-cell>
          <table:table-cell office:value-type="float" office:value="75.08309" calcext:value-type="float">
            <text:p>75.08309</text:p>
          </table:table-cell>
          <table:table-cell office:value-type="float" office:value="10.57361" calcext:value-type="float">
            <text:p>10.57361</text:p>
          </table:table-cell>
        </table:table-row>
        <table:table-row table:style-name="ro1">
          <table:table-cell/>
          <table:table-cell office:value-type="float" office:value="85.06494" calcext:value-type="float">
            <text:p>85.06494</text:p>
          </table:table-cell>
          <table:table-cell office:value-type="float" office:value="73.85909" calcext:value-type="float">
            <text:p>73.85909</text:p>
          </table:table-cell>
          <table:table-cell office:value-type="float" office:value="11.20585" calcext:value-type="float">
            <text:p>11.20585</text:p>
          </table:table-cell>
        </table:table-row>
        <table:table-row table:style-name="ro1">
          <table:table-cell/>
          <table:table-cell office:value-type="float" office:value="85.24897" calcext:value-type="float">
            <text:p>85.24897</text:p>
          </table:table-cell>
          <table:table-cell office:value-type="float" office:value="73.76763" calcext:value-type="float">
            <text:p>73.76763</text:p>
          </table:table-cell>
          <table:table-cell office:value-type="float" office:value="11.48134" calcext:value-type="float">
            <text:p>11.48134</text:p>
          </table:table-cell>
        </table:table-row>
        <table:table-row table:style-name="ro1">
          <table:table-cell/>
          <table:table-cell office:value-type="float" office:value="85.14832" calcext:value-type="float">
            <text:p>85.14832</text:p>
          </table:table-cell>
          <table:table-cell office:value-type="float" office:value="73.60601" calcext:value-type="float">
            <text:p>73.60601</text:p>
          </table:table-cell>
          <table:table-cell office:value-type="float" office:value="11.54231" calcext:value-type="float">
            <text:p>11.54231</text:p>
          </table:table-cell>
        </table:table-row>
        <table:table-row table:style-name="ro1">
          <table:table-cell/>
          <table:table-cell office:value-type="float" office:value="85.70644" calcext:value-type="float">
            <text:p>85.70644</text:p>
          </table:table-cell>
          <table:table-cell office:value-type="float" office:value="74.44561" calcext:value-type="float">
            <text:p>74.44561</text:p>
          </table:table-cell>
          <table:table-cell office:value-type="float" office:value="11.26083" calcext:value-type="float">
            <text:p>11.26083</text:p>
          </table:table-cell>
        </table:table-row>
        <table:table-row table:style-name="ro1">
          <table:table-cell/>
          <table:table-cell office:value-type="float" office:value="84.43359" calcext:value-type="float">
            <text:p>84.43359</text:p>
          </table:table-cell>
          <table:table-cell office:value-type="float" office:value="74.19893" calcext:value-type="float">
            <text:p>74.19893</text:p>
          </table:table-cell>
          <table:table-cell office:value-type="float" office:value="10.23466" calcext:value-type="float">
            <text:p>10.23466</text:p>
          </table:table-cell>
        </table:table-row>
        <table:table-row table:style-name="ro1">
          <table:table-cell/>
          <table:table-cell office:value-type="float" office:value="84.1293" calcext:value-type="float">
            <text:p>84.1293</text:p>
          </table:table-cell>
          <table:table-cell office:value-type="float" office:value="74.68213" calcext:value-type="float">
            <text:p>74.68213</text:p>
          </table:table-cell>
          <table:table-cell office:value-type="float" office:value="9.44717" calcext:value-type="float">
            <text:p>9.44717</text:p>
          </table:table-cell>
        </table:table-row>
        <table:table-row table:style-name="ro1">
          <table:table-cell/>
          <table:table-cell office:value-type="float" office:value="83.77476" calcext:value-type="float">
            <text:p>83.77476</text:p>
          </table:table-cell>
          <table:table-cell office:value-type="float" office:value="73.47869" calcext:value-type="float">
            <text:p>73.47869</text:p>
          </table:table-cell>
          <table:table-cell office:value-type="float" office:value="10.29607" calcext:value-type="float">
            <text:p>10.29607</text:p>
          </table:table-cell>
        </table:table-row>
        <table:table-row table:style-name="ro1">
          <table:table-cell/>
          <table:table-cell office:value-type="float" office:value="84.86715" calcext:value-type="float">
            <text:p>84.86715</text:p>
          </table:table-cell>
          <table:table-cell office:value-type="float" office:value="76.26784" calcext:value-type="float">
            <text:p>76.26784</text:p>
          </table:table-cell>
          <table:table-cell office:value-type="float" office:value="8.59931" calcext:value-type="float">
            <text:p>8.59931</text:p>
          </table:table-cell>
        </table:table-row>
        <table:table-row table:style-name="ro1">
          <table:table-cell/>
          <table:table-cell office:value-type="float" office:value="85.02454" calcext:value-type="float">
            <text:p>85.02454</text:p>
          </table:table-cell>
          <table:table-cell office:value-type="float" office:value="74.98804" calcext:value-type="float">
            <text:p>74.98804</text:p>
          </table:table-cell>
          <table:table-cell office:value-type="float" office:value="10.0365" calcext:value-type="float">
            <text:p>10.0365</text:p>
          </table:table-cell>
        </table:table-row>
        <table:table-row table:style-name="ro1">
          <table:table-cell/>
          <table:table-cell office:value-type="float" office:value="85.07307" calcext:value-type="float">
            <text:p>85.07307</text:p>
          </table:table-cell>
          <table:table-cell office:value-type="float" office:value="75.52732" calcext:value-type="float">
            <text:p>75.52732</text:p>
          </table:table-cell>
          <table:table-cell office:value-type="float" office:value="9.54576" calcext:value-type="float">
            <text:p>9.54576</text:p>
          </table:table-cell>
        </table:table-row>
        <table:table-row table:style-name="ro1">
          <table:table-cell/>
          <table:table-cell office:value-type="float" office:value="85.73832" calcext:value-type="float">
            <text:p>85.73832</text:p>
          </table:table-cell>
          <table:table-cell office:value-type="float" office:value="74.01857" calcext:value-type="float">
            <text:p>74.01857</text:p>
          </table:table-cell>
          <table:table-cell office:value-type="float" office:value="11.71975" calcext:value-type="float">
            <text:p>11.71975</text:p>
          </table:table-cell>
        </table:table-row>
        <table:table-row table:style-name="ro1">
          <table:table-cell/>
          <table:table-cell office:value-type="float" office:value="84.93361" calcext:value-type="float">
            <text:p>84.93361</text:p>
          </table:table-cell>
          <table:table-cell office:value-type="float" office:value="75.40923" calcext:value-type="float">
            <text:p>75.40923</text:p>
          </table:table-cell>
          <table:table-cell office:value-type="float" office:value="9.52438" calcext:value-type="float">
            <text:p>9.52438</text:p>
          </table:table-cell>
        </table:table-row>
        <table:table-row table:style-name="ro1">
          <table:table-cell/>
          <table:table-cell office:value-type="float" office:value="83.91115" calcext:value-type="float">
            <text:p>83.91115</text:p>
          </table:table-cell>
          <table:table-cell office:value-type="float" office:value="74.70143" calcext:value-type="float">
            <text:p>74.70143</text:p>
          </table:table-cell>
          <table:table-cell office:value-type="float" office:value="9.20972" calcext:value-type="float">
            <text:p>9.20972</text:p>
          </table:table-cell>
        </table:table-row>
        <table:table-row table:style-name="ro1">
          <table:table-cell/>
          <table:table-cell office:value-type="float" office:value="83.88509" calcext:value-type="float">
            <text:p>83.88509</text:p>
          </table:table-cell>
          <table:table-cell office:value-type="float" office:value="73.91984" calcext:value-type="float">
            <text:p>73.91984</text:p>
          </table:table-cell>
          <table:table-cell office:value-type="float" office:value="9.96526" calcext:value-type="float">
            <text:p>9.96526</text:p>
          </table:table-cell>
        </table:table-row>
        <table:table-row table:style-name="ro1">
          <table:table-cell/>
          <table:table-cell office:value-type="float" office:value="84.20928" calcext:value-type="float">
            <text:p>84.20928</text:p>
          </table:table-cell>
          <table:table-cell office:value-type="float" office:value="74.37374" calcext:value-type="float">
            <text:p>74.37374</text:p>
          </table:table-cell>
          <table:table-cell office:value-type="float" office:value="9.83554" calcext:value-type="float">
            <text:p>9.83554</text:p>
          </table:table-cell>
        </table:table-row>
        <table:table-row table:style-name="ro1">
          <table:table-cell/>
          <table:table-cell office:value-type="float" office:value="84.927" calcext:value-type="float">
            <text:p>84.927</text:p>
          </table:table-cell>
          <table:table-cell office:value-type="float" office:value="74.46428" calcext:value-type="float">
            <text:p>74.46428</text:p>
          </table:table-cell>
          <table:table-cell office:value-type="float" office:value="10.46272" calcext:value-type="float">
            <text:p>10.46272</text:p>
          </table:table-cell>
        </table:table-row>
        <table:table-row table:style-name="ro1">
          <table:table-cell/>
          <table:table-cell office:value-type="float" office:value="84.74798" calcext:value-type="float">
            <text:p>84.74798</text:p>
          </table:table-cell>
          <table:table-cell office:value-type="float" office:value="73.32787" calcext:value-type="float">
            <text:p>73.32787</text:p>
          </table:table-cell>
          <table:table-cell office:value-type="float" office:value="11.42011" calcext:value-type="float">
            <text:p>11.42011</text:p>
          </table:table-cell>
        </table:table-row>
        <table:table-row table:style-name="ro1">
          <table:table-cell/>
          <table:table-cell office:value-type="float" office:value="85.54577" calcext:value-type="float">
            <text:p>85.54577</text:p>
          </table:table-cell>
          <table:table-cell office:value-type="float" office:value="75.5406" calcext:value-type="float">
            <text:p>75.5406</text:p>
          </table:table-cell>
          <table:table-cell office:value-type="float" office:value="10.00516" calcext:value-type="float">
            <text:p>10.00516</text:p>
          </table:table-cell>
        </table:table-row>
        <table:table-row table:style-name="ro1">
          <table:table-cell/>
          <table:table-cell office:value-type="float" office:value="85.53966" calcext:value-type="float">
            <text:p>85.53966</text:p>
          </table:table-cell>
          <table:table-cell office:value-type="float" office:value="74.49205" calcext:value-type="float">
            <text:p>74.49205</text:p>
          </table:table-cell>
          <table:table-cell office:value-type="float" office:value="11.04761" calcext:value-type="float">
            <text:p>11.04761</text:p>
          </table:table-cell>
        </table:table-row>
        <table:table-row table:style-name="ro1">
          <table:table-cell/>
          <table:table-cell office:value-type="float" office:value="84.95076" calcext:value-type="float">
            <text:p>84.95076</text:p>
          </table:table-cell>
          <table:table-cell office:value-type="float" office:value="75.80372" calcext:value-type="float">
            <text:p>75.80372</text:p>
          </table:table-cell>
          <table:table-cell office:value-type="float" office:value="9.14703" calcext:value-type="float">
            <text:p>9.14703</text:p>
          </table:table-cell>
        </table:table-row>
        <table:table-row table:style-name="ro1">
          <table:table-cell/>
          <table:table-cell office:value-type="float" office:value="84.68192" calcext:value-type="float">
            <text:p>84.68192</text:p>
          </table:table-cell>
          <table:table-cell office:value-type="float" office:value="75.27527" calcext:value-type="float">
            <text:p>75.27527</text:p>
          </table:table-cell>
          <table:table-cell office:value-type="float" office:value="9.40664" calcext:value-type="float">
            <text:p>9.40664</text:p>
          </table:table-cell>
        </table:table-row>
        <table:table-row table:style-name="ro1">
          <table:table-cell/>
          <table:table-cell office:value-type="float" office:value="84.79509" calcext:value-type="float">
            <text:p>84.79509</text:p>
          </table:table-cell>
          <table:table-cell office:value-type="float" office:value="74.32622" calcext:value-type="float">
            <text:p>74.32622</text:p>
          </table:table-cell>
          <table:table-cell office:value-type="float" office:value="10.46888" calcext:value-type="float">
            <text:p>10.46888</text:p>
          </table:table-cell>
        </table:table-row>
        <table:table-row table:style-name="ro1">
          <table:table-cell/>
          <table:table-cell office:value-type="float" office:value="86.00147" calcext:value-type="float">
            <text:p>86.00147</text:p>
          </table:table-cell>
          <table:table-cell office:value-type="float" office:value="73.02859" calcext:value-type="float">
            <text:p>73.02859</text:p>
          </table:table-cell>
          <table:table-cell office:value-type="float" office:value="12.97288" calcext:value-type="float">
            <text:p>12.97288</text:p>
          </table:table-cell>
        </table:table-row>
        <table:table-row table:style-name="ro1">
          <table:table-cell/>
          <table:table-cell office:value-type="float" office:value="84.7364" calcext:value-type="float">
            <text:p>84.7364</text:p>
          </table:table-cell>
          <table:table-cell office:value-type="float" office:value="74.42693" calcext:value-type="float">
            <text:p>74.42693</text:p>
          </table:table-cell>
          <table:table-cell office:value-type="float" office:value="10.30947" calcext:value-type="float">
            <text:p>10.30947</text:p>
          </table:table-cell>
        </table:table-row>
        <table:table-row table:style-name="ro1">
          <table:table-cell/>
          <table:table-cell office:value-type="float" office:value="83.9352" calcext:value-type="float">
            <text:p>83.9352</text:p>
          </table:table-cell>
          <table:table-cell office:value-type="float" office:value="74.45299" calcext:value-type="float">
            <text:p>74.45299</text:p>
          </table:table-cell>
          <table:table-cell office:value-type="float" office:value="9.48221" calcext:value-type="float">
            <text:p>9.48221</text:p>
          </table:table-cell>
        </table:table-row>
        <table:table-row table:style-name="ro1">
          <table:table-cell/>
          <table:table-cell office:value-type="float" office:value="85.52677" calcext:value-type="float">
            <text:p>85.52677</text:p>
          </table:table-cell>
          <table:table-cell office:value-type="float" office:value="75.1246" calcext:value-type="float">
            <text:p>75.1246</text:p>
          </table:table-cell>
          <table:table-cell office:value-type="float" office:value="10.40218" calcext:value-type="float">
            <text:p>10.40218</text:p>
          </table:table-cell>
        </table:table-row>
        <table:table-row table:style-name="ro1">
          <table:table-cell/>
          <table:table-cell office:value-type="float" office:value="85.04302" calcext:value-type="float">
            <text:p>85.04302</text:p>
          </table:table-cell>
          <table:table-cell office:value-type="float" office:value="73.16024" calcext:value-type="float">
            <text:p>73.16024</text:p>
          </table:table-cell>
          <table:table-cell office:value-type="float" office:value="11.88278" calcext:value-type="float">
            <text:p>11.88278</text:p>
          </table:table-cell>
        </table:table-row>
        <table:table-row table:style-name="ro1">
          <table:table-cell/>
          <table:table-cell office:value-type="float" office:value="85.05589" calcext:value-type="float">
            <text:p>85.05589</text:p>
          </table:table-cell>
          <table:table-cell office:value-type="float" office:value="75.86441" calcext:value-type="float">
            <text:p>75.86441</text:p>
          </table:table-cell>
          <table:table-cell office:value-type="float" office:value="9.19148" calcext:value-type="float">
            <text:p>9.19148</text:p>
          </table:table-cell>
        </table:table-row>
        <table:table-row table:style-name="ro1">
          <table:table-cell/>
          <table:table-cell office:value-type="float" office:value="85.14692" calcext:value-type="float">
            <text:p>85.14692</text:p>
          </table:table-cell>
          <table:table-cell office:value-type="float" office:value="72.51497" calcext:value-type="float">
            <text:p>72.51497</text:p>
          </table:table-cell>
          <table:table-cell office:value-type="float" office:value="12.63195" calcext:value-type="float">
            <text:p>12.63195</text:p>
          </table:table-cell>
        </table:table-row>
        <table:table-row table:style-name="ro1">
          <table:table-cell/>
          <table:table-cell office:value-type="float" office:value="86.17236" calcext:value-type="float">
            <text:p>86.17236</text:p>
          </table:table-cell>
          <table:table-cell office:value-type="float" office:value="72.8168" calcext:value-type="float">
            <text:p>72.8168</text:p>
          </table:table-cell>
          <table:table-cell office:value-type="float" office:value="13.35556" calcext:value-type="float">
            <text:p>13.35556</text:p>
          </table:table-cell>
        </table:table-row>
        <table:table-row table:style-name="ro1">
          <table:table-cell/>
          <table:table-cell office:value-type="float" office:value="84.7246" calcext:value-type="float">
            <text:p>84.7246</text:p>
          </table:table-cell>
          <table:table-cell office:value-type="float" office:value="73.39896" calcext:value-type="float">
            <text:p>73.39896</text:p>
          </table:table-cell>
          <table:table-cell office:value-type="float" office:value="11.32563" calcext:value-type="float">
            <text:p>11.32563</text:p>
          </table:table-cell>
        </table:table-row>
        <table:table-row table:style-name="ro1">
          <table:table-cell/>
          <table:table-cell office:value-type="float" office:value="85.1334" calcext:value-type="float">
            <text:p>85.1334</text:p>
          </table:table-cell>
          <table:table-cell office:value-type="float" office:value="73.38399" calcext:value-type="float">
            <text:p>73.38399</text:p>
          </table:table-cell>
          <table:table-cell office:value-type="float" office:value="11.74941" calcext:value-type="float">
            <text:p>11.74941</text:p>
          </table:table-cell>
        </table:table-row>
        <table:table-row table:style-name="ro1">
          <table:table-cell/>
          <table:table-cell office:value-type="float" office:value="85.34867" calcext:value-type="float">
            <text:p>85.34867</text:p>
          </table:table-cell>
          <table:table-cell office:value-type="float" office:value="74.30627" calcext:value-type="float">
            <text:p>74.30627</text:p>
          </table:table-cell>
          <table:table-cell office:value-type="float" office:value="11.0424" calcext:value-type="float">
            <text:p>11.0424</text:p>
          </table:table-cell>
        </table:table-row>
        <table:table-row table:style-name="ro1">
          <table:table-cell/>
          <table:table-cell office:value-type="float" office:value="84.23922" calcext:value-type="float">
            <text:p>84.23922</text:p>
          </table:table-cell>
          <table:table-cell office:value-type="float" office:value="74.11377" calcext:value-type="float">
            <text:p>74.11377</text:p>
          </table:table-cell>
          <table:table-cell office:value-type="float" office:value="10.12544" calcext:value-type="float">
            <text:p>10.12544</text:p>
          </table:table-cell>
        </table:table-row>
        <table:table-row table:style-name="ro1">
          <table:table-cell/>
          <table:table-cell office:value-type="float" office:value="85.09637" calcext:value-type="float">
            <text:p>85.09637</text:p>
          </table:table-cell>
          <table:table-cell office:value-type="float" office:value="73.92416" calcext:value-type="float">
            <text:p>73.92416</text:p>
          </table:table-cell>
          <table:table-cell office:value-type="float" office:value="11.17222" calcext:value-type="float">
            <text:p>11.17222</text:p>
          </table:table-cell>
        </table:table-row>
        <table:table-row table:style-name="ro1">
          <table:table-cell/>
          <table:table-cell office:value-type="float" office:value="84.07424" calcext:value-type="float">
            <text:p>84.07424</text:p>
          </table:table-cell>
          <table:table-cell office:value-type="float" office:value="72.79728" calcext:value-type="float">
            <text:p>72.79728</text:p>
          </table:table-cell>
          <table:table-cell office:value-type="float" office:value="11.27696" calcext:value-type="float">
            <text:p>11.27696</text:p>
          </table:table-cell>
        </table:table-row>
        <table:table-row table:style-name="ro1">
          <table:table-cell/>
          <table:table-cell office:value-type="float" office:value="85.78368" calcext:value-type="float">
            <text:p>85.78368</text:p>
          </table:table-cell>
          <table:table-cell office:value-type="float" office:value="74.44868" calcext:value-type="float">
            <text:p>74.44868</text:p>
          </table:table-cell>
          <table:table-cell office:value-type="float" office:value="11.335" calcext:value-type="float">
            <text:p>11.335</text:p>
          </table:table-cell>
        </table:table-row>
        <table:table-row table:style-name="ro1">
          <table:table-cell/>
          <table:table-cell office:value-type="float" office:value="84.2212" calcext:value-type="float">
            <text:p>84.2212</text:p>
          </table:table-cell>
          <table:table-cell office:value-type="float" office:value="75.32987" calcext:value-type="float">
            <text:p>75.32987</text:p>
          </table:table-cell>
          <table:table-cell office:value-type="float" office:value="8.89133" calcext:value-type="float">
            <text:p>8.89133</text:p>
          </table:table-cell>
        </table:table-row>
        <table:table-row table:style-name="ro1">
          <table:table-cell/>
          <table:table-cell office:value-type="float" office:value="84.25262" calcext:value-type="float">
            <text:p>84.25262</text:p>
          </table:table-cell>
          <table:table-cell office:value-type="float" office:value="74.96544" calcext:value-type="float">
            <text:p>74.96544</text:p>
          </table:table-cell>
          <table:table-cell office:value-type="float" office:value="9.28717" calcext:value-type="float">
            <text:p>9.28717</text:p>
          </table:table-cell>
        </table:table-row>
        <table:table-row table:style-name="ro1">
          <table:table-cell/>
          <table:table-cell office:value-type="float" office:value="84.56071" calcext:value-type="float">
            <text:p>84.56071</text:p>
          </table:table-cell>
          <table:table-cell office:value-type="float" office:value="72.57879" calcext:value-type="float">
            <text:p>72.57879</text:p>
          </table:table-cell>
          <table:table-cell office:value-type="float" office:value="11.98192" calcext:value-type="float">
            <text:p>11.98192</text:p>
          </table:table-cell>
        </table:table-row>
        <table:table-row table:style-name="ro1">
          <table:table-cell/>
          <table:table-cell office:value-type="float" office:value="84.62288" calcext:value-type="float">
            <text:p>84.62288</text:p>
          </table:table-cell>
          <table:table-cell office:value-type="float" office:value="74.57943" calcext:value-type="float">
            <text:p>74.57943</text:p>
          </table:table-cell>
          <table:table-cell office:value-type="float" office:value="10.04346" calcext:value-type="float">
            <text:p>10.04346</text:p>
          </table:table-cell>
        </table:table-row>
        <table:table-row table:style-name="ro1">
          <table:table-cell/>
          <table:table-cell office:value-type="float" office:value="85.64686" calcext:value-type="float">
            <text:p>85.64686</text:p>
          </table:table-cell>
          <table:table-cell office:value-type="float" office:value="74.15083" calcext:value-type="float">
            <text:p>74.15083</text:p>
          </table:table-cell>
          <table:table-cell office:value-type="float" office:value="11.49603" calcext:value-type="float">
            <text:p>11.49603</text:p>
          </table:table-cell>
        </table:table-row>
        <table:table-row table:style-name="ro1">
          <table:table-cell/>
          <table:table-cell office:value-type="float" office:value="84.78836" calcext:value-type="float">
            <text:p>84.78836</text:p>
          </table:table-cell>
          <table:table-cell office:value-type="float" office:value="74.56441" calcext:value-type="float">
            <text:p>74.56441</text:p>
          </table:table-cell>
          <table:table-cell office:value-type="float" office:value="10.22395" calcext:value-type="float">
            <text:p>10.22395</text:p>
          </table:table-cell>
        </table:table-row>
        <table:table-row table:style-name="ro1">
          <table:table-cell/>
          <table:table-cell office:value-type="float" office:value="84.24165" calcext:value-type="float">
            <text:p>84.24165</text:p>
          </table:table-cell>
          <table:table-cell office:value-type="float" office:value="73.98996" calcext:value-type="float">
            <text:p>73.98996</text:p>
          </table:table-cell>
          <table:table-cell office:value-type="float" office:value="10.25169" calcext:value-type="float">
            <text:p>10.25169</text:p>
          </table:table-cell>
        </table:table-row>
        <table:table-row table:style-name="ro1">
          <table:table-cell/>
          <table:table-cell office:value-type="float" office:value="84.40206" calcext:value-type="float">
            <text:p>84.40206</text:p>
          </table:table-cell>
          <table:table-cell office:value-type="float" office:value="74.86331" calcext:value-type="float">
            <text:p>74.86331</text:p>
          </table:table-cell>
          <table:table-cell office:value-type="float" office:value="9.53875" calcext:value-type="float">
            <text:p>9.53875</text:p>
          </table:table-cell>
        </table:table-row>
        <table:table-row table:style-name="ro1">
          <table:table-cell/>
          <table:table-cell office:value-type="float" office:value="85.4442" calcext:value-type="float">
            <text:p>85.4442</text:p>
          </table:table-cell>
          <table:table-cell office:value-type="float" office:value="72.13164" calcext:value-type="float">
            <text:p>72.13164</text:p>
          </table:table-cell>
          <table:table-cell office:value-type="float" office:value="13.31255" calcext:value-type="float">
            <text:p>13.31255</text:p>
          </table:table-cell>
        </table:table-row>
        <table:table-row table:style-name="ro1">
          <table:table-cell/>
          <table:table-cell office:value-type="float" office:value="85.03549" calcext:value-type="float">
            <text:p>85.03549</text:p>
          </table:table-cell>
          <table:table-cell office:value-type="float" office:value="73.41147" calcext:value-type="float">
            <text:p>73.41147</text:p>
          </table:table-cell>
          <table:table-cell office:value-type="float" office:value="11.62403" calcext:value-type="float">
            <text:p>11.62403</text:p>
          </table:table-cell>
        </table:table-row>
        <table:table-row table:style-name="ro1">
          <table:table-cell/>
          <table:table-cell office:value-type="float" office:value="85.99072" calcext:value-type="float">
            <text:p>85.99072</text:p>
          </table:table-cell>
          <table:table-cell office:value-type="float" office:value="73.8641" calcext:value-type="float">
            <text:p>73.8641</text:p>
          </table:table-cell>
          <table:table-cell office:value-type="float" office:value="12.12662" calcext:value-type="float">
            <text:p>12.12662</text:p>
          </table:table-cell>
        </table:table-row>
        <table:table-row table:style-name="ro1">
          <table:table-cell/>
          <table:table-cell office:value-type="float" office:value="83.68977" calcext:value-type="float">
            <text:p>83.68977</text:p>
          </table:table-cell>
          <table:table-cell office:value-type="float" office:value="73.69122" calcext:value-type="float">
            <text:p>73.69122</text:p>
          </table:table-cell>
          <table:table-cell office:value-type="float" office:value="9.99854" calcext:value-type="float">
            <text:p>9.99854</text:p>
          </table:table-cell>
        </table:table-row>
        <table:table-row table:style-name="ro1">
          <table:table-cell/>
          <table:table-cell office:value-type="float" office:value="84.58608" calcext:value-type="float">
            <text:p>84.58608</text:p>
          </table:table-cell>
          <table:table-cell office:value-type="float" office:value="74.65922" calcext:value-type="float">
            <text:p>74.65922</text:p>
          </table:table-cell>
          <table:table-cell office:value-type="float" office:value="9.92686" calcext:value-type="float">
            <text:p>9.92686</text:p>
          </table:table-cell>
        </table:table-row>
        <table:table-row table:style-name="ro1">
          <table:table-cell/>
          <table:table-cell office:value-type="float" office:value="84.74737" calcext:value-type="float">
            <text:p>84.74737</text:p>
          </table:table-cell>
          <table:table-cell office:value-type="float" office:value="73.97022" calcext:value-type="float">
            <text:p>73.97022</text:p>
          </table:table-cell>
          <table:table-cell office:value-type="float" office:value="10.77716" calcext:value-type="float">
            <text:p>10.77716</text:p>
          </table:table-cell>
        </table:table-row>
        <table:table-row table:style-name="ro1">
          <table:table-cell/>
          <table:table-cell office:value-type="float" office:value="84.79312" calcext:value-type="float">
            <text:p>84.79312</text:p>
          </table:table-cell>
          <table:table-cell office:value-type="float" office:value="74.29287" calcext:value-type="float">
            <text:p>74.29287</text:p>
          </table:table-cell>
          <table:table-cell office:value-type="float" office:value="10.50024" calcext:value-type="float">
            <text:p>10.50024</text:p>
          </table:table-cell>
        </table:table-row>
        <table:table-row table:style-name="ro1">
          <table:table-cell/>
          <table:table-cell office:value-type="float" office:value="84.46117" calcext:value-type="float">
            <text:p>84.46117</text:p>
          </table:table-cell>
          <table:table-cell office:value-type="float" office:value="76.19591" calcext:value-type="float">
            <text:p>76.19591</text:p>
          </table:table-cell>
          <table:table-cell office:value-type="float" office:value="8.26526" calcext:value-type="float">
            <text:p>8.26526</text:p>
          </table:table-cell>
        </table:table-row>
        <table:table-row table:style-name="ro1">
          <table:table-cell/>
          <table:table-cell office:value-type="float" office:value="85.70251" calcext:value-type="float">
            <text:p>85.70251</text:p>
          </table:table-cell>
          <table:table-cell office:value-type="float" office:value="75.01346" calcext:value-type="float">
            <text:p>75.01346</text:p>
          </table:table-cell>
          <table:table-cell office:value-type="float" office:value="10.68905" calcext:value-type="float">
            <text:p>10.68905</text:p>
          </table:table-cell>
        </table:table-row>
        <table:table-row table:style-name="ro1">
          <table:table-cell/>
          <table:table-cell office:value-type="float" office:value="85.08789" calcext:value-type="float">
            <text:p>85.08789</text:p>
          </table:table-cell>
          <table:table-cell office:value-type="float" office:value="73.46154" calcext:value-type="float">
            <text:p>73.46154</text:p>
          </table:table-cell>
          <table:table-cell office:value-type="float" office:value="11.62635" calcext:value-type="float">
            <text:p>11.62635</text:p>
          </table:table-cell>
        </table:table-row>
        <table:table-row table:style-name="ro1">
          <table:table-cell/>
          <table:table-cell office:value-type="float" office:value="84.8463" calcext:value-type="float">
            <text:p>84.8463</text:p>
          </table:table-cell>
          <table:table-cell office:value-type="float" office:value="74.99182" calcext:value-type="float">
            <text:p>74.99182</text:p>
          </table:table-cell>
          <table:table-cell office:value-type="float" office:value="9.85449" calcext:value-type="float">
            <text:p>9.85449</text:p>
          </table:table-cell>
        </table:table-row>
        <table:table-row table:style-name="ro1">
          <table:table-cell/>
          <table:table-cell office:value-type="float" office:value="85.22967" calcext:value-type="float">
            <text:p>85.22967</text:p>
          </table:table-cell>
          <table:table-cell office:value-type="float" office:value="72.28689" calcext:value-type="float">
            <text:p>72.28689</text:p>
          </table:table-cell>
          <table:table-cell office:value-type="float" office:value="12.94278" calcext:value-type="float">
            <text:p>12.94278</text:p>
          </table:table-cell>
        </table:table-row>
        <table:table-row table:style-name="ro1">
          <table:table-cell/>
          <table:table-cell office:value-type="float" office:value="84.1583" calcext:value-type="float">
            <text:p>84.1583</text:p>
          </table:table-cell>
          <table:table-cell office:value-type="float" office:value="74.89237" calcext:value-type="float">
            <text:p>74.89237</text:p>
          </table:table-cell>
          <table:table-cell office:value-type="float" office:value="9.26593" calcext:value-type="float">
            <text:p>9.26593</text:p>
          </table:table-cell>
        </table:table-row>
        <table:table-row table:style-name="ro1">
          <table:table-cell/>
          <table:table-cell office:value-type="float" office:value="84.59296" calcext:value-type="float">
            <text:p>84.59296</text:p>
          </table:table-cell>
          <table:table-cell office:value-type="float" office:value="76.02492" calcext:value-type="float">
            <text:p>76.02492</text:p>
          </table:table-cell>
          <table:table-cell office:value-type="float" office:value="8.56804" calcext:value-type="float">
            <text:p>8.56804</text:p>
          </table:table-cell>
        </table:table-row>
        <table:table-row table:style-name="ro1">
          <table:table-cell/>
          <table:table-cell office:value-type="float" office:value="84.54327" calcext:value-type="float">
            <text:p>84.54327</text:p>
          </table:table-cell>
          <table:table-cell office:value-type="float" office:value="76.08142" calcext:value-type="float">
            <text:p>76.08142</text:p>
          </table:table-cell>
          <table:table-cell office:value-type="float" office:value="8.46184" calcext:value-type="float">
            <text:p>8.46184</text:p>
          </table:table-cell>
        </table:table-row>
        <table:table-row table:style-name="ro1">
          <table:table-cell/>
          <table:table-cell office:value-type="float" office:value="84.09719" calcext:value-type="float">
            <text:p>84.09719</text:p>
          </table:table-cell>
          <table:table-cell office:value-type="float" office:value="75.082" calcext:value-type="float">
            <text:p>75.082</text:p>
          </table:table-cell>
          <table:table-cell office:value-type="float" office:value="9.01519" calcext:value-type="float">
            <text:p>9.01519</text:p>
          </table:table-cell>
        </table:table-row>
        <table:table-row table:style-name="ro1">
          <table:table-cell/>
          <table:table-cell office:value-type="float" office:value="86.11058" calcext:value-type="float">
            <text:p>86.11058</text:p>
          </table:table-cell>
          <table:table-cell office:value-type="float" office:value="73.2851" calcext:value-type="float">
            <text:p>73.2851</text:p>
          </table:table-cell>
          <table:table-cell office:value-type="float" office:value="12.82548" calcext:value-type="float">
            <text:p>12.82548</text:p>
          </table:table-cell>
        </table:table-row>
        <table:table-row table:style-name="ro1">
          <table:table-cell/>
          <table:table-cell office:value-type="float" office:value="85.39888" calcext:value-type="float">
            <text:p>85.39888</text:p>
          </table:table-cell>
          <table:table-cell office:value-type="float" office:value="74.65881" calcext:value-type="float">
            <text:p>74.65881</text:p>
          </table:table-cell>
          <table:table-cell office:value-type="float" office:value="10.74008" calcext:value-type="float">
            <text:p>10.74008</text:p>
          </table:table-cell>
        </table:table-row>
        <table:table-row table:style-name="ro1">
          <table:table-cell/>
          <table:table-cell office:value-type="float" office:value="85.41787" calcext:value-type="float">
            <text:p>85.41787</text:p>
          </table:table-cell>
          <table:table-cell office:value-type="float" office:value="74.93518" calcext:value-type="float">
            <text:p>74.93518</text:p>
          </table:table-cell>
          <table:table-cell office:value-type="float" office:value="10.4827" calcext:value-type="float">
            <text:p>10.4827</text:p>
          </table:table-cell>
        </table:table-row>
        <table:table-row table:style-name="ro1">
          <table:table-cell/>
          <table:table-cell office:value-type="float" office:value="84.73044" calcext:value-type="float">
            <text:p>84.73044</text:p>
          </table:table-cell>
          <table:table-cell office:value-type="float" office:value="76.06029" calcext:value-type="float">
            <text:p>76.06029</text:p>
          </table:table-cell>
          <table:table-cell office:value-type="float" office:value="8.67015" calcext:value-type="float">
            <text:p>8.67015</text:p>
          </table:table-cell>
        </table:table-row>
        <table:table-row table:style-name="ro1">
          <table:table-cell/>
          <table:table-cell office:value-type="float" office:value="84.65986" calcext:value-type="float">
            <text:p>84.65986</text:p>
          </table:table-cell>
          <table:table-cell office:value-type="float" office:value="74.43416" calcext:value-type="float">
            <text:p>74.43416</text:p>
          </table:table-cell>
          <table:table-cell office:value-type="float" office:value="10.2257" calcext:value-type="float">
            <text:p>10.2257</text:p>
          </table:table-cell>
        </table:table-row>
        <table:table-row table:style-name="ro1">
          <table:table-cell/>
          <table:table-cell office:value-type="float" office:value="84.76552" calcext:value-type="float">
            <text:p>84.76552</text:p>
          </table:table-cell>
          <table:table-cell office:value-type="float" office:value="74.19616" calcext:value-type="float">
            <text:p>74.19616</text:p>
          </table:table-cell>
          <table:table-cell office:value-type="float" office:value="10.56935" calcext:value-type="float">
            <text:p>10.56935</text:p>
          </table:table-cell>
        </table:table-row>
        <table:table-row table:style-name="ro1">
          <table:table-cell/>
          <table:table-cell office:value-type="float" office:value="84.61348" calcext:value-type="float">
            <text:p>84.61348</text:p>
          </table:table-cell>
          <table:table-cell office:value-type="float" office:value="76.16351" calcext:value-type="float">
            <text:p>76.16351</text:p>
          </table:table-cell>
          <table:table-cell office:value-type="float" office:value="8.44997" calcext:value-type="float">
            <text:p>8.44997</text:p>
          </table:table-cell>
        </table:table-row>
        <table:table-row table:style-name="ro1">
          <table:table-cell/>
          <table:table-cell office:value-type="float" office:value="84.98571" calcext:value-type="float">
            <text:p>84.98571</text:p>
          </table:table-cell>
          <table:table-cell office:value-type="float" office:value="74.71276" calcext:value-type="float">
            <text:p>74.71276</text:p>
          </table:table-cell>
          <table:table-cell office:value-type="float" office:value="10.27296" calcext:value-type="float">
            <text:p>10.27296</text:p>
          </table:table-cell>
        </table:table-row>
        <table:table-row table:style-name="ro1">
          <table:table-cell/>
          <table:table-cell office:value-type="float" office:value="84.22053" calcext:value-type="float">
            <text:p>84.22053</text:p>
          </table:table-cell>
          <table:table-cell office:value-type="float" office:value="75.52899" calcext:value-type="float">
            <text:p>75.52899</text:p>
          </table:table-cell>
          <table:table-cell office:value-type="float" office:value="8.69153" calcext:value-type="float">
            <text:p>8.69153</text:p>
          </table:table-cell>
        </table:table-row>
        <table:table-row table:style-name="ro1">
          <table:table-cell/>
          <table:table-cell office:value-type="float" office:value="85.50323" calcext:value-type="float">
            <text:p>85.50323</text:p>
          </table:table-cell>
          <table:table-cell office:value-type="float" office:value="75.26623" calcext:value-type="float">
            <text:p>75.26623</text:p>
          </table:table-cell>
          <table:table-cell office:value-type="float" office:value="10.23699" calcext:value-type="float">
            <text:p>10.23699</text:p>
          </table:table-cell>
        </table:table-row>
        <table:table-row table:style-name="ro1">
          <table:table-cell/>
          <table:table-cell office:value-type="float" office:value="84.77642" calcext:value-type="float">
            <text:p>84.77642</text:p>
          </table:table-cell>
          <table:table-cell office:value-type="float" office:value="76.16035" calcext:value-type="float">
            <text:p>76.16035</text:p>
          </table:table-cell>
          <table:table-cell office:value-type="float" office:value="8.61608" calcext:value-type="float">
            <text:p>8.61608</text:p>
          </table:table-cell>
        </table:table-row>
        <table:table-row table:style-name="ro1">
          <table:table-cell/>
          <table:table-cell office:value-type="float" office:value="84.27014" calcext:value-type="float">
            <text:p>84.27014</text:p>
          </table:table-cell>
          <table:table-cell office:value-type="float" office:value="74.71997" calcext:value-type="float">
            <text:p>74.71997</text:p>
          </table:table-cell>
          <table:table-cell office:value-type="float" office:value="9.55017" calcext:value-type="float">
            <text:p>9.55017</text:p>
          </table:table-cell>
        </table:table-row>
        <table:table-row table:style-name="ro1">
          <table:table-cell/>
          <table:table-cell office:value-type="float" office:value="85.49861" calcext:value-type="float">
            <text:p>85.49861</text:p>
          </table:table-cell>
          <table:table-cell office:value-type="float" office:value="74.98473" calcext:value-type="float">
            <text:p>74.98473</text:p>
          </table:table-cell>
          <table:table-cell office:value-type="float" office:value="10.51388" calcext:value-type="float">
            <text:p>10.51388</text:p>
          </table:table-cell>
        </table:table-row>
        <table:table-row table:style-name="ro1">
          <table:table-cell/>
          <table:table-cell office:value-type="float" office:value="84.15965" calcext:value-type="float">
            <text:p>84.15965</text:p>
          </table:table-cell>
          <table:table-cell office:value-type="float" office:value="73.94193" calcext:value-type="float">
            <text:p>73.94193</text:p>
          </table:table-cell>
          <table:table-cell office:value-type="float" office:value="10.21772" calcext:value-type="float">
            <text:p>10.21772</text:p>
          </table:table-cell>
        </table:table-row>
        <table:table-row table:style-name="ro1">
          <table:table-cell/>
          <table:table-cell office:value-type="float" office:value="84.75038" calcext:value-type="float">
            <text:p>84.75038</text:p>
          </table:table-cell>
          <table:table-cell office:value-type="float" office:value="76.13955" calcext:value-type="float">
            <text:p>76.13955</text:p>
          </table:table-cell>
          <table:table-cell office:value-type="float" office:value="8.61083" calcext:value-type="float">
            <text:p>8.61083</text:p>
          </table:table-cell>
        </table:table-row>
        <table:table-row table:style-name="ro1">
          <table:table-cell/>
          <table:table-cell office:value-type="float" office:value="84.28002" calcext:value-type="float">
            <text:p>84.28002</text:p>
          </table:table-cell>
          <table:table-cell office:value-type="float" office:value="74.13544" calcext:value-type="float">
            <text:p>74.13544</text:p>
          </table:table-cell>
          <table:table-cell office:value-type="float" office:value="10.14459" calcext:value-type="float">
            <text:p>10.14459</text:p>
          </table:table-cell>
        </table:table-row>
        <table:table-row table:style-name="ro1">
          <table:table-cell/>
          <table:table-cell office:value-type="float" office:value="84.7381" calcext:value-type="float">
            <text:p>84.7381</text:p>
          </table:table-cell>
          <table:table-cell office:value-type="float" office:value="76.1274" calcext:value-type="float">
            <text:p>76.1274</text:p>
          </table:table-cell>
          <table:table-cell office:value-type="float" office:value="8.6107" calcext:value-type="float">
            <text:p>8.6107</text:p>
          </table:table-cell>
        </table:table-row>
        <table:table-row table:style-name="ro1">
          <table:table-cell/>
          <table:table-cell office:value-type="float" office:value="84.22981" calcext:value-type="float">
            <text:p>84.22981</text:p>
          </table:table-cell>
          <table:table-cell office:value-type="float" office:value="73.9525" calcext:value-type="float">
            <text:p>73.9525</text:p>
          </table:table-cell>
          <table:table-cell office:value-type="float" office:value="10.2773" calcext:value-type="float">
            <text:p>10.2773</text:p>
          </table:table-cell>
        </table:table-row>
        <table:table-row table:style-name="ro1">
          <table:table-cell/>
          <table:table-cell office:value-type="float" office:value="84.14455" calcext:value-type="float">
            <text:p>84.14455</text:p>
          </table:table-cell>
          <table:table-cell office:value-type="float" office:value="75.27787" calcext:value-type="float">
            <text:p>75.27787</text:p>
          </table:table-cell>
          <table:table-cell office:value-type="float" office:value="8.86668" calcext:value-type="float">
            <text:p>8.86668</text:p>
          </table:table-cell>
        </table:table-row>
        <table:table-row table:style-name="ro1">
          <table:table-cell/>
          <table:table-cell office:value-type="float" office:value="85.03296" calcext:value-type="float">
            <text:p>85.03296</text:p>
          </table:table-cell>
          <table:table-cell office:value-type="float" office:value="73.52732" calcext:value-type="float">
            <text:p>73.52732</text:p>
          </table:table-cell>
          <table:table-cell office:value-type="float" office:value="11.50564" calcext:value-type="float">
            <text:p>11.50564</text:p>
          </table:table-cell>
        </table:table-row>
        <table:table-row table:style-name="ro1">
          <table:table-cell/>
          <table:table-cell office:value-type="float" office:value="84.58152" calcext:value-type="float">
            <text:p>84.58152</text:p>
          </table:table-cell>
          <table:table-cell office:value-type="float" office:value="75.11337" calcext:value-type="float">
            <text:p>75.11337</text:p>
          </table:table-cell>
          <table:table-cell office:value-type="float" office:value="9.46816" calcext:value-type="float">
            <text:p>9.46816</text:p>
          </table:table-cell>
        </table:table-row>
        <table:table-row table:style-name="ro1">
          <table:table-cell/>
          <table:table-cell office:value-type="float" office:value="84.51037" calcext:value-type="float">
            <text:p>84.51037</text:p>
          </table:table-cell>
          <table:table-cell office:value-type="float" office:value="75.03734" calcext:value-type="float">
            <text:p>75.03734</text:p>
          </table:table-cell>
          <table:table-cell office:value-type="float" office:value="9.47304" calcext:value-type="float">
            <text:p>9.47304</text:p>
          </table:table-cell>
        </table:table-row>
        <table:table-row table:style-name="ro1">
          <table:table-cell/>
          <table:table-cell office:value-type="float" office:value="85.52067" calcext:value-type="float">
            <text:p>85.52067</text:p>
          </table:table-cell>
          <table:table-cell office:value-type="float" office:value="74.77138" calcext:value-type="float">
            <text:p>74.77138</text:p>
          </table:table-cell>
          <table:table-cell office:value-type="float" office:value="10.7493" calcext:value-type="float">
            <text:p>10.7493</text:p>
          </table:table-cell>
        </table:table-row>
        <table:table-row table:style-name="ro1">
          <table:table-cell/>
          <table:table-cell office:value-type="float" office:value="84.55238" calcext:value-type="float">
            <text:p>84.55238</text:p>
          </table:table-cell>
          <table:table-cell office:value-type="float" office:value="75.29323" calcext:value-type="float">
            <text:p>75.29323</text:p>
          </table:table-cell>
          <table:table-cell office:value-type="float" office:value="9.25915" calcext:value-type="float">
            <text:p>9.25915</text:p>
          </table:table-cell>
        </table:table-row>
        <table:table-row table:style-name="ro1">
          <table:table-cell/>
          <table:table-cell office:value-type="float" office:value="84.48439" calcext:value-type="float">
            <text:p>84.48439</text:p>
          </table:table-cell>
          <table:table-cell office:value-type="float" office:value="74.2446" calcext:value-type="float">
            <text:p>74.2446</text:p>
          </table:table-cell>
          <table:table-cell office:value-type="float" office:value="10.23979" calcext:value-type="float">
            <text:p>10.23979</text:p>
          </table:table-cell>
        </table:table-row>
        <table:table-row table:style-name="ro1">
          <table:table-cell/>
          <table:table-cell office:value-type="float" office:value="83.7231" calcext:value-type="float">
            <text:p>83.7231</text:p>
          </table:table-cell>
          <table:table-cell office:value-type="float" office:value="73.56252" calcext:value-type="float">
            <text:p>73.56252</text:p>
          </table:table-cell>
          <table:table-cell office:value-type="float" office:value="10.16059" calcext:value-type="float">
            <text:p>10.16059</text:p>
          </table:table-cell>
        </table:table-row>
        <table:table-row table:style-name="ro1">
          <table:table-cell/>
          <table:table-cell office:value-type="float" office:value="85.05862" calcext:value-type="float">
            <text:p>85.05862</text:p>
          </table:table-cell>
          <table:table-cell office:value-type="float" office:value="74.31469" calcext:value-type="float">
            <text:p>74.31469</text:p>
          </table:table-cell>
          <table:table-cell office:value-type="float" office:value="10.74394" calcext:value-type="float">
            <text:p>10.74394</text:p>
          </table:table-cell>
        </table:table-row>
        <table:table-row table:style-name="ro1">
          <table:table-cell/>
          <table:table-cell office:value-type="float" office:value="85.68163" calcext:value-type="float">
            <text:p>85.68163</text:p>
          </table:table-cell>
          <table:table-cell office:value-type="float" office:value="73.48082" calcext:value-type="float">
            <text:p>73.48082</text:p>
          </table:table-cell>
          <table:table-cell office:value-type="float" office:value="12.20082" calcext:value-type="float">
            <text:p>12.20082</text:p>
          </table:table-cell>
        </table:table-row>
        <table:table-row table:style-name="ro1">
          <table:table-cell/>
          <table:table-cell office:value-type="float" office:value="86.13376" calcext:value-type="float">
            <text:p>86.13376</text:p>
          </table:table-cell>
          <table:table-cell office:value-type="float" office:value="72.77085" calcext:value-type="float">
            <text:p>72.77085</text:p>
          </table:table-cell>
          <table:table-cell office:value-type="float" office:value="13.36291" calcext:value-type="float">
            <text:p>13.36291</text:p>
          </table:table-cell>
        </table:table-row>
        <table:table-row table:style-name="ro1">
          <table:table-cell/>
          <table:table-cell office:value-type="float" office:value="84.78605" calcext:value-type="float">
            <text:p>84.78605</text:p>
          </table:table-cell>
          <table:table-cell office:value-type="float" office:value="74.96522" calcext:value-type="float">
            <text:p>74.96522</text:p>
          </table:table-cell>
          <table:table-cell office:value-type="float" office:value="9.82083" calcext:value-type="float">
            <text:p>9.82083</text:p>
          </table:table-cell>
        </table:table-row>
        <table:table-row table:style-name="ro1">
          <table:table-cell/>
          <table:table-cell office:value-type="float" office:value="85.04308" calcext:value-type="float">
            <text:p>85.04308</text:p>
          </table:table-cell>
          <table:table-cell office:value-type="float" office:value="76.21578" calcext:value-type="float">
            <text:p>76.21578</text:p>
          </table:table-cell>
          <table:table-cell office:value-type="float" office:value="8.8273" calcext:value-type="float">
            <text:p>8.8273</text:p>
          </table:table-cell>
        </table:table-row>
        <table:table-row table:style-name="ro1">
          <table:table-cell/>
          <table:table-cell office:value-type="float" office:value="84.92705" calcext:value-type="float">
            <text:p>84.92705</text:p>
          </table:table-cell>
          <table:table-cell office:value-type="float" office:value="73.18451" calcext:value-type="float">
            <text:p>73.18451</text:p>
          </table:table-cell>
          <table:table-cell office:value-type="float" office:value="11.74254" calcext:value-type="float">
            <text:p>11.74254</text:p>
          </table:table-cell>
        </table:table-row>
        <table:table-row table:style-name="ro1">
          <table:table-cell/>
          <table:table-cell office:value-type="float" office:value="84.67363" calcext:value-type="float">
            <text:p>84.67363</text:p>
          </table:table-cell>
          <table:table-cell office:value-type="float" office:value="75.43623" calcext:value-type="float">
            <text:p>75.43623</text:p>
          </table:table-cell>
          <table:table-cell office:value-type="float" office:value="9.23741" calcext:value-type="float">
            <text:p>9.23741</text:p>
          </table:table-cell>
        </table:table-row>
        <table:table-row table:style-name="ro1">
          <table:table-cell/>
          <table:table-cell office:value-type="float" office:value="85.90467" calcext:value-type="float">
            <text:p>85.90467</text:p>
          </table:table-cell>
          <table:table-cell office:value-type="float" office:value="73.92009" calcext:value-type="float">
            <text:p>73.92009</text:p>
          </table:table-cell>
          <table:table-cell office:value-type="float" office:value="11.98457" calcext:value-type="float">
            <text:p>11.98457</text:p>
          </table:table-cell>
        </table:table-row>
        <table:table-row table:style-name="ro1">
          <table:table-cell/>
          <table:table-cell office:value-type="float" office:value="83.39985" calcext:value-type="float">
            <text:p>83.39985</text:p>
          </table:table-cell>
          <table:table-cell office:value-type="float" office:value="72.21198" calcext:value-type="float">
            <text:p>72.21198</text:p>
          </table:table-cell>
          <table:table-cell office:value-type="float" office:value="11.18787" calcext:value-type="float">
            <text:p>11.18787</text:p>
          </table:table-cell>
        </table:table-row>
        <table:table-row table:style-name="ro1">
          <table:table-cell/>
          <table:table-cell office:value-type="float" office:value="85.07534" calcext:value-type="float">
            <text:p>85.07534</text:p>
          </table:table-cell>
          <table:table-cell office:value-type="float" office:value="75.76687" calcext:value-type="float">
            <text:p>75.76687</text:p>
          </table:table-cell>
          <table:table-cell office:value-type="float" office:value="9.30847" calcext:value-type="float">
            <text:p>9.30847</text:p>
          </table:table-cell>
        </table:table-row>
        <table:table-row table:style-name="ro1">
          <table:table-cell/>
          <table:table-cell office:value-type="float" office:value="84.16914" calcext:value-type="float">
            <text:p>84.16914</text:p>
          </table:table-cell>
          <table:table-cell office:value-type="float" office:value="75.4887" calcext:value-type="float">
            <text:p>75.4887</text:p>
          </table:table-cell>
          <table:table-cell office:value-type="float" office:value="8.68044" calcext:value-type="float">
            <text:p>8.68044</text:p>
          </table:table-cell>
        </table:table-row>
        <table:table-row table:style-name="ro1">
          <table:table-cell/>
          <table:table-cell office:value-type="float" office:value="85.17662" calcext:value-type="float">
            <text:p>85.17662</text:p>
          </table:table-cell>
          <table:table-cell office:value-type="float" office:value="72.52617" calcext:value-type="float">
            <text:p>72.52617</text:p>
          </table:table-cell>
          <table:table-cell office:value-type="float" office:value="12.65045" calcext:value-type="float">
            <text:p>12.65045</text:p>
          </table:table-cell>
        </table:table-row>
        <table:table-row table:style-name="ro1">
          <table:table-cell/>
          <table:table-cell office:value-type="float" office:value="84.98756" calcext:value-type="float">
            <text:p>84.98756</text:p>
          </table:table-cell>
          <table:table-cell office:value-type="float" office:value="73.80152" calcext:value-type="float">
            <text:p>73.80152</text:p>
          </table:table-cell>
          <table:table-cell office:value-type="float" office:value="11.18604" calcext:value-type="float">
            <text:p>11.18604</text:p>
          </table:table-cell>
        </table:table-row>
        <table:table-row table:style-name="ro1">
          <table:table-cell/>
          <table:table-cell office:value-type="float" office:value="85.22136" calcext:value-type="float">
            <text:p>85.22136</text:p>
          </table:table-cell>
          <table:table-cell office:value-type="float" office:value="74.29591" calcext:value-type="float">
            <text:p>74.29591</text:p>
          </table:table-cell>
          <table:table-cell office:value-type="float" office:value="10.92545" calcext:value-type="float">
            <text:p>10.92545</text:p>
          </table:table-cell>
        </table:table-row>
        <table:table-row table:style-name="ro1">
          <table:table-cell/>
          <table:table-cell office:value-type="float" office:value="84.089" calcext:value-type="float">
            <text:p>84.089</text:p>
          </table:table-cell>
          <table:table-cell office:value-type="float" office:value="74.61687" calcext:value-type="float">
            <text:p>74.61687</text:p>
          </table:table-cell>
          <table:table-cell office:value-type="float" office:value="9.47212" calcext:value-type="float">
            <text:p>9.47212</text:p>
          </table:table-cell>
        </table:table-row>
        <table:table-row table:style-name="ro1">
          <table:table-cell/>
          <table:table-cell office:value-type="float" office:value="85.94753" calcext:value-type="float">
            <text:p>85.94753</text:p>
          </table:table-cell>
          <table:table-cell office:value-type="float" office:value="74.05995" calcext:value-type="float">
            <text:p>74.05995</text:p>
          </table:table-cell>
          <table:table-cell office:value-type="float" office:value="11.88758" calcext:value-type="float">
            <text:p>11.88758</text:p>
          </table:table-cell>
        </table:table-row>
        <table:table-row table:style-name="ro1">
          <table:table-cell/>
          <table:table-cell office:value-type="float" office:value="83.79372" calcext:value-type="float">
            <text:p>83.79372</text:p>
          </table:table-cell>
          <table:table-cell office:value-type="float" office:value="74.00735" calcext:value-type="float">
            <text:p>74.00735</text:p>
          </table:table-cell>
          <table:table-cell office:value-type="float" office:value="9.78637" calcext:value-type="float">
            <text:p>9.78637</text:p>
          </table:table-cell>
        </table:table-row>
        <table:table-row table:style-name="ro1">
          <table:table-cell/>
          <table:table-cell office:value-type="float" office:value="85.18663" calcext:value-type="float">
            <text:p>85.18663</text:p>
          </table:table-cell>
          <table:table-cell office:value-type="float" office:value="74.98222" calcext:value-type="float">
            <text:p>74.98222</text:p>
          </table:table-cell>
          <table:table-cell office:value-type="float" office:value="10.20441" calcext:value-type="float">
            <text:p>10.20441</text:p>
          </table:table-cell>
        </table:table-row>
        <table:table-row table:style-name="ro1">
          <table:table-cell/>
          <table:table-cell office:value-type="float" office:value="85.31352" calcext:value-type="float">
            <text:p>85.31352</text:p>
          </table:table-cell>
          <table:table-cell office:value-type="float" office:value="73.07649" calcext:value-type="float">
            <text:p>73.07649</text:p>
          </table:table-cell>
          <table:table-cell office:value-type="float" office:value="12.23703" calcext:value-type="float">
            <text:p>12.23703</text:p>
          </table:table-cell>
        </table:table-row>
        <table:table-row table:style-name="ro1">
          <table:table-cell/>
          <table:table-cell office:value-type="float" office:value="85.44935" calcext:value-type="float">
            <text:p>85.44935</text:p>
          </table:table-cell>
          <table:table-cell office:value-type="float" office:value="75.40527" calcext:value-type="float">
            <text:p>75.40527</text:p>
          </table:table-cell>
          <table:table-cell office:value-type="float" office:value="10.04408" calcext:value-type="float">
            <text:p>10.04408</text:p>
          </table:table-cell>
        </table:table-row>
        <table:table-row table:style-name="ro1">
          <table:table-cell/>
          <table:table-cell office:value-type="float" office:value="84.14228" calcext:value-type="float">
            <text:p>84.14228</text:p>
          </table:table-cell>
          <table:table-cell office:value-type="float" office:value="74.40325" calcext:value-type="float">
            <text:p>74.40325</text:p>
          </table:table-cell>
          <table:table-cell office:value-type="float" office:value="9.73903" calcext:value-type="float">
            <text:p>9.73903</text:p>
          </table:table-cell>
        </table:table-row>
        <table:table-row table:style-name="ro1">
          <table:table-cell/>
          <table:table-cell office:value-type="float" office:value="84.75735" calcext:value-type="float">
            <text:p>84.75735</text:p>
          </table:table-cell>
          <table:table-cell office:value-type="float" office:value="74.8328" calcext:value-type="float">
            <text:p>74.8328</text:p>
          </table:table-cell>
          <table:table-cell office:value-type="float" office:value="9.92455" calcext:value-type="float">
            <text:p>9.92455</text:p>
          </table:table-cell>
        </table:table-row>
        <table:table-row table:style-name="ro1">
          <table:table-cell/>
          <table:table-cell office:value-type="float" office:value="84.96667" calcext:value-type="float">
            <text:p>84.96667</text:p>
          </table:table-cell>
          <table:table-cell office:value-type="float" office:value="74.43137" calcext:value-type="float">
            <text:p>74.43137</text:p>
          </table:table-cell>
          <table:table-cell office:value-type="float" office:value="10.53531" calcext:value-type="float">
            <text:p>10.53531</text:p>
          </table:table-cell>
        </table:table-row>
        <table:table-row table:style-name="ro1">
          <table:table-cell/>
          <table:table-cell office:value-type="float" office:value="84.64633" calcext:value-type="float">
            <text:p>84.64633</text:p>
          </table:table-cell>
          <table:table-cell office:value-type="float" office:value="74.07569" calcext:value-type="float">
            <text:p>74.07569</text:p>
          </table:table-cell>
          <table:table-cell office:value-type="float" office:value="10.57064" calcext:value-type="float">
            <text:p>10.57064</text:p>
          </table:table-cell>
        </table:table-row>
        <table:table-row table:style-name="ro1">
          <table:table-cell/>
          <table:table-cell office:value-type="float" office:value="84.69584" calcext:value-type="float">
            <text:p>84.69584</text:p>
          </table:table-cell>
          <table:table-cell office:value-type="float" office:value="74.08249" calcext:value-type="float">
            <text:p>74.08249</text:p>
          </table:table-cell>
          <table:table-cell office:value-type="float" office:value="10.61335" calcext:value-type="float">
            <text:p>10.61335</text:p>
          </table:table-cell>
        </table:table-row>
        <table:table-row table:style-name="ro1">
          <table:table-cell/>
          <table:table-cell office:value-type="float" office:value="84.8254" calcext:value-type="float">
            <text:p>84.8254</text:p>
          </table:table-cell>
          <table:table-cell office:value-type="float" office:value="75.43464" calcext:value-type="float">
            <text:p>75.43464</text:p>
          </table:table-cell>
          <table:table-cell office:value-type="float" office:value="9.39076" calcext:value-type="float">
            <text:p>9.39076</text:p>
          </table:table-cell>
        </table:table-row>
        <table:table-row table:style-name="ro1">
          <table:table-cell/>
          <table:table-cell office:value-type="float" office:value="84.91752" calcext:value-type="float">
            <text:p>84.91752</text:p>
          </table:table-cell>
          <table:table-cell office:value-type="float" office:value="74.70405" calcext:value-type="float">
            <text:p>74.70405</text:p>
          </table:table-cell>
          <table:table-cell office:value-type="float" office:value="10.21347" calcext:value-type="float">
            <text:p>10.21347</text:p>
          </table:table-cell>
        </table:table-row>
        <table:table-row table:style-name="ro1">
          <table:table-cell/>
          <table:table-cell office:value-type="float" office:value="85.4044" calcext:value-type="float">
            <text:p>85.4044</text:p>
          </table:table-cell>
          <table:table-cell office:value-type="float" office:value="73.42332" calcext:value-type="float">
            <text:p>73.42332</text:p>
          </table:table-cell>
          <table:table-cell office:value-type="float" office:value="11.98108" calcext:value-type="float">
            <text:p>11.98108</text:p>
          </table:table-cell>
        </table:table-row>
        <table:table-row table:style-name="ro1">
          <table:table-cell/>
          <table:table-cell office:value-type="float" office:value="85.47155" calcext:value-type="float">
            <text:p>85.47155</text:p>
          </table:table-cell>
          <table:table-cell office:value-type="float" office:value="73.25451" calcext:value-type="float">
            <text:p>73.25451</text:p>
          </table:table-cell>
          <table:table-cell office:value-type="float" office:value="12.21704" calcext:value-type="float">
            <text:p>12.21704</text:p>
          </table:table-cell>
        </table:table-row>
        <table:table-row table:style-name="ro1">
          <table:table-cell/>
          <table:table-cell office:value-type="float" office:value="85.27775" calcext:value-type="float">
            <text:p>85.27775</text:p>
          </table:table-cell>
          <table:table-cell office:value-type="float" office:value="76.03675" calcext:value-type="float">
            <text:p>76.03675</text:p>
          </table:table-cell>
          <table:table-cell office:value-type="float" office:value="9.241" calcext:value-type="float">
            <text:p>9.241</text:p>
          </table:table-cell>
        </table:table-row>
        <table:table-row table:style-name="ro1">
          <table:table-cell/>
          <table:table-cell office:value-type="float" office:value="84.87377" calcext:value-type="float">
            <text:p>84.87377</text:p>
          </table:table-cell>
          <table:table-cell office:value-type="float" office:value="76.01747" calcext:value-type="float">
            <text:p>76.01747</text:p>
          </table:table-cell>
          <table:table-cell office:value-type="float" office:value="8.8563" calcext:value-type="float">
            <text:p>8.8563</text:p>
          </table:table-cell>
        </table:table-row>
        <table:table-row table:style-name="ro1">
          <table:table-cell/>
          <table:table-cell office:value-type="float" office:value="85.28656" calcext:value-type="float">
            <text:p>85.28656</text:p>
          </table:table-cell>
          <table:table-cell office:value-type="float" office:value="75.39449" calcext:value-type="float">
            <text:p>75.39449</text:p>
          </table:table-cell>
          <table:table-cell office:value-type="float" office:value="9.89208" calcext:value-type="float">
            <text:p>9.89208</text:p>
          </table:table-cell>
        </table:table-row>
        <table:table-row table:style-name="ro1">
          <table:table-cell/>
          <table:table-cell office:value-type="float" office:value="84.74078" calcext:value-type="float">
            <text:p>84.74078</text:p>
          </table:table-cell>
          <table:table-cell office:value-type="float" office:value="76.16939" calcext:value-type="float">
            <text:p>76.16939</text:p>
          </table:table-cell>
          <table:table-cell office:value-type="float" office:value="8.57139" calcext:value-type="float">
            <text:p>8.57139</text:p>
          </table:table-cell>
        </table:table-row>
        <table:table-row table:style-name="ro1">
          <table:table-cell/>
          <table:table-cell office:value-type="float" office:value="84.79798" calcext:value-type="float">
            <text:p>84.79798</text:p>
          </table:table-cell>
          <table:table-cell office:value-type="float" office:value="75.94926" calcext:value-type="float">
            <text:p>75.94926</text:p>
          </table:table-cell>
          <table:table-cell office:value-type="float" office:value="8.84871" calcext:value-type="float">
            <text:p>8.84871</text:p>
          </table:table-cell>
        </table:table-row>
        <table:table-row table:style-name="ro1">
          <table:table-cell/>
          <table:table-cell office:value-type="float" office:value="84.55732" calcext:value-type="float">
            <text:p>84.55732</text:p>
          </table:table-cell>
          <table:table-cell office:value-type="float" office:value="74.38466" calcext:value-type="float">
            <text:p>74.38466</text:p>
          </table:table-cell>
          <table:table-cell office:value-type="float" office:value="10.17266" calcext:value-type="float">
            <text:p>10.17266</text:p>
          </table:table-cell>
        </table:table-row>
        <table:table-row table:style-name="ro1">
          <table:table-cell/>
          <table:table-cell office:value-type="float" office:value="84.48259" calcext:value-type="float">
            <text:p>84.48259</text:p>
          </table:table-cell>
          <table:table-cell office:value-type="float" office:value="72.11641" calcext:value-type="float">
            <text:p>72.11641</text:p>
          </table:table-cell>
          <table:table-cell office:value-type="float" office:value="12.36619" calcext:value-type="float">
            <text:p>12.36619</text:p>
          </table:table-cell>
        </table:table-row>
        <table:table-row table:style-name="ro1">
          <table:table-cell/>
          <table:table-cell office:value-type="float" office:value="85.4158" calcext:value-type="float">
            <text:p>85.4158</text:p>
          </table:table-cell>
          <table:table-cell office:value-type="float" office:value="73.30015" calcext:value-type="float">
            <text:p>73.30015</text:p>
          </table:table-cell>
          <table:table-cell office:value-type="float" office:value="12.11565" calcext:value-type="float">
            <text:p>12.11565</text:p>
          </table:table-cell>
        </table:table-row>
        <table:table-row table:style-name="ro1">
          <table:table-cell/>
          <table:table-cell office:value-type="float" office:value="84.42534" calcext:value-type="float">
            <text:p>84.42534</text:p>
          </table:table-cell>
          <table:table-cell office:value-type="float" office:value="75.27658" calcext:value-type="float">
            <text:p>75.27658</text:p>
          </table:table-cell>
          <table:table-cell office:value-type="float" office:value="9.14877" calcext:value-type="float">
            <text:p>9.14877</text:p>
          </table:table-cell>
        </table:table-row>
        <table:table-row table:style-name="ro1">
          <table:table-cell/>
          <table:table-cell office:value-type="float" office:value="84.59493" calcext:value-type="float">
            <text:p>84.59493</text:p>
          </table:table-cell>
          <table:table-cell office:value-type="float" office:value="72.60255" calcext:value-type="float">
            <text:p>72.60255</text:p>
          </table:table-cell>
          <table:table-cell office:value-type="float" office:value="11.99238" calcext:value-type="float">
            <text:p>11.99238</text:p>
          </table:table-cell>
        </table:table-row>
        <table:table-row table:style-name="ro1">
          <table:table-cell/>
          <table:table-cell office:value-type="float" office:value="84.95519" calcext:value-type="float">
            <text:p>84.95519</text:p>
          </table:table-cell>
          <table:table-cell office:value-type="float" office:value="74.69035" calcext:value-type="float">
            <text:p>74.69035</text:p>
          </table:table-cell>
          <table:table-cell office:value-type="float" office:value="10.26484" calcext:value-type="float">
            <text:p>10.26484</text:p>
          </table:table-cell>
        </table:table-row>
        <table:table-row table:style-name="ro1">
          <table:table-cell/>
          <table:table-cell office:value-type="float" office:value="84.75332" calcext:value-type="float">
            <text:p>84.75332</text:p>
          </table:table-cell>
          <table:table-cell office:value-type="float" office:value="75.03442" calcext:value-type="float">
            <text:p>75.03442</text:p>
          </table:table-cell>
          <table:table-cell office:value-type="float" office:value="9.71891" calcext:value-type="float">
            <text:p>9.71891</text:p>
          </table:table-cell>
        </table:table-row>
        <table:table-row table:style-name="ro1">
          <table:table-cell/>
          <table:table-cell office:value-type="float" office:value="84.37011" calcext:value-type="float">
            <text:p>84.37011</text:p>
          </table:table-cell>
          <table:table-cell office:value-type="float" office:value="71.32942" calcext:value-type="float">
            <text:p>71.32942</text:p>
          </table:table-cell>
          <table:table-cell office:value-type="float" office:value="13.04069" calcext:value-type="float">
            <text:p>13.04069</text:p>
          </table:table-cell>
        </table:table-row>
        <table:table-row table:style-name="ro1">
          <table:table-cell/>
          <table:table-cell office:value-type="float" office:value="85.95506" calcext:value-type="float">
            <text:p>85.95506</text:p>
          </table:table-cell>
          <table:table-cell office:value-type="float" office:value="73.36156" calcext:value-type="float">
            <text:p>73.36156</text:p>
          </table:table-cell>
          <table:table-cell office:value-type="float" office:value="12.59349" calcext:value-type="float">
            <text:p>12.59349</text:p>
          </table:table-cell>
        </table:table-row>
        <table:table-row table:style-name="ro1">
          <table:table-cell/>
          <table:table-cell office:value-type="float" office:value="85.38802" calcext:value-type="float">
            <text:p>85.38802</text:p>
          </table:table-cell>
          <table:table-cell office:value-type="float" office:value="75.90894" calcext:value-type="float">
            <text:p>75.90894</text:p>
          </table:table-cell>
          <table:table-cell office:value-type="float" office:value="9.47908" calcext:value-type="float">
            <text:p>9.47908</text:p>
          </table:table-cell>
        </table:table-row>
        <table:table-row table:style-name="ro1">
          <table:table-cell/>
          <table:table-cell office:value-type="float" office:value="84.74128" calcext:value-type="float">
            <text:p>84.74128</text:p>
          </table:table-cell>
          <table:table-cell office:value-type="float" office:value="75.05748" calcext:value-type="float">
            <text:p>75.05748</text:p>
          </table:table-cell>
          <table:table-cell office:value-type="float" office:value="9.6838" calcext:value-type="float">
            <text:p>9.6838</text:p>
          </table:table-cell>
        </table:table-row>
        <table:table-row table:style-name="ro1">
          <table:table-cell/>
          <table:table-cell office:value-type="float" office:value="85.12033" calcext:value-type="float">
            <text:p>85.12033</text:p>
          </table:table-cell>
          <table:table-cell office:value-type="float" office:value="73.97572" calcext:value-type="float">
            <text:p>73.97572</text:p>
          </table:table-cell>
          <table:table-cell office:value-type="float" office:value="11.14461" calcext:value-type="float">
            <text:p>11.14461</text:p>
          </table:table-cell>
        </table:table-row>
        <table:table-row table:style-name="ro1">
          <table:table-cell/>
          <table:table-cell office:value-type="float" office:value="84.37796" calcext:value-type="float">
            <text:p>84.37796</text:p>
          </table:table-cell>
          <table:table-cell office:value-type="float" office:value="75.84576" calcext:value-type="float">
            <text:p>75.84576</text:p>
          </table:table-cell>
          <table:table-cell office:value-type="float" office:value="8.5322" calcext:value-type="float">
            <text:p>8.5322</text:p>
          </table:table-cell>
        </table:table-row>
        <table:table-row table:style-name="ro1">
          <table:table-cell/>
          <table:table-cell office:value-type="float" office:value="83.35787" calcext:value-type="float">
            <text:p>83.35787</text:p>
          </table:table-cell>
          <table:table-cell office:value-type="float" office:value="71.99662" calcext:value-type="float">
            <text:p>71.99662</text:p>
          </table:table-cell>
          <table:table-cell office:value-type="float" office:value="11.36125" calcext:value-type="float">
            <text:p>11.36125</text:p>
          </table:table-cell>
        </table:table-row>
        <table:table-row table:style-name="ro1">
          <table:table-cell/>
          <table:table-cell office:value-type="float" office:value="85.30265" calcext:value-type="float">
            <text:p>85.30265</text:p>
          </table:table-cell>
          <table:table-cell office:value-type="float" office:value="74.03016" calcext:value-type="float">
            <text:p>74.03016</text:p>
          </table:table-cell>
          <table:table-cell office:value-type="float" office:value="11.27249" calcext:value-type="float">
            <text:p>11.27249</text:p>
          </table:table-cell>
        </table:table-row>
        <table:table-row table:style-name="ro1">
          <table:table-cell/>
          <table:table-cell office:value-type="float" office:value="84.72797" calcext:value-type="float">
            <text:p>84.72797</text:p>
          </table:table-cell>
          <table:table-cell office:value-type="float" office:value="76.12704" calcext:value-type="float">
            <text:p>76.12704</text:p>
          </table:table-cell>
          <table:table-cell office:value-type="float" office:value="8.60093" calcext:value-type="float">
            <text:p>8.60093</text:p>
          </table:table-cell>
        </table:table-row>
        <table:table-row table:style-name="ro1">
          <table:table-cell/>
          <table:table-cell office:value-type="float" office:value="85.36348" calcext:value-type="float">
            <text:p>85.36348</text:p>
          </table:table-cell>
          <table:table-cell office:value-type="float" office:value="73.95195" calcext:value-type="float">
            <text:p>73.95195</text:p>
          </table:table-cell>
          <table:table-cell office:value-type="float" office:value="11.41154" calcext:value-type="float">
            <text:p>11.41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2T12:50:29.624619688</dc:date>
    <meta:editing-duration>PT1M21S</meta:editing-duration>
    <meta:editing-cycles>1</meta:editing-cycles>
    <meta:document-statistic meta:table-count="1" meta:cell-count="3004" meta:object-count="1"/>
    <meta:generator>LibreOffice/6.1.6.3$Linux_X86_64 LibreOffice_project/1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19cm" svg:y="3.703cm" style:legend-expansion="high" chart:style-name="ch2"/>
        <chart:plot-area chart:style-name="ch3" table:cell-range-address="'sml-7'.B1:'sml-7'.D1001" chart:data-source-has-labels="row" svg:x="0.32cm" svg:y="0.18cm" svg:width="10.55cm" svg:height="8.64cm">
          <chartooo:coordinate-region svg:x="0.941cm" svg:y="0.18cm" svg:width="9.722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ml-7'.B2:'sml-7'.B1001" chart:label-cell-address="'sml-7'.B1:'sml-7'.B1" chart:class="chart:line">
            <chart:data-point chart:repeated="1000"/>
          </chart:series>
          <chart:series chart:style-name="ch7" chart:values-cell-range-address="'sml-7'.C2:'sml-7'.C1001" chart:label-cell-address="'sml-7'.C1:'sml-7'.C1" chart:class="chart:line">
            <chart:data-point chart:repeated="1000"/>
          </chart:series>
          <chart:series chart:style-name="ch8" chart:values-cell-range-address="'sml-7'.D2:'sml-7'.D1001" chart:label-cell-address="'sml-7'.D1:'sml-7'.D1" chart:class="chart:line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magnitude </text:p>
                <draw:g>
                  <svg:desc>'sml-7'.B1:'sml-7'.B1</svg:desc>
                </draw:g>
              </table:table-cell>
              <table:table-cell office:value-type="string">
                <text:p>interpolated magnitude</text:p>
                <draw:g>
                  <svg:desc>'sml-7'.C1:'sml-7'.C1</svg:desc>
                </draw:g>
              </table:table-cell>
              <table:table-cell office:value-type="string">
                <text:p>error</text:p>
                <draw:g>
                  <svg:desc>'sml-7'.D1:'sml-7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.471">
                <text:p>85.471</text:p>
                <draw:g>
                  <svg:desc>'sml-7'.B2:'sml-7'.B1001</svg:desc>
                </draw:g>
              </table:table-cell>
              <table:table-cell office:value-type="float" office:value="74.86636">
                <text:p>74.86636</text:p>
                <draw:g>
                  <svg:desc>'sml-7'.C2:'sml-7'.C1001</svg:desc>
                </draw:g>
              </table:table-cell>
              <table:table-cell office:value-type="float" office:value="10.60464">
                <text:p>10.60464</text:p>
                <draw:g>
                  <svg:desc>'sml-7'.D2:'sml-7'.D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.73674">
                <text:p>84.73674</text:p>
              </table:table-cell>
              <table:table-cell office:value-type="float" office:value="75.25066">
                <text:p>75.25066</text:p>
              </table:table-cell>
              <table:table-cell office:value-type="float" office:value="9.48608">
                <text:p>9.48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.2564">
                <text:p>85.2564</text:p>
              </table:table-cell>
              <table:table-cell office:value-type="float" office:value="74.79631">
                <text:p>74.79631</text:p>
              </table:table-cell>
              <table:table-cell office:value-type="float" office:value="10.46009">
                <text:p>10.46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02625">
                <text:p>84.02625</text:p>
              </table:table-cell>
              <table:table-cell office:value-type="float" office:value="73.478">
                <text:p>73.478</text:p>
              </table:table-cell>
              <table:table-cell office:value-type="float" office:value="10.54824">
                <text:p>10.548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.93326">
                <text:p>83.93326</text:p>
              </table:table-cell>
              <table:table-cell office:value-type="float" office:value="74.39836">
                <text:p>74.39836</text:p>
              </table:table-cell>
              <table:table-cell office:value-type="float" office:value="9.5349">
                <text:p>9.53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.40837">
                <text:p>85.40837</text:p>
              </table:table-cell>
              <table:table-cell office:value-type="float" office:value="75.42431">
                <text:p>75.42431</text:p>
              </table:table-cell>
              <table:table-cell office:value-type="float" office:value="9.98406">
                <text:p>9.984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.17515">
                <text:p>85.17515</text:p>
              </table:table-cell>
              <table:table-cell office:value-type="float" office:value="74.23465">
                <text:p>74.23465</text:p>
              </table:table-cell>
              <table:table-cell office:value-type="float" office:value="10.9405">
                <text:p>10.9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.96208">
                <text:p>84.96208</text:p>
              </table:table-cell>
              <table:table-cell office:value-type="float" office:value="74.71612">
                <text:p>74.71612</text:p>
              </table:table-cell>
              <table:table-cell office:value-type="float" office:value="10.24596">
                <text:p>10.24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.93165">
                <text:p>84.93165</text:p>
              </table:table-cell>
              <table:table-cell office:value-type="float" office:value="73.37013">
                <text:p>73.37013</text:p>
              </table:table-cell>
              <table:table-cell office:value-type="float" office:value="11.56152">
                <text:p>11.56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.65168">
                <text:p>84.65168</text:p>
              </table:table-cell>
              <table:table-cell office:value-type="float" office:value="73.50425">
                <text:p>73.50425</text:p>
              </table:table-cell>
              <table:table-cell office:value-type="float" office:value="11.14742">
                <text:p>11.14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.5838">
                <text:p>85.5838</text:p>
              </table:table-cell>
              <table:table-cell office:value-type="float" office:value="72.89451">
                <text:p>72.89451</text:p>
              </table:table-cell>
              <table:table-cell office:value-type="float" office:value="12.68929">
                <text:p>12.689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.04317">
                <text:p>85.04317</text:p>
              </table:table-cell>
              <table:table-cell office:value-type="float" office:value="75.80979">
                <text:p>75.80979</text:p>
              </table:table-cell>
              <table:table-cell office:value-type="float" office:value="9.23337">
                <text:p>9.23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.79836">
                <text:p>85.79836</text:p>
              </table:table-cell>
              <table:table-cell office:value-type="float" office:value="73.47479">
                <text:p>73.47479</text:p>
              </table:table-cell>
              <table:table-cell office:value-type="float" office:value="12.32358">
                <text:p>12.323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.08205">
                <text:p>85.08205</text:p>
              </table:table-cell>
              <table:table-cell office:value-type="float" office:value="75.95203">
                <text:p>75.95203</text:p>
              </table:table-cell>
              <table:table-cell office:value-type="float" office:value="9.13002">
                <text:p>9.13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.74662">
                <text:p>84.74662</text:p>
              </table:table-cell>
              <table:table-cell office:value-type="float" office:value="74.76868">
                <text:p>74.76868</text:p>
              </table:table-cell>
              <table:table-cell office:value-type="float" office:value="9.97794">
                <text:p>9.977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.68335">
                <text:p>85.68335</text:p>
              </table:table-cell>
              <table:table-cell office:value-type="float" office:value="74.51637">
                <text:p>74.51637</text:p>
              </table:table-cell>
              <table:table-cell office:value-type="float" office:value="11.16698">
                <text:p>11.16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.33152">
                <text:p>85.33152</text:p>
              </table:table-cell>
              <table:table-cell office:value-type="float" office:value="75.32991">
                <text:p>75.32991</text:p>
              </table:table-cell>
              <table:table-cell office:value-type="float" office:value="10.0016">
                <text:p>10.0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.47836">
                <text:p>85.47836</text:p>
              </table:table-cell>
              <table:table-cell office:value-type="float" office:value="72.31131">
                <text:p>72.31131</text:p>
              </table:table-cell>
              <table:table-cell office:value-type="float" office:value="13.16705">
                <text:p>13.16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.08914">
                <text:p>85.08914</text:p>
              </table:table-cell>
              <table:table-cell office:value-type="float" office:value="75.42982">
                <text:p>75.42982</text:p>
              </table:table-cell>
              <table:table-cell office:value-type="float" office:value="9.65932">
                <text:p>9.65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.31824">
                <text:p>84.31824</text:p>
              </table:table-cell>
              <table:table-cell office:value-type="float" office:value="75.39578">
                <text:p>75.39578</text:p>
              </table:table-cell>
              <table:table-cell office:value-type="float" office:value="8.92246">
                <text:p>8.922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.97755">
                <text:p>83.97755</text:p>
              </table:table-cell>
              <table:table-cell office:value-type="float" office:value="74.25001">
                <text:p>74.25001</text:p>
              </table:table-cell>
              <table:table-cell office:value-type="float" office:value="9.72754">
                <text:p>9.727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.23879">
                <text:p>85.23879</text:p>
              </table:table-cell>
              <table:table-cell office:value-type="float" office:value="75.67149">
                <text:p>75.67149</text:p>
              </table:table-cell>
              <table:table-cell office:value-type="float" office:value="9.5673">
                <text:p>9.56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4.27399">
                <text:p>84.27399</text:p>
              </table:table-cell>
              <table:table-cell office:value-type="float" office:value="74.94771">
                <text:p>74.94771</text:p>
              </table:table-cell>
              <table:table-cell office:value-type="float" office:value="9.32628">
                <text:p>9.32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.28061">
                <text:p>84.28061</text:p>
              </table:table-cell>
              <table:table-cell office:value-type="float" office:value="73.61038">
                <text:p>73.61038</text:p>
              </table:table-cell>
              <table:table-cell office:value-type="float" office:value="10.67023">
                <text:p>10.670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.54586">
                <text:p>84.54586</text:p>
              </table:table-cell>
              <table:table-cell office:value-type="float" office:value="74.54949">
                <text:p>74.54949</text:p>
              </table:table-cell>
              <table:table-cell office:value-type="float" office:value="9.99637">
                <text:p>9.996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86797">
                <text:p>84.86797</text:p>
              </table:table-cell>
              <table:table-cell office:value-type="float" office:value="74.34923">
                <text:p>74.34923</text:p>
              </table:table-cell>
              <table:table-cell office:value-type="float" office:value="10.51874">
                <text:p>10.518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.99016">
                <text:p>83.99016</text:p>
              </table:table-cell>
              <table:table-cell office:value-type="float" office:value="74.42213">
                <text:p>74.42213</text:p>
              </table:table-cell>
              <table:table-cell office:value-type="float" office:value="9.56804">
                <text:p>9.56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54809">
                <text:p>84.54809</text:p>
              </table:table-cell>
              <table:table-cell office:value-type="float" office:value="72.20355">
                <text:p>72.20355</text:p>
              </table:table-cell>
              <table:table-cell office:value-type="float" office:value="12.34455">
                <text:p>12.34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.37052">
                <text:p>85.37052</text:p>
              </table:table-cell>
              <table:table-cell office:value-type="float" office:value="71.97068">
                <text:p>71.97068</text:p>
              </table:table-cell>
              <table:table-cell office:value-type="float" office:value="13.39984">
                <text:p>13.39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.22368">
                <text:p>84.22368</text:p>
              </table:table-cell>
              <table:table-cell office:value-type="float" office:value="74.71006">
                <text:p>74.71006</text:p>
              </table:table-cell>
              <table:table-cell office:value-type="float" office:value="9.51361">
                <text:p>9.513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.86079">
                <text:p>84.86079</text:p>
              </table:table-cell>
              <table:table-cell office:value-type="float" office:value="76.31847">
                <text:p>76.31847</text:p>
              </table:table-cell>
              <table:table-cell office:value-type="float" office:value="8.54232">
                <text:p>8.542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.9796">
                <text:p>84.9796</text:p>
              </table:table-cell>
              <table:table-cell office:value-type="float" office:value="75.57927">
                <text:p>75.57927</text:p>
              </table:table-cell>
              <table:table-cell office:value-type="float" office:value="9.40033">
                <text:p>9.40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.77591">
                <text:p>84.77591</text:p>
              </table:table-cell>
              <table:table-cell office:value-type="float" office:value="74.02236">
                <text:p>74.02236</text:p>
              </table:table-cell>
              <table:table-cell office:value-type="float" office:value="10.75355">
                <text:p>10.753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.23763">
                <text:p>86.23763</text:p>
              </table:table-cell>
              <table:table-cell office:value-type="float" office:value="72.64912">
                <text:p>72.64912</text:p>
              </table:table-cell>
              <table:table-cell office:value-type="float" office:value="13.58851">
                <text:p>13.588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4.6751">
                <text:p>84.6751</text:p>
              </table:table-cell>
              <table:table-cell office:value-type="float" office:value="75.31031">
                <text:p>75.31031</text:p>
              </table:table-cell>
              <table:table-cell office:value-type="float" office:value="9.36479">
                <text:p>9.364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4.90435">
                <text:p>84.90435</text:p>
              </table:table-cell>
              <table:table-cell office:value-type="float" office:value="75.74726">
                <text:p>75.74726</text:p>
              </table:table-cell>
              <table:table-cell office:value-type="float" office:value="9.15709">
                <text:p>9.157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3.87173">
                <text:p>83.87173</text:p>
              </table:table-cell>
              <table:table-cell office:value-type="float" office:value="74.25775">
                <text:p>74.25775</text:p>
              </table:table-cell>
              <table:table-cell office:value-type="float" office:value="9.61398">
                <text:p>9.613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.17906">
                <text:p>85.17906</text:p>
              </table:table-cell>
              <table:table-cell office:value-type="float" office:value="74.19721">
                <text:p>74.19721</text:p>
              </table:table-cell>
              <table:table-cell office:value-type="float" office:value="10.98185">
                <text:p>10.98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.4603">
                <text:p>85.4603</text:p>
              </table:table-cell>
              <table:table-cell office:value-type="float" office:value="74.89488">
                <text:p>74.89488</text:p>
              </table:table-cell>
              <table:table-cell office:value-type="float" office:value="10.56541">
                <text:p>10.565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4.04467">
                <text:p>84.04467</text:p>
              </table:table-cell>
              <table:table-cell office:value-type="float" office:value="74.38722">
                <text:p>74.38722</text:p>
              </table:table-cell>
              <table:table-cell office:value-type="float" office:value="9.65746">
                <text:p>9.657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.03315">
                <text:p>85.03315</text:p>
              </table:table-cell>
              <table:table-cell office:value-type="float" office:value="76.2567">
                <text:p>76.2567</text:p>
              </table:table-cell>
              <table:table-cell office:value-type="float" office:value="8.77645">
                <text:p>8.776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.38578">
                <text:p>84.38578</text:p>
              </table:table-cell>
              <table:table-cell office:value-type="float" office:value="74.70196">
                <text:p>74.70196</text:p>
              </table:table-cell>
              <table:table-cell office:value-type="float" office:value="9.68382">
                <text:p>9.683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.45794">
                <text:p>84.45794</text:p>
              </table:table-cell>
              <table:table-cell office:value-type="float" office:value="75.53389">
                <text:p>75.53389</text:p>
              </table:table-cell>
              <table:table-cell office:value-type="float" office:value="8.92405">
                <text:p>8.924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.29686">
                <text:p>85.29686</text:p>
              </table:table-cell>
              <table:table-cell office:value-type="float" office:value="74.00739">
                <text:p>74.00739</text:p>
              </table:table-cell>
              <table:table-cell office:value-type="float" office:value="11.28946">
                <text:p>11.289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4.15764">
                <text:p>84.15764</text:p>
              </table:table-cell>
              <table:table-cell office:value-type="float" office:value="74.71881">
                <text:p>74.71881</text:p>
              </table:table-cell>
              <table:table-cell office:value-type="float" office:value="9.43883">
                <text:p>9.438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4.35295">
                <text:p>84.35295</text:p>
              </table:table-cell>
              <table:table-cell office:value-type="float" office:value="75.18495">
                <text:p>75.18495</text:p>
              </table:table-cell>
              <table:table-cell office:value-type="float" office:value="9.168">
                <text:p>9.1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4.75129">
                <text:p>84.75129</text:p>
              </table:table-cell>
              <table:table-cell office:value-type="float" office:value="75.29109">
                <text:p>75.29109</text:p>
              </table:table-cell>
              <table:table-cell office:value-type="float" office:value="9.46021">
                <text:p>9.460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.69922">
                <text:p>84.69922</text:p>
              </table:table-cell>
              <table:table-cell office:value-type="float" office:value="74.58442">
                <text:p>74.58442</text:p>
              </table:table-cell>
              <table:table-cell office:value-type="float" office:value="10.11479">
                <text:p>10.114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4.97465">
                <text:p>84.97465</text:p>
              </table:table-cell>
              <table:table-cell office:value-type="float" office:value="74.33978">
                <text:p>74.33978</text:p>
              </table:table-cell>
              <table:table-cell office:value-type="float" office:value="10.63487">
                <text:p>10.634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6.28074">
                <text:p>86.28074</text:p>
              </table:table-cell>
              <table:table-cell office:value-type="float" office:value="72.43649">
                <text:p>72.43649</text:p>
              </table:table-cell>
              <table:table-cell office:value-type="float" office:value="13.84424">
                <text:p>13.844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5.58281">
                <text:p>85.58281</text:p>
              </table:table-cell>
              <table:table-cell office:value-type="float" office:value="73.51961">
                <text:p>73.51961</text:p>
              </table:table-cell>
              <table:table-cell office:value-type="float" office:value="12.0632">
                <text:p>12.06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4.64771">
                <text:p>84.64771</text:p>
              </table:table-cell>
              <table:table-cell office:value-type="float" office:value="74.26042">
                <text:p>74.26042</text:p>
              </table:table-cell>
              <table:table-cell office:value-type="float" office:value="10.3873">
                <text:p>10.38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.25677">
                <text:p>84.25677</text:p>
              </table:table-cell>
              <table:table-cell office:value-type="float" office:value="75.3397">
                <text:p>75.3397</text:p>
              </table:table-cell>
              <table:table-cell office:value-type="float" office:value="8.91708">
                <text:p>8.917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.3727">
                <text:p>85.3727</text:p>
              </table:table-cell>
              <table:table-cell office:value-type="float" office:value="75.54847">
                <text:p>75.54847</text:p>
              </table:table-cell>
              <table:table-cell office:value-type="float" office:value="9.82423">
                <text:p>9.824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.01589">
                <text:p>84.01589</text:p>
              </table:table-cell>
              <table:table-cell office:value-type="float" office:value="74.3328">
                <text:p>74.3328</text:p>
              </table:table-cell>
              <table:table-cell office:value-type="float" office:value="9.68309">
                <text:p>9.683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.87312">
                <text:p>85.87312</text:p>
              </table:table-cell>
              <table:table-cell office:value-type="float" office:value="74.10953">
                <text:p>74.10953</text:p>
              </table:table-cell>
              <table:table-cell office:value-type="float" office:value="11.76359">
                <text:p>11.763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.05853">
                <text:p>85.05853</text:p>
              </table:table-cell>
              <table:table-cell office:value-type="float" office:value="76.13418">
                <text:p>76.13418</text:p>
              </table:table-cell>
              <table:table-cell office:value-type="float" office:value="8.92435">
                <text:p>8.924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.4336">
                <text:p>84.4336</text:p>
              </table:table-cell>
              <table:table-cell office:value-type="float" office:value="74.9504">
                <text:p>74.9504</text:p>
              </table:table-cell>
              <table:table-cell office:value-type="float" office:value="9.48319">
                <text:p>9.483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5.38795">
                <text:p>85.38795</text:p>
              </table:table-cell>
              <table:table-cell office:value-type="float" office:value="74.81702">
                <text:p>74.81702</text:p>
              </table:table-cell>
              <table:table-cell office:value-type="float" office:value="10.57093">
                <text:p>10.570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.90874">
                <text:p>84.90874</text:p>
              </table:table-cell>
              <table:table-cell office:value-type="float" office:value="74.51492">
                <text:p>74.51492</text:p>
              </table:table-cell>
              <table:table-cell office:value-type="float" office:value="10.39381">
                <text:p>10.393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.23471">
                <text:p>85.23471</text:p>
              </table:table-cell>
              <table:table-cell office:value-type="float" office:value="75.6282">
                <text:p>75.6282</text:p>
              </table:table-cell>
              <table:table-cell office:value-type="float" office:value="9.60651">
                <text:p>9.606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5.85679">
                <text:p>85.85679</text:p>
              </table:table-cell>
              <table:table-cell office:value-type="float" office:value="74.05708">
                <text:p>74.05708</text:p>
              </table:table-cell>
              <table:table-cell office:value-type="float" office:value="11.7997">
                <text:p>11.79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4.53064">
                <text:p>84.53064</text:p>
              </table:table-cell>
              <table:table-cell office:value-type="float" office:value="73.99443">
                <text:p>73.99443</text:p>
              </table:table-cell>
              <table:table-cell office:value-type="float" office:value="10.53621">
                <text:p>10.536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5.03611">
                <text:p>85.03611</text:p>
              </table:table-cell>
              <table:table-cell office:value-type="float" office:value="73.26475">
                <text:p>73.26475</text:p>
              </table:table-cell>
              <table:table-cell office:value-type="float" office:value="11.77137">
                <text:p>11.771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4.93328">
                <text:p>84.93328</text:p>
              </table:table-cell>
              <table:table-cell office:value-type="float" office:value="74.85398">
                <text:p>74.85398</text:p>
              </table:table-cell>
              <table:table-cell office:value-type="float" office:value="10.0793">
                <text:p>10.07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5.18311">
                <text:p>85.18311</text:p>
              </table:table-cell>
              <table:table-cell office:value-type="float" office:value="75.26472">
                <text:p>75.26472</text:p>
              </table:table-cell>
              <table:table-cell office:value-type="float" office:value="9.91839">
                <text:p>9.918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.36908">
                <text:p>85.36908</text:p>
              </table:table-cell>
              <table:table-cell office:value-type="float" office:value="75.54097">
                <text:p>75.54097</text:p>
              </table:table-cell>
              <table:table-cell office:value-type="float" office:value="9.82811">
                <text:p>9.828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5.10562">
                <text:p>85.10562</text:p>
              </table:table-cell>
              <table:table-cell office:value-type="float" office:value="76.40265">
                <text:p>76.40265</text:p>
              </table:table-cell>
              <table:table-cell office:value-type="float" office:value="8.70297">
                <text:p>8.702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.5913">
                <text:p>84.5913</text:p>
              </table:table-cell>
              <table:table-cell office:value-type="float" office:value="75.62774">
                <text:p>75.62774</text:p>
              </table:table-cell>
              <table:table-cell office:value-type="float" office:value="8.96357">
                <text:p>8.963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.45493">
                <text:p>84.45493</text:p>
              </table:table-cell>
              <table:table-cell office:value-type="float" office:value="73.49854">
                <text:p>73.49854</text:p>
              </table:table-cell>
              <table:table-cell office:value-type="float" office:value="10.95639">
                <text:p>10.956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.91403">
                <text:p>84.91403</text:p>
              </table:table-cell>
              <table:table-cell office:value-type="float" office:value="75.15262">
                <text:p>75.15262</text:p>
              </table:table-cell>
              <table:table-cell office:value-type="float" office:value="9.76142">
                <text:p>9.761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5.24074">
                <text:p>85.24074</text:p>
              </table:table-cell>
              <table:table-cell office:value-type="float" office:value="75.28931">
                <text:p>75.28931</text:p>
              </table:table-cell>
              <table:table-cell office:value-type="float" office:value="9.95143">
                <text:p>9.951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.18584">
                <text:p>85.18584</text:p>
              </table:table-cell>
              <table:table-cell office:value-type="float" office:value="75.05948">
                <text:p>75.05948</text:p>
              </table:table-cell>
              <table:table-cell office:value-type="float" office:value="10.12636">
                <text:p>10.126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.95354">
                <text:p>84.95354</text:p>
              </table:table-cell>
              <table:table-cell office:value-type="float" office:value="74.45142">
                <text:p>74.45142</text:p>
              </table:table-cell>
              <table:table-cell office:value-type="float" office:value="10.50212">
                <text:p>10.502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.2713">
                <text:p>84.2713</text:p>
              </table:table-cell>
              <table:table-cell office:value-type="float" office:value="75.62792">
                <text:p>75.62792</text:p>
              </table:table-cell>
              <table:table-cell office:value-type="float" office:value="8.64338">
                <text:p>8.643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.23924">
                <text:p>84.23924</text:p>
              </table:table-cell>
              <table:table-cell office:value-type="float" office:value="74.55014">
                <text:p>74.55014</text:p>
              </table:table-cell>
              <table:table-cell office:value-type="float" office:value="9.6891">
                <text:p>9.68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.82903">
                <text:p>84.82903</text:p>
              </table:table-cell>
              <table:table-cell office:value-type="float" office:value="75.8635">
                <text:p>75.8635</text:p>
              </table:table-cell>
              <table:table-cell office:value-type="float" office:value="8.96553">
                <text:p>8.965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.05232">
                <text:p>85.05232</text:p>
              </table:table-cell>
              <table:table-cell office:value-type="float" office:value="75.78622">
                <text:p>75.78622</text:p>
              </table:table-cell>
              <table:table-cell office:value-type="float" office:value="9.2661">
                <text:p>9.26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.19361">
                <text:p>85.19361</text:p>
              </table:table-cell>
              <table:table-cell office:value-type="float" office:value="76.20578">
                <text:p>76.20578</text:p>
              </table:table-cell>
              <table:table-cell office:value-type="float" office:value="8.98783">
                <text:p>8.987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.02917">
                <text:p>85.02917</text:p>
              </table:table-cell>
              <table:table-cell office:value-type="float" office:value="74.42427">
                <text:p>74.42427</text:p>
              </table:table-cell>
              <table:table-cell office:value-type="float" office:value="10.6049">
                <text:p>10.60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.88201">
                <text:p>84.88201</text:p>
              </table:table-cell>
              <table:table-cell office:value-type="float" office:value="75.33431">
                <text:p>75.33431</text:p>
              </table:table-cell>
              <table:table-cell office:value-type="float" office:value="9.5477">
                <text:p>9.54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.55189">
                <text:p>84.55189</text:p>
              </table:table-cell>
              <table:table-cell office:value-type="float" office:value="75.65914">
                <text:p>75.65914</text:p>
              </table:table-cell>
              <table:table-cell office:value-type="float" office:value="8.89275">
                <text:p>8.892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.67913">
                <text:p>85.67913</text:p>
              </table:table-cell>
              <table:table-cell office:value-type="float" office:value="74.85558">
                <text:p>74.85558</text:p>
              </table:table-cell>
              <table:table-cell office:value-type="float" office:value="10.82355">
                <text:p>10.823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.86375">
                <text:p>84.86375</text:p>
              </table:table-cell>
              <table:table-cell office:value-type="float" office:value="74.78389">
                <text:p>74.78389</text:p>
              </table:table-cell>
              <table:table-cell office:value-type="float" office:value="10.07986">
                <text:p>10.079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.41536">
                <text:p>85.41536</text:p>
              </table:table-cell>
              <table:table-cell office:value-type="float" office:value="75.00624">
                <text:p>75.00624</text:p>
              </table:table-cell>
              <table:table-cell office:value-type="float" office:value="10.40912">
                <text:p>10.409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.11995">
                <text:p>85.11995</text:p>
              </table:table-cell>
              <table:table-cell office:value-type="float" office:value="74.40077">
                <text:p>74.40077</text:p>
              </table:table-cell>
              <table:table-cell office:value-type="float" office:value="10.71918">
                <text:p>10.719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.08656">
                <text:p>86.08656</text:p>
              </table:table-cell>
              <table:table-cell office:value-type="float" office:value="73.38315">
                <text:p>73.38315</text:p>
              </table:table-cell>
              <table:table-cell office:value-type="float" office:value="12.70341">
                <text:p>12.703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.60867">
                <text:p>85.60867</text:p>
              </table:table-cell>
              <table:table-cell office:value-type="float" office:value="73.65644">
                <text:p>73.65644</text:p>
              </table:table-cell>
              <table:table-cell office:value-type="float" office:value="11.95223">
                <text:p>11.952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.25941">
                <text:p>85.25941</text:p>
              </table:table-cell>
              <table:table-cell office:value-type="float" office:value="74.61116">
                <text:p>74.61116</text:p>
              </table:table-cell>
              <table:table-cell office:value-type="float" office:value="10.64825">
                <text:p>10.648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6.06407">
                <text:p>86.06407</text:p>
              </table:table-cell>
              <table:table-cell office:value-type="float" office:value="73.56451">
                <text:p>73.56451</text:p>
              </table:table-cell>
              <table:table-cell office:value-type="float" office:value="12.49956">
                <text:p>12.499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.19516">
                <text:p>85.19516</text:p>
              </table:table-cell>
              <table:table-cell office:value-type="float" office:value="76.23298">
                <text:p>76.23298</text:p>
              </table:table-cell>
              <table:table-cell office:value-type="float" office:value="8.96218">
                <text:p>8.962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5.50867">
                <text:p>85.50867</text:p>
              </table:table-cell>
              <table:table-cell office:value-type="float" office:value="75.31503">
                <text:p>75.31503</text:p>
              </table:table-cell>
              <table:table-cell office:value-type="float" office:value="10.19364">
                <text:p>10.193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4.73109">
                <text:p>84.73109</text:p>
              </table:table-cell>
              <table:table-cell office:value-type="float" office:value="74.21686">
                <text:p>74.21686</text:p>
              </table:table-cell>
              <table:table-cell office:value-type="float" office:value="10.51423">
                <text:p>10.514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.0678">
                <text:p>84.0678</text:p>
              </table:table-cell>
              <table:table-cell office:value-type="float" office:value="74.94642">
                <text:p>74.94642</text:p>
              </table:table-cell>
              <table:table-cell office:value-type="float" office:value="9.12138">
                <text:p>9.121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5.41331">
                <text:p>85.41331</text:p>
              </table:table-cell>
              <table:table-cell office:value-type="float" office:value="75.56183">
                <text:p>75.56183</text:p>
              </table:table-cell>
              <table:table-cell office:value-type="float" office:value="9.85148">
                <text:p>9.851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.03712">
                <text:p>84.03712</text:p>
              </table:table-cell>
              <table:table-cell office:value-type="float" office:value="73.50666">
                <text:p>73.50666</text:p>
              </table:table-cell>
              <table:table-cell office:value-type="float" office:value="10.53046">
                <text:p>10.530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5.78569">
                <text:p>85.78569</text:p>
              </table:table-cell>
              <table:table-cell office:value-type="float" office:value="74.39888">
                <text:p>74.39888</text:p>
              </table:table-cell>
              <table:table-cell office:value-type="float" office:value="11.38681">
                <text:p>11.386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.3724">
                <text:p>86.3724</text:p>
              </table:table-cell>
              <table:table-cell office:value-type="float" office:value="71.93355">
                <text:p>71.93355</text:p>
              </table:table-cell>
              <table:table-cell office:value-type="float" office:value="14.43885">
                <text:p>14.438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5.04612">
                <text:p>85.04612</text:p>
              </table:table-cell>
              <table:table-cell office:value-type="float" office:value="74.34998">
                <text:p>74.34998</text:p>
              </table:table-cell>
              <table:table-cell office:value-type="float" office:value="10.69614">
                <text:p>10.696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4.78466">
                <text:p>84.78466</text:p>
              </table:table-cell>
              <table:table-cell office:value-type="float" office:value="75.15037">
                <text:p>75.15037</text:p>
              </table:table-cell>
              <table:table-cell office:value-type="float" office:value="9.63429">
                <text:p>9.63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5.51848">
                <text:p>85.51848</text:p>
              </table:table-cell>
              <table:table-cell office:value-type="float" office:value="73.8484">
                <text:p>73.8484</text:p>
              </table:table-cell>
              <table:table-cell office:value-type="float" office:value="11.67008">
                <text:p>11.670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4.63161">
                <text:p>84.63161</text:p>
              </table:table-cell>
              <table:table-cell office:value-type="float" office:value="75.67205">
                <text:p>75.67205</text:p>
              </table:table-cell>
              <table:table-cell office:value-type="float" office:value="8.95956">
                <text:p>8.959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5.08653">
                <text:p>85.08653</text:p>
              </table:table-cell>
              <table:table-cell office:value-type="float" office:value="74.7373">
                <text:p>74.7373</text:p>
              </table:table-cell>
              <table:table-cell office:value-type="float" office:value="10.34922">
                <text:p>10.349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5.35066">
                <text:p>85.35066</text:p>
              </table:table-cell>
              <table:table-cell office:value-type="float" office:value="76.01879">
                <text:p>76.01879</text:p>
              </table:table-cell>
              <table:table-cell office:value-type="float" office:value="9.33187">
                <text:p>9.331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4.09481">
                <text:p>84.09481</text:p>
              </table:table-cell>
              <table:table-cell office:value-type="float" office:value="74.06357">
                <text:p>74.06357</text:p>
              </table:table-cell>
              <table:table-cell office:value-type="float" office:value="10.03124">
                <text:p>10.03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5.74823">
                <text:p>85.74823</text:p>
              </table:table-cell>
              <table:table-cell office:value-type="float" office:value="74.61516">
                <text:p>74.61516</text:p>
              </table:table-cell>
              <table:table-cell office:value-type="float" office:value="11.13307">
                <text:p>11.133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5.35884">
                <text:p>85.35884</text:p>
              </table:table-cell>
              <table:table-cell office:value-type="float" office:value="75.61517">
                <text:p>75.61517</text:p>
              </table:table-cell>
              <table:table-cell office:value-type="float" office:value="9.74366">
                <text:p>9.743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.62264">
                <text:p>85.62264</text:p>
              </table:table-cell>
              <table:table-cell office:value-type="float" office:value="73.95289">
                <text:p>73.95289</text:p>
              </table:table-cell>
              <table:table-cell office:value-type="float" office:value="11.66975">
                <text:p>11.669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5.38205">
                <text:p>85.38205</text:p>
              </table:table-cell>
              <table:table-cell office:value-type="float" office:value="72.79587">
                <text:p>72.79587</text:p>
              </table:table-cell>
              <table:table-cell office:value-type="float" office:value="12.58617">
                <text:p>12.586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.87014">
                <text:p>83.87014</text:p>
              </table:table-cell>
              <table:table-cell office:value-type="float" office:value="74.47791">
                <text:p>74.47791</text:p>
              </table:table-cell>
              <table:table-cell office:value-type="float" office:value="9.39223">
                <text:p>9.392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4.65033">
                <text:p>84.65033</text:p>
              </table:table-cell>
              <table:table-cell office:value-type="float" office:value="73.37223">
                <text:p>73.37223</text:p>
              </table:table-cell>
              <table:table-cell office:value-type="float" office:value="11.2781">
                <text:p>11.27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5.47985">
                <text:p>85.47985</text:p>
              </table:table-cell>
              <table:table-cell office:value-type="float" office:value="74.96706">
                <text:p>74.96706</text:p>
              </table:table-cell>
              <table:table-cell office:value-type="float" office:value="10.51279">
                <text:p>10.512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4.67058">
                <text:p>84.67058</text:p>
              </table:table-cell>
              <table:table-cell office:value-type="float" office:value="76.41823">
                <text:p>76.41823</text:p>
              </table:table-cell>
              <table:table-cell office:value-type="float" office:value="8.25235">
                <text:p>8.252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4.05604">
                <text:p>84.05604</text:p>
              </table:table-cell>
              <table:table-cell office:value-type="float" office:value="73.95857">
                <text:p>73.95857</text:p>
              </table:table-cell>
              <table:table-cell office:value-type="float" office:value="10.09747">
                <text:p>10.097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4.75483">
                <text:p>84.75483</text:p>
              </table:table-cell>
              <table:table-cell office:value-type="float" office:value="72.50857">
                <text:p>72.50857</text:p>
              </table:table-cell>
              <table:table-cell office:value-type="float" office:value="12.24625">
                <text:p>12.24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5.35553">
                <text:p>85.35553</text:p>
              </table:table-cell>
              <table:table-cell office:value-type="float" office:value="74.80009">
                <text:p>74.80009</text:p>
              </table:table-cell>
              <table:table-cell office:value-type="float" office:value="10.55545">
                <text:p>10.555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5.75829">
                <text:p>85.75829</text:p>
              </table:table-cell>
              <table:table-cell office:value-type="float" office:value="74.80675">
                <text:p>74.80675</text:p>
              </table:table-cell>
              <table:table-cell office:value-type="float" office:value="10.95154">
                <text:p>10.951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5.28962">
                <text:p>85.28962</text:p>
              </table:table-cell>
              <table:table-cell office:value-type="float" office:value="74.95676">
                <text:p>74.95676</text:p>
              </table:table-cell>
              <table:table-cell office:value-type="float" office:value="10.33286">
                <text:p>10.332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.71936">
                <text:p>83.71936</text:p>
              </table:table-cell>
              <table:table-cell office:value-type="float" office:value="73.85786">
                <text:p>73.85786</text:p>
              </table:table-cell>
              <table:table-cell office:value-type="float" office:value="9.8615">
                <text:p>9.86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.3337">
                <text:p>85.3337</text:p>
              </table:table-cell>
              <table:table-cell office:value-type="float" office:value="71.96431">
                <text:p>71.96431</text:p>
              </table:table-cell>
              <table:table-cell office:value-type="float" office:value="13.36939">
                <text:p>13.369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4.68898">
                <text:p>84.68898</text:p>
              </table:table-cell>
              <table:table-cell office:value-type="float" office:value="75.58709">
                <text:p>75.58709</text:p>
              </table:table-cell>
              <table:table-cell office:value-type="float" office:value="9.10189">
                <text:p>9.101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5.26149">
                <text:p>85.26149</text:p>
              </table:table-cell>
              <table:table-cell office:value-type="float" office:value="76.05407">
                <text:p>76.05407</text:p>
              </table:table-cell>
              <table:table-cell office:value-type="float" office:value="9.20742">
                <text:p>9.207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4.86465">
                <text:p>84.86465</text:p>
              </table:table-cell>
              <table:table-cell office:value-type="float" office:value="73.30095">
                <text:p>73.30095</text:p>
              </table:table-cell>
              <table:table-cell office:value-type="float" office:value="11.5637">
                <text:p>11.56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4.743">
                <text:p>84.743</text:p>
              </table:table-cell>
              <table:table-cell office:value-type="float" office:value="75.96542">
                <text:p>75.96542</text:p>
              </table:table-cell>
              <table:table-cell office:value-type="float" office:value="8.77758">
                <text:p>8.777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4.58558">
                <text:p>84.58558</text:p>
              </table:table-cell>
              <table:table-cell office:value-type="float" office:value="75.2672">
                <text:p>75.2672</text:p>
              </table:table-cell>
              <table:table-cell office:value-type="float" office:value="9.31838">
                <text:p>9.318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5.12812">
                <text:p>85.12812</text:p>
              </table:table-cell>
              <table:table-cell office:value-type="float" office:value="72.74336">
                <text:p>72.74336</text:p>
              </table:table-cell>
              <table:table-cell office:value-type="float" office:value="12.38476">
                <text:p>12.384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5.01909">
                <text:p>85.01909</text:p>
              </table:table-cell>
              <table:table-cell office:value-type="float" office:value="74.91242">
                <text:p>74.91242</text:p>
              </table:table-cell>
              <table:table-cell office:value-type="float" office:value="10.10666">
                <text:p>10.106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5.48675">
                <text:p>85.48675</text:p>
              </table:table-cell>
              <table:table-cell office:value-type="float" office:value="75.10999">
                <text:p>75.10999</text:p>
              </table:table-cell>
              <table:table-cell office:value-type="float" office:value="10.37676">
                <text:p>10.376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.00345">
                <text:p>84.00345</text:p>
              </table:table-cell>
              <table:table-cell office:value-type="float" office:value="74.47122">
                <text:p>74.47122</text:p>
              </table:table-cell>
              <table:table-cell office:value-type="float" office:value="9.53223">
                <text:p>9.532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5.24511">
                <text:p>85.24511</text:p>
              </table:table-cell>
              <table:table-cell office:value-type="float" office:value="75.01907">
                <text:p>75.01907</text:p>
              </table:table-cell>
              <table:table-cell office:value-type="float" office:value="10.22604">
                <text:p>10.226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4.99006">
                <text:p>84.99006</text:p>
              </table:table-cell>
              <table:table-cell office:value-type="float" office:value="74.40205">
                <text:p>74.40205</text:p>
              </table:table-cell>
              <table:table-cell office:value-type="float" office:value="10.58802">
                <text:p>10.588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4.77807">
                <text:p>84.77807</text:p>
              </table:table-cell>
              <table:table-cell office:value-type="float" office:value="74.60627">
                <text:p>74.60627</text:p>
              </table:table-cell>
              <table:table-cell office:value-type="float" office:value="10.1718">
                <text:p>10.17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5.46156">
                <text:p>85.46156</text:p>
              </table:table-cell>
              <table:table-cell office:value-type="float" office:value="75.34306">
                <text:p>75.34306</text:p>
              </table:table-cell>
              <table:table-cell office:value-type="float" office:value="10.11851">
                <text:p>10.118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5.18271">
                <text:p>85.18271</text:p>
              </table:table-cell>
              <table:table-cell office:value-type="float" office:value="73.12599">
                <text:p>73.12599</text:p>
              </table:table-cell>
              <table:table-cell office:value-type="float" office:value="12.05671">
                <text:p>12.056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4.67204">
                <text:p>84.67204</text:p>
              </table:table-cell>
              <table:table-cell office:value-type="float" office:value="74.91327">
                <text:p>74.91327</text:p>
              </table:table-cell>
              <table:table-cell office:value-type="float" office:value="9.75877">
                <text:p>9.758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5.3074">
                <text:p>85.3074</text:p>
              </table:table-cell>
              <table:table-cell office:value-type="float" office:value="73.55826">
                <text:p>73.55826</text:p>
              </table:table-cell>
              <table:table-cell office:value-type="float" office:value="11.74915">
                <text:p>11.749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4.86105">
                <text:p>84.86105</text:p>
              </table:table-cell>
              <table:table-cell office:value-type="float" office:value="75.98155">
                <text:p>75.98155</text:p>
              </table:table-cell>
              <table:table-cell office:value-type="float" office:value="8.8795">
                <text:p>8.87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.07966">
                <text:p>84.07966</text:p>
              </table:table-cell>
              <table:table-cell office:value-type="float" office:value="73.92646">
                <text:p>73.92646</text:p>
              </table:table-cell>
              <table:table-cell office:value-type="float" office:value="10.1532">
                <text:p>10.15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4.96711">
                <text:p>84.96711</text:p>
              </table:table-cell>
              <table:table-cell office:value-type="float" office:value="74.076">
                <text:p>74.076</text:p>
              </table:table-cell>
              <table:table-cell office:value-type="float" office:value="10.89111">
                <text:p>10.891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5.48025">
                <text:p>85.48025</text:p>
              </table:table-cell>
              <table:table-cell office:value-type="float" office:value="74.03643">
                <text:p>74.03643</text:p>
              </table:table-cell>
              <table:table-cell office:value-type="float" office:value="11.44382">
                <text:p>11.443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4.36724">
                <text:p>84.36724</text:p>
              </table:table-cell>
              <table:table-cell office:value-type="float" office:value="75.81893">
                <text:p>75.81893</text:p>
              </table:table-cell>
              <table:table-cell office:value-type="float" office:value="8.54831">
                <text:p>8.548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4.04636">
                <text:p>84.04636</text:p>
              </table:table-cell>
              <table:table-cell office:value-type="float" office:value="73.24341">
                <text:p>73.24341</text:p>
              </table:table-cell>
              <table:table-cell office:value-type="float" office:value="10.80295">
                <text:p>10.802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5.88819">
                <text:p>85.88819</text:p>
              </table:table-cell>
              <table:table-cell office:value-type="float" office:value="74.21001">
                <text:p>74.21001</text:p>
              </table:table-cell>
              <table:table-cell office:value-type="float" office:value="11.67818">
                <text:p>11.678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5.02963">
                <text:p>85.02963</text:p>
              </table:table-cell>
              <table:table-cell office:value-type="float" office:value="74.32285">
                <text:p>74.32285</text:p>
              </table:table-cell>
              <table:table-cell office:value-type="float" office:value="10.70678">
                <text:p>10.706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5.30746">
                <text:p>85.30746</text:p>
              </table:table-cell>
              <table:table-cell office:value-type="float" office:value="75.97755">
                <text:p>75.97755</text:p>
              </table:table-cell>
              <table:table-cell office:value-type="float" office:value="9.32991">
                <text:p>9.329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5.3764">
                <text:p>85.3764</text:p>
              </table:table-cell>
              <table:table-cell office:value-type="float" office:value="73.84125">
                <text:p>73.84125</text:p>
              </table:table-cell>
              <table:table-cell office:value-type="float" office:value="11.53515">
                <text:p>11.535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5.38393">
                <text:p>85.38393</text:p>
              </table:table-cell>
              <table:table-cell office:value-type="float" office:value="75.17667">
                <text:p>75.17667</text:p>
              </table:table-cell>
              <table:table-cell office:value-type="float" office:value="10.20727">
                <text:p>10.207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5.29332">
                <text:p>85.29332</text:p>
              </table:table-cell>
              <table:table-cell office:value-type="float" office:value="75.9486">
                <text:p>75.9486</text:p>
              </table:table-cell>
              <table:table-cell office:value-type="float" office:value="9.34472">
                <text:p>9.344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4.82859">
                <text:p>84.82859</text:p>
              </table:table-cell>
              <table:table-cell office:value-type="float" office:value="74.08351">
                <text:p>74.08351</text:p>
              </table:table-cell>
              <table:table-cell office:value-type="float" office:value="10.74507">
                <text:p>10.745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5.24318">
                <text:p>85.24318</text:p>
              </table:table-cell>
              <table:table-cell office:value-type="float" office:value="74.2233">
                <text:p>74.2233</text:p>
              </table:table-cell>
              <table:table-cell office:value-type="float" office:value="11.01988">
                <text:p>11.019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4.6554">
                <text:p>84.6554</text:p>
              </table:table-cell>
              <table:table-cell office:value-type="float" office:value="73.93351">
                <text:p>73.93351</text:p>
              </table:table-cell>
              <table:table-cell office:value-type="float" office:value="10.72189">
                <text:p>10.721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4.46349">
                <text:p>84.46349</text:p>
              </table:table-cell>
              <table:table-cell office:value-type="float" office:value="75.33163">
                <text:p>75.33163</text:p>
              </table:table-cell>
              <table:table-cell office:value-type="float" office:value="9.13185">
                <text:p>9.131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5.29093">
                <text:p>85.29093</text:p>
              </table:table-cell>
              <table:table-cell office:value-type="float" office:value="73.16227">
                <text:p>73.16227</text:p>
              </table:table-cell>
              <table:table-cell office:value-type="float" office:value="12.12866">
                <text:p>12.128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5.19915">
                <text:p>85.19915</text:p>
              </table:table-cell>
              <table:table-cell office:value-type="float" office:value="74.60609">
                <text:p>74.60609</text:p>
              </table:table-cell>
              <table:table-cell office:value-type="float" office:value="10.59306">
                <text:p>10.593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4.75308">
                <text:p>84.75308</text:p>
              </table:table-cell>
              <table:table-cell office:value-type="float" office:value="74.13513">
                <text:p>74.13513</text:p>
              </table:table-cell>
              <table:table-cell office:value-type="float" office:value="10.61795">
                <text:p>10.617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4.5797">
                <text:p>84.5797</text:p>
              </table:table-cell>
              <table:table-cell office:value-type="float" office:value="73.71506">
                <text:p>73.71506</text:p>
              </table:table-cell>
              <table:table-cell office:value-type="float" office:value="10.86464">
                <text:p>10.864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4.83594">
                <text:p>84.83594</text:p>
              </table:table-cell>
              <table:table-cell office:value-type="float" office:value="76.26663">
                <text:p>76.26663</text:p>
              </table:table-cell>
              <table:table-cell office:value-type="float" office:value="8.56931">
                <text:p>8.569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.89693">
                <text:p>84.89693</text:p>
              </table:table-cell>
              <table:table-cell office:value-type="float" office:value="74.52009">
                <text:p>74.52009</text:p>
              </table:table-cell>
              <table:table-cell office:value-type="float" office:value="10.37685">
                <text:p>10.376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.60167">
                <text:p>84.60167</text:p>
              </table:table-cell>
              <table:table-cell office:value-type="float" office:value="76.01401">
                <text:p>76.01401</text:p>
              </table:table-cell>
              <table:table-cell office:value-type="float" office:value="8.58766">
                <text:p>8.587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5.46923">
                <text:p>85.46923</text:p>
              </table:table-cell>
              <table:table-cell office:value-type="float" office:value="74.98778">
                <text:p>74.98778</text:p>
              </table:table-cell>
              <table:table-cell office:value-type="float" office:value="10.48145">
                <text:p>10.481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4.43776">
                <text:p>84.43776</text:p>
              </table:table-cell>
              <table:table-cell office:value-type="float" office:value="75.62259">
                <text:p>75.62259</text:p>
              </table:table-cell>
              <table:table-cell office:value-type="float" office:value="8.81518">
                <text:p>8.815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4.91872">
                <text:p>84.91872</text:p>
              </table:table-cell>
              <table:table-cell office:value-type="float" office:value="74.83185">
                <text:p>74.83185</text:p>
              </table:table-cell>
              <table:table-cell office:value-type="float" office:value="10.08687">
                <text:p>10.086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4.52521">
                <text:p>84.52521</text:p>
              </table:table-cell>
              <table:table-cell office:value-type="float" office:value="72.85466">
                <text:p>72.85466</text:p>
              </table:table-cell>
              <table:table-cell office:value-type="float" office:value="11.67055">
                <text:p>11.670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.51241">
                <text:p>84.51241</text:p>
              </table:table-cell>
              <table:table-cell office:value-type="float" office:value="72.54415">
                <text:p>72.54415</text:p>
              </table:table-cell>
              <table:table-cell office:value-type="float" office:value="11.96826">
                <text:p>11.968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5.15215">
                <text:p>85.15215</text:p>
              </table:table-cell>
              <table:table-cell office:value-type="float" office:value="73.78791">
                <text:p>73.78791</text:p>
              </table:table-cell>
              <table:table-cell office:value-type="float" office:value="11.36424">
                <text:p>11.364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5.46164">
                <text:p>85.46164</text:p>
              </table:table-cell>
              <table:table-cell office:value-type="float" office:value="74.72524">
                <text:p>74.72524</text:p>
              </table:table-cell>
              <table:table-cell office:value-type="float" office:value="10.73641">
                <text:p>10.736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4.69297">
                <text:p>84.69297</text:p>
              </table:table-cell>
              <table:table-cell office:value-type="float" office:value="75.83331">
                <text:p>75.83331</text:p>
              </table:table-cell>
              <table:table-cell office:value-type="float" office:value="8.85965">
                <text:p>8.859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5.12337">
                <text:p>85.12337</text:p>
              </table:table-cell>
              <table:table-cell office:value-type="float" office:value="76.10823">
                <text:p>76.10823</text:p>
              </table:table-cell>
              <table:table-cell office:value-type="float" office:value="9.01514">
                <text:p>9.015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.72727">
                <text:p>84.72727</text:p>
              </table:table-cell>
              <table:table-cell office:value-type="float" office:value="75.5794">
                <text:p>75.5794</text:p>
              </table:table-cell>
              <table:table-cell office:value-type="float" office:value="9.14787">
                <text:p>9.147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.62175">
                <text:p>84.62175</text:p>
              </table:table-cell>
              <table:table-cell office:value-type="float" office:value="76.28086">
                <text:p>76.28086</text:p>
              </table:table-cell>
              <table:table-cell office:value-type="float" office:value="8.34088">
                <text:p>8.340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.89738">
                <text:p>85.89738</text:p>
              </table:table-cell>
              <table:table-cell office:value-type="float" office:value="73.30891">
                <text:p>73.30891</text:p>
              </table:table-cell>
              <table:table-cell office:value-type="float" office:value="12.58846">
                <text:p>12.588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.42202">
                <text:p>85.42202</text:p>
              </table:table-cell>
              <table:table-cell office:value-type="float" office:value="75.16054">
                <text:p>75.16054</text:p>
              </table:table-cell>
              <table:table-cell office:value-type="float" office:value="10.26148">
                <text:p>10.261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4.44667">
                <text:p>84.44667</text:p>
              </table:table-cell>
              <table:table-cell office:value-type="float" office:value="75.22959">
                <text:p>75.22959</text:p>
              </table:table-cell>
              <table:table-cell office:value-type="float" office:value="9.21708">
                <text:p>9.217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4.61615">
                <text:p>84.61615</text:p>
              </table:table-cell>
              <table:table-cell office:value-type="float" office:value="74.51357">
                <text:p>74.51357</text:p>
              </table:table-cell>
              <table:table-cell office:value-type="float" office:value="10.10258">
                <text:p>10.102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6.22663">
                <text:p>86.22663</text:p>
              </table:table-cell>
              <table:table-cell office:value-type="float" office:value="72.53308">
                <text:p>72.53308</text:p>
              </table:table-cell>
              <table:table-cell office:value-type="float" office:value="13.69355">
                <text:p>13.693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5.2713">
                <text:p>85.2713</text:p>
              </table:table-cell>
              <table:table-cell office:value-type="float" office:value="72.10517">
                <text:p>72.10517</text:p>
              </table:table-cell>
              <table:table-cell office:value-type="float" office:value="13.16613">
                <text:p>13.166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4.84788">
                <text:p>84.84788</text:p>
              </table:table-cell>
              <table:table-cell office:value-type="float" office:value="74.17988">
                <text:p>74.17988</text:p>
              </table:table-cell>
              <table:table-cell office:value-type="float" office:value="10.668">
                <text:p>10.6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5.44965">
                <text:p>85.44965</text:p>
              </table:table-cell>
              <table:table-cell office:value-type="float" office:value="75.4134">
                <text:p>75.4134</text:p>
              </table:table-cell>
              <table:table-cell office:value-type="float" office:value="10.03625">
                <text:p>10.036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4.89031">
                <text:p>84.89031</text:p>
              </table:table-cell>
              <table:table-cell office:value-type="float" office:value="73.27737">
                <text:p>73.27737</text:p>
              </table:table-cell>
              <table:table-cell office:value-type="float" office:value="11.61294">
                <text:p>11.612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5.36675">
                <text:p>85.36675</text:p>
              </table:table-cell>
              <table:table-cell office:value-type="float" office:value="72.68404">
                <text:p>72.68404</text:p>
              </table:table-cell>
              <table:table-cell office:value-type="float" office:value="12.68271">
                <text:p>12.68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5.27201">
                <text:p>85.27201</text:p>
              </table:table-cell>
              <table:table-cell office:value-type="float" office:value="72.95894">
                <text:p>72.95894</text:p>
              </table:table-cell>
              <table:table-cell office:value-type="float" office:value="12.31307">
                <text:p>12.313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4.41454">
                <text:p>84.41454</text:p>
              </table:table-cell>
              <table:table-cell office:value-type="float" office:value="75.3397">
                <text:p>75.3397</text:p>
              </table:table-cell>
              <table:table-cell office:value-type="float" office:value="9.07483">
                <text:p>9.074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5.38696">
                <text:p>85.38696</text:p>
              </table:table-cell>
              <table:table-cell office:value-type="float" office:value="74.8806">
                <text:p>74.8806</text:p>
              </table:table-cell>
              <table:table-cell office:value-type="float" office:value="10.50637">
                <text:p>10.506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5.70305">
                <text:p>85.70305</text:p>
              </table:table-cell>
              <table:table-cell office:value-type="float" office:value="74.48202">
                <text:p>74.48202</text:p>
              </table:table-cell>
              <table:table-cell office:value-type="float" office:value="11.22103">
                <text:p>11.221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.75006">
                <text:p>84.75006</text:p>
              </table:table-cell>
              <table:table-cell office:value-type="float" office:value="73.49804">
                <text:p>73.49804</text:p>
              </table:table-cell>
              <table:table-cell office:value-type="float" office:value="11.25202">
                <text:p>11.252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4.63903">
                <text:p>84.63903</text:p>
              </table:table-cell>
              <table:table-cell office:value-type="float" office:value="75.1547">
                <text:p>75.1547</text:p>
              </table:table-cell>
              <table:table-cell office:value-type="float" office:value="9.48433">
                <text:p>9.484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4.38966">
                <text:p>84.38966</text:p>
              </table:table-cell>
              <table:table-cell office:value-type="float" office:value="72.53459">
                <text:p>72.53459</text:p>
              </table:table-cell>
              <table:table-cell office:value-type="float" office:value="11.85507">
                <text:p>11.855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5.24618">
                <text:p>85.24618</text:p>
              </table:table-cell>
              <table:table-cell office:value-type="float" office:value="74.61831">
                <text:p>74.61831</text:p>
              </table:table-cell>
              <table:table-cell office:value-type="float" office:value="10.62787">
                <text:p>10.627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4.05043">
                <text:p>84.05043</text:p>
              </table:table-cell>
              <table:table-cell office:value-type="float" office:value="74.77976">
                <text:p>74.77976</text:p>
              </table:table-cell>
              <table:table-cell office:value-type="float" office:value="9.27067">
                <text:p>9.270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5.62839">
                <text:p>85.62839</text:p>
              </table:table-cell>
              <table:table-cell office:value-type="float" office:value="73.88471">
                <text:p>73.88471</text:p>
              </table:table-cell>
              <table:table-cell office:value-type="float" office:value="11.74367">
                <text:p>11.743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4.90511">
                <text:p>84.90511</text:p>
              </table:table-cell>
              <table:table-cell office:value-type="float" office:value="74.55954">
                <text:p>74.55954</text:p>
              </table:table-cell>
              <table:table-cell office:value-type="float" office:value="10.34557">
                <text:p>10.345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4.75301">
                <text:p>84.75301</text:p>
              </table:table-cell>
              <table:table-cell office:value-type="float" office:value="76.44001">
                <text:p>76.44001</text:p>
              </table:table-cell>
              <table:table-cell office:value-type="float" office:value="8.313">
                <text:p>8.3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5.25568">
                <text:p>85.25568</text:p>
              </table:table-cell>
              <table:table-cell office:value-type="float" office:value="76.05001">
                <text:p>76.05001</text:p>
              </table:table-cell>
              <table:table-cell office:value-type="float" office:value="9.20567">
                <text:p>9.205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5.4222">
                <text:p>85.4222</text:p>
              </table:table-cell>
              <table:table-cell office:value-type="float" office:value="75.4545">
                <text:p>75.4545</text:p>
              </table:table-cell>
              <table:table-cell office:value-type="float" office:value="9.9677">
                <text:p>9.96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4.36929">
                <text:p>84.36929</text:p>
              </table:table-cell>
              <table:table-cell office:value-type="float" office:value="75.02623">
                <text:p>75.02623</text:p>
              </table:table-cell>
              <table:table-cell office:value-type="float" office:value="9.34307">
                <text:p>9.343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4.73055">
                <text:p>84.73055</text:p>
              </table:table-cell>
              <table:table-cell office:value-type="float" office:value="75.22032">
                <text:p>75.22032</text:p>
              </table:table-cell>
              <table:table-cell office:value-type="float" office:value="9.51023">
                <text:p>9.510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5.21701">
                <text:p>85.21701</text:p>
              </table:table-cell>
              <table:table-cell office:value-type="float" office:value="75.9935">
                <text:p>75.9935</text:p>
              </table:table-cell>
              <table:table-cell office:value-type="float" office:value="9.22351">
                <text:p>9.223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5.42715">
                <text:p>85.42715</text:p>
              </table:table-cell>
              <table:table-cell office:value-type="float" office:value="73.57115">
                <text:p>73.57115</text:p>
              </table:table-cell>
              <table:table-cell office:value-type="float" office:value="11.856">
                <text:p>11.8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4.87576">
                <text:p>84.87576</text:p>
              </table:table-cell>
              <table:table-cell office:value-type="float" office:value="73.72919">
                <text:p>73.72919</text:p>
              </table:table-cell>
              <table:table-cell office:value-type="float" office:value="11.14657">
                <text:p>11.146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4.2259">
                <text:p>84.2259</text:p>
              </table:table-cell>
              <table:table-cell office:value-type="float" office:value="75.52003">
                <text:p>75.52003</text:p>
              </table:table-cell>
              <table:table-cell office:value-type="float" office:value="8.70587">
                <text:p>8.705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5.86924">
                <text:p>85.86924</text:p>
              </table:table-cell>
              <table:table-cell office:value-type="float" office:value="73.61157">
                <text:p>73.61157</text:p>
              </table:table-cell>
              <table:table-cell office:value-type="float" office:value="12.25766">
                <text:p>12.257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5.108">
                <text:p>85.108</text:p>
              </table:table-cell>
              <table:table-cell office:value-type="float" office:value="75.68793">
                <text:p>75.68793</text:p>
              </table:table-cell>
              <table:table-cell office:value-type="float" office:value="9.42007">
                <text:p>9.420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5.42876">
                <text:p>85.42876</text:p>
              </table:table-cell>
              <table:table-cell office:value-type="float" office:value="75.33743">
                <text:p>75.33743</text:p>
              </table:table-cell>
              <table:table-cell office:value-type="float" office:value="10.09134">
                <text:p>10.091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4.7701">
                <text:p>84.7701</text:p>
              </table:table-cell>
              <table:table-cell office:value-type="float" office:value="74.25308">
                <text:p>74.25308</text:p>
              </table:table-cell>
              <table:table-cell office:value-type="float" office:value="10.51702">
                <text:p>10.517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5.02445">
                <text:p>85.02445</text:p>
              </table:table-cell>
              <table:table-cell office:value-type="float" office:value="74.5436">
                <text:p>74.5436</text:p>
              </table:table-cell>
              <table:table-cell office:value-type="float" office:value="10.48086">
                <text:p>10.480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5.23572">
                <text:p>85.23572</text:p>
              </table:table-cell>
              <table:table-cell office:value-type="float" office:value="75.65616">
                <text:p>75.65616</text:p>
              </table:table-cell>
              <table:table-cell office:value-type="float" office:value="9.57956">
                <text:p>9.579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5.74772">
                <text:p>85.74772</text:p>
              </table:table-cell>
              <table:table-cell office:value-type="float" office:value="74.2935">
                <text:p>74.2935</text:p>
              </table:table-cell>
              <table:table-cell office:value-type="float" office:value="11.45422">
                <text:p>11.454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4.15111">
                <text:p>84.15111</text:p>
              </table:table-cell>
              <table:table-cell office:value-type="float" office:value="73.31289">
                <text:p>73.31289</text:p>
              </table:table-cell>
              <table:table-cell office:value-type="float" office:value="10.83822">
                <text:p>10.838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5.96741">
                <text:p>85.96741</text:p>
              </table:table-cell>
              <table:table-cell office:value-type="float" office:value="73.81142">
                <text:p>73.81142</text:p>
              </table:table-cell>
              <table:table-cell office:value-type="float" office:value="12.15599">
                <text:p>12.155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4.33333">
                <text:p>84.33333</text:p>
              </table:table-cell>
              <table:table-cell office:value-type="float" office:value="73.72664">
                <text:p>73.72664</text:p>
              </table:table-cell>
              <table:table-cell office:value-type="float" office:value="10.6067">
                <text:p>10.60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5.29862">
                <text:p>85.29862</text:p>
              </table:table-cell>
              <table:table-cell office:value-type="float" office:value="73.47834">
                <text:p>73.47834</text:p>
              </table:table-cell>
              <table:table-cell office:value-type="float" office:value="11.82028">
                <text:p>11.820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5.64889">
                <text:p>85.64889</text:p>
              </table:table-cell>
              <table:table-cell office:value-type="float" office:value="74.80681">
                <text:p>74.80681</text:p>
              </table:table-cell>
              <table:table-cell office:value-type="float" office:value="10.84208">
                <text:p>10.842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3.83982">
                <text:p>83.83982</text:p>
              </table:table-cell>
              <table:table-cell office:value-type="float" office:value="74.10548">
                <text:p>74.10548</text:p>
              </table:table-cell>
              <table:table-cell office:value-type="float" office:value="9.73435">
                <text:p>9.734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4.95096">
                <text:p>84.95096</text:p>
              </table:table-cell>
              <table:table-cell office:value-type="float" office:value="75.5717">
                <text:p>75.5717</text:p>
              </table:table-cell>
              <table:table-cell office:value-type="float" office:value="9.37926">
                <text:p>9.379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4.54189">
                <text:p>84.54189</text:p>
              </table:table-cell>
              <table:table-cell office:value-type="float" office:value="74.9547">
                <text:p>74.9547</text:p>
              </table:table-cell>
              <table:table-cell office:value-type="float" office:value="9.58719">
                <text:p>9.587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3.79582">
                <text:p>83.79582</text:p>
              </table:table-cell>
              <table:table-cell office:value-type="float" office:value="74.17928">
                <text:p>74.17928</text:p>
              </table:table-cell>
              <table:table-cell office:value-type="float" office:value="9.61655">
                <text:p>9.616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4.29301">
                <text:p>84.29301</text:p>
              </table:table-cell>
              <table:table-cell office:value-type="float" office:value="73.67482">
                <text:p>73.67482</text:p>
              </table:table-cell>
              <table:table-cell office:value-type="float" office:value="10.61818">
                <text:p>10.618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4.88666">
                <text:p>84.88666</text:p>
              </table:table-cell>
              <table:table-cell office:value-type="float" office:value="74.80667">
                <text:p>74.80667</text:p>
              </table:table-cell>
              <table:table-cell office:value-type="float" office:value="10.07999">
                <text:p>10.079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4.57745">
                <text:p>84.57745</text:p>
              </table:table-cell>
              <table:table-cell office:value-type="float" office:value="73.20753">
                <text:p>73.20753</text:p>
              </table:table-cell>
              <table:table-cell office:value-type="float" office:value="11.36992">
                <text:p>11.369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5.88218">
                <text:p>85.88218</text:p>
              </table:table-cell>
              <table:table-cell office:value-type="float" office:value="74.35152">
                <text:p>74.35152</text:p>
              </table:table-cell>
              <table:table-cell office:value-type="float" office:value="11.53066">
                <text:p>11.530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5.05954">
                <text:p>85.05954</text:p>
              </table:table-cell>
              <table:table-cell office:value-type="float" office:value="74.53593">
                <text:p>74.53593</text:p>
              </table:table-cell>
              <table:table-cell office:value-type="float" office:value="10.52361">
                <text:p>10.523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4.01769">
                <text:p>84.01769</text:p>
              </table:table-cell>
              <table:table-cell office:value-type="float" office:value="73.83833">
                <text:p>73.83833</text:p>
              </table:table-cell>
              <table:table-cell office:value-type="float" office:value="10.17936">
                <text:p>10.179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4.59145">
                <text:p>84.59145</text:p>
              </table:table-cell>
              <table:table-cell office:value-type="float" office:value="73.74051">
                <text:p>73.74051</text:p>
              </table:table-cell>
              <table:table-cell office:value-type="float" office:value="10.85094">
                <text:p>10.850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5.12009">
                <text:p>85.12009</text:p>
              </table:table-cell>
              <table:table-cell office:value-type="float" office:value="75.64618">
                <text:p>75.64618</text:p>
              </table:table-cell>
              <table:table-cell office:value-type="float" office:value="9.47391">
                <text:p>9.473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4.94419">
                <text:p>84.94419</text:p>
              </table:table-cell>
              <table:table-cell office:value-type="float" office:value="75.86972">
                <text:p>75.86972</text:p>
              </table:table-cell>
              <table:table-cell office:value-type="float" office:value="9.07447">
                <text:p>9.074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4.21915">
                <text:p>84.21915</text:p>
              </table:table-cell>
              <table:table-cell office:value-type="float" office:value="73.56242">
                <text:p>73.56242</text:p>
              </table:table-cell>
              <table:table-cell office:value-type="float" office:value="10.65672">
                <text:p>10.656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4.80387">
                <text:p>84.80387</text:p>
              </table:table-cell>
              <table:table-cell office:value-type="float" office:value="73.47267">
                <text:p>73.47267</text:p>
              </table:table-cell>
              <table:table-cell office:value-type="float" office:value="11.3312">
                <text:p>11.33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5.03241">
                <text:p>85.03241</text:p>
              </table:table-cell>
              <table:table-cell office:value-type="float" office:value="75.86244">
                <text:p>75.86244</text:p>
              </table:table-cell>
              <table:table-cell office:value-type="float" office:value="9.16997">
                <text:p>9.169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4.88396">
                <text:p>84.88396</text:p>
              </table:table-cell>
              <table:table-cell office:value-type="float" office:value="73.62595">
                <text:p>73.62595</text:p>
              </table:table-cell>
              <table:table-cell office:value-type="float" office:value="11.25802">
                <text:p>11.258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4.47227">
                <text:p>84.47227</text:p>
              </table:table-cell>
              <table:table-cell office:value-type="float" office:value="72.79423">
                <text:p>72.79423</text:p>
              </table:table-cell>
              <table:table-cell office:value-type="float" office:value="11.67805">
                <text:p>11.678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5.35036">
                <text:p>85.35036</text:p>
              </table:table-cell>
              <table:table-cell office:value-type="float" office:value="74.5797">
                <text:p>74.5797</text:p>
              </table:table-cell>
              <table:table-cell office:value-type="float" office:value="10.77066">
                <text:p>10.770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4.29982">
                <text:p>84.29982</text:p>
              </table:table-cell>
              <table:table-cell office:value-type="float" office:value="74.43251">
                <text:p>74.43251</text:p>
              </table:table-cell>
              <table:table-cell office:value-type="float" office:value="9.86731">
                <text:p>9.867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4.55886">
                <text:p>84.55886</text:p>
              </table:table-cell>
              <table:table-cell office:value-type="float" office:value="73.86695">
                <text:p>73.86695</text:p>
              </table:table-cell>
              <table:table-cell office:value-type="float" office:value="10.6919">
                <text:p>10.69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4.99874">
                <text:p>84.99874</text:p>
              </table:table-cell>
              <table:table-cell office:value-type="float" office:value="73.3385">
                <text:p>73.3385</text:p>
              </table:table-cell>
              <table:table-cell office:value-type="float" office:value="11.66024">
                <text:p>11.660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4.29409">
                <text:p>84.29409</text:p>
              </table:table-cell>
              <table:table-cell office:value-type="float" office:value="74.65876">
                <text:p>74.65876</text:p>
              </table:table-cell>
              <table:table-cell office:value-type="float" office:value="9.63534">
                <text:p>9.635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5.18087">
                <text:p>85.18087</text:p>
              </table:table-cell>
              <table:table-cell office:value-type="float" office:value="75.89561">
                <text:p>75.89561</text:p>
              </table:table-cell>
              <table:table-cell office:value-type="float" office:value="9.28526">
                <text:p>9.285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4.79619">
                <text:p>84.79619</text:p>
              </table:table-cell>
              <table:table-cell office:value-type="float" office:value="76.49824">
                <text:p>76.49824</text:p>
              </table:table-cell>
              <table:table-cell office:value-type="float" office:value="8.29795">
                <text:p>8.297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4.44643">
                <text:p>84.44643</text:p>
              </table:table-cell>
              <table:table-cell office:value-type="float" office:value="74.42165">
                <text:p>74.42165</text:p>
              </table:table-cell>
              <table:table-cell office:value-type="float" office:value="10.02477">
                <text:p>10.024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5.14847">
                <text:p>85.14847</text:p>
              </table:table-cell>
              <table:table-cell office:value-type="float" office:value="76.29159">
                <text:p>76.29159</text:p>
              </table:table-cell>
              <table:table-cell office:value-type="float" office:value="8.85688">
                <text:p>8.856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4.8902">
                <text:p>84.8902</text:p>
              </table:table-cell>
              <table:table-cell office:value-type="float" office:value="73.7354">
                <text:p>73.7354</text:p>
              </table:table-cell>
              <table:table-cell office:value-type="float" office:value="11.1548">
                <text:p>11.15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5.75734">
                <text:p>85.75734</text:p>
              </table:table-cell>
              <table:table-cell office:value-type="float" office:value="74.5634">
                <text:p>74.5634</text:p>
              </table:table-cell>
              <table:table-cell office:value-type="float" office:value="11.19395">
                <text:p>11.193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4.97881">
                <text:p>84.97881</text:p>
              </table:table-cell>
              <table:table-cell office:value-type="float" office:value="72.83804">
                <text:p>72.83804</text:p>
              </table:table-cell>
              <table:table-cell office:value-type="float" office:value="12.14077">
                <text:p>12.140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5.57229">
                <text:p>85.57229</text:p>
              </table:table-cell>
              <table:table-cell office:value-type="float" office:value="74.55416">
                <text:p>74.55416</text:p>
              </table:table-cell>
              <table:table-cell office:value-type="float" office:value="11.01813">
                <text:p>11.018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4.45461">
                <text:p>84.45461</text:p>
              </table:table-cell>
              <table:table-cell office:value-type="float" office:value="75.21664">
                <text:p>75.21664</text:p>
              </table:table-cell>
              <table:table-cell office:value-type="float" office:value="9.23796">
                <text:p>9.237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3.77734">
                <text:p>83.77734</text:p>
              </table:table-cell>
              <table:table-cell office:value-type="float" office:value="73.21038">
                <text:p>73.21038</text:p>
              </table:table-cell>
              <table:table-cell office:value-type="float" office:value="10.56696">
                <text:p>10.566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4.80191">
                <text:p>84.80191</text:p>
              </table:table-cell>
              <table:table-cell office:value-type="float" office:value="76.2821">
                <text:p>76.2821</text:p>
              </table:table-cell>
              <table:table-cell office:value-type="float" office:value="8.51981">
                <text:p>8.519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4.45693">
                <text:p>84.45693</text:p>
              </table:table-cell>
              <table:table-cell office:value-type="float" office:value="74.00752">
                <text:p>74.00752</text:p>
              </table:table-cell>
              <table:table-cell office:value-type="float" office:value="10.4494">
                <text:p>10.44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4.84707">
                <text:p>84.84707</text:p>
              </table:table-cell>
              <table:table-cell office:value-type="float" office:value="73.4147">
                <text:p>73.4147</text:p>
              </table:table-cell>
              <table:table-cell office:value-type="float" office:value="11.43237">
                <text:p>11.432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4.64402">
                <text:p>84.64402</text:p>
              </table:table-cell>
              <table:table-cell office:value-type="float" office:value="75.90294">
                <text:p>75.90294</text:p>
              </table:table-cell>
              <table:table-cell office:value-type="float" office:value="8.74108">
                <text:p>8.741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5.37552">
                <text:p>85.37552</text:p>
              </table:table-cell>
              <table:table-cell office:value-type="float" office:value="75.79004">
                <text:p>75.79004</text:p>
              </table:table-cell>
              <table:table-cell office:value-type="float" office:value="9.58548">
                <text:p>9.585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5.38365">
                <text:p>85.38365</text:p>
              </table:table-cell>
              <table:table-cell office:value-type="float" office:value="75.5186">
                <text:p>75.5186</text:p>
              </table:table-cell>
              <table:table-cell office:value-type="float" office:value="9.86505">
                <text:p>9.865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4.96808">
                <text:p>84.96808</text:p>
              </table:table-cell>
              <table:table-cell office:value-type="float" office:value="75.59301">
                <text:p>75.59301</text:p>
              </table:table-cell>
              <table:table-cell office:value-type="float" office:value="9.37508">
                <text:p>9.375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5.17467">
                <text:p>85.17467</text:p>
              </table:table-cell>
              <table:table-cell office:value-type="float" office:value="75.00744">
                <text:p>75.00744</text:p>
              </table:table-cell>
              <table:table-cell office:value-type="float" office:value="10.16723">
                <text:p>10.167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5.87394">
                <text:p>85.87394</text:p>
              </table:table-cell>
              <table:table-cell office:value-type="float" office:value="74.26136">
                <text:p>74.26136</text:p>
              </table:table-cell>
              <table:table-cell office:value-type="float" office:value="11.61258">
                <text:p>11.6125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5.24269">
                <text:p>85.24269</text:p>
              </table:table-cell>
              <table:table-cell office:value-type="float" office:value="75.29114">
                <text:p>75.29114</text:p>
              </table:table-cell>
              <table:table-cell office:value-type="float" office:value="9.95154">
                <text:p>9.951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4.54719">
                <text:p>84.54719</text:p>
              </table:table-cell>
              <table:table-cell office:value-type="float" office:value="75.99235">
                <text:p>75.99235</text:p>
              </table:table-cell>
              <table:table-cell office:value-type="float" office:value="8.55483">
                <text:p>8.554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5.5951">
                <text:p>85.5951</text:p>
              </table:table-cell>
              <table:table-cell office:value-type="float" office:value="72.82494">
                <text:p>72.82494</text:p>
              </table:table-cell>
              <table:table-cell office:value-type="float" office:value="12.77016">
                <text:p>12.770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4.3044">
                <text:p>84.3044</text:p>
              </table:table-cell>
              <table:table-cell office:value-type="float" office:value="73.49306">
                <text:p>73.49306</text:p>
              </table:table-cell>
              <table:table-cell office:value-type="float" office:value="10.81134">
                <text:p>10.811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4.65158">
                <text:p>84.65158</text:p>
              </table:table-cell>
              <table:table-cell office:value-type="float" office:value="75.90914">
                <text:p>75.90914</text:p>
              </table:table-cell>
              <table:table-cell office:value-type="float" office:value="8.74244">
                <text:p>8.742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6.1157">
                <text:p>86.1157</text:p>
              </table:table-cell>
              <table:table-cell office:value-type="float" office:value="73.16337">
                <text:p>73.16337</text:p>
              </table:table-cell>
              <table:table-cell office:value-type="float" office:value="12.95233">
                <text:p>12.952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4.91442">
                <text:p>84.91442</text:p>
              </table:table-cell>
              <table:table-cell office:value-type="float" office:value="74.86094">
                <text:p>74.86094</text:p>
              </table:table-cell>
              <table:table-cell office:value-type="float" office:value="10.05348">
                <text:p>10.053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5.25753">
                <text:p>85.25753</text:p>
              </table:table-cell>
              <table:table-cell office:value-type="float" office:value="74.44766">
                <text:p>74.44766</text:p>
              </table:table-cell>
              <table:table-cell office:value-type="float" office:value="10.80987">
                <text:p>10.8098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4.49181">
                <text:p>84.49181</text:p>
              </table:table-cell>
              <table:table-cell office:value-type="float" office:value="74.89965">
                <text:p>74.89965</text:p>
              </table:table-cell>
              <table:table-cell office:value-type="float" office:value="9.59216">
                <text:p>9.592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5.30436">
                <text:p>85.30436</text:p>
              </table:table-cell>
              <table:table-cell office:value-type="float" office:value="75.47193">
                <text:p>75.47193</text:p>
              </table:table-cell>
              <table:table-cell office:value-type="float" office:value="9.83243">
                <text:p>9.832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3.49486">
                <text:p>83.49486</text:p>
              </table:table-cell>
              <table:table-cell office:value-type="float" office:value="72.69477">
                <text:p>72.69477</text:p>
              </table:table-cell>
              <table:table-cell office:value-type="float" office:value="10.80008">
                <text:p>10.800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5.10681">
                <text:p>85.10681</text:p>
              </table:table-cell>
              <table:table-cell office:value-type="float" office:value="72.94801">
                <text:p>72.94801</text:p>
              </table:table-cell>
              <table:table-cell office:value-type="float" office:value="12.15881">
                <text:p>12.158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4.68696">
                <text:p>84.68696</text:p>
              </table:table-cell>
              <table:table-cell office:value-type="float" office:value="75.34983">
                <text:p>75.34983</text:p>
              </table:table-cell>
              <table:table-cell office:value-type="float" office:value="9.33713">
                <text:p>9.337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4.3567">
                <text:p>84.3567</text:p>
              </table:table-cell>
              <table:table-cell office:value-type="float" office:value="75.06128">
                <text:p>75.06128</text:p>
              </table:table-cell>
              <table:table-cell office:value-type="float" office:value="9.29543">
                <text:p>9.295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5.09457">
                <text:p>85.09457</text:p>
              </table:table-cell>
              <table:table-cell office:value-type="float" office:value="76.06746">
                <text:p>76.06746</text:p>
              </table:table-cell>
              <table:table-cell office:value-type="float" office:value="9.0271">
                <text:p>9.02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5.14282">
                <text:p>85.14282</text:p>
              </table:table-cell>
              <table:table-cell office:value-type="float" office:value="74.91861">
                <text:p>74.91861</text:p>
              </table:table-cell>
              <table:table-cell office:value-type="float" office:value="10.22421">
                <text:p>10.224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3.52858">
                <text:p>83.52858</text:p>
              </table:table-cell>
              <table:table-cell office:value-type="float" office:value="72.82797">
                <text:p>72.82797</text:p>
              </table:table-cell>
              <table:table-cell office:value-type="float" office:value="10.70061">
                <text:p>10.700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5.13995">
                <text:p>85.13995</text:p>
              </table:table-cell>
              <table:table-cell office:value-type="float" office:value="76.04491">
                <text:p>76.04491</text:p>
              </table:table-cell>
              <table:table-cell office:value-type="float" office:value="9.09504">
                <text:p>9.095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6.21733">
                <text:p>86.21733</text:p>
              </table:table-cell>
              <table:table-cell office:value-type="float" office:value="72.65687">
                <text:p>72.65687</text:p>
              </table:table-cell>
              <table:table-cell office:value-type="float" office:value="13.56045">
                <text:p>13.560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3.72332">
                <text:p>83.72332</text:p>
              </table:table-cell>
              <table:table-cell office:value-type="float" office:value="73.79723">
                <text:p>73.79723</text:p>
              </table:table-cell>
              <table:table-cell office:value-type="float" office:value="9.92609">
                <text:p>9.926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5.74164">
                <text:p>85.74164</text:p>
              </table:table-cell>
              <table:table-cell office:value-type="float" office:value="74.47253">
                <text:p>74.47253</text:p>
              </table:table-cell>
              <table:table-cell office:value-type="float" office:value="11.26911">
                <text:p>11.269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4.93025">
                <text:p>84.93025</text:p>
              </table:table-cell>
              <table:table-cell office:value-type="float" office:value="73.53465">
                <text:p>73.53465</text:p>
              </table:table-cell>
              <table:table-cell office:value-type="float" office:value="11.3956">
                <text:p>11.39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5.65547">
                <text:p>85.65547</text:p>
              </table:table-cell>
              <table:table-cell office:value-type="float" office:value="74.36053">
                <text:p>74.36053</text:p>
              </table:table-cell>
              <table:table-cell office:value-type="float" office:value="11.29493">
                <text:p>11.2949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4.69562">
                <text:p>84.69562</text:p>
              </table:table-cell>
              <table:table-cell office:value-type="float" office:value="74.78161">
                <text:p>74.78161</text:p>
              </table:table-cell>
              <table:table-cell office:value-type="float" office:value="9.91401">
                <text:p>9.914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5.67327">
                <text:p>85.67327</text:p>
              </table:table-cell>
              <table:table-cell office:value-type="float" office:value="73.01617">
                <text:p>73.01617</text:p>
              </table:table-cell>
              <table:table-cell office:value-type="float" office:value="12.6571">
                <text:p>12.65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4.99112">
                <text:p>84.99112</text:p>
              </table:table-cell>
              <table:table-cell office:value-type="float" office:value="73.99281">
                <text:p>73.99281</text:p>
              </table:table-cell>
              <table:table-cell office:value-type="float" office:value="10.99831">
                <text:p>10.998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5.57849">
                <text:p>85.57849</text:p>
              </table:table-cell>
              <table:table-cell office:value-type="float" office:value="72.90541">
                <text:p>72.90541</text:p>
              </table:table-cell>
              <table:table-cell office:value-type="float" office:value="12.67308">
                <text:p>12.673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4.81926">
                <text:p>84.81926</text:p>
              </table:table-cell>
              <table:table-cell office:value-type="float" office:value="72.67907">
                <text:p>72.67907</text:p>
              </table:table-cell>
              <table:table-cell office:value-type="float" office:value="12.14019">
                <text:p>12.140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5.01757">
                <text:p>85.01757</text:p>
              </table:table-cell>
              <table:table-cell office:value-type="float" office:value="73.82162">
                <text:p>73.82162</text:p>
              </table:table-cell>
              <table:table-cell office:value-type="float" office:value="11.19595">
                <text:p>11.195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4.74554">
                <text:p>84.74554</text:p>
              </table:table-cell>
              <table:table-cell office:value-type="float" office:value="72.69888">
                <text:p>72.69888</text:p>
              </table:table-cell>
              <table:table-cell office:value-type="float" office:value="12.04666">
                <text:p>12.046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4.72189">
                <text:p>84.72189</text:p>
              </table:table-cell>
              <table:table-cell office:value-type="float" office:value="73.2573">
                <text:p>73.2573</text:p>
              </table:table-cell>
              <table:table-cell office:value-type="float" office:value="11.46459">
                <text:p>11.464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4.48075">
                <text:p>84.48075</text:p>
              </table:table-cell>
              <table:table-cell office:value-type="float" office:value="75.94682">
                <text:p>75.94682</text:p>
              </table:table-cell>
              <table:table-cell office:value-type="float" office:value="8.53393">
                <text:p>8.533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4.85485">
                <text:p>84.85485</text:p>
              </table:table-cell>
              <table:table-cell office:value-type="float" office:value="75.97848">
                <text:p>75.97848</text:p>
              </table:table-cell>
              <table:table-cell office:value-type="float" office:value="8.87637">
                <text:p>8.876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4.90725">
                <text:p>84.90725</text:p>
              </table:table-cell>
              <table:table-cell office:value-type="float" office:value="74.07079">
                <text:p>74.07079</text:p>
              </table:table-cell>
              <table:table-cell office:value-type="float" office:value="10.83647">
                <text:p>10.836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6.30992">
                <text:p>86.30992</text:p>
              </table:table-cell>
              <table:table-cell office:value-type="float" office:value="72.21334">
                <text:p>72.21334</text:p>
              </table:table-cell>
              <table:table-cell office:value-type="float" office:value="14.09658">
                <text:p>14.096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4.09818">
                <text:p>84.09818</text:p>
              </table:table-cell>
              <table:table-cell office:value-type="float" office:value="73.2109">
                <text:p>73.2109</text:p>
              </table:table-cell>
              <table:table-cell office:value-type="float" office:value="10.88728">
                <text:p>10.887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5.30352">
                <text:p>85.30352</text:p>
              </table:table-cell>
              <table:table-cell office:value-type="float" office:value="75.83506">
                <text:p>75.83506</text:p>
              </table:table-cell>
              <table:table-cell office:value-type="float" office:value="9.46845">
                <text:p>9.468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5.67487">
                <text:p>85.67487</text:p>
              </table:table-cell>
              <table:table-cell office:value-type="float" office:value="74.64937">
                <text:p>74.64937</text:p>
              </table:table-cell>
              <table:table-cell office:value-type="float" office:value="11.02549">
                <text:p>11.025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5.19562">
                <text:p>85.19562</text:p>
              </table:table-cell>
              <table:table-cell office:value-type="float" office:value="73.15434">
                <text:p>73.15434</text:p>
              </table:table-cell>
              <table:table-cell office:value-type="float" office:value="12.04128">
                <text:p>12.041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5.68064">
                <text:p>85.68064</text:p>
              </table:table-cell>
              <table:table-cell office:value-type="float" office:value="75.14225">
                <text:p>75.14225</text:p>
              </table:table-cell>
              <table:table-cell office:value-type="float" office:value="10.53838">
                <text:p>10.538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5.65346">
                <text:p>85.65346</text:p>
              </table:table-cell>
              <table:table-cell office:value-type="float" office:value="75.15846">
                <text:p>75.15846</text:p>
              </table:table-cell>
              <table:table-cell office:value-type="float" office:value="10.49501">
                <text:p>10.495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4.27401">
                <text:p>84.27401</text:p>
              </table:table-cell>
              <table:table-cell office:value-type="float" office:value="75.04091">
                <text:p>75.04091</text:p>
              </table:table-cell>
              <table:table-cell office:value-type="float" office:value="9.23311">
                <text:p>9.233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4.45969">
                <text:p>84.45969</text:p>
              </table:table-cell>
              <table:table-cell office:value-type="float" office:value="75.63891">
                <text:p>75.63891</text:p>
              </table:table-cell>
              <table:table-cell office:value-type="float" office:value="8.82078">
                <text:p>8.8207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4.16936">
                <text:p>84.16936</text:p>
              </table:table-cell>
              <table:table-cell office:value-type="float" office:value="74.78693">
                <text:p>74.78693</text:p>
              </table:table-cell>
              <table:table-cell office:value-type="float" office:value="9.38243">
                <text:p>9.382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5.33357">
                <text:p>85.33357</text:p>
              </table:table-cell>
              <table:table-cell office:value-type="float" office:value="73.06358">
                <text:p>73.06358</text:p>
              </table:table-cell>
              <table:table-cell office:value-type="float" office:value="12.26999">
                <text:p>12.269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4.73496">
                <text:p>84.73496</text:p>
              </table:table-cell>
              <table:table-cell office:value-type="float" office:value="76.05983">
                <text:p>76.05983</text:p>
              </table:table-cell>
              <table:table-cell office:value-type="float" office:value="8.67513">
                <text:p>8.675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4.33155">
                <text:p>84.33155</text:p>
              </table:table-cell>
              <table:table-cell office:value-type="float" office:value="75.36093">
                <text:p>75.36093</text:p>
              </table:table-cell>
              <table:table-cell office:value-type="float" office:value="8.97062">
                <text:p>8.970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4.15525">
                <text:p>84.15525</text:p>
              </table:table-cell>
              <table:table-cell office:value-type="float" office:value="75.04582">
                <text:p>75.04582</text:p>
              </table:table-cell>
              <table:table-cell office:value-type="float" office:value="9.10943">
                <text:p>9.109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5.32568">
                <text:p>85.32568</text:p>
              </table:table-cell>
              <table:table-cell office:value-type="float" office:value="75.65533">
                <text:p>75.65533</text:p>
              </table:table-cell>
              <table:table-cell office:value-type="float" office:value="9.67035">
                <text:p>9.670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5.28695">
                <text:p>85.28695</text:p>
              </table:table-cell>
              <table:table-cell office:value-type="float" office:value="75.95267">
                <text:p>75.95267</text:p>
              </table:table-cell>
              <table:table-cell office:value-type="float" office:value="9.33429">
                <text:p>9.334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5.23639">
                <text:p>85.23639</text:p>
              </table:table-cell>
              <table:table-cell office:value-type="float" office:value="75.6165">
                <text:p>75.6165</text:p>
              </table:table-cell>
              <table:table-cell office:value-type="float" office:value="9.61989">
                <text:p>9.619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4.83246">
                <text:p>84.83246</text:p>
              </table:table-cell>
              <table:table-cell office:value-type="float" office:value="74.07029">
                <text:p>74.07029</text:p>
              </table:table-cell>
              <table:table-cell office:value-type="float" office:value="10.76217">
                <text:p>10.762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4.56678">
                <text:p>84.56678</text:p>
              </table:table-cell>
              <table:table-cell office:value-type="float" office:value="76.07903">
                <text:p>76.07903</text:p>
              </table:table-cell>
              <table:table-cell office:value-type="float" office:value="8.48774">
                <text:p>8.4877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3.41642">
                <text:p>83.41642</text:p>
              </table:table-cell>
              <table:table-cell office:value-type="float" office:value="72.25092">
                <text:p>72.25092</text:p>
              </table:table-cell>
              <table:table-cell office:value-type="float" office:value="11.16551">
                <text:p>11.165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5.27736">
                <text:p>85.27736</text:p>
              </table:table-cell>
              <table:table-cell office:value-type="float" office:value="75.51689">
                <text:p>75.51689</text:p>
              </table:table-cell>
              <table:table-cell office:value-type="float" office:value="9.76047">
                <text:p>9.7604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5.46809">
                <text:p>85.46809</text:p>
              </table:table-cell>
              <table:table-cell office:value-type="float" office:value="74.80718">
                <text:p>74.80718</text:p>
              </table:table-cell>
              <table:table-cell office:value-type="float" office:value="10.6609">
                <text:p>10.66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5.23235">
                <text:p>85.23235</text:p>
              </table:table-cell>
              <table:table-cell office:value-type="float" office:value="72.16963">
                <text:p>72.16963</text:p>
              </table:table-cell>
              <table:table-cell office:value-type="float" office:value="13.06272">
                <text:p>13.062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3.79221">
                <text:p>83.79221</text:p>
              </table:table-cell>
              <table:table-cell office:value-type="float" office:value="73.17767">
                <text:p>73.17767</text:p>
              </table:table-cell>
              <table:table-cell office:value-type="float" office:value="10.61454">
                <text:p>10.614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4.95112">
                <text:p>84.95112</text:p>
              </table:table-cell>
              <table:table-cell office:value-type="float" office:value="73.56152">
                <text:p>73.56152</text:p>
              </table:table-cell>
              <table:table-cell office:value-type="float" office:value="11.38959">
                <text:p>11.389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4.35706">
                <text:p>84.35706</text:p>
              </table:table-cell>
              <table:table-cell office:value-type="float" office:value="73.98221">
                <text:p>73.98221</text:p>
              </table:table-cell>
              <table:table-cell office:value-type="float" office:value="10.37485">
                <text:p>10.3748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4.94107">
                <text:p>84.94107</text:p>
              </table:table-cell>
              <table:table-cell office:value-type="float" office:value="73.48719">
                <text:p>73.48719</text:p>
              </table:table-cell>
              <table:table-cell office:value-type="float" office:value="11.45388">
                <text:p>11.453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4.89183">
                <text:p>84.89183</text:p>
              </table:table-cell>
              <table:table-cell office:value-type="float" office:value="73.88744">
                <text:p>73.88744</text:p>
              </table:table-cell>
              <table:table-cell office:value-type="float" office:value="11.00439">
                <text:p>11.004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5.49598">
                <text:p>85.49598</text:p>
              </table:table-cell>
              <table:table-cell office:value-type="float" office:value="74.95515">
                <text:p>74.95515</text:p>
              </table:table-cell>
              <table:table-cell office:value-type="float" office:value="10.54083">
                <text:p>10.540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4.2528">
                <text:p>84.2528</text:p>
              </table:table-cell>
              <table:table-cell office:value-type="float" office:value="75.10358">
                <text:p>75.10358</text:p>
              </table:table-cell>
              <table:table-cell office:value-type="float" office:value="9.14922">
                <text:p>9.149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4.20665">
                <text:p>84.20665</text:p>
              </table:table-cell>
              <table:table-cell office:value-type="float" office:value="74.87018">
                <text:p>74.87018</text:p>
              </table:table-cell>
              <table:table-cell office:value-type="float" office:value="9.33647">
                <text:p>9.336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3.84635">
                <text:p>83.84635</text:p>
              </table:table-cell>
              <table:table-cell office:value-type="float" office:value="74.43176">
                <text:p>74.43176</text:p>
              </table:table-cell>
              <table:table-cell office:value-type="float" office:value="9.41458">
                <text:p>9.414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5.99175">
                <text:p>85.99175</text:p>
              </table:table-cell>
              <table:table-cell office:value-type="float" office:value="73.81956">
                <text:p>73.81956</text:p>
              </table:table-cell>
              <table:table-cell office:value-type="float" office:value="12.17219">
                <text:p>12.172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5.18097">
                <text:p>85.18097</text:p>
              </table:table-cell>
              <table:table-cell office:value-type="float" office:value="74.64137">
                <text:p>74.64137</text:p>
              </table:table-cell>
              <table:table-cell office:value-type="float" office:value="10.5396">
                <text:p>10.53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4.3317">
                <text:p>84.3317</text:p>
              </table:table-cell>
              <table:table-cell office:value-type="float" office:value="74.50557">
                <text:p>74.50557</text:p>
              </table:table-cell>
              <table:table-cell office:value-type="float" office:value="9.82613">
                <text:p>9.826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5.39667">
                <text:p>85.39667</text:p>
              </table:table-cell>
              <table:table-cell office:value-type="float" office:value="74.84925">
                <text:p>74.84925</text:p>
              </table:table-cell>
              <table:table-cell office:value-type="float" office:value="10.54742">
                <text:p>10.547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5.82147">
                <text:p>85.82147</text:p>
              </table:table-cell>
              <table:table-cell office:value-type="float" office:value="74.36843">
                <text:p>74.36843</text:p>
              </table:table-cell>
              <table:table-cell office:value-type="float" office:value="11.45305">
                <text:p>11.453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.42456">
                <text:p>84.42456</text:p>
              </table:table-cell>
              <table:table-cell office:value-type="float" office:value="74.92756">
                <text:p>74.92756</text:p>
              </table:table-cell>
              <table:table-cell office:value-type="float" office:value="9.49701">
                <text:p>9.497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.46479">
                <text:p>84.46479</text:p>
              </table:table-cell>
              <table:table-cell office:value-type="float" office:value="75.23941">
                <text:p>75.23941</text:p>
              </table:table-cell>
              <table:table-cell office:value-type="float" office:value="9.22538">
                <text:p>9.225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.9458">
                <text:p>84.9458</text:p>
              </table:table-cell>
              <table:table-cell office:value-type="float" office:value="72.95206">
                <text:p>72.95206</text:p>
              </table:table-cell>
              <table:table-cell office:value-type="float" office:value="11.99373">
                <text:p>11.993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5.14454">
                <text:p>85.14454</text:p>
              </table:table-cell>
              <table:table-cell office:value-type="float" office:value="74.05102">
                <text:p>74.05102</text:p>
              </table:table-cell>
              <table:table-cell office:value-type="float" office:value="11.09352">
                <text:p>11.093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.43678">
                <text:p>85.43678</text:p>
              </table:table-cell>
              <table:table-cell office:value-type="float" office:value="74.98259">
                <text:p>74.98259</text:p>
              </table:table-cell>
              <table:table-cell office:value-type="float" office:value="10.45419">
                <text:p>10.454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4.444">
                <text:p>84.444</text:p>
              </table:table-cell>
              <table:table-cell office:value-type="float" office:value="74.59493">
                <text:p>74.59493</text:p>
              </table:table-cell>
              <table:table-cell office:value-type="float" office:value="9.84907">
                <text:p>9.849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.85894">
                <text:p>85.85894</text:p>
              </table:table-cell>
              <table:table-cell office:value-type="float" office:value="74.18131">
                <text:p>74.18131</text:p>
              </table:table-cell>
              <table:table-cell office:value-type="float" office:value="11.67764">
                <text:p>11.677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4.08288">
                <text:p>84.08288</text:p>
              </table:table-cell>
              <table:table-cell office:value-type="float" office:value="75.04661">
                <text:p>75.04661</text:p>
              </table:table-cell>
              <table:table-cell office:value-type="float" office:value="9.03627">
                <text:p>9.036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4.60282">
                <text:p>84.60282</text:p>
              </table:table-cell>
              <table:table-cell office:value-type="float" office:value="74.78034">
                <text:p>74.78034</text:p>
              </table:table-cell>
              <table:table-cell office:value-type="float" office:value="9.82248">
                <text:p>9.8224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5.47868">
                <text:p>85.47868</text:p>
              </table:table-cell>
              <table:table-cell office:value-type="float" office:value="74.14685">
                <text:p>74.14685</text:p>
              </table:table-cell>
              <table:table-cell office:value-type="float" office:value="11.33183">
                <text:p>11.331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4.79767">
                <text:p>84.79767</text:p>
              </table:table-cell>
              <table:table-cell office:value-type="float" office:value="74.16068">
                <text:p>74.16068</text:p>
              </table:table-cell>
              <table:table-cell office:value-type="float" office:value="10.637">
                <text:p>10.6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4.29682">
                <text:p>84.29682</text:p>
              </table:table-cell>
              <table:table-cell office:value-type="float" office:value="75.17741">
                <text:p>75.17741</text:p>
              </table:table-cell>
              <table:table-cell office:value-type="float" office:value="9.11941">
                <text:p>9.119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4.8764">
                <text:p>84.8764</text:p>
              </table:table-cell>
              <table:table-cell office:value-type="float" office:value="74.37908">
                <text:p>74.37908</text:p>
              </table:table-cell>
              <table:table-cell office:value-type="float" office:value="10.49732">
                <text:p>10.497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5.30117">
                <text:p>85.30117</text:p>
              </table:table-cell>
              <table:table-cell office:value-type="float" office:value="76.02506">
                <text:p>76.02506</text:p>
              </table:table-cell>
              <table:table-cell office:value-type="float" office:value="9.27612">
                <text:p>9.276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5.16632">
                <text:p>85.16632</text:p>
              </table:table-cell>
              <table:table-cell office:value-type="float" office:value="73.13821">
                <text:p>73.13821</text:p>
              </table:table-cell>
              <table:table-cell office:value-type="float" office:value="12.02811">
                <text:p>12.028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.42998">
                <text:p>85.42998</text:p>
              </table:table-cell>
              <table:table-cell office:value-type="float" office:value="75.31432">
                <text:p>75.31432</text:p>
              </table:table-cell>
              <table:table-cell office:value-type="float" office:value="10.11566">
                <text:p>10.115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.09978">
                <text:p>85.09978</text:p>
              </table:table-cell>
              <table:table-cell office:value-type="float" office:value="73.96864">
                <text:p>73.96864</text:p>
              </table:table-cell>
              <table:table-cell office:value-type="float" office:value="11.13114">
                <text:p>11.131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4.92069">
                <text:p>84.92069</text:p>
              </table:table-cell>
              <table:table-cell office:value-type="float" office:value="74.7874">
                <text:p>74.7874</text:p>
              </table:table-cell>
              <table:table-cell office:value-type="float" office:value="10.13328">
                <text:p>10.133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5.12184">
                <text:p>85.12184</text:p>
              </table:table-cell>
              <table:table-cell office:value-type="float" office:value="75.63675">
                <text:p>75.63675</text:p>
              </table:table-cell>
              <table:table-cell office:value-type="float" office:value="9.48509">
                <text:p>9.4850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5.19592">
                <text:p>85.19592</text:p>
              </table:table-cell>
              <table:table-cell office:value-type="float" office:value="73.66716">
                <text:p>73.66716</text:p>
              </table:table-cell>
              <table:table-cell office:value-type="float" office:value="11.52876">
                <text:p>11.5287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3.90987">
                <text:p>83.90987</text:p>
              </table:table-cell>
              <table:table-cell office:value-type="float" office:value="72.88093">
                <text:p>72.88093</text:p>
              </table:table-cell>
              <table:table-cell office:value-type="float" office:value="11.02894">
                <text:p>11.028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5.02577">
                <text:p>85.02577</text:p>
              </table:table-cell>
              <table:table-cell office:value-type="float" office:value="73.9996">
                <text:p>73.9996</text:p>
              </table:table-cell>
              <table:table-cell office:value-type="float" office:value="11.02617">
                <text:p>11.026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5.56088">
                <text:p>85.56088</text:p>
              </table:table-cell>
              <table:table-cell office:value-type="float" office:value="74.80026">
                <text:p>74.80026</text:p>
              </table:table-cell>
              <table:table-cell office:value-type="float" office:value="10.76062">
                <text:p>10.7606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5.04113">
                <text:p>85.04113</text:p>
              </table:table-cell>
              <table:table-cell office:value-type="float" office:value="74.96816">
                <text:p>74.96816</text:p>
              </table:table-cell>
              <table:table-cell office:value-type="float" office:value="10.07298">
                <text:p>10.072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5.92992">
                <text:p>85.92992</text:p>
              </table:table-cell>
              <table:table-cell office:value-type="float" office:value="73.99817">
                <text:p>73.99817</text:p>
              </table:table-cell>
              <table:table-cell office:value-type="float" office:value="11.93174">
                <text:p>11.931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3.93798">
                <text:p>83.93798</text:p>
              </table:table-cell>
              <table:table-cell office:value-type="float" office:value="74.64066">
                <text:p>74.64066</text:p>
              </table:table-cell>
              <table:table-cell office:value-type="float" office:value="9.29732">
                <text:p>9.297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4.96103">
                <text:p>84.96103</text:p>
              </table:table-cell>
              <table:table-cell office:value-type="float" office:value="74.11134">
                <text:p>74.11134</text:p>
              </table:table-cell>
              <table:table-cell office:value-type="float" office:value="10.84968">
                <text:p>10.849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3.94591">
                <text:p>83.94591</text:p>
              </table:table-cell>
              <table:table-cell office:value-type="float" office:value="73.43734">
                <text:p>73.43734</text:p>
              </table:table-cell>
              <table:table-cell office:value-type="float" office:value="10.50857">
                <text:p>10.508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4.40378">
                <text:p>84.40378</text:p>
              </table:table-cell>
              <table:table-cell office:value-type="float" office:value="74.82471">
                <text:p>74.82471</text:p>
              </table:table-cell>
              <table:table-cell office:value-type="float" office:value="9.57906">
                <text:p>9.5790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5.39643">
                <text:p>85.39643</text:p>
              </table:table-cell>
              <table:table-cell office:value-type="float" office:value="74.35422">
                <text:p>74.35422</text:p>
              </table:table-cell>
              <table:table-cell office:value-type="float" office:value="11.04221">
                <text:p>11.042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5.256">
                <text:p>85.256</text:p>
              </table:table-cell>
              <table:table-cell office:value-type="float" office:value="73.62761">
                <text:p>73.62761</text:p>
              </table:table-cell>
              <table:table-cell office:value-type="float" office:value="11.62839">
                <text:p>11.628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5.70985">
                <text:p>85.70985</text:p>
              </table:table-cell>
              <table:table-cell office:value-type="float" office:value="73.70375">
                <text:p>73.70375</text:p>
              </table:table-cell>
              <table:table-cell office:value-type="float" office:value="12.0061">
                <text:p>12.006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4.77015">
                <text:p>84.77015</text:p>
              </table:table-cell>
              <table:table-cell office:value-type="float" office:value="74.92277">
                <text:p>74.92277</text:p>
              </table:table-cell>
              <table:table-cell office:value-type="float" office:value="9.84738">
                <text:p>9.847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4.94807">
                <text:p>84.94807</text:p>
              </table:table-cell>
              <table:table-cell office:value-type="float" office:value="74.54864">
                <text:p>74.54864</text:p>
              </table:table-cell>
              <table:table-cell office:value-type="float" office:value="10.39943">
                <text:p>10.399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5.20802">
                <text:p>85.20802</text:p>
              </table:table-cell>
              <table:table-cell office:value-type="float" office:value="74.05982">
                <text:p>74.05982</text:p>
              </table:table-cell>
              <table:table-cell office:value-type="float" office:value="11.1482">
                <text:p>11.148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4.47743">
                <text:p>84.47743</text:p>
              </table:table-cell>
              <table:table-cell office:value-type="float" office:value="75.28738">
                <text:p>75.28738</text:p>
              </table:table-cell>
              <table:table-cell office:value-type="float" office:value="9.19005">
                <text:p>9.190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4.67902">
                <text:p>84.67902</text:p>
              </table:table-cell>
              <table:table-cell office:value-type="float" office:value="75.36809">
                <text:p>75.36809</text:p>
              </table:table-cell>
              <table:table-cell office:value-type="float" office:value="9.31093">
                <text:p>9.310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5.1799">
                <text:p>85.1799</text:p>
              </table:table-cell>
              <table:table-cell office:value-type="float" office:value="74.08153">
                <text:p>74.08153</text:p>
              </table:table-cell>
              <table:table-cell office:value-type="float" office:value="11.09837">
                <text:p>11.098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4.41297">
                <text:p>84.41297</text:p>
              </table:table-cell>
              <table:table-cell office:value-type="float" office:value="74.67782">
                <text:p>74.67782</text:p>
              </table:table-cell>
              <table:table-cell office:value-type="float" office:value="9.73516">
                <text:p>9.735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3.91232">
                <text:p>83.91232</text:p>
              </table:table-cell>
              <table:table-cell office:value-type="float" office:value="73.36026">
                <text:p>73.36026</text:p>
              </table:table-cell>
              <table:table-cell office:value-type="float" office:value="10.55206">
                <text:p>10.552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4.61574">
                <text:p>84.61574</text:p>
              </table:table-cell>
              <table:table-cell office:value-type="float" office:value="74.55829">
                <text:p>74.55829</text:p>
              </table:table-cell>
              <table:table-cell office:value-type="float" office:value="10.05745">
                <text:p>10.057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4.69189">
                <text:p>84.69189</text:p>
              </table:table-cell>
              <table:table-cell office:value-type="float" office:value="75.38119">
                <text:p>75.38119</text:p>
              </table:table-cell>
              <table:table-cell office:value-type="float" office:value="9.3107">
                <text:p>9.31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5.09349">
                <text:p>85.09349</text:p>
              </table:table-cell>
              <table:table-cell office:value-type="float" office:value="75.27872">
                <text:p>75.27872</text:p>
              </table:table-cell>
              <table:table-cell office:value-type="float" office:value="9.81477">
                <text:p>9.8147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4.45812">
                <text:p>84.45812</text:p>
              </table:table-cell>
              <table:table-cell office:value-type="float" office:value="74.61114">
                <text:p>74.61114</text:p>
              </table:table-cell>
              <table:table-cell office:value-type="float" office:value="9.84698">
                <text:p>9.846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4.88157">
                <text:p>84.88157</text:p>
              </table:table-cell>
              <table:table-cell office:value-type="float" office:value="76.15043">
                <text:p>76.15043</text:p>
              </table:table-cell>
              <table:table-cell office:value-type="float" office:value="8.73114">
                <text:p>8.731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5.96137">
                <text:p>85.96137</text:p>
              </table:table-cell>
              <table:table-cell office:value-type="float" office:value="73.96918">
                <text:p>73.96918</text:p>
              </table:table-cell>
              <table:table-cell office:value-type="float" office:value="11.99219">
                <text:p>11.992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5.21326">
                <text:p>85.21326</text:p>
              </table:table-cell>
              <table:table-cell office:value-type="float" office:value="75.40471">
                <text:p>75.40471</text:p>
              </table:table-cell>
              <table:table-cell office:value-type="float" office:value="9.80854">
                <text:p>9.808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4.58295">
                <text:p>84.58295</text:p>
              </table:table-cell>
              <table:table-cell office:value-type="float" office:value="74.31076">
                <text:p>74.31076</text:p>
              </table:table-cell>
              <table:table-cell office:value-type="float" office:value="10.27219">
                <text:p>10.272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5.73137">
                <text:p>85.73137</text:p>
              </table:table-cell>
              <table:table-cell office:value-type="float" office:value="72.93711">
                <text:p>72.93711</text:p>
              </table:table-cell>
              <table:table-cell office:value-type="float" office:value="12.79426">
                <text:p>12.794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3.92868">
                <text:p>83.92868</text:p>
              </table:table-cell>
              <table:table-cell office:value-type="float" office:value="74.5355">
                <text:p>74.5355</text:p>
              </table:table-cell>
              <table:table-cell office:value-type="float" office:value="9.39318">
                <text:p>9.393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4.53">
                <text:p>84.53</text:p>
              </table:table-cell>
              <table:table-cell office:value-type="float" office:value="73.22179">
                <text:p>73.22179</text:p>
              </table:table-cell>
              <table:table-cell office:value-type="float" office:value="11.30821">
                <text:p>11.308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5.40146">
                <text:p>85.40146</text:p>
              </table:table-cell>
              <table:table-cell office:value-type="float" office:value="75.75418">
                <text:p>75.75418</text:p>
              </table:table-cell>
              <table:table-cell office:value-type="float" office:value="9.64728">
                <text:p>9.6472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5.33504">
                <text:p>85.33504</text:p>
              </table:table-cell>
              <table:table-cell office:value-type="float" office:value="75.14367">
                <text:p>75.14367</text:p>
              </table:table-cell>
              <table:table-cell office:value-type="float" office:value="10.19136">
                <text:p>10.191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4.69918">
                <text:p>84.69918</text:p>
              </table:table-cell>
              <table:table-cell office:value-type="float" office:value="75.96821">
                <text:p>75.96821</text:p>
              </table:table-cell>
              <table:table-cell office:value-type="float" office:value="8.73096">
                <text:p>8.730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4.38885">
                <text:p>84.38885</text:p>
              </table:table-cell>
              <table:table-cell office:value-type="float" office:value="74.77951">
                <text:p>74.77951</text:p>
              </table:table-cell>
              <table:table-cell office:value-type="float" office:value="9.60934">
                <text:p>9.6093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5.1094">
                <text:p>85.1094</text:p>
              </table:table-cell>
              <table:table-cell office:value-type="float" office:value="74.72108">
                <text:p>74.72108</text:p>
              </table:table-cell>
              <table:table-cell office:value-type="float" office:value="10.38832">
                <text:p>10.388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5.32613">
                <text:p>85.32613</text:p>
              </table:table-cell>
              <table:table-cell office:value-type="float" office:value="75.76024">
                <text:p>75.76024</text:p>
              </table:table-cell>
              <table:table-cell office:value-type="float" office:value="9.56589">
                <text:p>9.565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5.25686">
                <text:p>85.25686</text:p>
              </table:table-cell>
              <table:table-cell office:value-type="float" office:value="75.02512">
                <text:p>75.02512</text:p>
              </table:table-cell>
              <table:table-cell office:value-type="float" office:value="10.23174">
                <text:p>10.231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5.49383">
                <text:p>85.49383</text:p>
              </table:table-cell>
              <table:table-cell office:value-type="float" office:value="75.26662">
                <text:p>75.26662</text:p>
              </table:table-cell>
              <table:table-cell office:value-type="float" office:value="10.22721">
                <text:p>10.2272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4.08656">
                <text:p>84.08656</text:p>
              </table:table-cell>
              <table:table-cell office:value-type="float" office:value="74.9578">
                <text:p>74.9578</text:p>
              </table:table-cell>
              <table:table-cell office:value-type="float" office:value="9.12877">
                <text:p>9.128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4.82395">
                <text:p>84.82395</text:p>
              </table:table-cell>
              <table:table-cell office:value-type="float" office:value="75.32807">
                <text:p>75.32807</text:p>
              </table:table-cell>
              <table:table-cell office:value-type="float" office:value="9.49588">
                <text:p>9.495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4.82714">
                <text:p>84.82714</text:p>
              </table:table-cell>
              <table:table-cell office:value-type="float" office:value="74.84769">
                <text:p>74.84769</text:p>
              </table:table-cell>
              <table:table-cell office:value-type="float" office:value="9.97945">
                <text:p>9.979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5.11638">
                <text:p>85.11638</text:p>
              </table:table-cell>
              <table:table-cell office:value-type="float" office:value="74.14008">
                <text:p>74.14008</text:p>
              </table:table-cell>
              <table:table-cell office:value-type="float" office:value="10.9763">
                <text:p>10.97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5.07675">
                <text:p>85.07675</text:p>
              </table:table-cell>
              <table:table-cell office:value-type="float" office:value="76.3034">
                <text:p>76.3034</text:p>
              </table:table-cell>
              <table:table-cell office:value-type="float" office:value="8.77336">
                <text:p>8.773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5.2963">
                <text:p>85.2963</text:p>
              </table:table-cell>
              <table:table-cell office:value-type="float" office:value="74.90096">
                <text:p>74.90096</text:p>
              </table:table-cell>
              <table:table-cell office:value-type="float" office:value="10.39534">
                <text:p>10.395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5.0398">
                <text:p>85.0398</text:p>
              </table:table-cell>
              <table:table-cell office:value-type="float" office:value="73.62986">
                <text:p>73.62986</text:p>
              </table:table-cell>
              <table:table-cell office:value-type="float" office:value="11.40994">
                <text:p>11.4099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3.96104">
                <text:p>83.96104</text:p>
              </table:table-cell>
              <table:table-cell office:value-type="float" office:value="73.46649">
                <text:p>73.46649</text:p>
              </table:table-cell>
              <table:table-cell office:value-type="float" office:value="10.49455">
                <text:p>10.494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4.93587">
                <text:p>84.93587</text:p>
              </table:table-cell>
              <table:table-cell office:value-type="float" office:value="75.89684">
                <text:p>75.89684</text:p>
              </table:table-cell>
              <table:table-cell office:value-type="float" office:value="9.03903">
                <text:p>9.039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4.59047">
                <text:p>84.59047</text:p>
              </table:table-cell>
              <table:table-cell office:value-type="float" office:value="76.3942">
                <text:p>76.3942</text:p>
              </table:table-cell>
              <table:table-cell office:value-type="float" office:value="8.19626">
                <text:p>8.196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5.24186">
                <text:p>85.24186</text:p>
              </table:table-cell>
              <table:table-cell office:value-type="float" office:value="75.38501">
                <text:p>75.38501</text:p>
              </table:table-cell>
              <table:table-cell office:value-type="float" office:value="9.85685">
                <text:p>9.856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4.40329">
                <text:p>84.40329</text:p>
              </table:table-cell>
              <table:table-cell office:value-type="float" office:value="72.26081">
                <text:p>72.26081</text:p>
              </table:table-cell>
              <table:table-cell office:value-type="float" office:value="12.14249">
                <text:p>12.142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5.10758">
                <text:p>85.10758</text:p>
              </table:table-cell>
              <table:table-cell office:value-type="float" office:value="75.41903">
                <text:p>75.41903</text:p>
              </table:table-cell>
              <table:table-cell office:value-type="float" office:value="9.68856">
                <text:p>9.688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5.19774">
                <text:p>85.19774</text:p>
              </table:table-cell>
              <table:table-cell office:value-type="float" office:value="76.14132">
                <text:p>76.14132</text:p>
              </table:table-cell>
              <table:table-cell office:value-type="float" office:value="9.05641">
                <text:p>9.0564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5.21524">
                <text:p>85.21524</text:p>
              </table:table-cell>
              <table:table-cell office:value-type="float" office:value="74.53273">
                <text:p>74.53273</text:p>
              </table:table-cell>
              <table:table-cell office:value-type="float" office:value="10.68251">
                <text:p>10.682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5.18515">
                <text:p>85.18515</text:p>
              </table:table-cell>
              <table:table-cell office:value-type="float" office:value="75.77831">
                <text:p>75.77831</text:p>
              </table:table-cell>
              <table:table-cell office:value-type="float" office:value="9.40683">
                <text:p>9.406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4.5499">
                <text:p>84.5499</text:p>
              </table:table-cell>
              <table:table-cell office:value-type="float" office:value="76.04977">
                <text:p>76.04977</text:p>
              </table:table-cell>
              <table:table-cell office:value-type="float" office:value="8.50013">
                <text:p>8.500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5.41602">
                <text:p>85.41602</text:p>
              </table:table-cell>
              <table:table-cell office:value-type="float" office:value="74.72604">
                <text:p>74.72604</text:p>
              </table:table-cell>
              <table:table-cell office:value-type="float" office:value="10.68998">
                <text:p>10.6899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4.84714">
                <text:p>84.84714</text:p>
              </table:table-cell>
              <table:table-cell office:value-type="float" office:value="73.84545">
                <text:p>73.84545</text:p>
              </table:table-cell>
              <table:table-cell office:value-type="float" office:value="11.00169">
                <text:p>11.001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4.458">
                <text:p>84.458</text:p>
              </table:table-cell>
              <table:table-cell office:value-type="float" office:value="74.90264">
                <text:p>74.90264</text:p>
              </table:table-cell>
              <table:table-cell office:value-type="float" office:value="9.55536">
                <text:p>9.555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5.10483">
                <text:p>85.10483</text:p>
              </table:table-cell>
              <table:table-cell office:value-type="float" office:value="72.67933">
                <text:p>72.67933</text:p>
              </table:table-cell>
              <table:table-cell office:value-type="float" office:value="12.4255">
                <text:p>12.42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4.72678">
                <text:p>84.72678</text:p>
              </table:table-cell>
              <table:table-cell office:value-type="float" office:value="74.82498">
                <text:p>74.82498</text:p>
              </table:table-cell>
              <table:table-cell office:value-type="float" office:value="9.9018">
                <text:p>9.90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5.38258">
                <text:p>85.38258</text:p>
              </table:table-cell>
              <table:table-cell office:value-type="float" office:value="75.09938">
                <text:p>75.09938</text:p>
              </table:table-cell>
              <table:table-cell office:value-type="float" office:value="10.2832">
                <text:p>10.28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5.33935">
                <text:p>85.33935</text:p>
              </table:table-cell>
              <table:table-cell office:value-type="float" office:value="71.8898">
                <text:p>71.8898</text:p>
              </table:table-cell>
              <table:table-cell office:value-type="float" office:value="13.44955">
                <text:p>13.449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5.31433">
                <text:p>85.31433</text:p>
              </table:table-cell>
              <table:table-cell office:value-type="float" office:value="74.73333">
                <text:p>74.73333</text:p>
              </table:table-cell>
              <table:table-cell office:value-type="float" office:value="10.581">
                <text:p>10.58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4.18146">
                <text:p>84.18146</text:p>
              </table:table-cell>
              <table:table-cell office:value-type="float" office:value="75.33602">
                <text:p>75.33602</text:p>
              </table:table-cell>
              <table:table-cell office:value-type="float" office:value="8.84544">
                <text:p>8.845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4.84918">
                <text:p>84.84918</text:p>
              </table:table-cell>
              <table:table-cell office:value-type="float" office:value="72.78423">
                <text:p>72.78423</text:p>
              </table:table-cell>
              <table:table-cell office:value-type="float" office:value="12.06495">
                <text:p>12.064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4.80737">
                <text:p>84.80737</text:p>
              </table:table-cell>
              <table:table-cell office:value-type="float" office:value="74.81073">
                <text:p>74.81073</text:p>
              </table:table-cell>
              <table:table-cell office:value-type="float" office:value="9.99664">
                <text:p>9.996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5.55248">
                <text:p>85.55248</text:p>
              </table:table-cell>
              <table:table-cell office:value-type="float" office:value="75.23965">
                <text:p>75.23965</text:p>
              </table:table-cell>
              <table:table-cell office:value-type="float" office:value="10.31283">
                <text:p>10.312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4.70734">
                <text:p>84.70734</text:p>
              </table:table-cell>
              <table:table-cell office:value-type="float" office:value="74.34046">
                <text:p>74.34046</text:p>
              </table:table-cell>
              <table:table-cell office:value-type="float" office:value="10.36687">
                <text:p>10.366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4.99667">
                <text:p>84.99667</text:p>
              </table:table-cell>
              <table:table-cell office:value-type="float" office:value="73.31192">
                <text:p>73.31192</text:p>
              </table:table-cell>
              <table:table-cell office:value-type="float" office:value="11.68475">
                <text:p>11.684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4.1434">
                <text:p>84.1434</text:p>
              </table:table-cell>
              <table:table-cell office:value-type="float" office:value="74.6178">
                <text:p>74.6178</text:p>
              </table:table-cell>
              <table:table-cell office:value-type="float" office:value="9.5256">
                <text:p>9.52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4.8583">
                <text:p>84.8583</text:p>
              </table:table-cell>
              <table:table-cell office:value-type="float" office:value="73.3352">
                <text:p>73.3352</text:p>
              </table:table-cell>
              <table:table-cell office:value-type="float" office:value="11.5231">
                <text:p>11.52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4.48446">
                <text:p>84.48446</text:p>
              </table:table-cell>
              <table:table-cell office:value-type="float" office:value="75.04645">
                <text:p>75.04645</text:p>
              </table:table-cell>
              <table:table-cell office:value-type="float" office:value="9.43801">
                <text:p>9.438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4.75741">
                <text:p>84.75741</text:p>
              </table:table-cell>
              <table:table-cell office:value-type="float" office:value="74.71015">
                <text:p>74.71015</text:p>
              </table:table-cell>
              <table:table-cell office:value-type="float" office:value="10.04726">
                <text:p>10.0472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6.19817">
                <text:p>86.19817</text:p>
              </table:table-cell>
              <table:table-cell office:value-type="float" office:value="72.6457">
                <text:p>72.6457</text:p>
              </table:table-cell>
              <table:table-cell office:value-type="float" office:value="13.55247">
                <text:p>13.5524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5.71291">
                <text:p>85.71291</text:p>
              </table:table-cell>
              <table:table-cell office:value-type="float" office:value="74.1566">
                <text:p>74.1566</text:p>
              </table:table-cell>
              <table:table-cell office:value-type="float" office:value="11.55631">
                <text:p>11.556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.74981">
                <text:p>84.74981</text:p>
              </table:table-cell>
              <table:table-cell office:value-type="float" office:value="73.9261">
                <text:p>73.9261</text:p>
              </table:table-cell>
              <table:table-cell office:value-type="float" office:value="10.82372">
                <text:p>10.823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5.71875">
                <text:p>85.71875</text:p>
              </table:table-cell>
              <table:table-cell office:value-type="float" office:value="74.30992">
                <text:p>74.30992</text:p>
              </table:table-cell>
              <table:table-cell office:value-type="float" office:value="11.40883">
                <text:p>11.408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.95072">
                <text:p>84.95072</text:p>
              </table:table-cell>
              <table:table-cell office:value-type="float" office:value="76.14291">
                <text:p>76.14291</text:p>
              </table:table-cell>
              <table:table-cell office:value-type="float" office:value="8.80782">
                <text:p>8.8078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.1364">
                <text:p>85.1364</text:p>
              </table:table-cell>
              <table:table-cell office:value-type="float" office:value="75.15694">
                <text:p>75.15694</text:p>
              </table:table-cell>
              <table:table-cell office:value-type="float" office:value="9.97946">
                <text:p>9.9794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.11381">
                <text:p>85.11381</text:p>
              </table:table-cell>
              <table:table-cell office:value-type="float" office:value="74.77979">
                <text:p>74.77979</text:p>
              </table:table-cell>
              <table:table-cell office:value-type="float" office:value="10.33401">
                <text:p>10.334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4.57055">
                <text:p>84.57055</text:p>
              </table:table-cell>
              <table:table-cell office:value-type="float" office:value="72.46861">
                <text:p>72.46861</text:p>
              </table:table-cell>
              <table:table-cell office:value-type="float" office:value="12.10194">
                <text:p>12.101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3.82379">
                <text:p>83.82379</text:p>
              </table:table-cell>
              <table:table-cell office:value-type="float" office:value="74.17843">
                <text:p>74.17843</text:p>
              </table:table-cell>
              <table:table-cell office:value-type="float" office:value="9.64536">
                <text:p>9.645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.45317">
                <text:p>85.45317</text:p>
              </table:table-cell>
              <table:table-cell office:value-type="float" office:value="73.49568">
                <text:p>73.49568</text:p>
              </table:table-cell>
              <table:table-cell office:value-type="float" office:value="11.95749">
                <text:p>11.9574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4.91951">
                <text:p>84.91951</text:p>
              </table:table-cell>
              <table:table-cell office:value-type="float" office:value="76.22028">
                <text:p>76.22028</text:p>
              </table:table-cell>
              <table:table-cell office:value-type="float" office:value="8.69923">
                <text:p>8.6992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4.66262">
                <text:p>84.66262</text:p>
              </table:table-cell>
              <table:table-cell office:value-type="float" office:value="72.55359">
                <text:p>72.55359</text:p>
              </table:table-cell>
              <table:table-cell office:value-type="float" office:value="12.10903">
                <text:p>12.109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4.22616">
                <text:p>84.22616</text:p>
              </table:table-cell>
              <table:table-cell office:value-type="float" office:value="73.97055">
                <text:p>73.97055</text:p>
              </table:table-cell>
              <table:table-cell office:value-type="float" office:value="10.25562">
                <text:p>10.255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4.32182">
                <text:p>84.32182</text:p>
              </table:table-cell>
              <table:table-cell office:value-type="float" office:value="73.8689">
                <text:p>73.8689</text:p>
              </table:table-cell>
              <table:table-cell office:value-type="float" office:value="10.45292">
                <text:p>10.4529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5.41246">
                <text:p>85.41246</text:p>
              </table:table-cell>
              <table:table-cell office:value-type="float" office:value="75.20789">
                <text:p>75.20789</text:p>
              </table:table-cell>
              <table:table-cell office:value-type="float" office:value="10.20457">
                <text:p>10.2045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.02861">
                <text:p>85.02861</text:p>
              </table:table-cell>
              <table:table-cell office:value-type="float" office:value="74.33137">
                <text:p>74.33137</text:p>
              </table:table-cell>
              <table:table-cell office:value-type="float" office:value="10.69724">
                <text:p>10.697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5.90705">
                <text:p>85.90705</text:p>
              </table:table-cell>
              <table:table-cell office:value-type="float" office:value="72.77458">
                <text:p>72.77458</text:p>
              </table:table-cell>
              <table:table-cell office:value-type="float" office:value="13.13247">
                <text:p>13.132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4.62834">
                <text:p>84.62834</text:p>
              </table:table-cell>
              <table:table-cell office:value-type="float" office:value="75.70127">
                <text:p>75.70127</text:p>
              </table:table-cell>
              <table:table-cell office:value-type="float" office:value="8.92707">
                <text:p>8.927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4.34578">
                <text:p>84.34578</text:p>
              </table:table-cell>
              <table:table-cell office:value-type="float" office:value="74.78176">
                <text:p>74.78176</text:p>
              </table:table-cell>
              <table:table-cell office:value-type="float" office:value="9.56403">
                <text:p>9.564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3.97839">
                <text:p>83.97839</text:p>
              </table:table-cell>
              <table:table-cell office:value-type="float" office:value="74.62816">
                <text:p>74.62816</text:p>
              </table:table-cell>
              <table:table-cell office:value-type="float" office:value="9.35023">
                <text:p>9.350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5.56559">
                <text:p>85.56559</text:p>
              </table:table-cell>
              <table:table-cell office:value-type="float" office:value="74.26523">
                <text:p>74.26523</text:p>
              </table:table-cell>
              <table:table-cell office:value-type="float" office:value="11.30037">
                <text:p>11.3003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3.79261">
                <text:p>83.79261</text:p>
              </table:table-cell>
              <table:table-cell office:value-type="float" office:value="73.7551">
                <text:p>73.7551</text:p>
              </table:table-cell>
              <table:table-cell office:value-type="float" office:value="10.03751">
                <text:p>10.037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5.78664">
                <text:p>85.78664</text:p>
              </table:table-cell>
              <table:table-cell office:value-type="float" office:value="74.25624">
                <text:p>74.25624</text:p>
              </table:table-cell>
              <table:table-cell office:value-type="float" office:value="11.5304">
                <text:p>11.530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4.89545">
                <text:p>84.89545</text:p>
              </table:table-cell>
              <table:table-cell office:value-type="float" office:value="74.46226">
                <text:p>74.46226</text:p>
              </table:table-cell>
              <table:table-cell office:value-type="float" office:value="10.43318">
                <text:p>10.433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5.85198">
                <text:p>85.85198</text:p>
              </table:table-cell>
              <table:table-cell office:value-type="float" office:value="73.30527">
                <text:p>73.30527</text:p>
              </table:table-cell>
              <table:table-cell office:value-type="float" office:value="12.54671">
                <text:p>12.5467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5.81454">
                <text:p>85.81454</text:p>
              </table:table-cell>
              <table:table-cell office:value-type="float" office:value="73.92738">
                <text:p>73.92738</text:p>
              </table:table-cell>
              <table:table-cell office:value-type="float" office:value="11.88716">
                <text:p>11.887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4.60965">
                <text:p>84.60965</text:p>
              </table:table-cell>
              <table:table-cell office:value-type="float" office:value="74.88041">
                <text:p>74.88041</text:p>
              </table:table-cell>
              <table:table-cell office:value-type="float" office:value="9.72925">
                <text:p>9.729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5.47632">
                <text:p>85.47632</text:p>
              </table:table-cell>
              <table:table-cell office:value-type="float" office:value="75.58881">
                <text:p>75.58881</text:p>
              </table:table-cell>
              <table:table-cell office:value-type="float" office:value="9.88752">
                <text:p>9.8875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5.80318">
                <text:p>85.80318</text:p>
              </table:table-cell>
              <table:table-cell office:value-type="float" office:value="73.96349">
                <text:p>73.96349</text:p>
              </table:table-cell>
              <table:table-cell office:value-type="float" office:value="11.83969">
                <text:p>11.8396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4.61049">
                <text:p>84.61049</text:p>
              </table:table-cell>
              <table:table-cell office:value-type="float" office:value="73.76725">
                <text:p>73.76725</text:p>
              </table:table-cell>
              <table:table-cell office:value-type="float" office:value="10.84324">
                <text:p>10.843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4.48317">
                <text:p>84.48317</text:p>
              </table:table-cell>
              <table:table-cell office:value-type="float" office:value="71.85782">
                <text:p>71.85782</text:p>
              </table:table-cell>
              <table:table-cell office:value-type="float" office:value="12.62535">
                <text:p>12.625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4.68366">
                <text:p>84.68366</text:p>
              </table:table-cell>
              <table:table-cell office:value-type="float" office:value="75.00084">
                <text:p>75.00084</text:p>
              </table:table-cell>
              <table:table-cell office:value-type="float" office:value="9.68281">
                <text:p>9.682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3.91134">
                <text:p>83.91134</text:p>
              </table:table-cell>
              <table:table-cell office:value-type="float" office:value="74.30945">
                <text:p>74.30945</text:p>
              </table:table-cell>
              <table:table-cell office:value-type="float" office:value="9.60189">
                <text:p>9.6018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5.52681">
                <text:p>85.52681</text:p>
              </table:table-cell>
              <table:table-cell office:value-type="float" office:value="72.4761">
                <text:p>72.4761</text:p>
              </table:table-cell>
              <table:table-cell office:value-type="float" office:value="13.05071">
                <text:p>13.050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4.96093">
                <text:p>84.96093</text:p>
              </table:table-cell>
              <table:table-cell office:value-type="float" office:value="75.94819">
                <text:p>75.94819</text:p>
              </table:table-cell>
              <table:table-cell office:value-type="float" office:value="9.01275">
                <text:p>9.012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4.56455">
                <text:p>84.56455</text:p>
              </table:table-cell>
              <table:table-cell office:value-type="float" office:value="74.16898">
                <text:p>74.16898</text:p>
              </table:table-cell>
              <table:table-cell office:value-type="float" office:value="10.39557">
                <text:p>10.3955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5.21578">
                <text:p>85.21578</text:p>
              </table:table-cell>
              <table:table-cell office:value-type="float" office:value="73.72595">
                <text:p>73.72595</text:p>
              </table:table-cell>
              <table:table-cell office:value-type="float" office:value="11.48983">
                <text:p>11.489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3.78934">
                <text:p>83.78934</text:p>
              </table:table-cell>
              <table:table-cell office:value-type="float" office:value="74.05369">
                <text:p>74.05369</text:p>
              </table:table-cell>
              <table:table-cell office:value-type="float" office:value="9.73565">
                <text:p>9.735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5.05861">
                <text:p>85.05861</text:p>
              </table:table-cell>
              <table:table-cell office:value-type="float" office:value="73.48122">
                <text:p>73.48122</text:p>
              </table:table-cell>
              <table:table-cell office:value-type="float" office:value="11.57739">
                <text:p>11.577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4.69132">
                <text:p>84.69132</text:p>
              </table:table-cell>
              <table:table-cell office:value-type="float" office:value="75.8371">
                <text:p>75.8371</text:p>
              </table:table-cell>
              <table:table-cell office:value-type="float" office:value="8.85422">
                <text:p>8.854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5.15533">
                <text:p>85.15533</text:p>
              </table:table-cell>
              <table:table-cell office:value-type="float" office:value="74.52397">
                <text:p>74.52397</text:p>
              </table:table-cell>
              <table:table-cell office:value-type="float" office:value="10.63136">
                <text:p>10.631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4.27274">
                <text:p>84.27274</text:p>
              </table:table-cell>
              <table:table-cell office:value-type="float" office:value="74.50125">
                <text:p>74.50125</text:p>
              </table:table-cell>
              <table:table-cell office:value-type="float" office:value="9.77149">
                <text:p>9.771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5.01596">
                <text:p>85.01596</text:p>
              </table:table-cell>
              <table:table-cell office:value-type="float" office:value="73.13997">
                <text:p>73.13997</text:p>
              </table:table-cell>
              <table:table-cell office:value-type="float" office:value="11.87598">
                <text:p>11.8759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4.61883">
                <text:p>84.61883</text:p>
              </table:table-cell>
              <table:table-cell office:value-type="float" office:value="74.7266">
                <text:p>74.7266</text:p>
              </table:table-cell>
              <table:table-cell office:value-type="float" office:value="9.89222">
                <text:p>9.8922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5.29482">
                <text:p>85.29482</text:p>
              </table:table-cell>
              <table:table-cell office:value-type="float" office:value="74.69079">
                <text:p>74.69079</text:p>
              </table:table-cell>
              <table:table-cell office:value-type="float" office:value="10.60402">
                <text:p>10.6040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3.78575">
                <text:p>83.78575</text:p>
              </table:table-cell>
              <table:table-cell office:value-type="float" office:value="74.19278">
                <text:p>74.19278</text:p>
              </table:table-cell>
              <table:table-cell office:value-type="float" office:value="9.59297">
                <text:p>9.592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4.822">
                <text:p>84.822</text:p>
              </table:table-cell>
              <table:table-cell office:value-type="float" office:value="73.95804">
                <text:p>73.95804</text:p>
              </table:table-cell>
              <table:table-cell office:value-type="float" office:value="10.86396">
                <text:p>10.8639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5.73913">
                <text:p>85.73913</text:p>
              </table:table-cell>
              <table:table-cell office:value-type="float" office:value="72.61663">
                <text:p>72.61663</text:p>
              </table:table-cell>
              <table:table-cell office:value-type="float" office:value="13.1225">
                <text:p>13.12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5.3492">
                <text:p>85.3492</text:p>
              </table:table-cell>
              <table:table-cell office:value-type="float" office:value="74.45446">
                <text:p>74.45446</text:p>
              </table:table-cell>
              <table:table-cell office:value-type="float" office:value="10.89474">
                <text:p>10.894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4.51091">
                <text:p>84.51091</text:p>
              </table:table-cell>
              <table:table-cell office:value-type="float" office:value="76.01352">
                <text:p>76.01352</text:p>
              </table:table-cell>
              <table:table-cell office:value-type="float" office:value="8.49739">
                <text:p>8.497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3.58787">
                <text:p>83.58787</text:p>
              </table:table-cell>
              <table:table-cell office:value-type="float" office:value="73.17246">
                <text:p>73.17246</text:p>
              </table:table-cell>
              <table:table-cell office:value-type="float" office:value="10.41541">
                <text:p>10.4154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5.61563">
                <text:p>85.61563</text:p>
              </table:table-cell>
              <table:table-cell office:value-type="float" office:value="73.86568">
                <text:p>73.86568</text:p>
              </table:table-cell>
              <table:table-cell office:value-type="float" office:value="11.74996">
                <text:p>11.749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4.55828">
                <text:p>84.55828</text:p>
              </table:table-cell>
              <table:table-cell office:value-type="float" office:value="74.44165">
                <text:p>74.44165</text:p>
              </table:table-cell>
              <table:table-cell office:value-type="float" office:value="10.11663">
                <text:p>10.116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4.17223">
                <text:p>84.17223</text:p>
              </table:table-cell>
              <table:table-cell office:value-type="float" office:value="74.87188">
                <text:p>74.87188</text:p>
              </table:table-cell>
              <table:table-cell office:value-type="float" office:value="9.30035">
                <text:p>9.300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5.13804">
                <text:p>85.13804</text:p>
              </table:table-cell>
              <table:table-cell office:value-type="float" office:value="72.62361">
                <text:p>72.62361</text:p>
              </table:table-cell>
              <table:table-cell office:value-type="float" office:value="12.51443">
                <text:p>12.5144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3.63275">
                <text:p>83.63275</text:p>
              </table:table-cell>
              <table:table-cell office:value-type="float" office:value="73.26212">
                <text:p>73.26212</text:p>
              </table:table-cell>
              <table:table-cell office:value-type="float" office:value="10.37063">
                <text:p>10.370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4.8288">
                <text:p>84.8288</text:p>
              </table:table-cell>
              <table:table-cell office:value-type="float" office:value="76.25122">
                <text:p>76.25122</text:p>
              </table:table-cell>
              <table:table-cell office:value-type="float" office:value="8.57758">
                <text:p>8.577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4.8239">
                <text:p>84.8239</text:p>
              </table:table-cell>
              <table:table-cell office:value-type="float" office:value="75.88816">
                <text:p>75.88816</text:p>
              </table:table-cell>
              <table:table-cell office:value-type="float" office:value="8.93574">
                <text:p>8.9357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4.41176">
                <text:p>84.41176</text:p>
              </table:table-cell>
              <table:table-cell office:value-type="float" office:value="74.04721">
                <text:p>74.04721</text:p>
              </table:table-cell>
              <table:table-cell office:value-type="float" office:value="10.36456">
                <text:p>10.364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4.97566">
                <text:p>84.97566</text:p>
              </table:table-cell>
              <table:table-cell office:value-type="float" office:value="75.8686">
                <text:p>75.8686</text:p>
              </table:table-cell>
              <table:table-cell office:value-type="float" office:value="9.10705">
                <text:p>9.107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4.22563">
                <text:p>84.22563</text:p>
              </table:table-cell>
              <table:table-cell office:value-type="float" office:value="75.24075">
                <text:p>75.24075</text:p>
              </table:table-cell>
              <table:table-cell office:value-type="float" office:value="8.98488">
                <text:p>8.984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4.75514">
                <text:p>84.75514</text:p>
              </table:table-cell>
              <table:table-cell office:value-type="float" office:value="74.25329">
                <text:p>74.25329</text:p>
              </table:table-cell>
              <table:table-cell office:value-type="float" office:value="10.50185">
                <text:p>10.5018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5.58669">
                <text:p>85.58669</text:p>
              </table:table-cell>
              <table:table-cell office:value-type="float" office:value="74.60651">
                <text:p>74.60651</text:p>
              </table:table-cell>
              <table:table-cell office:value-type="float" office:value="10.98018">
                <text:p>10.980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4.48352">
                <text:p>84.48352</text:p>
              </table:table-cell>
              <table:table-cell office:value-type="float" office:value="74.51873">
                <text:p>74.51873</text:p>
              </table:table-cell>
              <table:table-cell office:value-type="float" office:value="9.96479">
                <text:p>9.9647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3.7592">
                <text:p>83.7592</text:p>
              </table:table-cell>
              <table:table-cell office:value-type="float" office:value="73.94096">
                <text:p>73.94096</text:p>
              </table:table-cell>
              <table:table-cell office:value-type="float" office:value="9.81825">
                <text:p>9.818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5.19692">
                <text:p>85.19692</text:p>
              </table:table-cell>
              <table:table-cell office:value-type="float" office:value="72.62055">
                <text:p>72.62055</text:p>
              </table:table-cell>
              <table:table-cell office:value-type="float" office:value="12.57638">
                <text:p>12.5763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6.38249">
                <text:p>86.38249</text:p>
              </table:table-cell>
              <table:table-cell office:value-type="float" office:value="71.74017">
                <text:p>71.74017</text:p>
              </table:table-cell>
              <table:table-cell office:value-type="float" office:value="14.64232">
                <text:p>14.6423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4.37246">
                <text:p>84.37246</text:p>
              </table:table-cell>
              <table:table-cell office:value-type="float" office:value="74.4975">
                <text:p>74.4975</text:p>
              </table:table-cell>
              <table:table-cell office:value-type="float" office:value="9.87496">
                <text:p>9.8749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5.14283">
                <text:p>85.14283</text:p>
              </table:table-cell>
              <table:table-cell office:value-type="float" office:value="75.97712">
                <text:p>75.97712</text:p>
              </table:table-cell>
              <table:table-cell office:value-type="float" office:value="9.16571">
                <text:p>9.1657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4.62461">
                <text:p>84.62461</text:p>
              </table:table-cell>
              <table:table-cell office:value-type="float" office:value="76.14562">
                <text:p>76.14562</text:p>
              </table:table-cell>
              <table:table-cell office:value-type="float" office:value="8.47899">
                <text:p>8.4789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4.50314">
                <text:p>84.50314</text:p>
              </table:table-cell>
              <table:table-cell office:value-type="float" office:value="75.57706">
                <text:p>75.57706</text:p>
              </table:table-cell>
              <table:table-cell office:value-type="float" office:value="8.92608">
                <text:p>8.9260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5.64161">
                <text:p>85.64161</text:p>
              </table:table-cell>
              <table:table-cell office:value-type="float" office:value="74.46493">
                <text:p>74.46493</text:p>
              </table:table-cell>
              <table:table-cell office:value-type="float" office:value="11.17668">
                <text:p>11.1766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4.13612">
                <text:p>84.13612</text:p>
              </table:table-cell>
              <table:table-cell office:value-type="float" office:value="72.92453">
                <text:p>72.92453</text:p>
              </table:table-cell>
              <table:table-cell office:value-type="float" office:value="11.21159">
                <text:p>11.2115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4.934">
                <text:p>84.934</text:p>
              </table:table-cell>
              <table:table-cell office:value-type="float" office:value="74.09416">
                <text:p>74.09416</text:p>
              </table:table-cell>
              <table:table-cell office:value-type="float" office:value="10.83984">
                <text:p>10.8398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5.47346">
                <text:p>85.47346</text:p>
              </table:table-cell>
              <table:table-cell office:value-type="float" office:value="74.1023">
                <text:p>74.1023</text:p>
              </table:table-cell>
              <table:table-cell office:value-type="float" office:value="11.37116">
                <text:p>11.371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5.29829">
                <text:p>85.29829</text:p>
              </table:table-cell>
              <table:table-cell office:value-type="float" office:value="72.67588">
                <text:p>72.67588</text:p>
              </table:table-cell>
              <table:table-cell office:value-type="float" office:value="12.62241">
                <text:p>12.622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4.83508">
                <text:p>84.83508</text:p>
              </table:table-cell>
              <table:table-cell office:value-type="float" office:value="72.90729">
                <text:p>72.90729</text:p>
              </table:table-cell>
              <table:table-cell office:value-type="float" office:value="11.92779">
                <text:p>11.9277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4.88991">
                <text:p>84.88991</text:p>
              </table:table-cell>
              <table:table-cell office:value-type="float" office:value="74.89555">
                <text:p>74.89555</text:p>
              </table:table-cell>
              <table:table-cell office:value-type="float" office:value="9.99436">
                <text:p>9.9943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5.18491">
                <text:p>85.18491</text:p>
              </table:table-cell>
              <table:table-cell office:value-type="float" office:value="73.55619">
                <text:p>73.55619</text:p>
              </table:table-cell>
              <table:table-cell office:value-type="float" office:value="11.62872">
                <text:p>11.6287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4.67444">
                <text:p>84.67444</text:p>
              </table:table-cell>
              <table:table-cell office:value-type="float" office:value="75.74369">
                <text:p>75.74369</text:p>
              </table:table-cell>
              <table:table-cell office:value-type="float" office:value="8.93075">
                <text:p>8.930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5.37568">
                <text:p>85.37568</text:p>
              </table:table-cell>
              <table:table-cell office:value-type="float" office:value="75.58228">
                <text:p>75.58228</text:p>
              </table:table-cell>
              <table:table-cell office:value-type="float" office:value="9.7934">
                <text:p>9.793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3.94626">
                <text:p>83.94626</text:p>
              </table:table-cell>
              <table:table-cell office:value-type="float" office:value="73.12324">
                <text:p>73.12324</text:p>
              </table:table-cell>
              <table:table-cell office:value-type="float" office:value="10.82302">
                <text:p>10.8230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5.62144">
                <text:p>85.62144</text:p>
              </table:table-cell>
              <table:table-cell office:value-type="float" office:value="74.13511">
                <text:p>74.13511</text:p>
              </table:table-cell>
              <table:table-cell office:value-type="float" office:value="11.48634">
                <text:p>11.4863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3.7431">
                <text:p>83.7431</text:p>
              </table:table-cell>
              <table:table-cell office:value-type="float" office:value="73.76309">
                <text:p>73.76309</text:p>
              </table:table-cell>
              <table:table-cell office:value-type="float" office:value="9.98001">
                <text:p>9.9800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4.58819">
                <text:p>84.58819</text:p>
              </table:table-cell>
              <table:table-cell office:value-type="float" office:value="76.24456">
                <text:p>76.24456</text:p>
              </table:table-cell>
              <table:table-cell office:value-type="float" office:value="8.34363">
                <text:p>8.343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5.7433">
                <text:p>85.7433</text:p>
              </table:table-cell>
              <table:table-cell office:value-type="float" office:value="74.01866">
                <text:p>74.01866</text:p>
              </table:table-cell>
              <table:table-cell office:value-type="float" office:value="11.72464">
                <text:p>11.724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4.98389">
                <text:p>84.98389</text:p>
              </table:table-cell>
              <table:table-cell office:value-type="float" office:value="76.27989">
                <text:p>76.27989</text:p>
              </table:table-cell>
              <table:table-cell office:value-type="float" office:value="8.704">
                <text:p>8.7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4.4194">
                <text:p>84.4194</text:p>
              </table:table-cell>
              <table:table-cell office:value-type="float" office:value="74.42124">
                <text:p>74.42124</text:p>
              </table:table-cell>
              <table:table-cell office:value-type="float" office:value="9.99816">
                <text:p>9.998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5.12081">
                <text:p>85.12081</text:p>
              </table:table-cell>
              <table:table-cell office:value-type="float" office:value="74.31041">
                <text:p>74.31041</text:p>
              </table:table-cell>
              <table:table-cell office:value-type="float" office:value="10.8104">
                <text:p>10.810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4.89887">
                <text:p>84.89887</text:p>
              </table:table-cell>
              <table:table-cell office:value-type="float" office:value="74.50753">
                <text:p>74.50753</text:p>
              </table:table-cell>
              <table:table-cell office:value-type="float" office:value="10.39134">
                <text:p>10.3913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4.67609">
                <text:p>84.67609</text:p>
              </table:table-cell>
              <table:table-cell office:value-type="float" office:value="74.76586">
                <text:p>74.76586</text:p>
              </table:table-cell>
              <table:table-cell office:value-type="float" office:value="9.91023">
                <text:p>9.9102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5.7727">
                <text:p>85.7727</text:p>
              </table:table-cell>
              <table:table-cell office:value-type="float" office:value="74.00346">
                <text:p>74.00346</text:p>
              </table:table-cell>
              <table:table-cell office:value-type="float" office:value="11.76924">
                <text:p>11.769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4.58849">
                <text:p>84.58849</text:p>
              </table:table-cell>
              <table:table-cell office:value-type="float" office:value="74.71046">
                <text:p>74.71046</text:p>
              </table:table-cell>
              <table:table-cell office:value-type="float" office:value="9.87803">
                <text:p>9.878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5.85951">
                <text:p>85.85951</text:p>
              </table:table-cell>
              <table:table-cell office:value-type="float" office:value="74.475">
                <text:p>74.475</text:p>
              </table:table-cell>
              <table:table-cell office:value-type="float" office:value="11.38451">
                <text:p>11.3845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4.72328">
                <text:p>84.72328</text:p>
              </table:table-cell>
              <table:table-cell office:value-type="float" office:value="75.19958">
                <text:p>75.19958</text:p>
              </table:table-cell>
              <table:table-cell office:value-type="float" office:value="9.5237">
                <text:p>9.523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4.68136">
                <text:p>84.68136</text:p>
              </table:table-cell>
              <table:table-cell office:value-type="float" office:value="73.94963">
                <text:p>73.94963</text:p>
              </table:table-cell>
              <table:table-cell office:value-type="float" office:value="10.73173">
                <text:p>10.7317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4.63045">
                <text:p>84.63045</text:p>
              </table:table-cell>
              <table:table-cell office:value-type="float" office:value="74.46167">
                <text:p>74.46167</text:p>
              </table:table-cell>
              <table:table-cell office:value-type="float" office:value="10.16878">
                <text:p>10.1687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4.40632">
                <text:p>84.40632</text:p>
              </table:table-cell>
              <table:table-cell office:value-type="float" office:value="74.39419">
                <text:p>74.39419</text:p>
              </table:table-cell>
              <table:table-cell office:value-type="float" office:value="10.01213">
                <text:p>10.0121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5.55159">
                <text:p>85.55159</text:p>
              </table:table-cell>
              <table:table-cell office:value-type="float" office:value="73.86589">
                <text:p>73.86589</text:p>
              </table:table-cell>
              <table:table-cell office:value-type="float" office:value="11.68569">
                <text:p>11.685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4.79776">
                <text:p>84.79776</text:p>
              </table:table-cell>
              <table:table-cell office:value-type="float" office:value="74.26053">
                <text:p>74.26053</text:p>
              </table:table-cell>
              <table:table-cell office:value-type="float" office:value="10.53723">
                <text:p>10.537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5.44169">
                <text:p>85.44169</text:p>
              </table:table-cell>
              <table:table-cell office:value-type="float" office:value="75.58894">
                <text:p>75.58894</text:p>
              </table:table-cell>
              <table:table-cell office:value-type="float" office:value="9.85276">
                <text:p>9.8527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5.43183">
                <text:p>85.43183</text:p>
              </table:table-cell>
              <table:table-cell office:value-type="float" office:value="75.63698">
                <text:p>75.63698</text:p>
              </table:table-cell>
              <table:table-cell office:value-type="float" office:value="9.79484">
                <text:p>9.7948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6.21541">
                <text:p>86.21541</text:p>
              </table:table-cell>
              <table:table-cell office:value-type="float" office:value="72.80969">
                <text:p>72.80969</text:p>
              </table:table-cell>
              <table:table-cell office:value-type="float" office:value="13.40573">
                <text:p>13.4057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6.27528">
                <text:p>86.27528</text:p>
              </table:table-cell>
              <table:table-cell office:value-type="float" office:value="72.42236">
                <text:p>72.42236</text:p>
              </table:table-cell>
              <table:table-cell office:value-type="float" office:value="13.85292">
                <text:p>13.8529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5.64164">
                <text:p>85.64164</text:p>
              </table:table-cell>
              <table:table-cell office:value-type="float" office:value="74.88679">
                <text:p>74.88679</text:p>
              </table:table-cell>
              <table:table-cell office:value-type="float" office:value="10.75485">
                <text:p>10.7548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4.95818">
                <text:p>84.95818</text:p>
              </table:table-cell>
              <table:table-cell office:value-type="float" office:value="76.17142">
                <text:p>76.17142</text:p>
              </table:table-cell>
              <table:table-cell office:value-type="float" office:value="8.78676">
                <text:p>8.7867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5.2241">
                <text:p>85.2241</text:p>
              </table:table-cell>
              <table:table-cell office:value-type="float" office:value="76.09982">
                <text:p>76.09982</text:p>
              </table:table-cell>
              <table:table-cell office:value-type="float" office:value="9.12429">
                <text:p>9.1242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5.04972">
                <text:p>85.04972</text:p>
              </table:table-cell>
              <table:table-cell office:value-type="float" office:value="74.19063">
                <text:p>74.19063</text:p>
              </table:table-cell>
              <table:table-cell office:value-type="float" office:value="10.85909">
                <text:p>10.859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6.24104">
                <text:p>86.24104</text:p>
              </table:table-cell>
              <table:table-cell office:value-type="float" office:value="72.56006">
                <text:p>72.56006</text:p>
              </table:table-cell>
              <table:table-cell office:value-type="float" office:value="13.68098">
                <text:p>13.6809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4.67269">
                <text:p>84.67269</text:p>
              </table:table-cell>
              <table:table-cell office:value-type="float" office:value="74.46611">
                <text:p>74.46611</text:p>
              </table:table-cell>
              <table:table-cell office:value-type="float" office:value="10.20659">
                <text:p>10.2065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4.08843">
                <text:p>84.08843</text:p>
              </table:table-cell>
              <table:table-cell office:value-type="float" office:value="74.34718">
                <text:p>74.34718</text:p>
              </table:table-cell>
              <table:table-cell office:value-type="float" office:value="9.74125">
                <text:p>9.741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5.25328">
                <text:p>85.25328</text:p>
              </table:table-cell>
              <table:table-cell office:value-type="float" office:value="75.03296">
                <text:p>75.03296</text:p>
              </table:table-cell>
              <table:table-cell office:value-type="float" office:value="10.22032">
                <text:p>10.220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4.78659">
                <text:p>84.78659</text:p>
              </table:table-cell>
              <table:table-cell office:value-type="float" office:value="75.179">
                <text:p>75.179</text:p>
              </table:table-cell>
              <table:table-cell office:value-type="float" office:value="9.60759">
                <text:p>9.6075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5.32738">
                <text:p>85.32738</text:p>
              </table:table-cell>
              <table:table-cell office:value-type="float" office:value="74.20333">
                <text:p>74.20333</text:p>
              </table:table-cell>
              <table:table-cell office:value-type="float" office:value="11.12405">
                <text:p>11.1240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4.82279">
                <text:p>84.82279</text:p>
              </table:table-cell>
              <table:table-cell office:value-type="float" office:value="74.64337">
                <text:p>74.64337</text:p>
              </table:table-cell>
              <table:table-cell office:value-type="float" office:value="10.17942">
                <text:p>10.179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4.44687">
                <text:p>84.44687</text:p>
              </table:table-cell>
              <table:table-cell office:value-type="float" office:value="74.30839">
                <text:p>74.30839</text:p>
              </table:table-cell>
              <table:table-cell office:value-type="float" office:value="10.13848">
                <text:p>10.1384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4.29165">
                <text:p>84.29165</text:p>
              </table:table-cell>
              <table:table-cell office:value-type="float" office:value="74.9337">
                <text:p>74.9337</text:p>
              </table:table-cell>
              <table:table-cell office:value-type="float" office:value="9.35795">
                <text:p>9.3579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4.93669">
                <text:p>84.93669</text:p>
              </table:table-cell>
              <table:table-cell office:value-type="float" office:value="75.93345">
                <text:p>75.93345</text:p>
              </table:table-cell>
              <table:table-cell office:value-type="float" office:value="9.00324">
                <text:p>9.0032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5.31049">
                <text:p>85.31049</text:p>
              </table:table-cell>
              <table:table-cell office:value-type="float" office:value="72.37647">
                <text:p>72.37647</text:p>
              </table:table-cell>
              <table:table-cell office:value-type="float" office:value="12.93402">
                <text:p>12.9340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5.77421">
                <text:p>85.77421</text:p>
              </table:table-cell>
              <table:table-cell office:value-type="float" office:value="74.45013">
                <text:p>74.45013</text:p>
              </table:table-cell>
              <table:table-cell office:value-type="float" office:value="11.32407">
                <text:p>11.3240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3.99934">
                <text:p>83.99934</text:p>
              </table:table-cell>
              <table:table-cell office:value-type="float" office:value="73.11324">
                <text:p>73.11324</text:p>
              </table:table-cell>
              <table:table-cell office:value-type="float" office:value="10.8861">
                <text:p>10.886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4.71257">
                <text:p>84.71257</text:p>
              </table:table-cell>
              <table:table-cell office:value-type="float" office:value="74.3565">
                <text:p>74.3565</text:p>
              </table:table-cell>
              <table:table-cell office:value-type="float" office:value="10.35607">
                <text:p>10.3560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4.75833">
                <text:p>84.75833</text:p>
              </table:table-cell>
              <table:table-cell office:value-type="float" office:value="74.89347">
                <text:p>74.89347</text:p>
              </table:table-cell>
              <table:table-cell office:value-type="float" office:value="9.86486">
                <text:p>9.8648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3.85989">
                <text:p>83.85989</text:p>
              </table:table-cell>
              <table:table-cell office:value-type="float" office:value="73.41328">
                <text:p>73.41328</text:p>
              </table:table-cell>
              <table:table-cell office:value-type="float" office:value="10.44661">
                <text:p>10.4466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6.37454">
                <text:p>86.37454</text:p>
              </table:table-cell>
              <table:table-cell office:value-type="float" office:value="71.86561">
                <text:p>71.86561</text:p>
              </table:table-cell>
              <table:table-cell office:value-type="float" office:value="14.50893">
                <text:p>14.5089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5.01637">
                <text:p>85.01637</text:p>
              </table:table-cell>
              <table:table-cell office:value-type="float" office:value="76.46136">
                <text:p>76.46136</text:p>
              </table:table-cell>
              <table:table-cell office:value-type="float" office:value="8.555">
                <text:p>8.55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4.28649">
                <text:p>84.28649</text:p>
              </table:table-cell>
              <table:table-cell office:value-type="float" office:value="75.67533">
                <text:p>75.67533</text:p>
              </table:table-cell>
              <table:table-cell office:value-type="float" office:value="8.61116">
                <text:p>8.6111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5.22652">
                <text:p>85.22652</text:p>
              </table:table-cell>
              <table:table-cell office:value-type="float" office:value="74.49466">
                <text:p>74.49466</text:p>
              </table:table-cell>
              <table:table-cell office:value-type="float" office:value="10.73186">
                <text:p>10.7318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5.85867">
                <text:p>85.85867</text:p>
              </table:table-cell>
              <table:table-cell office:value-type="float" office:value="72.98064">
                <text:p>72.98064</text:p>
              </table:table-cell>
              <table:table-cell office:value-type="float" office:value="12.87803">
                <text:p>12.8780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4.20063">
                <text:p>84.20063</text:p>
              </table:table-cell>
              <table:table-cell office:value-type="float" office:value="74.50048">
                <text:p>74.50048</text:p>
              </table:table-cell>
              <table:table-cell office:value-type="float" office:value="9.70015">
                <text:p>9.700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4.80233">
                <text:p>84.80233</text:p>
              </table:table-cell>
              <table:table-cell office:value-type="float" office:value="74.12761">
                <text:p>74.12761</text:p>
              </table:table-cell>
              <table:table-cell office:value-type="float" office:value="10.67472">
                <text:p>10.6747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3.81037">
                <text:p>83.81037</text:p>
              </table:table-cell>
              <table:table-cell office:value-type="float" office:value="73.46449">
                <text:p>73.46449</text:p>
              </table:table-cell>
              <table:table-cell office:value-type="float" office:value="10.34588">
                <text:p>10.3458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4.95651">
                <text:p>84.95651</text:p>
              </table:table-cell>
              <table:table-cell office:value-type="float" office:value="75.74745">
                <text:p>75.74745</text:p>
              </table:table-cell>
              <table:table-cell office:value-type="float" office:value="9.20905">
                <text:p>9.2090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3.60761">
                <text:p>83.60761</text:p>
              </table:table-cell>
              <table:table-cell office:value-type="float" office:value="73.21927">
                <text:p>73.21927</text:p>
              </table:table-cell>
              <table:table-cell office:value-type="float" office:value="10.38834">
                <text:p>10.3883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3.29552">
                <text:p>83.29552</text:p>
              </table:table-cell>
              <table:table-cell office:value-type="float" office:value="71.66717">
                <text:p>71.66717</text:p>
              </table:table-cell>
              <table:table-cell office:value-type="float" office:value="11.62836">
                <text:p>11.6283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4.71348">
                <text:p>84.71348</text:p>
              </table:table-cell>
              <table:table-cell office:value-type="float" office:value="76.23725">
                <text:p>76.23725</text:p>
              </table:table-cell>
              <table:table-cell office:value-type="float" office:value="8.47623">
                <text:p>8.4762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3.91126">
                <text:p>83.91126</text:p>
              </table:table-cell>
              <table:table-cell office:value-type="float" office:value="74.41609">
                <text:p>74.41609</text:p>
              </table:table-cell>
              <table:table-cell office:value-type="float" office:value="9.49517">
                <text:p>9.4951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3.69914">
                <text:p>83.69914</text:p>
              </table:table-cell>
              <table:table-cell office:value-type="float" office:value="73.72886">
                <text:p>73.72886</text:p>
              </table:table-cell>
              <table:table-cell office:value-type="float" office:value="9.97028">
                <text:p>9.9702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4.96104">
                <text:p>84.96104</text:p>
              </table:table-cell>
              <table:table-cell office:value-type="float" office:value="73.77416">
                <text:p>73.77416</text:p>
              </table:table-cell>
              <table:table-cell office:value-type="float" office:value="11.18689">
                <text:p>11.1868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4.46159">
                <text:p>84.46159</text:p>
              </table:table-cell>
              <table:table-cell office:value-type="float" office:value="74.93781">
                <text:p>74.93781</text:p>
              </table:table-cell>
              <table:table-cell office:value-type="float" office:value="9.52379">
                <text:p>9.5237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3.81297">
                <text:p>83.81297</text:p>
              </table:table-cell>
              <table:table-cell office:value-type="float" office:value="73.52157">
                <text:p>73.52157</text:p>
              </table:table-cell>
              <table:table-cell office:value-type="float" office:value="10.2914">
                <text:p>10.29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4.37933">
                <text:p>84.37933</text:p>
              </table:table-cell>
              <table:table-cell office:value-type="float" office:value="75.12089">
                <text:p>75.12089</text:p>
              </table:table-cell>
              <table:table-cell office:value-type="float" office:value="9.25844">
                <text:p>9.2584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5.05384">
                <text:p>85.05384</text:p>
              </table:table-cell>
              <table:table-cell office:value-type="float" office:value="75.97204">
                <text:p>75.97204</text:p>
              </table:table-cell>
              <table:table-cell office:value-type="float" office:value="9.0818">
                <text:p>9.081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4.95634">
                <text:p>84.95634</text:p>
              </table:table-cell>
              <table:table-cell office:value-type="float" office:value="75.59612">
                <text:p>75.59612</text:p>
              </table:table-cell>
              <table:table-cell office:value-type="float" office:value="9.36022">
                <text:p>9.360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3.6295">
                <text:p>83.6295</text:p>
              </table:table-cell>
              <table:table-cell office:value-type="float" office:value="73.41142">
                <text:p>73.41142</text:p>
              </table:table-cell>
              <table:table-cell office:value-type="float" office:value="10.21808">
                <text:p>10.2180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5.30804">
                <text:p>85.30804</text:p>
              </table:table-cell>
              <table:table-cell office:value-type="float" office:value="75.19109">
                <text:p>75.19109</text:p>
              </table:table-cell>
              <table:table-cell office:value-type="float" office:value="10.11696">
                <text:p>10.116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4.87208">
                <text:p>84.87208</text:p>
              </table:table-cell>
              <table:table-cell office:value-type="float" office:value="76.40012">
                <text:p>76.40012</text:p>
              </table:table-cell>
              <table:table-cell office:value-type="float" office:value="8.47195">
                <text:p>8.4719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6.19199">
                <text:p>86.19199</text:p>
              </table:table-cell>
              <table:table-cell office:value-type="float" office:value="72.67392">
                <text:p>72.67392</text:p>
              </table:table-cell>
              <table:table-cell office:value-type="float" office:value="13.51807">
                <text:p>13.5180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4.82541">
                <text:p>84.82541</text:p>
              </table:table-cell>
              <table:table-cell office:value-type="float" office:value="73.72266">
                <text:p>73.72266</text:p>
              </table:table-cell>
              <table:table-cell office:value-type="float" office:value="11.10275">
                <text:p>11.1027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4.73844">
                <text:p>84.73844</text:p>
              </table:table-cell>
              <table:table-cell office:value-type="float" office:value="75.51984">
                <text:p>75.51984</text:p>
              </table:table-cell>
              <table:table-cell office:value-type="float" office:value="9.2186">
                <text:p>9.218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4.69668">
                <text:p>84.69668</text:p>
              </table:table-cell>
              <table:table-cell office:value-type="float" office:value="72.6459">
                <text:p>72.6459</text:p>
              </table:table-cell>
              <table:table-cell office:value-type="float" office:value="12.05077">
                <text:p>12.0507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4.89353">
                <text:p>84.89353</text:p>
              </table:table-cell>
              <table:table-cell office:value-type="float" office:value="75.14264">
                <text:p>75.14264</text:p>
              </table:table-cell>
              <table:table-cell office:value-type="float" office:value="9.75089">
                <text:p>9.7508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4.30661">
                <text:p>84.30661</text:p>
              </table:table-cell>
              <table:table-cell office:value-type="float" office:value="75.05931">
                <text:p>75.05931</text:p>
              </table:table-cell>
              <table:table-cell office:value-type="float" office:value="9.2473">
                <text:p>9.247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5.98755">
                <text:p>85.98755</text:p>
              </table:table-cell>
              <table:table-cell office:value-type="float" office:value="73.54592">
                <text:p>73.54592</text:p>
              </table:table-cell>
              <table:table-cell office:value-type="float" office:value="12.44163">
                <text:p>12.4416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5.34275">
                <text:p>85.34275</text:p>
              </table:table-cell>
              <table:table-cell office:value-type="float" office:value="75.41746">
                <text:p>75.41746</text:p>
              </table:table-cell>
              <table:table-cell office:value-type="float" office:value="9.92529">
                <text:p>9.9252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4.45668">
                <text:p>84.45668</text:p>
              </table:table-cell>
              <table:table-cell office:value-type="float" office:value="72.31656">
                <text:p>72.31656</text:p>
              </table:table-cell>
              <table:table-cell office:value-type="float" office:value="12.14013">
                <text:p>12.1401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4.92554">
                <text:p>84.92554</text:p>
              </table:table-cell>
              <table:table-cell office:value-type="float" office:value="74.61552">
                <text:p>74.61552</text:p>
              </table:table-cell>
              <table:table-cell office:value-type="float" office:value="10.31002">
                <text:p>10.3100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5.14647">
                <text:p>85.14647</text:p>
              </table:table-cell>
              <table:table-cell office:value-type="float" office:value="73.51838">
                <text:p>73.51838</text:p>
              </table:table-cell>
              <table:table-cell office:value-type="float" office:value="11.6281">
                <text:p>11.628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4.98256">
                <text:p>84.98256</text:p>
              </table:table-cell>
              <table:table-cell office:value-type="float" office:value="75.14579">
                <text:p>75.14579</text:p>
              </table:table-cell>
              <table:table-cell office:value-type="float" office:value="9.83678">
                <text:p>9.8367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5.71335">
                <text:p>85.71335</text:p>
              </table:table-cell>
              <table:table-cell office:value-type="float" office:value="74.25506">
                <text:p>74.25506</text:p>
              </table:table-cell>
              <table:table-cell office:value-type="float" office:value="11.45828">
                <text:p>11.4582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4.58581">
                <text:p>84.58581</text:p>
              </table:table-cell>
              <table:table-cell office:value-type="float" office:value="74.13595">
                <text:p>74.13595</text:p>
              </table:table-cell>
              <table:table-cell office:value-type="float" office:value="10.44986">
                <text:p>10.4498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5.68236">
                <text:p>85.68236</text:p>
              </table:table-cell>
              <table:table-cell office:value-type="float" office:value="72.40257">
                <text:p>72.40257</text:p>
              </table:table-cell>
              <table:table-cell office:value-type="float" office:value="13.27979">
                <text:p>13.2797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4.7769">
                <text:p>84.7769</text:p>
              </table:table-cell>
              <table:table-cell office:value-type="float" office:value="74.26375">
                <text:p>74.26375</text:p>
              </table:table-cell>
              <table:table-cell office:value-type="float" office:value="10.51315">
                <text:p>10.513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5.8328">
                <text:p>85.8328</text:p>
              </table:table-cell>
              <table:table-cell office:value-type="float" office:value="74.57709">
                <text:p>74.57709</text:p>
              </table:table-cell>
              <table:table-cell office:value-type="float" office:value="11.25571">
                <text:p>11.2557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5.88536">
                <text:p>85.88536</text:p>
              </table:table-cell>
              <table:table-cell office:value-type="float" office:value="72.82582">
                <text:p>72.82582</text:p>
              </table:table-cell>
              <table:table-cell office:value-type="float" office:value="13.05955">
                <text:p>13.059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5.31652">
                <text:p>85.31652</text:p>
              </table:table-cell>
              <table:table-cell office:value-type="float" office:value="73.53799">
                <text:p>73.53799</text:p>
              </table:table-cell>
              <table:table-cell office:value-type="float" office:value="11.77853">
                <text:p>11.778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5.46973">
                <text:p>85.46973</text:p>
              </table:table-cell>
              <table:table-cell office:value-type="float" office:value="74.28718">
                <text:p>74.28718</text:p>
              </table:table-cell>
              <table:table-cell office:value-type="float" office:value="11.18255">
                <text:p>11.1825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4.56067">
                <text:p>84.56067</text:p>
              </table:table-cell>
              <table:table-cell office:value-type="float" office:value="75.50192">
                <text:p>75.50192</text:p>
              </table:table-cell>
              <table:table-cell office:value-type="float" office:value="9.05875">
                <text:p>9.058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4.41185">
                <text:p>84.41185</text:p>
              </table:table-cell>
              <table:table-cell office:value-type="float" office:value="73.77121">
                <text:p>73.77121</text:p>
              </table:table-cell>
              <table:table-cell office:value-type="float" office:value="10.64064">
                <text:p>10.6406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5.46287">
                <text:p>85.46287</text:p>
              </table:table-cell>
              <table:table-cell office:value-type="float" office:value="72.50148">
                <text:p>72.50148</text:p>
              </table:table-cell>
              <table:table-cell office:value-type="float" office:value="12.96139">
                <text:p>12.961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4.84807">
                <text:p>84.84807</text:p>
              </table:table-cell>
              <table:table-cell office:value-type="float" office:value="73.74835">
                <text:p>73.74835</text:p>
              </table:table-cell>
              <table:table-cell office:value-type="float" office:value="11.09972">
                <text:p>11.0997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3.93824">
                <text:p>83.93824</text:p>
              </table:table-cell>
              <table:table-cell office:value-type="float" office:value="74.29736">
                <text:p>74.29736</text:p>
              </table:table-cell>
              <table:table-cell office:value-type="float" office:value="9.64088">
                <text:p>9.6408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4.58662">
                <text:p>84.58662</text:p>
              </table:table-cell>
              <table:table-cell office:value-type="float" office:value="75.73054">
                <text:p>75.73054</text:p>
              </table:table-cell>
              <table:table-cell office:value-type="float" office:value="8.85608">
                <text:p>8.8560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4.63908">
                <text:p>84.63908</text:p>
              </table:table-cell>
              <table:table-cell office:value-type="float" office:value="74.40999">
                <text:p>74.40999</text:p>
              </table:table-cell>
              <table:table-cell office:value-type="float" office:value="10.22909">
                <text:p>10.2290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4.78171">
                <text:p>84.78171</text:p>
              </table:table-cell>
              <table:table-cell office:value-type="float" office:value="73.44817">
                <text:p>73.44817</text:p>
              </table:table-cell>
              <table:table-cell office:value-type="float" office:value="11.33354">
                <text:p>11.3335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4.98391">
                <text:p>84.98391</text:p>
              </table:table-cell>
              <table:table-cell office:value-type="float" office:value="74.02538">
                <text:p>74.02538</text:p>
              </table:table-cell>
              <table:table-cell office:value-type="float" office:value="10.95853">
                <text:p>10.9585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3.88275">
                <text:p>83.88275</text:p>
              </table:table-cell>
              <table:table-cell office:value-type="float" office:value="74.32966">
                <text:p>74.32966</text:p>
              </table:table-cell>
              <table:table-cell office:value-type="float" office:value="9.55308">
                <text:p>9.553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6.30693">
                <text:p>86.30693</text:p>
              </table:table-cell>
              <table:table-cell office:value-type="float" office:value="72.29067">
                <text:p>72.29067</text:p>
              </table:table-cell>
              <table:table-cell office:value-type="float" office:value="14.01626">
                <text:p>14.0162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4.76428">
                <text:p>84.76428</text:p>
              </table:table-cell>
              <table:table-cell office:value-type="float" office:value="76.27492">
                <text:p>76.27492</text:p>
              </table:table-cell>
              <table:table-cell office:value-type="float" office:value="8.48936">
                <text:p>8.4893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5.35116">
                <text:p>85.35116</text:p>
              </table:table-cell>
              <table:table-cell office:value-type="float" office:value="75.58046">
                <text:p>75.58046</text:p>
              </table:table-cell>
              <table:table-cell office:value-type="float" office:value="9.7707">
                <text:p>9.770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4.94568">
                <text:p>84.94568</text:p>
              </table:table-cell>
              <table:table-cell office:value-type="float" office:value="76.36115">
                <text:p>76.36115</text:p>
              </table:table-cell>
              <table:table-cell office:value-type="float" office:value="8.58453">
                <text:p>8.5845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5.12994">
                <text:p>85.12994</text:p>
              </table:table-cell>
              <table:table-cell office:value-type="float" office:value="75.14017">
                <text:p>75.14017</text:p>
              </table:table-cell>
              <table:table-cell office:value-type="float" office:value="9.98976">
                <text:p>9.9897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4.01466">
                <text:p>84.01466</text:p>
              </table:table-cell>
              <table:table-cell office:value-type="float" office:value="73.16199">
                <text:p>73.16199</text:p>
              </table:table-cell>
              <table:table-cell office:value-type="float" office:value="10.85267">
                <text:p>10.8526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4.38898">
                <text:p>84.38898</text:p>
              </table:table-cell>
              <table:table-cell office:value-type="float" office:value="74.37002">
                <text:p>74.37002</text:p>
              </table:table-cell>
              <table:table-cell office:value-type="float" office:value="10.01896">
                <text:p>10.0189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4.52657">
                <text:p>84.52657</text:p>
              </table:table-cell>
              <table:table-cell office:value-type="float" office:value="75.35171">
                <text:p>75.35171</text:p>
              </table:table-cell>
              <table:table-cell office:value-type="float" office:value="9.17486">
                <text:p>9.174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5.73662">
                <text:p>85.73662</text:p>
              </table:table-cell>
              <table:table-cell office:value-type="float" office:value="74.28686">
                <text:p>74.28686</text:p>
              </table:table-cell>
              <table:table-cell office:value-type="float" office:value="11.44976">
                <text:p>11.4497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4.53572">
                <text:p>84.53572</text:p>
              </table:table-cell>
              <table:table-cell office:value-type="float" office:value="75.79868">
                <text:p>75.79868</text:p>
              </table:table-cell>
              <table:table-cell office:value-type="float" office:value="8.73704">
                <text:p>8.737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5.13248">
                <text:p>85.13248</text:p>
              </table:table-cell>
              <table:table-cell office:value-type="float" office:value="73.33518">
                <text:p>73.33518</text:p>
              </table:table-cell>
              <table:table-cell office:value-type="float" office:value="11.79729">
                <text:p>11.7972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4.76441">
                <text:p>84.76441</text:p>
              </table:table-cell>
              <table:table-cell office:value-type="float" office:value="76.40344">
                <text:p>76.40344</text:p>
              </table:table-cell>
              <table:table-cell office:value-type="float" office:value="8.36097">
                <text:p>8.3609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5.61674">
                <text:p>85.61674</text:p>
              </table:table-cell>
              <table:table-cell office:value-type="float" office:value="73.45929">
                <text:p>73.45929</text:p>
              </table:table-cell>
              <table:table-cell office:value-type="float" office:value="12.15745">
                <text:p>12.1574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4.55972">
                <text:p>84.55972</text:p>
              </table:table-cell>
              <table:table-cell office:value-type="float" office:value="74.387">
                <text:p>74.387</text:p>
              </table:table-cell>
              <table:table-cell office:value-type="float" office:value="10.17271">
                <text:p>10.1727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5.78704">
                <text:p>85.78704</text:p>
              </table:table-cell>
              <table:table-cell office:value-type="float" office:value="74.66295">
                <text:p>74.66295</text:p>
              </table:table-cell>
              <table:table-cell office:value-type="float" office:value="11.12409">
                <text:p>11.1240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4.97779">
                <text:p>84.97779</text:p>
              </table:table-cell>
              <table:table-cell office:value-type="float" office:value="74.13852">
                <text:p>74.13852</text:p>
              </table:table-cell>
              <table:table-cell office:value-type="float" office:value="10.83927">
                <text:p>10.8392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4.61098">
                <text:p>84.61098</text:p>
              </table:table-cell>
              <table:table-cell office:value-type="float" office:value="74.91351">
                <text:p>74.91351</text:p>
              </table:table-cell>
              <table:table-cell office:value-type="float" office:value="9.69747">
                <text:p>9.6974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5.0043">
                <text:p>85.0043</text:p>
              </table:table-cell>
              <table:table-cell office:value-type="float" office:value="75.19369">
                <text:p>75.19369</text:p>
              </table:table-cell>
              <table:table-cell office:value-type="float" office:value="9.81061">
                <text:p>9.8106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4.63639">
                <text:p>84.63639</text:p>
              </table:table-cell>
              <table:table-cell office:value-type="float" office:value="73.93694">
                <text:p>73.93694</text:p>
              </table:table-cell>
              <table:table-cell office:value-type="float" office:value="10.69945">
                <text:p>10.6994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4.76914">
                <text:p>84.76914</text:p>
              </table:table-cell>
              <table:table-cell office:value-type="float" office:value="74.09326">
                <text:p>74.09326</text:p>
              </table:table-cell>
              <table:table-cell office:value-type="float" office:value="10.67588">
                <text:p>10.6758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4.79432">
                <text:p>84.79432</text:p>
              </table:table-cell>
              <table:table-cell office:value-type="float" office:value="76.28432">
                <text:p>76.28432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4.95894">
                <text:p>84.95894</text:p>
              </table:table-cell>
              <table:table-cell office:value-type="float" office:value="73.60793">
                <text:p>73.60793</text:p>
              </table:table-cell>
              <table:table-cell office:value-type="float" office:value="11.35101">
                <text:p>11.3510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4.16766">
                <text:p>84.16766</text:p>
              </table:table-cell>
              <table:table-cell office:value-type="float" office:value="75.36138">
                <text:p>75.36138</text:p>
              </table:table-cell>
              <table:table-cell office:value-type="float" office:value="8.80627">
                <text:p>8.8062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5.17348">
                <text:p>85.17348</text:p>
              </table:table-cell>
              <table:table-cell office:value-type="float" office:value="75.17911">
                <text:p>75.17911</text:p>
              </table:table-cell>
              <table:table-cell office:value-type="float" office:value="9.99437">
                <text:p>9.9943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3.76194">
                <text:p>83.76194</text:p>
              </table:table-cell>
              <table:table-cell office:value-type="float" office:value="74.05378">
                <text:p>74.05378</text:p>
              </table:table-cell>
              <table:table-cell office:value-type="float" office:value="9.70816">
                <text:p>9.708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5.07675">
                <text:p>85.07675</text:p>
              </table:table-cell>
              <table:table-cell office:value-type="float" office:value="72.96693">
                <text:p>72.96693</text:p>
              </table:table-cell>
              <table:table-cell office:value-type="float" office:value="12.10981">
                <text:p>12.1098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4.4551">
                <text:p>84.4551</text:p>
              </table:table-cell>
              <table:table-cell office:value-type="float" office:value="73.51275">
                <text:p>73.51275</text:p>
              </table:table-cell>
              <table:table-cell office:value-type="float" office:value="10.94235">
                <text:p>10.9423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4.41955">
                <text:p>84.41955</text:p>
              </table:table-cell>
              <table:table-cell office:value-type="float" office:value="75.80258">
                <text:p>75.80258</text:p>
              </table:table-cell>
              <table:table-cell office:value-type="float" office:value="8.61697">
                <text:p>8.6169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3.91707">
                <text:p>83.91707</text:p>
              </table:table-cell>
              <table:table-cell office:value-type="float" office:value="74.50319">
                <text:p>74.50319</text:p>
              </table:table-cell>
              <table:table-cell office:value-type="float" office:value="9.41387">
                <text:p>9.4138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4.3766">
                <text:p>84.3766</text:p>
              </table:table-cell>
              <table:table-cell office:value-type="float" office:value="71.53008">
                <text:p>71.53008</text:p>
              </table:table-cell>
              <table:table-cell office:value-type="float" office:value="12.84652">
                <text:p>12.8465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5.59782">
                <text:p>85.59782</text:p>
              </table:table-cell>
              <table:table-cell office:value-type="float" office:value="74.0837">
                <text:p>74.0837</text:p>
              </table:table-cell>
              <table:table-cell office:value-type="float" office:value="11.51412">
                <text:p>11.5141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5.1403">
                <text:p>85.1403</text:p>
              </table:table-cell>
              <table:table-cell office:value-type="float" office:value="72.86823">
                <text:p>72.86823</text:p>
              </table:table-cell>
              <table:table-cell office:value-type="float" office:value="12.27207">
                <text:p>12.2720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5.52986">
                <text:p>85.52986</text:p>
              </table:table-cell>
              <table:table-cell office:value-type="float" office:value="73.9079">
                <text:p>73.9079</text:p>
              </table:table-cell>
              <table:table-cell office:value-type="float" office:value="11.62196">
                <text:p>11.6219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4.62943">
                <text:p>84.62943</text:p>
              </table:table-cell>
              <table:table-cell office:value-type="float" office:value="73.45605">
                <text:p>73.45605</text:p>
              </table:table-cell>
              <table:table-cell office:value-type="float" office:value="11.17338">
                <text:p>11.1733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4.20183">
                <text:p>84.20183</text:p>
              </table:table-cell>
              <table:table-cell office:value-type="float" office:value="72.6715">
                <text:p>72.6715</text:p>
              </table:table-cell>
              <table:table-cell office:value-type="float" office:value="11.53033">
                <text:p>11.5303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5.1064">
                <text:p>85.1064</text:p>
              </table:table-cell>
              <table:table-cell office:value-type="float" office:value="74.11656">
                <text:p>74.11656</text:p>
              </table:table-cell>
              <table:table-cell office:value-type="float" office:value="10.98984">
                <text:p>10.9898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4.07276">
                <text:p>84.07276</text:p>
              </table:table-cell>
              <table:table-cell office:value-type="float" office:value="74.71746">
                <text:p>74.71746</text:p>
              </table:table-cell>
              <table:table-cell office:value-type="float" office:value="9.3553">
                <text:p>9.355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4.99069">
                <text:p>84.99069</text:p>
              </table:table-cell>
              <table:table-cell office:value-type="float" office:value="76.23191">
                <text:p>76.23191</text:p>
              </table:table-cell>
              <table:table-cell office:value-type="float" office:value="8.75879">
                <text:p>8.7587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5.18309">
                <text:p>85.18309</text:p>
              </table:table-cell>
              <table:table-cell office:value-type="float" office:value="75.85883">
                <text:p>75.85883</text:p>
              </table:table-cell>
              <table:table-cell office:value-type="float" office:value="9.32426">
                <text:p>9.3242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4.18297">
                <text:p>84.18297</text:p>
              </table:table-cell>
              <table:table-cell office:value-type="float" office:value="72.07173">
                <text:p>72.07173</text:p>
              </table:table-cell>
              <table:table-cell office:value-type="float" office:value="12.11124">
                <text:p>12.1112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5.39815">
                <text:p>85.39815</text:p>
              </table:table-cell>
              <table:table-cell office:value-type="float" office:value="72.45576">
                <text:p>72.45576</text:p>
              </table:table-cell>
              <table:table-cell office:value-type="float" office:value="12.94239">
                <text:p>12.9423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4.00091">
                <text:p>84.00091</text:p>
              </table:table-cell>
              <table:table-cell office:value-type="float" office:value="74.76316">
                <text:p>74.76316</text:p>
              </table:table-cell>
              <table:table-cell office:value-type="float" office:value="9.23775">
                <text:p>9.237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5.27179">
                <text:p>85.27179</text:p>
              </table:table-cell>
              <table:table-cell office:value-type="float" office:value="73.57552">
                <text:p>73.57552</text:p>
              </table:table-cell>
              <table:table-cell office:value-type="float" office:value="11.69627">
                <text:p>11.6962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4.63403">
                <text:p>84.63403</text:p>
              </table:table-cell>
              <table:table-cell office:value-type="float" office:value="74.78837">
                <text:p>74.78837</text:p>
              </table:table-cell>
              <table:table-cell office:value-type="float" office:value="9.84565">
                <text:p>9.8456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4.96721">
                <text:p>84.96721</text:p>
              </table:table-cell>
              <table:table-cell office:value-type="float" office:value="76.02709">
                <text:p>76.02709</text:p>
              </table:table-cell>
              <table:table-cell office:value-type="float" office:value="8.94012">
                <text:p>8.9401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5.12687">
                <text:p>85.12687</text:p>
              </table:table-cell>
              <table:table-cell office:value-type="float" office:value="76.22827">
                <text:p>76.22827</text:p>
              </table:table-cell>
              <table:table-cell office:value-type="float" office:value="8.89861">
                <text:p>8.898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4.50098">
                <text:p>84.50098</text:p>
              </table:table-cell>
              <table:table-cell office:value-type="float" office:value="75.47321">
                <text:p>75.47321</text:p>
              </table:table-cell>
              <table:table-cell office:value-type="float" office:value="9.02777">
                <text:p>9.0277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5.25377">
                <text:p>85.25377</text:p>
              </table:table-cell>
              <table:table-cell office:value-type="float" office:value="74.28409">
                <text:p>74.28409</text:p>
              </table:table-cell>
              <table:table-cell office:value-type="float" office:value="10.96969">
                <text:p>10.9696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5.60352">
                <text:p>85.60352</text:p>
              </table:table-cell>
              <table:table-cell office:value-type="float" office:value="74.58799">
                <text:p>74.58799</text:p>
              </table:table-cell>
              <table:table-cell office:value-type="float" office:value="11.01553">
                <text:p>11.0155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5.70622">
                <text:p>85.70622</text:p>
              </table:table-cell>
              <table:table-cell office:value-type="float" office:value="73.8161">
                <text:p>73.8161</text:p>
              </table:table-cell>
              <table:table-cell office:value-type="float" office:value="11.89011">
                <text:p>11.8901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4.92852">
                <text:p>84.92852</text:p>
              </table:table-cell>
              <table:table-cell office:value-type="float" office:value="75.36611">
                <text:p>75.36611</text:p>
              </table:table-cell>
              <table:table-cell office:value-type="float" office:value="9.56241">
                <text:p>9.5624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4.95046">
                <text:p>84.95046</text:p>
              </table:table-cell>
              <table:table-cell office:value-type="float" office:value="75.34479">
                <text:p>75.34479</text:p>
              </table:table-cell>
              <table:table-cell office:value-type="float" office:value="9.60567">
                <text:p>9.6056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4.40489">
                <text:p>84.40489</text:p>
              </table:table-cell>
              <table:table-cell office:value-type="float" office:value="73.98377">
                <text:p>73.98377</text:p>
              </table:table-cell>
              <table:table-cell office:value-type="float" office:value="10.42112">
                <text:p>10.4211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4.58304">
                <text:p>84.58304</text:p>
              </table:table-cell>
              <table:table-cell office:value-type="float" office:value="76.27118">
                <text:p>76.27118</text:p>
              </table:table-cell>
              <table:table-cell office:value-type="float" office:value="8.31186">
                <text:p>8.3118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6.17428">
                <text:p>86.17428</text:p>
              </table:table-cell>
              <table:table-cell office:value-type="float" office:value="72.79866">
                <text:p>72.79866</text:p>
              </table:table-cell>
              <table:table-cell office:value-type="float" office:value="13.37562">
                <text:p>13.3756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5.07937">
                <text:p>85.07937</text:p>
              </table:table-cell>
              <table:table-cell office:value-type="float" office:value="75.1569">
                <text:p>75.1569</text:p>
              </table:table-cell>
              <table:table-cell office:value-type="float" office:value="9.92247">
                <text:p>9.9224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4.92434">
                <text:p>84.92434</text:p>
              </table:table-cell>
              <table:table-cell office:value-type="float" office:value="76.4579">
                <text:p>76.4579</text:p>
              </table:table-cell>
              <table:table-cell office:value-type="float" office:value="8.46644">
                <text:p>8.4664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4.00358">
                <text:p>84.00358</text:p>
              </table:table-cell>
              <table:table-cell office:value-type="float" office:value="72.32642">
                <text:p>72.32642</text:p>
              </table:table-cell>
              <table:table-cell office:value-type="float" office:value="11.67716">
                <text:p>11.6771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4.19098">
                <text:p>84.19098</text:p>
              </table:table-cell>
              <table:table-cell office:value-type="float" office:value="74.89523">
                <text:p>74.89523</text:p>
              </table:table-cell>
              <table:table-cell office:value-type="float" office:value="9.29575">
                <text:p>9.2957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5.62087">
                <text:p>85.62087</text:p>
              </table:table-cell>
              <table:table-cell office:value-type="float" office:value="74.97778">
                <text:p>74.97778</text:p>
              </table:table-cell>
              <table:table-cell office:value-type="float" office:value="10.64309">
                <text:p>10.6430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4.98412">
                <text:p>84.98412</text:p>
              </table:table-cell>
              <table:table-cell office:value-type="float" office:value="76.26028">
                <text:p>76.26028</text:p>
              </table:table-cell>
              <table:table-cell office:value-type="float" office:value="8.72384">
                <text:p>8.7238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4.15586">
                <text:p>84.15586</text:p>
              </table:table-cell>
              <table:table-cell office:value-type="float" office:value="74.49785">
                <text:p>74.49785</text:p>
              </table:table-cell>
              <table:table-cell office:value-type="float" office:value="9.65801">
                <text:p>9.6580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4.55465">
                <text:p>84.55465</text:p>
              </table:table-cell>
              <table:table-cell office:value-type="float" office:value="76.16939">
                <text:p>76.16939</text:p>
              </table:table-cell>
              <table:table-cell office:value-type="float" office:value="8.38526">
                <text:p>8.3852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4.32966">
                <text:p>84.32966</text:p>
              </table:table-cell>
              <table:table-cell office:value-type="float" office:value="73.7165">
                <text:p>73.7165</text:p>
              </table:table-cell>
              <table:table-cell office:value-type="float" office:value="10.61316">
                <text:p>10.6131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5.4653">
                <text:p>85.4653</text:p>
              </table:table-cell>
              <table:table-cell office:value-type="float" office:value="74.83545">
                <text:p>74.83545</text:p>
              </table:table-cell>
              <table:table-cell office:value-type="float" office:value="10.62985">
                <text:p>10.6298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5.09466">
                <text:p>85.09466</text:p>
              </table:table-cell>
              <table:table-cell office:value-type="float" office:value="74.66409">
                <text:p>74.66409</text:p>
              </table:table-cell>
              <table:table-cell office:value-type="float" office:value="10.43057">
                <text:p>10.4305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4.85779">
                <text:p>84.85779</text:p>
              </table:table-cell>
              <table:table-cell office:value-type="float" office:value="73.6821">
                <text:p>73.6821</text:p>
              </table:table-cell>
              <table:table-cell office:value-type="float" office:value="11.17569">
                <text:p>11.1756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3.93392">
                <text:p>83.93392</text:p>
              </table:table-cell>
              <table:table-cell office:value-type="float" office:value="74.67019">
                <text:p>74.67019</text:p>
              </table:table-cell>
              <table:table-cell office:value-type="float" office:value="9.26373">
                <text:p>9.2637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4.9804">
                <text:p>84.9804</text:p>
              </table:table-cell>
              <table:table-cell office:value-type="float" office:value="76.30854">
                <text:p>76.30854</text:p>
              </table:table-cell>
              <table:table-cell office:value-type="float" office:value="8.67185">
                <text:p>8.6718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5.05463">
                <text:p>85.05463</text:p>
              </table:table-cell>
              <table:table-cell office:value-type="float" office:value="75.92674">
                <text:p>75.92674</text:p>
              </table:table-cell>
              <table:table-cell office:value-type="float" office:value="9.12789">
                <text:p>9.1278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5.5045">
                <text:p>85.5045</text:p>
              </table:table-cell>
              <table:table-cell office:value-type="float" office:value="74.61701">
                <text:p>74.61701</text:p>
              </table:table-cell>
              <table:table-cell office:value-type="float" office:value="10.88749">
                <text:p>10.8874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4.33254">
                <text:p>84.33254</text:p>
              </table:table-cell>
              <table:table-cell office:value-type="float" office:value="73.88041">
                <text:p>73.88041</text:p>
              </table:table-cell>
              <table:table-cell office:value-type="float" office:value="10.45213">
                <text:p>10.452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5.43548">
                <text:p>85.43548</text:p>
              </table:table-cell>
              <table:table-cell office:value-type="float" office:value="74.59729">
                <text:p>74.59729</text:p>
              </table:table-cell>
              <table:table-cell office:value-type="float" office:value="10.83819">
                <text:p>10.8381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5.80185">
                <text:p>85.80185</text:p>
              </table:table-cell>
              <table:table-cell office:value-type="float" office:value="74.5561">
                <text:p>74.5561</text:p>
              </table:table-cell>
              <table:table-cell office:value-type="float" office:value="11.24575">
                <text:p>11.245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4.5634">
                <text:p>84.5634</text:p>
              </table:table-cell>
              <table:table-cell office:value-type="float" office:value="71.99887">
                <text:p>71.99887</text:p>
              </table:table-cell>
              <table:table-cell office:value-type="float" office:value="12.56453">
                <text:p>12.5645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5.48862">
                <text:p>85.48862</text:p>
              </table:table-cell>
              <table:table-cell office:value-type="float" office:value="74.61467">
                <text:p>74.61467</text:p>
              </table:table-cell>
              <table:table-cell office:value-type="float" office:value="10.87394">
                <text:p>10.8739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5.84383">
                <text:p>85.84383</text:p>
              </table:table-cell>
              <table:table-cell office:value-type="float" office:value="73.95717">
                <text:p>73.95717</text:p>
              </table:table-cell>
              <table:table-cell office:value-type="float" office:value="11.88666">
                <text:p>11.8866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4.05713">
                <text:p>84.05713</text:p>
              </table:table-cell>
              <table:table-cell office:value-type="float" office:value="74.78894">
                <text:p>74.78894</text:p>
              </table:table-cell>
              <table:table-cell office:value-type="float" office:value="9.26819">
                <text:p>9.2681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4.6872">
                <text:p>84.6872</text:p>
              </table:table-cell>
              <table:table-cell office:value-type="float" office:value="72.64567">
                <text:p>72.64567</text:p>
              </table:table-cell>
              <table:table-cell office:value-type="float" office:value="12.04153">
                <text:p>12.0415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5.09544">
                <text:p>85.09544</text:p>
              </table:table-cell>
              <table:table-cell office:value-type="float" office:value="76.11666">
                <text:p>76.11666</text:p>
              </table:table-cell>
              <table:table-cell office:value-type="float" office:value="8.97878">
                <text:p>8.9787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4.56756">
                <text:p>84.56756</text:p>
              </table:table-cell>
              <table:table-cell office:value-type="float" office:value="74.01005">
                <text:p>74.01005</text:p>
              </table:table-cell>
              <table:table-cell office:value-type="float" office:value="10.5575">
                <text:p>10.557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3.896">
                <text:p>83.896</text:p>
              </table:table-cell>
              <table:table-cell office:value-type="float" office:value="74.48268">
                <text:p>74.48268</text:p>
              </table:table-cell>
              <table:table-cell office:value-type="float" office:value="9.41332">
                <text:p>9.4133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5.22269">
                <text:p>85.22269</text:p>
              </table:table-cell>
              <table:table-cell office:value-type="float" office:value="76.02344">
                <text:p>76.02344</text:p>
              </table:table-cell>
              <table:table-cell office:value-type="float" office:value="9.19924">
                <text:p>9.1992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5.29367">
                <text:p>85.29367</text:p>
              </table:table-cell>
              <table:table-cell office:value-type="float" office:value="76.02235">
                <text:p>76.02235</text:p>
              </table:table-cell>
              <table:table-cell office:value-type="float" office:value="9.27132">
                <text:p>9.271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5.49231">
                <text:p>85.49231</text:p>
              </table:table-cell>
              <table:table-cell office:value-type="float" office:value="75.03049">
                <text:p>75.03049</text:p>
              </table:table-cell>
              <table:table-cell office:value-type="float" office:value="10.46182">
                <text:p>10.4618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4.39772">
                <text:p>84.39772</text:p>
              </table:table-cell>
              <table:table-cell office:value-type="float" office:value="73.02286">
                <text:p>73.02286</text:p>
              </table:table-cell>
              <table:table-cell office:value-type="float" office:value="11.37486">
                <text:p>11.3748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4.61603">
                <text:p>84.61603</text:p>
              </table:table-cell>
              <table:table-cell office:value-type="float" office:value="74.22019">
                <text:p>74.22019</text:p>
              </table:table-cell>
              <table:table-cell office:value-type="float" office:value="10.39583">
                <text:p>10.3958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3.63155">
                <text:p>83.63155</text:p>
              </table:table-cell>
              <table:table-cell office:value-type="float" office:value="73.08281">
                <text:p>73.08281</text:p>
              </table:table-cell>
              <table:table-cell office:value-type="float" office:value="10.54873">
                <text:p>10.5487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4.59575">
                <text:p>84.59575</text:p>
              </table:table-cell>
              <table:table-cell office:value-type="float" office:value="73.48824">
                <text:p>73.48824</text:p>
              </table:table-cell>
              <table:table-cell office:value-type="float" office:value="11.10751">
                <text:p>11.1075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3.69352">
                <text:p>83.69352</text:p>
              </table:table-cell>
              <table:table-cell office:value-type="float" office:value="73.77321">
                <text:p>73.77321</text:p>
              </table:table-cell>
              <table:table-cell office:value-type="float" office:value="9.92031">
                <text:p>9.9203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4.52882">
                <text:p>84.52882</text:p>
              </table:table-cell>
              <table:table-cell office:value-type="float" office:value="76.20627">
                <text:p>76.20627</text:p>
              </table:table-cell>
              <table:table-cell office:value-type="float" office:value="8.32254">
                <text:p>8.3225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5.06364">
                <text:p>85.06364</text:p>
              </table:table-cell>
              <table:table-cell office:value-type="float" office:value="75.79077">
                <text:p>75.79077</text:p>
              </table:table-cell>
              <table:table-cell office:value-type="float" office:value="9.27287">
                <text:p>9.2728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5.28954">
                <text:p>85.28954</text:p>
              </table:table-cell>
              <table:table-cell office:value-type="float" office:value="74.73907">
                <text:p>74.73907</text:p>
              </table:table-cell>
              <table:table-cell office:value-type="float" office:value="10.55046">
                <text:p>10.5504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4.83492">
                <text:p>84.83492</text:p>
              </table:table-cell>
              <table:table-cell office:value-type="float" office:value="73.30503">
                <text:p>73.30503</text:p>
              </table:table-cell>
              <table:table-cell office:value-type="float" office:value="11.52989">
                <text:p>11.5298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4.38936">
                <text:p>84.38936</text:p>
              </table:table-cell>
              <table:table-cell office:value-type="float" office:value="72.57432">
                <text:p>72.57432</text:p>
              </table:table-cell>
              <table:table-cell office:value-type="float" office:value="11.81505">
                <text:p>11.815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4.9169">
                <text:p>84.9169</text:p>
              </table:table-cell>
              <table:table-cell office:value-type="float" office:value="76.21317">
                <text:p>76.21317</text:p>
              </table:table-cell>
              <table:table-cell office:value-type="float" office:value="8.70373">
                <text:p>8.7037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4.67245">
                <text:p>84.67245</text:p>
              </table:table-cell>
              <table:table-cell office:value-type="float" office:value="74.58157">
                <text:p>74.58157</text:p>
              </table:table-cell>
              <table:table-cell office:value-type="float" office:value="10.09087">
                <text:p>10.0908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4.65254">
                <text:p>84.65254</text:p>
              </table:table-cell>
              <table:table-cell office:value-type="float" office:value="74.25346">
                <text:p>74.25346</text:p>
              </table:table-cell>
              <table:table-cell office:value-type="float" office:value="10.39907">
                <text:p>10.3990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5.81055">
                <text:p>85.81055</text:p>
              </table:table-cell>
              <table:table-cell office:value-type="float" office:value="73.53851">
                <text:p>73.53851</text:p>
              </table:table-cell>
              <table:table-cell office:value-type="float" office:value="12.27204">
                <text:p>12.2720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5.14979">
                <text:p>85.14979</text:p>
              </table:table-cell>
              <table:table-cell office:value-type="float" office:value="76.28656">
                <text:p>76.28656</text:p>
              </table:table-cell>
              <table:table-cell office:value-type="float" office:value="8.86323">
                <text:p>8.8632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4.53401">
                <text:p>84.53401</text:p>
              </table:table-cell>
              <table:table-cell office:value-type="float" office:value="75.57179">
                <text:p>75.57179</text:p>
              </table:table-cell>
              <table:table-cell office:value-type="float" office:value="8.96222">
                <text:p>8.9622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5.81801">
                <text:p>85.81801</text:p>
              </table:table-cell>
              <table:table-cell office:value-type="float" office:value="74.43824">
                <text:p>74.43824</text:p>
              </table:table-cell>
              <table:table-cell office:value-type="float" office:value="11.37977">
                <text:p>11.3797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4.20399">
                <text:p>84.20399</text:p>
              </table:table-cell>
              <table:table-cell office:value-type="float" office:value="75.27948">
                <text:p>75.27948</text:p>
              </table:table-cell>
              <table:table-cell office:value-type="float" office:value="8.92451">
                <text:p>8.924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5.57661">
                <text:p>85.57661</text:p>
              </table:table-cell>
              <table:table-cell office:value-type="float" office:value="72.32691">
                <text:p>72.32691</text:p>
              </table:table-cell>
              <table:table-cell office:value-type="float" office:value="13.24969">
                <text:p>13.2496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3.77692">
                <text:p>83.77692</text:p>
              </table:table-cell>
              <table:table-cell office:value-type="float" office:value="74.09892">
                <text:p>74.09892</text:p>
              </table:table-cell>
              <table:table-cell office:value-type="float" office:value="9.67801">
                <text:p>9.6780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4.16788">
                <text:p>84.16788</text:p>
              </table:table-cell>
              <table:table-cell office:value-type="float" office:value="73.90942">
                <text:p>73.90942</text:p>
              </table:table-cell>
              <table:table-cell office:value-type="float" office:value="10.25846">
                <text:p>10.2584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5.82298">
                <text:p>85.82298</text:p>
              </table:table-cell>
              <table:table-cell office:value-type="float" office:value="74.38602">
                <text:p>74.38602</text:p>
              </table:table-cell>
              <table:table-cell office:value-type="float" office:value="11.43696">
                <text:p>11.4369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4.99517">
                <text:p>84.99517</text:p>
              </table:table-cell>
              <table:table-cell office:value-type="float" office:value="75.34437">
                <text:p>75.34437</text:p>
              </table:table-cell>
              <table:table-cell office:value-type="float" office:value="9.6508">
                <text:p>9.65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5.46048">
                <text:p>85.46048</text:p>
              </table:table-cell>
              <table:table-cell office:value-type="float" office:value="75.69269">
                <text:p>75.69269</text:p>
              </table:table-cell>
              <table:table-cell office:value-type="float" office:value="9.76778">
                <text:p>9.7677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4.70498">
                <text:p>84.70498</text:p>
              </table:table-cell>
              <table:table-cell office:value-type="float" office:value="75.66762">
                <text:p>75.66762</text:p>
              </table:table-cell>
              <table:table-cell office:value-type="float" office:value="9.03736">
                <text:p>9.0373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3.94393">
                <text:p>83.94393</text:p>
              </table:table-cell>
              <table:table-cell office:value-type="float" office:value="74.02021">
                <text:p>74.02021</text:p>
              </table:table-cell>
              <table:table-cell office:value-type="float" office:value="9.92372">
                <text:p>9.9237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5.04635">
                <text:p>85.04635</text:p>
              </table:table-cell>
              <table:table-cell office:value-type="float" office:value="75.19123">
                <text:p>75.19123</text:p>
              </table:table-cell>
              <table:table-cell office:value-type="float" office:value="9.85512">
                <text:p>9.8551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4.17494">
                <text:p>84.17494</text:p>
              </table:table-cell>
              <table:table-cell office:value-type="float" office:value="74.22735">
                <text:p>74.22735</text:p>
              </table:table-cell>
              <table:table-cell office:value-type="float" office:value="9.94759">
                <text:p>9.9475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3.96876">
                <text:p>83.96876</text:p>
              </table:table-cell>
              <table:table-cell office:value-type="float" office:value="74.34344">
                <text:p>74.34344</text:p>
              </table:table-cell>
              <table:table-cell office:value-type="float" office:value="9.62533">
                <text:p>9.6253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4.83399">
                <text:p>84.83399</text:p>
              </table:table-cell>
              <table:table-cell office:value-type="float" office:value="74.87415">
                <text:p>74.87415</text:p>
              </table:table-cell>
              <table:table-cell office:value-type="float" office:value="9.95984">
                <text:p>9.9598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4.57951">
                <text:p>84.57951</text:p>
              </table:table-cell>
              <table:table-cell office:value-type="float" office:value="75.18209">
                <text:p>75.18209</text:p>
              </table:table-cell>
              <table:table-cell office:value-type="float" office:value="9.39741">
                <text:p>9.3974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5.29382">
                <text:p>85.29382</text:p>
              </table:table-cell>
              <table:table-cell office:value-type="float" office:value="75.05661">
                <text:p>75.05661</text:p>
              </table:table-cell>
              <table:table-cell office:value-type="float" office:value="10.23721">
                <text:p>10.237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4.21474">
                <text:p>84.21474</text:p>
              </table:table-cell>
              <table:table-cell office:value-type="float" office:value="74.64141">
                <text:p>74.64141</text:p>
              </table:table-cell>
              <table:table-cell office:value-type="float" office:value="9.57333">
                <text:p>9.5733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4.34866">
                <text:p>84.34866</text:p>
              </table:table-cell>
              <table:table-cell office:value-type="float" office:value="71.94583">
                <text:p>71.94583</text:p>
              </table:table-cell>
              <table:table-cell office:value-type="float" office:value="12.40283">
                <text:p>12.4028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4.18572">
                <text:p>84.18572</text:p>
              </table:table-cell>
              <table:table-cell office:value-type="float" office:value="75.29054">
                <text:p>75.29054</text:p>
              </table:table-cell>
              <table:table-cell office:value-type="float" office:value="8.89519">
                <text:p>8.8951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3.76348">
                <text:p>83.76348</text:p>
              </table:table-cell>
              <table:table-cell office:value-type="float" office:value="73.53625">
                <text:p>73.53625</text:p>
              </table:table-cell>
              <table:table-cell office:value-type="float" office:value="10.22722">
                <text:p>10.2272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4.95688">
                <text:p>84.95688</text:p>
              </table:table-cell>
              <table:table-cell office:value-type="float" office:value="75.86973">
                <text:p>75.86973</text:p>
              </table:table-cell>
              <table:table-cell office:value-type="float" office:value="9.08714">
                <text:p>9.0871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4.74625">
                <text:p>84.74625</text:p>
              </table:table-cell>
              <table:table-cell office:value-type="float" office:value="76.32205">
                <text:p>76.32205</text:p>
              </table:table-cell>
              <table:table-cell office:value-type="float" office:value="8.4242">
                <text:p>8.424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5.60926">
                <text:p>85.60926</text:p>
              </table:table-cell>
              <table:table-cell office:value-type="float" office:value="73.40562">
                <text:p>73.40562</text:p>
              </table:table-cell>
              <table:table-cell office:value-type="float" office:value="12.20365">
                <text:p>12.2036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4.91549">
                <text:p>84.91549</text:p>
              </table:table-cell>
              <table:table-cell office:value-type="float" office:value="76.28739">
                <text:p>76.28739</text:p>
              </table:table-cell>
              <table:table-cell office:value-type="float" office:value="8.62811">
                <text:p>8.6281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4.09175">
                <text:p>84.09175</text:p>
              </table:table-cell>
              <table:table-cell office:value-type="float" office:value="74.75755">
                <text:p>74.75755</text:p>
              </table:table-cell>
              <table:table-cell office:value-type="float" office:value="9.33419">
                <text:p>9.3341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4.77509">
                <text:p>84.77509</text:p>
              </table:table-cell>
              <table:table-cell office:value-type="float" office:value="74.7541">
                <text:p>74.7541</text:p>
              </table:table-cell>
              <table:table-cell office:value-type="float" office:value="10.02099">
                <text:p>10.0209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5.3526">
                <text:p>85.3526</text:p>
              </table:table-cell>
              <table:table-cell office:value-type="float" office:value="74.63611">
                <text:p>74.63611</text:p>
              </table:table-cell>
              <table:table-cell office:value-type="float" office:value="10.7165">
                <text:p>10.716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4.63894">
                <text:p>84.63894</text:p>
              </table:table-cell>
              <table:table-cell office:value-type="float" office:value="75.8122">
                <text:p>75.8122</text:p>
              </table:table-cell>
              <table:table-cell office:value-type="float" office:value="8.82673">
                <text:p>8.8267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4.26087">
                <text:p>84.26087</text:p>
              </table:table-cell>
              <table:table-cell office:value-type="float" office:value="74.71964">
                <text:p>74.71964</text:p>
              </table:table-cell>
              <table:table-cell office:value-type="float" office:value="9.54123">
                <text:p>9.5412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5.33235">
                <text:p>85.33235</text:p>
              </table:table-cell>
              <table:table-cell office:value-type="float" office:value="72.7527">
                <text:p>72.7527</text:p>
              </table:table-cell>
              <table:table-cell office:value-type="float" office:value="12.57966">
                <text:p>12.5796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5.06967">
                <text:p>85.06967</text:p>
              </table:table-cell>
              <table:table-cell office:value-type="float" office:value="75.33857">
                <text:p>75.33857</text:p>
              </table:table-cell>
              <table:table-cell office:value-type="float" office:value="9.7311">
                <text:p>9.731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4.64064">
                <text:p>84.64064</text:p>
              </table:table-cell>
              <table:table-cell office:value-type="float" office:value="74.33602">
                <text:p>74.33602</text:p>
              </table:table-cell>
              <table:table-cell office:value-type="float" office:value="10.30462">
                <text:p>10.3046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4.29061">
                <text:p>84.29061</text:p>
              </table:table-cell>
              <table:table-cell office:value-type="float" office:value="74.75337">
                <text:p>74.75337</text:p>
              </table:table-cell>
              <table:table-cell office:value-type="float" office:value="9.53724">
                <text:p>9.5372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5.39644">
                <text:p>85.39644</text:p>
              </table:table-cell>
              <table:table-cell office:value-type="float" office:value="74.90805">
                <text:p>74.90805</text:p>
              </table:table-cell>
              <table:table-cell office:value-type="float" office:value="10.48838">
                <text:p>10.4883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4.56311">
                <text:p>84.56311</text:p>
              </table:table-cell>
              <table:table-cell office:value-type="float" office:value="75.61121">
                <text:p>75.61121</text:p>
              </table:table-cell>
              <table:table-cell office:value-type="float" office:value="8.95191">
                <text:p>8.951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5.19119">
                <text:p>85.19119</text:p>
              </table:table-cell>
              <table:table-cell office:value-type="float" office:value="74.08779">
                <text:p>74.08779</text:p>
              </table:table-cell>
              <table:table-cell office:value-type="float" office:value="11.10341">
                <text:p>11.1034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4.77712">
                <text:p>84.77712</text:p>
              </table:table-cell>
              <table:table-cell office:value-type="float" office:value="75.80841">
                <text:p>75.80841</text:p>
              </table:table-cell>
              <table:table-cell office:value-type="float" office:value="8.96871">
                <text:p>8.9687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4.61614">
                <text:p>84.61614</text:p>
              </table:table-cell>
              <table:table-cell office:value-type="float" office:value="72.86256">
                <text:p>72.86256</text:p>
              </table:table-cell>
              <table:table-cell office:value-type="float" office:value="11.75358">
                <text:p>11.7535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5.37493">
                <text:p>85.37493</text:p>
              </table:table-cell>
              <table:table-cell office:value-type="float" office:value="75.70041">
                <text:p>75.70041</text:p>
              </table:table-cell>
              <table:table-cell office:value-type="float" office:value="9.67452">
                <text:p>9.6745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4.61597">
                <text:p>84.61597</text:p>
              </table:table-cell>
              <table:table-cell office:value-type="float" office:value="72.52325">
                <text:p>72.52325</text:p>
              </table:table-cell>
              <table:table-cell office:value-type="float" office:value="12.09272">
                <text:p>12.0927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5.43814">
                <text:p>85.43814</text:p>
              </table:table-cell>
              <table:table-cell office:value-type="float" office:value="73.95127">
                <text:p>73.95127</text:p>
              </table:table-cell>
              <table:table-cell office:value-type="float" office:value="11.48686">
                <text:p>11.4868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4.13641">
                <text:p>84.13641</text:p>
              </table:table-cell>
              <table:table-cell office:value-type="float" office:value="75.16589">
                <text:p>75.16589</text:p>
              </table:table-cell>
              <table:table-cell office:value-type="float" office:value="8.97052">
                <text:p>8.9705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4.41553">
                <text:p>84.41553</text:p>
              </table:table-cell>
              <table:table-cell office:value-type="float" office:value="75.22964">
                <text:p>75.22964</text:p>
              </table:table-cell>
              <table:table-cell office:value-type="float" office:value="9.18589">
                <text:p>9.1858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4.34513">
                <text:p>84.34513</text:p>
              </table:table-cell>
              <table:table-cell office:value-type="float" office:value="74.67046">
                <text:p>74.67046</text:p>
              </table:table-cell>
              <table:table-cell office:value-type="float" office:value="9.67467">
                <text:p>9.6746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4.94118">
                <text:p>84.94118</text:p>
              </table:table-cell>
              <table:table-cell office:value-type="float" office:value="73.99821">
                <text:p>73.99821</text:p>
              </table:table-cell>
              <table:table-cell office:value-type="float" office:value="10.94297">
                <text:p>10.9429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4.51028">
                <text:p>84.51028</text:p>
              </table:table-cell>
              <table:table-cell office:value-type="float" office:value="72.54521">
                <text:p>72.54521</text:p>
              </table:table-cell>
              <table:table-cell office:value-type="float" office:value="11.96507">
                <text:p>11.9650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4.96557">
                <text:p>84.96557</text:p>
              </table:table-cell>
              <table:table-cell office:value-type="float" office:value="74.81886">
                <text:p>74.81886</text:p>
              </table:table-cell>
              <table:table-cell office:value-type="float" office:value="10.14671">
                <text:p>10.1467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4.05747">
                <text:p>84.05747</text:p>
              </table:table-cell>
              <table:table-cell office:value-type="float" office:value="74.84434">
                <text:p>74.84434</text:p>
              </table:table-cell>
              <table:table-cell office:value-type="float" office:value="9.21312">
                <text:p>9.213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4.79019">
                <text:p>84.79019</text:p>
              </table:table-cell>
              <table:table-cell office:value-type="float" office:value="75.28704">
                <text:p>75.28704</text:p>
              </table:table-cell>
              <table:table-cell office:value-type="float" office:value="9.50315">
                <text:p>9.503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4.39651">
                <text:p>84.39651</text:p>
              </table:table-cell>
              <table:table-cell office:value-type="float" office:value="75.37912">
                <text:p>75.37912</text:p>
              </table:table-cell>
              <table:table-cell office:value-type="float" office:value="9.01738">
                <text:p>9.0173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5.00498">
                <text:p>85.00498</text:p>
              </table:table-cell>
              <table:table-cell office:value-type="float" office:value="75.25123">
                <text:p>75.25123</text:p>
              </table:table-cell>
              <table:table-cell office:value-type="float" office:value="9.75375">
                <text:p>9.7537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5.08036">
                <text:p>85.08036</text:p>
              </table:table-cell>
              <table:table-cell office:value-type="float" office:value="74.24131">
                <text:p>74.24131</text:p>
              </table:table-cell>
              <table:table-cell office:value-type="float" office:value="10.83905">
                <text:p>10.8390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5.1326">
                <text:p>85.1326</text:p>
              </table:table-cell>
              <table:table-cell office:value-type="float" office:value="72.52867">
                <text:p>72.52867</text:p>
              </table:table-cell>
              <table:table-cell office:value-type="float" office:value="12.60393">
                <text:p>12.6039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4.6833">
                <text:p>84.6833</text:p>
              </table:table-cell>
              <table:table-cell office:value-type="float" office:value="73.2389">
                <text:p>73.2389</text:p>
              </table:table-cell>
              <table:table-cell office:value-type="float" office:value="11.4444">
                <text:p>11.444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5.69033">
                <text:p>85.69033</text:p>
              </table:table-cell>
              <table:table-cell office:value-type="float" office:value="74.26568">
                <text:p>74.26568</text:p>
              </table:table-cell>
              <table:table-cell office:value-type="float" office:value="11.42465">
                <text:p>11.4246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5.06764">
                <text:p>85.06764</text:p>
              </table:table-cell>
              <table:table-cell office:value-type="float" office:value="75.19264">
                <text:p>75.19264</text:p>
              </table:table-cell>
              <table:table-cell office:value-type="float" office:value="9.875">
                <text:p>9.87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3.81504">
                <text:p>83.81504</text:p>
              </table:table-cell>
              <table:table-cell office:value-type="float" office:value="73.51982">
                <text:p>73.51982</text:p>
              </table:table-cell>
              <table:table-cell office:value-type="float" office:value="10.29522">
                <text:p>10.2952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5.47991">
                <text:p>85.47991</text:p>
              </table:table-cell>
              <table:table-cell office:value-type="float" office:value="75.04119">
                <text:p>75.04119</text:p>
              </table:table-cell>
              <table:table-cell office:value-type="float" office:value="10.43872">
                <text:p>10.4387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5.03569">
                <text:p>85.03569</text:p>
              </table:table-cell>
              <table:table-cell office:value-type="float" office:value="75.93489">
                <text:p>75.93489</text:p>
              </table:table-cell>
              <table:table-cell office:value-type="float" office:value="9.10079">
                <text:p>9.1007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5.29995">
                <text:p>85.29995</text:p>
              </table:table-cell>
              <table:table-cell office:value-type="float" office:value="71.64908">
                <text:p>71.64908</text:p>
              </table:table-cell>
              <table:table-cell office:value-type="float" office:value="13.65087">
                <text:p>13.6508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4.2862">
                <text:p>84.2862</text:p>
              </table:table-cell>
              <table:table-cell office:value-type="float" office:value="72.75519">
                <text:p>72.75519</text:p>
              </table:table-cell>
              <table:table-cell office:value-type="float" office:value="11.53101">
                <text:p>11.5310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4.14446">
                <text:p>84.14446</text:p>
              </table:table-cell>
              <table:table-cell office:value-type="float" office:value="75.39357">
                <text:p>75.39357</text:p>
              </table:table-cell>
              <table:table-cell office:value-type="float" office:value="8.75089">
                <text:p>8.7508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5.03753">
                <text:p>85.03753</text:p>
              </table:table-cell>
              <table:table-cell office:value-type="float" office:value="72.87404">
                <text:p>72.87404</text:p>
              </table:table-cell>
              <table:table-cell office:value-type="float" office:value="12.16349">
                <text:p>12.1634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5.68028">
                <text:p>85.68028</text:p>
              </table:table-cell>
              <table:table-cell office:value-type="float" office:value="74.70116">
                <text:p>74.70116</text:p>
              </table:table-cell>
              <table:table-cell office:value-type="float" office:value="10.97912">
                <text:p>10.979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5.07531">
                <text:p>85.07531</text:p>
              </table:table-cell>
              <table:table-cell office:value-type="float" office:value="74.08112">
                <text:p>74.08112</text:p>
              </table:table-cell>
              <table:table-cell office:value-type="float" office:value="10.99419">
                <text:p>10.9941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6.21412">
                <text:p>86.21412</text:p>
              </table:table-cell>
              <table:table-cell office:value-type="float" office:value="72.53773">
                <text:p>72.53773</text:p>
              </table:table-cell>
              <table:table-cell office:value-type="float" office:value="13.67639">
                <text:p>13.6763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5.22489">
                <text:p>85.22489</text:p>
              </table:table-cell>
              <table:table-cell office:value-type="float" office:value="75.42602">
                <text:p>75.42602</text:p>
              </table:table-cell>
              <table:table-cell office:value-type="float" office:value="9.79887">
                <text:p>9.7988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5.22156">
                <text:p>85.22156</text:p>
              </table:table-cell>
              <table:table-cell office:value-type="float" office:value="74.22869">
                <text:p>74.22869</text:p>
              </table:table-cell>
              <table:table-cell office:value-type="float" office:value="10.99287">
                <text:p>10.9928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4.95835">
                <text:p>84.95835</text:p>
              </table:table-cell>
              <table:table-cell office:value-type="float" office:value="75.1872">
                <text:p>75.1872</text:p>
              </table:table-cell>
              <table:table-cell office:value-type="float" office:value="9.77115">
                <text:p>9.771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4.84288">
                <text:p>84.84288</text:p>
              </table:table-cell>
              <table:table-cell office:value-type="float" office:value="76.10408">
                <text:p>76.10408</text:p>
              </table:table-cell>
              <table:table-cell office:value-type="float" office:value="8.7388">
                <text:p>8.738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5.08188">
                <text:p>85.08188</text:p>
              </table:table-cell>
              <table:table-cell office:value-type="float" office:value="74.73873">
                <text:p>74.73873</text:p>
              </table:table-cell>
              <table:table-cell office:value-type="float" office:value="10.34315">
                <text:p>10.3431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4.98192">
                <text:p>84.98192</text:p>
              </table:table-cell>
              <table:table-cell office:value-type="float" office:value="74.7495">
                <text:p>74.7495</text:p>
              </table:table-cell>
              <table:table-cell office:value-type="float" office:value="10.23241">
                <text:p>10.2324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4.20142">
                <text:p>84.20142</text:p>
              </table:table-cell>
              <table:table-cell office:value-type="float" office:value="74.18415">
                <text:p>74.18415</text:p>
              </table:table-cell>
              <table:table-cell office:value-type="float" office:value="10.01727">
                <text:p>10.0172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4.39223">
                <text:p>84.39223</text:p>
              </table:table-cell>
              <table:table-cell office:value-type="float" office:value="74.48748">
                <text:p>74.48748</text:p>
              </table:table-cell>
              <table:table-cell office:value-type="float" office:value="9.90475">
                <text:p>9.9047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5.48802">
                <text:p>85.48802</text:p>
              </table:table-cell>
              <table:table-cell office:value-type="float" office:value="73.97197">
                <text:p>73.97197</text:p>
              </table:table-cell>
              <table:table-cell office:value-type="float" office:value="11.51605">
                <text:p>11.5160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5.18382">
                <text:p>85.18382</text:p>
              </table:table-cell>
              <table:table-cell office:value-type="float" office:value="73.74296">
                <text:p>73.74296</text:p>
              </table:table-cell>
              <table:table-cell office:value-type="float" office:value="11.44086">
                <text:p>11.4408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4.41913">
                <text:p>84.41913</text:p>
              </table:table-cell>
              <table:table-cell office:value-type="float" office:value="72.02969">
                <text:p>72.02969</text:p>
              </table:table-cell>
              <table:table-cell office:value-type="float" office:value="12.38944">
                <text:p>12.3894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5.2297">
                <text:p>85.2297</text:p>
              </table:table-cell>
              <table:table-cell office:value-type="float" office:value="75.70325">
                <text:p>75.70325</text:p>
              </table:table-cell>
              <table:table-cell office:value-type="float" office:value="9.52644">
                <text:p>9.5264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5.7333">
                <text:p>85.7333</text:p>
              </table:table-cell>
              <table:table-cell office:value-type="float" office:value="74.76842">
                <text:p>74.76842</text:p>
              </table:table-cell>
              <table:table-cell office:value-type="float" office:value="10.96488">
                <text:p>10.9648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4.6577">
                <text:p>84.6577</text:p>
              </table:table-cell>
              <table:table-cell office:value-type="float" office:value="73.9344">
                <text:p>73.9344</text:p>
              </table:table-cell>
              <table:table-cell office:value-type="float" office:value="10.7233">
                <text:p>10.723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4.89099">
                <text:p>84.89099</text:p>
              </table:table-cell>
              <table:table-cell office:value-type="float" office:value="74.51158">
                <text:p>74.51158</text:p>
              </table:table-cell>
              <table:table-cell office:value-type="float" office:value="10.37941">
                <text:p>10.3794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5.21042">
                <text:p>85.21042</text:p>
              </table:table-cell>
              <table:table-cell office:value-type="float" office:value="74.23749">
                <text:p>74.23749</text:p>
              </table:table-cell>
              <table:table-cell office:value-type="float" office:value="10.97293">
                <text:p>10.9729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5.41607">
                <text:p>85.41607</text:p>
              </table:table-cell>
              <table:table-cell office:value-type="float" office:value="75.41112">
                <text:p>75.41112</text:p>
              </table:table-cell>
              <table:table-cell office:value-type="float" office:value="10.00496">
                <text:p>10.0049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4.50756">
                <text:p>84.50756</text:p>
              </table:table-cell>
              <table:table-cell office:value-type="float" office:value="73.02956">
                <text:p>73.02956</text:p>
              </table:table-cell>
              <table:table-cell office:value-type="float" office:value="11.478">
                <text:p>11.47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4.03206">
                <text:p>84.03206</text:p>
              </table:table-cell>
              <table:table-cell office:value-type="float" office:value="74.92699">
                <text:p>74.92699</text:p>
              </table:table-cell>
              <table:table-cell office:value-type="float" office:value="9.10506">
                <text:p>9.1050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5.41584">
                <text:p>85.41584</text:p>
              </table:table-cell>
              <table:table-cell office:value-type="float" office:value="72.18546">
                <text:p>72.18546</text:p>
              </table:table-cell>
              <table:table-cell office:value-type="float" office:value="13.23038">
                <text:p>13.2303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4.80151">
                <text:p>84.80151</text:p>
              </table:table-cell>
              <table:table-cell office:value-type="float" office:value="74.96693">
                <text:p>74.96693</text:p>
              </table:table-cell>
              <table:table-cell office:value-type="float" office:value="9.83458">
                <text:p>9.8345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3.9348">
                <text:p>83.9348</text:p>
              </table:table-cell>
              <table:table-cell office:value-type="float" office:value="73.93326">
                <text:p>73.93326</text:p>
              </table:table-cell>
              <table:table-cell office:value-type="float" office:value="10.00154">
                <text:p>10.0015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3.63504">
                <text:p>83.63504</text:p>
              </table:table-cell>
              <table:table-cell office:value-type="float" office:value="73.24372">
                <text:p>73.24372</text:p>
              </table:table-cell>
              <table:table-cell office:value-type="float" office:value="10.39132">
                <text:p>10.3913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6.17183">
                <text:p>86.17183</text:p>
              </table:table-cell>
              <table:table-cell office:value-type="float" office:value="72.75338">
                <text:p>72.75338</text:p>
              </table:table-cell>
              <table:table-cell office:value-type="float" office:value="13.41845">
                <text:p>13.4184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4.85557">
                <text:p>84.85557</text:p>
              </table:table-cell>
              <table:table-cell office:value-type="float" office:value="76.05658">
                <text:p>76.05658</text:p>
              </table:table-cell>
              <table:table-cell office:value-type="float" office:value="8.79899">
                <text:p>8.7989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5.04151">
                <text:p>85.04151</text:p>
              </table:table-cell>
              <table:table-cell office:value-type="float" office:value="74.34118">
                <text:p>74.34118</text:p>
              </table:table-cell>
              <table:table-cell office:value-type="float" office:value="10.70032">
                <text:p>10.7003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5.55305">
                <text:p>85.55305</text:p>
              </table:table-cell>
              <table:table-cell office:value-type="float" office:value="75.1102">
                <text:p>75.1102</text:p>
              </table:table-cell>
              <table:table-cell office:value-type="float" office:value="10.44286">
                <text:p>10.4428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3.7374">
                <text:p>83.7374</text:p>
              </table:table-cell>
              <table:table-cell office:value-type="float" office:value="73.80275">
                <text:p>73.80275</text:p>
              </table:table-cell>
              <table:table-cell office:value-type="float" office:value="9.93465">
                <text:p>9.9346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4.56465">
                <text:p>84.56465</text:p>
              </table:table-cell>
              <table:table-cell office:value-type="float" office:value="73.60862">
                <text:p>73.60862</text:p>
              </table:table-cell>
              <table:table-cell office:value-type="float" office:value="10.95603">
                <text:p>10.9560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5.72735">
                <text:p>85.72735</text:p>
              </table:table-cell>
              <table:table-cell office:value-type="float" office:value="74.27903">
                <text:p>74.27903</text:p>
              </table:table-cell>
              <table:table-cell office:value-type="float" office:value="11.44832">
                <text:p>11.4483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5.35794">
                <text:p>85.35794</text:p>
              </table:table-cell>
              <table:table-cell office:value-type="float" office:value="72.08876">
                <text:p>72.08876</text:p>
              </table:table-cell>
              <table:table-cell office:value-type="float" office:value="13.26918">
                <text:p>13.2691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4.07822">
                <text:p>84.07822</text:p>
              </table:table-cell>
              <table:table-cell office:value-type="float" office:value="74.4258">
                <text:p>74.4258</text:p>
              </table:table-cell>
              <table:table-cell office:value-type="float" office:value="9.65242">
                <text:p>9.6524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5.61573">
                <text:p>85.61573</text:p>
              </table:table-cell>
              <table:table-cell office:value-type="float" office:value="74.47355">
                <text:p>74.47355</text:p>
              </table:table-cell>
              <table:table-cell office:value-type="float" office:value="11.14218">
                <text:p>11.1421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4.86404">
                <text:p>84.86404</text:p>
              </table:table-cell>
              <table:table-cell office:value-type="float" office:value="74.0011">
                <text:p>74.0011</text:p>
              </table:table-cell>
              <table:table-cell office:value-type="float" office:value="10.86295">
                <text:p>10.8629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4.66978">
                <text:p>84.66978</text:p>
              </table:table-cell>
              <table:table-cell office:value-type="float" office:value="72.94089">
                <text:p>72.94089</text:p>
              </table:table-cell>
              <table:table-cell office:value-type="float" office:value="11.72889">
                <text:p>11.7288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5.02157">
                <text:p>85.02157</text:p>
              </table:table-cell>
              <table:table-cell office:value-type="float" office:value="76.25282">
                <text:p>76.25282</text:p>
              </table:table-cell>
              <table:table-cell office:value-type="float" office:value="8.76875">
                <text:p>8.7687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3.78757">
                <text:p>83.78757</text:p>
              </table:table-cell>
              <table:table-cell office:value-type="float" office:value="74.06751">
                <text:p>74.06751</text:p>
              </table:table-cell>
              <table:table-cell office:value-type="float" office:value="9.72006">
                <text:p>9.7200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4.32813">
                <text:p>84.32813</text:p>
              </table:table-cell>
              <table:table-cell office:value-type="float" office:value="74.24061">
                <text:p>74.24061</text:p>
              </table:table-cell>
              <table:table-cell office:value-type="float" office:value="10.08752">
                <text:p>10.0875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4.35729">
                <text:p>84.35729</text:p>
              </table:table-cell>
              <table:table-cell office:value-type="float" office:value="75.77832">
                <text:p>75.77832</text:p>
              </table:table-cell>
              <table:table-cell office:value-type="float" office:value="8.57897">
                <text:p>8.5789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4.64302">
                <text:p>84.64302</text:p>
              </table:table-cell>
              <table:table-cell office:value-type="float" office:value="73.12294">
                <text:p>73.12294</text:p>
              </table:table-cell>
              <table:table-cell office:value-type="float" office:value="11.52008">
                <text:p>11.5200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5.08454">
                <text:p>85.08454</text:p>
              </table:table-cell>
              <table:table-cell office:value-type="float" office:value="72.93416">
                <text:p>72.93416</text:p>
              </table:table-cell>
              <table:table-cell office:value-type="float" office:value="12.15038">
                <text:p>12.150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4.44691">
                <text:p>84.44691</text:p>
              </table:table-cell>
              <table:table-cell office:value-type="float" office:value="73.72245">
                <text:p>73.72245</text:p>
              </table:table-cell>
              <table:table-cell office:value-type="float" office:value="10.72447">
                <text:p>10.7244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5.77327">
                <text:p>85.77327</text:p>
              </table:table-cell>
              <table:table-cell office:value-type="float" office:value="74.53888">
                <text:p>74.53888</text:p>
              </table:table-cell>
              <table:table-cell office:value-type="float" office:value="11.23439">
                <text:p>11.2343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5.07593">
                <text:p>85.07593</text:p>
              </table:table-cell>
              <table:table-cell office:value-type="float" office:value="75.02181">
                <text:p>75.02181</text:p>
              </table:table-cell>
              <table:table-cell office:value-type="float" office:value="10.05412">
                <text:p>10.0541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5.47815">
                <text:p>85.47815</text:p>
              </table:table-cell>
              <table:table-cell office:value-type="float" office:value="73.32032">
                <text:p>73.32032</text:p>
              </table:table-cell>
              <table:table-cell office:value-type="float" office:value="12.15783">
                <text:p>12.1578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5.13488">
                <text:p>85.13488</text:p>
              </table:table-cell>
              <table:table-cell office:value-type="float" office:value="75.27448">
                <text:p>75.27448</text:p>
              </table:table-cell>
              <table:table-cell office:value-type="float" office:value="9.8604">
                <text:p>9.860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4.91644">
                <text:p>84.91644</text:p>
              </table:table-cell>
              <table:table-cell office:value-type="float" office:value="75.98985">
                <text:p>75.98985</text:p>
              </table:table-cell>
              <table:table-cell office:value-type="float" office:value="8.9266">
                <text:p>8.926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4.43937">
                <text:p>84.43937</text:p>
              </table:table-cell>
              <table:table-cell office:value-type="float" office:value="74.68807">
                <text:p>74.68807</text:p>
              </table:table-cell>
              <table:table-cell office:value-type="float" office:value="9.7513">
                <text:p>9.751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4.45782">
                <text:p>84.45782</text:p>
              </table:table-cell>
              <table:table-cell office:value-type="float" office:value="75.18609">
                <text:p>75.18609</text:p>
              </table:table-cell>
              <table:table-cell office:value-type="float" office:value="9.27173">
                <text:p>9.2717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3.80857">
                <text:p>83.80857</text:p>
              </table:table-cell>
              <table:table-cell office:value-type="float" office:value="74.1477">
                <text:p>74.1477</text:p>
              </table:table-cell>
              <table:table-cell office:value-type="float" office:value="9.66087">
                <text:p>9.6608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4.6269">
                <text:p>84.6269</text:p>
              </table:table-cell>
              <table:table-cell office:value-type="float" office:value="73.59638">
                <text:p>73.59638</text:p>
              </table:table-cell>
              <table:table-cell office:value-type="float" office:value="11.03052">
                <text:p>11.0305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4.40666">
                <text:p>84.40666</text:p>
              </table:table-cell>
              <table:table-cell office:value-type="float" office:value="74.92332">
                <text:p>74.92332</text:p>
              </table:table-cell>
              <table:table-cell office:value-type="float" office:value="9.48335">
                <text:p>9.4833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3.53109">
                <text:p>83.53109</text:p>
              </table:table-cell>
              <table:table-cell office:value-type="float" office:value="72.9679">
                <text:p>72.9679</text:p>
              </table:table-cell>
              <table:table-cell office:value-type="float" office:value="10.56319">
                <text:p>10.5631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5.13156">
                <text:p>85.13156</text:p>
              </table:table-cell>
              <table:table-cell office:value-type="float" office:value="76.18452">
                <text:p>76.18452</text:p>
              </table:table-cell>
              <table:table-cell office:value-type="float" office:value="8.94704">
                <text:p>8.9470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5.74905">
                <text:p>85.74905</text:p>
              </table:table-cell>
              <table:table-cell office:value-type="float" office:value="74.48894">
                <text:p>74.48894</text:p>
              </table:table-cell>
              <table:table-cell office:value-type="float" office:value="11.26011">
                <text:p>11.2601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4.65076">
                <text:p>84.65076</text:p>
              </table:table-cell>
              <table:table-cell office:value-type="float" office:value="73.62414">
                <text:p>73.62414</text:p>
              </table:table-cell>
              <table:table-cell office:value-type="float" office:value="11.02662">
                <text:p>11.0266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4.46776">
                <text:p>84.46776</text:p>
              </table:table-cell>
              <table:table-cell office:value-type="float" office:value="73.06011">
                <text:p>73.06011</text:p>
              </table:table-cell>
              <table:table-cell office:value-type="float" office:value="11.40764">
                <text:p>11.4076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5.43225">
                <text:p>85.43225</text:p>
              </table:table-cell>
              <table:table-cell office:value-type="float" office:value="75.07511">
                <text:p>75.07511</text:p>
              </table:table-cell>
              <table:table-cell office:value-type="float" office:value="10.35714">
                <text:p>10.3571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5.77973">
                <text:p>85.77973</text:p>
              </table:table-cell>
              <table:table-cell office:value-type="float" office:value="74.4594">
                <text:p>74.4594</text:p>
              </table:table-cell>
              <table:table-cell office:value-type="float" office:value="11.32033">
                <text:p>11.3203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5.31728">
                <text:p>85.31728</text:p>
              </table:table-cell>
              <table:table-cell office:value-type="float" office:value="75.79434">
                <text:p>75.79434</text:p>
              </table:table-cell>
              <table:table-cell office:value-type="float" office:value="9.52293">
                <text:p>9.5229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4.8632">
                <text:p>84.8632</text:p>
              </table:table-cell>
              <table:table-cell office:value-type="float" office:value="75.87285">
                <text:p>75.87285</text:p>
              </table:table-cell>
              <table:table-cell office:value-type="float" office:value="8.99035">
                <text:p>8.9903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5.92894">
                <text:p>85.92894</text:p>
              </table:table-cell>
              <table:table-cell office:value-type="float" office:value="74.15742">
                <text:p>74.15742</text:p>
              </table:table-cell>
              <table:table-cell office:value-type="float" office:value="11.77152">
                <text:p>11.7715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4.4715">
                <text:p>84.4715</text:p>
              </table:table-cell>
              <table:table-cell office:value-type="float" office:value="75.83564">
                <text:p>75.83564</text:p>
              </table:table-cell>
              <table:table-cell office:value-type="float" office:value="8.63585">
                <text:p>8.6358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5.05359">
                <text:p>85.05359</text:p>
              </table:table-cell>
              <table:table-cell office:value-type="float" office:value="76.29191">
                <text:p>76.29191</text:p>
              </table:table-cell>
              <table:table-cell office:value-type="float" office:value="8.76168">
                <text:p>8.7616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4.88092">
                <text:p>84.88092</text:p>
              </table:table-cell>
              <table:table-cell office:value-type="float" office:value="75.33238">
                <text:p>75.33238</text:p>
              </table:table-cell>
              <table:table-cell office:value-type="float" office:value="9.54854">
                <text:p>9.5485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5.19421">
                <text:p>85.19421</text:p>
              </table:table-cell>
              <table:table-cell office:value-type="float" office:value="73.8187">
                <text:p>73.8187</text:p>
              </table:table-cell>
              <table:table-cell office:value-type="float" office:value="11.37551">
                <text:p>11.3755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5.38216">
                <text:p>85.38216</text:p>
              </table:table-cell>
              <table:table-cell office:value-type="float" office:value="75.08232">
                <text:p>75.08232</text:p>
              </table:table-cell>
              <table:table-cell office:value-type="float" office:value="10.29984">
                <text:p>10.2998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5.11155">
                <text:p>85.11155</text:p>
              </table:table-cell>
              <table:table-cell office:value-type="float" office:value="74.23013">
                <text:p>74.23013</text:p>
              </table:table-cell>
              <table:table-cell office:value-type="float" office:value="10.88142">
                <text:p>10.8814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4.66448">
                <text:p>84.66448</text:p>
              </table:table-cell>
              <table:table-cell office:value-type="float" office:value="74.95087">
                <text:p>74.95087</text:p>
              </table:table-cell>
              <table:table-cell office:value-type="float" office:value="9.71361">
                <text:p>9.7136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4.14968">
                <text:p>84.14968</text:p>
              </table:table-cell>
              <table:table-cell office:value-type="float" office:value="74.10972">
                <text:p>74.10972</text:p>
              </table:table-cell>
              <table:table-cell office:value-type="float" office:value="10.03996">
                <text:p>10.0399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.91362">
                <text:p>83.91362</text:p>
              </table:table-cell>
              <table:table-cell office:value-type="float" office:value="74.52395">
                <text:p>74.52395</text:p>
              </table:table-cell>
              <table:table-cell office:value-type="float" office:value="9.38967">
                <text:p>9.3896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.98121">
                <text:p>83.98121</text:p>
              </table:table-cell>
              <table:table-cell office:value-type="float" office:value="73.47078">
                <text:p>73.47078</text:p>
              </table:table-cell>
              <table:table-cell office:value-type="float" office:value="10.51043">
                <text:p>10.5104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5.02174">
                <text:p>85.02174</text:p>
              </table:table-cell>
              <table:table-cell office:value-type="float" office:value="74.81658">
                <text:p>74.81658</text:p>
              </table:table-cell>
              <table:table-cell office:value-type="float" office:value="10.20516">
                <text:p>10.205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5.27575">
                <text:p>85.27575</text:p>
              </table:table-cell>
              <table:table-cell office:value-type="float" office:value="74.24477">
                <text:p>74.24477</text:p>
              </table:table-cell>
              <table:table-cell office:value-type="float" office:value="11.03098">
                <text:p>11.0309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5.15572">
                <text:p>85.15572</text:p>
              </table:table-cell>
              <table:table-cell office:value-type="float" office:value="75.85635">
                <text:p>75.85635</text:p>
              </table:table-cell>
              <table:table-cell office:value-type="float" office:value="9.29937">
                <text:p>9.2993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4.56671">
                <text:p>84.56671</text:p>
              </table:table-cell>
              <table:table-cell office:value-type="float" office:value="75.67189">
                <text:p>75.67189</text:p>
              </table:table-cell>
              <table:table-cell office:value-type="float" office:value="8.89482">
                <text:p>8.8948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5.18491">
                <text:p>85.18491</text:p>
              </table:table-cell>
              <table:table-cell office:value-type="float" office:value="73.99414">
                <text:p>73.99414</text:p>
              </table:table-cell>
              <table:table-cell office:value-type="float" office:value="11.19077">
                <text:p>11.1907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.71729">
                <text:p>84.71729</text:p>
              </table:table-cell>
              <table:table-cell office:value-type="float" office:value="74.02667">
                <text:p>74.02667</text:p>
              </table:table-cell>
              <table:table-cell office:value-type="float" office:value="10.69062">
                <text:p>10.6906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.17204">
                <text:p>84.17204</text:p>
              </table:table-cell>
              <table:table-cell office:value-type="float" office:value="75.31041">
                <text:p>75.31041</text:p>
              </table:table-cell>
              <table:table-cell office:value-type="float" office:value="8.86163">
                <text:p>8.8616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5.17517">
                <text:p>85.17517</text:p>
              </table:table-cell>
              <table:table-cell office:value-type="float" office:value="75.85339">
                <text:p>75.85339</text:p>
              </table:table-cell>
              <table:table-cell office:value-type="float" office:value="9.32178">
                <text:p>9.3217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5.33078">
                <text:p>85.33078</text:p>
              </table:table-cell>
              <table:table-cell office:value-type="float" office:value="75.20867">
                <text:p>75.20867</text:p>
              </table:table-cell>
              <table:table-cell office:value-type="float" office:value="10.1221">
                <text:p>10.122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.56339">
                <text:p>84.56339</text:p>
              </table:table-cell>
              <table:table-cell office:value-type="float" office:value="75.34966">
                <text:p>75.34966</text:p>
              </table:table-cell>
              <table:table-cell office:value-type="float" office:value="9.21373">
                <text:p>9.2137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5.51479">
                <text:p>85.51479</text:p>
              </table:table-cell>
              <table:table-cell office:value-type="float" office:value="75.23442">
                <text:p>75.23442</text:p>
              </table:table-cell>
              <table:table-cell office:value-type="float" office:value="10.28037">
                <text:p>10.2803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5.24286">
                <text:p>85.24286</text:p>
              </table:table-cell>
              <table:table-cell office:value-type="float" office:value="74.21441">
                <text:p>74.21441</text:p>
              </table:table-cell>
              <table:table-cell office:value-type="float" office:value="11.02845">
                <text:p>11.0284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6.08427">
                <text:p>86.08427</text:p>
              </table:table-cell>
              <table:table-cell office:value-type="float" office:value="73.23245">
                <text:p>73.23245</text:p>
              </table:table-cell>
              <table:table-cell office:value-type="float" office:value="12.85182">
                <text:p>12.8518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.73703">
                <text:p>84.73703</text:p>
              </table:table-cell>
              <table:table-cell office:value-type="float" office:value="76.21683">
                <text:p>76.21683</text:p>
              </table:table-cell>
              <table:table-cell office:value-type="float" office:value="8.52021">
                <text:p>8.5202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.74938">
                <text:p>84.74938</text:p>
              </table:table-cell>
              <table:table-cell office:value-type="float" office:value="73.91494">
                <text:p>73.91494</text:p>
              </table:table-cell>
              <table:table-cell office:value-type="float" office:value="10.83444">
                <text:p>10.8344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4.76148">
                <text:p>84.76148</text:p>
              </table:table-cell>
              <table:table-cell office:value-type="float" office:value="76.11745">
                <text:p>76.11745</text:p>
              </table:table-cell>
              <table:table-cell office:value-type="float" office:value="8.64403">
                <text:p>8.6440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.02636">
                <text:p>85.02636</text:p>
              </table:table-cell>
              <table:table-cell office:value-type="float" office:value="74.84892">
                <text:p>74.84892</text:p>
              </table:table-cell>
              <table:table-cell office:value-type="float" office:value="10.17744">
                <text:p>10.1774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.08471">
                <text:p>85.08471</text:p>
              </table:table-cell>
              <table:table-cell office:value-type="float" office:value="75.649">
                <text:p>75.649</text:p>
              </table:table-cell>
              <table:table-cell office:value-type="float" office:value="9.43571">
                <text:p>9.4357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.01062">
                <text:p>85.01062</text:p>
              </table:table-cell>
              <table:table-cell office:value-type="float" office:value="74.49135">
                <text:p>74.49135</text:p>
              </table:table-cell>
              <table:table-cell office:value-type="float" office:value="10.51927">
                <text:p>10.5192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4.08868">
                <text:p>84.08868</text:p>
              </table:table-cell>
              <table:table-cell office:value-type="float" office:value="75.08153">
                <text:p>75.08153</text:p>
              </table:table-cell>
              <table:table-cell office:value-type="float" office:value="9.00716">
                <text:p>9.007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.21379">
                <text:p>85.21379</text:p>
              </table:table-cell>
              <table:table-cell office:value-type="float" office:value="71.89491">
                <text:p>71.89491</text:p>
              </table:table-cell>
              <table:table-cell office:value-type="float" office:value="13.31888">
                <text:p>13.3188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4.71188">
                <text:p>84.71188</text:p>
              </table:table-cell>
              <table:table-cell office:value-type="float" office:value="74.95014">
                <text:p>74.95014</text:p>
              </table:table-cell>
              <table:table-cell office:value-type="float" office:value="9.76174">
                <text:p>9.7617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.77988">
                <text:p>85.77988</text:p>
              </table:table-cell>
              <table:table-cell office:value-type="float" office:value="73.97501">
                <text:p>73.97501</text:p>
              </table:table-cell>
              <table:table-cell office:value-type="float" office:value="11.80488">
                <text:p>11.8048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4.80344">
                <text:p>84.80344</text:p>
              </table:table-cell>
              <table:table-cell office:value-type="float" office:value="74.30699">
                <text:p>74.30699</text:p>
              </table:table-cell>
              <table:table-cell office:value-type="float" office:value="10.49645">
                <text:p>10.4964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4.86334">
                <text:p>84.86334</text:p>
              </table:table-cell>
              <table:table-cell office:value-type="float" office:value="74.92016">
                <text:p>74.92016</text:p>
              </table:table-cell>
              <table:table-cell office:value-type="float" office:value="9.94318">
                <text:p>9.9431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4.95276">
                <text:p>84.95276</text:p>
              </table:table-cell>
              <table:table-cell office:value-type="float" office:value="75.28364">
                <text:p>75.28364</text:p>
              </table:table-cell>
              <table:table-cell office:value-type="float" office:value="9.66912">
                <text:p>9.6691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5.6567">
                <text:p>85.6567</text:p>
              </table:table-cell>
              <table:table-cell office:value-type="float" office:value="75.08309">
                <text:p>75.08309</text:p>
              </table:table-cell>
              <table:table-cell office:value-type="float" office:value="10.57361">
                <text:p>10.5736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5.06494">
                <text:p>85.06494</text:p>
              </table:table-cell>
              <table:table-cell office:value-type="float" office:value="73.85909">
                <text:p>73.85909</text:p>
              </table:table-cell>
              <table:table-cell office:value-type="float" office:value="11.20585">
                <text:p>11.2058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5.24897">
                <text:p>85.24897</text:p>
              </table:table-cell>
              <table:table-cell office:value-type="float" office:value="73.76763">
                <text:p>73.76763</text:p>
              </table:table-cell>
              <table:table-cell office:value-type="float" office:value="11.48134">
                <text:p>11.4813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5.14832">
                <text:p>85.14832</text:p>
              </table:table-cell>
              <table:table-cell office:value-type="float" office:value="73.60601">
                <text:p>73.60601</text:p>
              </table:table-cell>
              <table:table-cell office:value-type="float" office:value="11.54231">
                <text:p>11.5423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5.70644">
                <text:p>85.70644</text:p>
              </table:table-cell>
              <table:table-cell office:value-type="float" office:value="74.44561">
                <text:p>74.44561</text:p>
              </table:table-cell>
              <table:table-cell office:value-type="float" office:value="11.26083">
                <text:p>11.2608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4.43359">
                <text:p>84.43359</text:p>
              </table:table-cell>
              <table:table-cell office:value-type="float" office:value="74.19893">
                <text:p>74.19893</text:p>
              </table:table-cell>
              <table:table-cell office:value-type="float" office:value="10.23466">
                <text:p>10.2346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4.1293">
                <text:p>84.1293</text:p>
              </table:table-cell>
              <table:table-cell office:value-type="float" office:value="74.68213">
                <text:p>74.68213</text:p>
              </table:table-cell>
              <table:table-cell office:value-type="float" office:value="9.44717">
                <text:p>9.4471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3.77476">
                <text:p>83.77476</text:p>
              </table:table-cell>
              <table:table-cell office:value-type="float" office:value="73.47869">
                <text:p>73.47869</text:p>
              </table:table-cell>
              <table:table-cell office:value-type="float" office:value="10.29607">
                <text:p>10.2960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4.86715">
                <text:p>84.86715</text:p>
              </table:table-cell>
              <table:table-cell office:value-type="float" office:value="76.26784">
                <text:p>76.26784</text:p>
              </table:table-cell>
              <table:table-cell office:value-type="float" office:value="8.59931">
                <text:p>8.5993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5.02454">
                <text:p>85.02454</text:p>
              </table:table-cell>
              <table:table-cell office:value-type="float" office:value="74.98804">
                <text:p>74.98804</text:p>
              </table:table-cell>
              <table:table-cell office:value-type="float" office:value="10.0365">
                <text:p>10.036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5.07307">
                <text:p>85.07307</text:p>
              </table:table-cell>
              <table:table-cell office:value-type="float" office:value="75.52732">
                <text:p>75.52732</text:p>
              </table:table-cell>
              <table:table-cell office:value-type="float" office:value="9.54576">
                <text:p>9.5457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5.73832">
                <text:p>85.73832</text:p>
              </table:table-cell>
              <table:table-cell office:value-type="float" office:value="74.01857">
                <text:p>74.01857</text:p>
              </table:table-cell>
              <table:table-cell office:value-type="float" office:value="11.71975">
                <text:p>11.7197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4.93361">
                <text:p>84.93361</text:p>
              </table:table-cell>
              <table:table-cell office:value-type="float" office:value="75.40923">
                <text:p>75.40923</text:p>
              </table:table-cell>
              <table:table-cell office:value-type="float" office:value="9.52438">
                <text:p>9.5243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3.91115">
                <text:p>83.91115</text:p>
              </table:table-cell>
              <table:table-cell office:value-type="float" office:value="74.70143">
                <text:p>74.70143</text:p>
              </table:table-cell>
              <table:table-cell office:value-type="float" office:value="9.20972">
                <text:p>9.2097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3.88509">
                <text:p>83.88509</text:p>
              </table:table-cell>
              <table:table-cell office:value-type="float" office:value="73.91984">
                <text:p>73.91984</text:p>
              </table:table-cell>
              <table:table-cell office:value-type="float" office:value="9.96526">
                <text:p>9.9652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4.20928">
                <text:p>84.20928</text:p>
              </table:table-cell>
              <table:table-cell office:value-type="float" office:value="74.37374">
                <text:p>74.37374</text:p>
              </table:table-cell>
              <table:table-cell office:value-type="float" office:value="9.83554">
                <text:p>9.8355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4.927">
                <text:p>84.927</text:p>
              </table:table-cell>
              <table:table-cell office:value-type="float" office:value="74.46428">
                <text:p>74.46428</text:p>
              </table:table-cell>
              <table:table-cell office:value-type="float" office:value="10.46272">
                <text:p>10.4627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4.74798">
                <text:p>84.74798</text:p>
              </table:table-cell>
              <table:table-cell office:value-type="float" office:value="73.32787">
                <text:p>73.32787</text:p>
              </table:table-cell>
              <table:table-cell office:value-type="float" office:value="11.42011">
                <text:p>11.4201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5.54577">
                <text:p>85.54577</text:p>
              </table:table-cell>
              <table:table-cell office:value-type="float" office:value="75.5406">
                <text:p>75.5406</text:p>
              </table:table-cell>
              <table:table-cell office:value-type="float" office:value="10.00516">
                <text:p>10.0051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5.53966">
                <text:p>85.53966</text:p>
              </table:table-cell>
              <table:table-cell office:value-type="float" office:value="74.49205">
                <text:p>74.49205</text:p>
              </table:table-cell>
              <table:table-cell office:value-type="float" office:value="11.04761">
                <text:p>11.0476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4.95076">
                <text:p>84.95076</text:p>
              </table:table-cell>
              <table:table-cell office:value-type="float" office:value="75.80372">
                <text:p>75.80372</text:p>
              </table:table-cell>
              <table:table-cell office:value-type="float" office:value="9.14703">
                <text:p>9.1470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4.68192">
                <text:p>84.68192</text:p>
              </table:table-cell>
              <table:table-cell office:value-type="float" office:value="75.27527">
                <text:p>75.27527</text:p>
              </table:table-cell>
              <table:table-cell office:value-type="float" office:value="9.40664">
                <text:p>9.4066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4.79509">
                <text:p>84.79509</text:p>
              </table:table-cell>
              <table:table-cell office:value-type="float" office:value="74.32622">
                <text:p>74.32622</text:p>
              </table:table-cell>
              <table:table-cell office:value-type="float" office:value="10.46888">
                <text:p>10.4688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6.00147">
                <text:p>86.00147</text:p>
              </table:table-cell>
              <table:table-cell office:value-type="float" office:value="73.02859">
                <text:p>73.02859</text:p>
              </table:table-cell>
              <table:table-cell office:value-type="float" office:value="12.97288">
                <text:p>12.9728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4.7364">
                <text:p>84.7364</text:p>
              </table:table-cell>
              <table:table-cell office:value-type="float" office:value="74.42693">
                <text:p>74.42693</text:p>
              </table:table-cell>
              <table:table-cell office:value-type="float" office:value="10.30947">
                <text:p>10.3094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3.9352">
                <text:p>83.9352</text:p>
              </table:table-cell>
              <table:table-cell office:value-type="float" office:value="74.45299">
                <text:p>74.45299</text:p>
              </table:table-cell>
              <table:table-cell office:value-type="float" office:value="9.48221">
                <text:p>9.4822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5.52677">
                <text:p>85.52677</text:p>
              </table:table-cell>
              <table:table-cell office:value-type="float" office:value="75.1246">
                <text:p>75.1246</text:p>
              </table:table-cell>
              <table:table-cell office:value-type="float" office:value="10.40218">
                <text:p>10.4021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5.04302">
                <text:p>85.04302</text:p>
              </table:table-cell>
              <table:table-cell office:value-type="float" office:value="73.16024">
                <text:p>73.16024</text:p>
              </table:table-cell>
              <table:table-cell office:value-type="float" office:value="11.88278">
                <text:p>11.8827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5.05589">
                <text:p>85.05589</text:p>
              </table:table-cell>
              <table:table-cell office:value-type="float" office:value="75.86441">
                <text:p>75.86441</text:p>
              </table:table-cell>
              <table:table-cell office:value-type="float" office:value="9.19148">
                <text:p>9.1914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5.14692">
                <text:p>85.14692</text:p>
              </table:table-cell>
              <table:table-cell office:value-type="float" office:value="72.51497">
                <text:p>72.51497</text:p>
              </table:table-cell>
              <table:table-cell office:value-type="float" office:value="12.63195">
                <text:p>12.6319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6.17236">
                <text:p>86.17236</text:p>
              </table:table-cell>
              <table:table-cell office:value-type="float" office:value="72.8168">
                <text:p>72.8168</text:p>
              </table:table-cell>
              <table:table-cell office:value-type="float" office:value="13.35556">
                <text:p>13.3555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4.7246">
                <text:p>84.7246</text:p>
              </table:table-cell>
              <table:table-cell office:value-type="float" office:value="73.39896">
                <text:p>73.39896</text:p>
              </table:table-cell>
              <table:table-cell office:value-type="float" office:value="11.32563">
                <text:p>11.3256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5.1334">
                <text:p>85.1334</text:p>
              </table:table-cell>
              <table:table-cell office:value-type="float" office:value="73.38399">
                <text:p>73.38399</text:p>
              </table:table-cell>
              <table:table-cell office:value-type="float" office:value="11.74941">
                <text:p>11.7494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5.34867">
                <text:p>85.34867</text:p>
              </table:table-cell>
              <table:table-cell office:value-type="float" office:value="74.30627">
                <text:p>74.30627</text:p>
              </table:table-cell>
              <table:table-cell office:value-type="float" office:value="11.0424">
                <text:p>11.04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4.23922">
                <text:p>84.23922</text:p>
              </table:table-cell>
              <table:table-cell office:value-type="float" office:value="74.11377">
                <text:p>74.11377</text:p>
              </table:table-cell>
              <table:table-cell office:value-type="float" office:value="10.12544">
                <text:p>10.1254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5.09637">
                <text:p>85.09637</text:p>
              </table:table-cell>
              <table:table-cell office:value-type="float" office:value="73.92416">
                <text:p>73.92416</text:p>
              </table:table-cell>
              <table:table-cell office:value-type="float" office:value="11.17222">
                <text:p>11.1722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4.07424">
                <text:p>84.07424</text:p>
              </table:table-cell>
              <table:table-cell office:value-type="float" office:value="72.79728">
                <text:p>72.79728</text:p>
              </table:table-cell>
              <table:table-cell office:value-type="float" office:value="11.27696">
                <text:p>11.2769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5.78368">
                <text:p>85.78368</text:p>
              </table:table-cell>
              <table:table-cell office:value-type="float" office:value="74.44868">
                <text:p>74.44868</text:p>
              </table:table-cell>
              <table:table-cell office:value-type="float" office:value="11.335">
                <text:p>11.33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4.2212">
                <text:p>84.2212</text:p>
              </table:table-cell>
              <table:table-cell office:value-type="float" office:value="75.32987">
                <text:p>75.32987</text:p>
              </table:table-cell>
              <table:table-cell office:value-type="float" office:value="8.89133">
                <text:p>8.8913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4.25262">
                <text:p>84.25262</text:p>
              </table:table-cell>
              <table:table-cell office:value-type="float" office:value="74.96544">
                <text:p>74.96544</text:p>
              </table:table-cell>
              <table:table-cell office:value-type="float" office:value="9.28717">
                <text:p>9.2871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4.56071">
                <text:p>84.56071</text:p>
              </table:table-cell>
              <table:table-cell office:value-type="float" office:value="72.57879">
                <text:p>72.57879</text:p>
              </table:table-cell>
              <table:table-cell office:value-type="float" office:value="11.98192">
                <text:p>11.9819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4.62288">
                <text:p>84.62288</text:p>
              </table:table-cell>
              <table:table-cell office:value-type="float" office:value="74.57943">
                <text:p>74.57943</text:p>
              </table:table-cell>
              <table:table-cell office:value-type="float" office:value="10.04346">
                <text:p>10.0434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5.64686">
                <text:p>85.64686</text:p>
              </table:table-cell>
              <table:table-cell office:value-type="float" office:value="74.15083">
                <text:p>74.15083</text:p>
              </table:table-cell>
              <table:table-cell office:value-type="float" office:value="11.49603">
                <text:p>11.4960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4.78836">
                <text:p>84.78836</text:p>
              </table:table-cell>
              <table:table-cell office:value-type="float" office:value="74.56441">
                <text:p>74.56441</text:p>
              </table:table-cell>
              <table:table-cell office:value-type="float" office:value="10.22395">
                <text:p>10.2239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4.24165">
                <text:p>84.24165</text:p>
              </table:table-cell>
              <table:table-cell office:value-type="float" office:value="73.98996">
                <text:p>73.98996</text:p>
              </table:table-cell>
              <table:table-cell office:value-type="float" office:value="10.25169">
                <text:p>10.2516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4.40206">
                <text:p>84.40206</text:p>
              </table:table-cell>
              <table:table-cell office:value-type="float" office:value="74.86331">
                <text:p>74.86331</text:p>
              </table:table-cell>
              <table:table-cell office:value-type="float" office:value="9.53875">
                <text:p>9.5387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5.4442">
                <text:p>85.4442</text:p>
              </table:table-cell>
              <table:table-cell office:value-type="float" office:value="72.13164">
                <text:p>72.13164</text:p>
              </table:table-cell>
              <table:table-cell office:value-type="float" office:value="13.31255">
                <text:p>13.3125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5.03549">
                <text:p>85.03549</text:p>
              </table:table-cell>
              <table:table-cell office:value-type="float" office:value="73.41147">
                <text:p>73.41147</text:p>
              </table:table-cell>
              <table:table-cell office:value-type="float" office:value="11.62403">
                <text:p>11.6240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5.99072">
                <text:p>85.99072</text:p>
              </table:table-cell>
              <table:table-cell office:value-type="float" office:value="73.8641">
                <text:p>73.8641</text:p>
              </table:table-cell>
              <table:table-cell office:value-type="float" office:value="12.12662">
                <text:p>12.1266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3.68977">
                <text:p>83.68977</text:p>
              </table:table-cell>
              <table:table-cell office:value-type="float" office:value="73.69122">
                <text:p>73.69122</text:p>
              </table:table-cell>
              <table:table-cell office:value-type="float" office:value="9.99854">
                <text:p>9.9985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4.58608">
                <text:p>84.58608</text:p>
              </table:table-cell>
              <table:table-cell office:value-type="float" office:value="74.65922">
                <text:p>74.65922</text:p>
              </table:table-cell>
              <table:table-cell office:value-type="float" office:value="9.92686">
                <text:p>9.9268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4.74737">
                <text:p>84.74737</text:p>
              </table:table-cell>
              <table:table-cell office:value-type="float" office:value="73.97022">
                <text:p>73.97022</text:p>
              </table:table-cell>
              <table:table-cell office:value-type="float" office:value="10.77716">
                <text:p>10.777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4.79312">
                <text:p>84.79312</text:p>
              </table:table-cell>
              <table:table-cell office:value-type="float" office:value="74.29287">
                <text:p>74.29287</text:p>
              </table:table-cell>
              <table:table-cell office:value-type="float" office:value="10.50024">
                <text:p>10.5002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4.46117">
                <text:p>84.46117</text:p>
              </table:table-cell>
              <table:table-cell office:value-type="float" office:value="76.19591">
                <text:p>76.19591</text:p>
              </table:table-cell>
              <table:table-cell office:value-type="float" office:value="8.26526">
                <text:p>8.2652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5.70251">
                <text:p>85.70251</text:p>
              </table:table-cell>
              <table:table-cell office:value-type="float" office:value="75.01346">
                <text:p>75.01346</text:p>
              </table:table-cell>
              <table:table-cell office:value-type="float" office:value="10.68905">
                <text:p>10.6890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5.08789">
                <text:p>85.08789</text:p>
              </table:table-cell>
              <table:table-cell office:value-type="float" office:value="73.46154">
                <text:p>73.46154</text:p>
              </table:table-cell>
              <table:table-cell office:value-type="float" office:value="11.62635">
                <text:p>11.6263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4.8463">
                <text:p>84.8463</text:p>
              </table:table-cell>
              <table:table-cell office:value-type="float" office:value="74.99182">
                <text:p>74.99182</text:p>
              </table:table-cell>
              <table:table-cell office:value-type="float" office:value="9.85449">
                <text:p>9.8544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5.22967">
                <text:p>85.22967</text:p>
              </table:table-cell>
              <table:table-cell office:value-type="float" office:value="72.28689">
                <text:p>72.28689</text:p>
              </table:table-cell>
              <table:table-cell office:value-type="float" office:value="12.94278">
                <text:p>12.9427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4.1583">
                <text:p>84.1583</text:p>
              </table:table-cell>
              <table:table-cell office:value-type="float" office:value="74.89237">
                <text:p>74.89237</text:p>
              </table:table-cell>
              <table:table-cell office:value-type="float" office:value="9.26593">
                <text:p>9.2659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4.59296">
                <text:p>84.59296</text:p>
              </table:table-cell>
              <table:table-cell office:value-type="float" office:value="76.02492">
                <text:p>76.02492</text:p>
              </table:table-cell>
              <table:table-cell office:value-type="float" office:value="8.56804">
                <text:p>8.5680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4.54327">
                <text:p>84.54327</text:p>
              </table:table-cell>
              <table:table-cell office:value-type="float" office:value="76.08142">
                <text:p>76.08142</text:p>
              </table:table-cell>
              <table:table-cell office:value-type="float" office:value="8.46184">
                <text:p>8.4618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4.09719">
                <text:p>84.09719</text:p>
              </table:table-cell>
              <table:table-cell office:value-type="float" office:value="75.082">
                <text:p>75.082</text:p>
              </table:table-cell>
              <table:table-cell office:value-type="float" office:value="9.01519">
                <text:p>9.0151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6.11058">
                <text:p>86.11058</text:p>
              </table:table-cell>
              <table:table-cell office:value-type="float" office:value="73.2851">
                <text:p>73.2851</text:p>
              </table:table-cell>
              <table:table-cell office:value-type="float" office:value="12.82548">
                <text:p>12.8254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5.39888">
                <text:p>85.39888</text:p>
              </table:table-cell>
              <table:table-cell office:value-type="float" office:value="74.65881">
                <text:p>74.65881</text:p>
              </table:table-cell>
              <table:table-cell office:value-type="float" office:value="10.74008">
                <text:p>10.7400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85.41787">
                <text:p>85.41787</text:p>
              </table:table-cell>
              <table:table-cell office:value-type="float" office:value="74.93518">
                <text:p>74.93518</text:p>
              </table:table-cell>
              <table:table-cell office:value-type="float" office:value="10.4827">
                <text:p>10.482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4.73044">
                <text:p>84.73044</text:p>
              </table:table-cell>
              <table:table-cell office:value-type="float" office:value="76.06029">
                <text:p>76.06029</text:p>
              </table:table-cell>
              <table:table-cell office:value-type="float" office:value="8.67015">
                <text:p>8.6701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4.65986">
                <text:p>84.65986</text:p>
              </table:table-cell>
              <table:table-cell office:value-type="float" office:value="74.43416">
                <text:p>74.43416</text:p>
              </table:table-cell>
              <table:table-cell office:value-type="float" office:value="10.2257">
                <text:p>10.225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4.76552">
                <text:p>84.76552</text:p>
              </table:table-cell>
              <table:table-cell office:value-type="float" office:value="74.19616">
                <text:p>74.19616</text:p>
              </table:table-cell>
              <table:table-cell office:value-type="float" office:value="10.56935">
                <text:p>10.5693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4.61348">
                <text:p>84.61348</text:p>
              </table:table-cell>
              <table:table-cell office:value-type="float" office:value="76.16351">
                <text:p>76.16351</text:p>
              </table:table-cell>
              <table:table-cell office:value-type="float" office:value="8.44997">
                <text:p>8.4499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4.98571">
                <text:p>84.98571</text:p>
              </table:table-cell>
              <table:table-cell office:value-type="float" office:value="74.71276">
                <text:p>74.71276</text:p>
              </table:table-cell>
              <table:table-cell office:value-type="float" office:value="10.27296">
                <text:p>10.2729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4.22053">
                <text:p>84.22053</text:p>
              </table:table-cell>
              <table:table-cell office:value-type="float" office:value="75.52899">
                <text:p>75.52899</text:p>
              </table:table-cell>
              <table:table-cell office:value-type="float" office:value="8.69153">
                <text:p>8.6915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5.50323">
                <text:p>85.50323</text:p>
              </table:table-cell>
              <table:table-cell office:value-type="float" office:value="75.26623">
                <text:p>75.26623</text:p>
              </table:table-cell>
              <table:table-cell office:value-type="float" office:value="10.23699">
                <text:p>10.2369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4.77642">
                <text:p>84.77642</text:p>
              </table:table-cell>
              <table:table-cell office:value-type="float" office:value="76.16035">
                <text:p>76.16035</text:p>
              </table:table-cell>
              <table:table-cell office:value-type="float" office:value="8.61608">
                <text:p>8.6160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84.27014">
                <text:p>84.27014</text:p>
              </table:table-cell>
              <table:table-cell office:value-type="float" office:value="74.71997">
                <text:p>74.71997</text:p>
              </table:table-cell>
              <table:table-cell office:value-type="float" office:value="9.55017">
                <text:p>9.5501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85.49861">
                <text:p>85.49861</text:p>
              </table:table-cell>
              <table:table-cell office:value-type="float" office:value="74.98473">
                <text:p>74.98473</text:p>
              </table:table-cell>
              <table:table-cell office:value-type="float" office:value="10.51388">
                <text:p>10.5138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4.15965">
                <text:p>84.15965</text:p>
              </table:table-cell>
              <table:table-cell office:value-type="float" office:value="73.94193">
                <text:p>73.94193</text:p>
              </table:table-cell>
              <table:table-cell office:value-type="float" office:value="10.21772">
                <text:p>10.2177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4.75038">
                <text:p>84.75038</text:p>
              </table:table-cell>
              <table:table-cell office:value-type="float" office:value="76.13955">
                <text:p>76.13955</text:p>
              </table:table-cell>
              <table:table-cell office:value-type="float" office:value="8.61083">
                <text:p>8.6108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84.28002">
                <text:p>84.28002</text:p>
              </table:table-cell>
              <table:table-cell office:value-type="float" office:value="74.13544">
                <text:p>74.13544</text:p>
              </table:table-cell>
              <table:table-cell office:value-type="float" office:value="10.14459">
                <text:p>10.1445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4.7381">
                <text:p>84.7381</text:p>
              </table:table-cell>
              <table:table-cell office:value-type="float" office:value="76.1274">
                <text:p>76.1274</text:p>
              </table:table-cell>
              <table:table-cell office:value-type="float" office:value="8.6107">
                <text:p>8.610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4.22981">
                <text:p>84.22981</text:p>
              </table:table-cell>
              <table:table-cell office:value-type="float" office:value="73.9525">
                <text:p>73.9525</text:p>
              </table:table-cell>
              <table:table-cell office:value-type="float" office:value="10.2773">
                <text:p>10.277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4.14455">
                <text:p>84.14455</text:p>
              </table:table-cell>
              <table:table-cell office:value-type="float" office:value="75.27787">
                <text:p>75.27787</text:p>
              </table:table-cell>
              <table:table-cell office:value-type="float" office:value="8.86668">
                <text:p>8.8666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5.03296">
                <text:p>85.03296</text:p>
              </table:table-cell>
              <table:table-cell office:value-type="float" office:value="73.52732">
                <text:p>73.52732</text:p>
              </table:table-cell>
              <table:table-cell office:value-type="float" office:value="11.50564">
                <text:p>11.5056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4.58152">
                <text:p>84.58152</text:p>
              </table:table-cell>
              <table:table-cell office:value-type="float" office:value="75.11337">
                <text:p>75.11337</text:p>
              </table:table-cell>
              <table:table-cell office:value-type="float" office:value="9.46816">
                <text:p>9.468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4.51037">
                <text:p>84.51037</text:p>
              </table:table-cell>
              <table:table-cell office:value-type="float" office:value="75.03734">
                <text:p>75.03734</text:p>
              </table:table-cell>
              <table:table-cell office:value-type="float" office:value="9.47304">
                <text:p>9.4730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5.52067">
                <text:p>85.52067</text:p>
              </table:table-cell>
              <table:table-cell office:value-type="float" office:value="74.77138">
                <text:p>74.77138</text:p>
              </table:table-cell>
              <table:table-cell office:value-type="float" office:value="10.7493">
                <text:p>10.749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4.55238">
                <text:p>84.55238</text:p>
              </table:table-cell>
              <table:table-cell office:value-type="float" office:value="75.29323">
                <text:p>75.29323</text:p>
              </table:table-cell>
              <table:table-cell office:value-type="float" office:value="9.25915">
                <text:p>9.2591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4.48439">
                <text:p>84.48439</text:p>
              </table:table-cell>
              <table:table-cell office:value-type="float" office:value="74.2446">
                <text:p>74.2446</text:p>
              </table:table-cell>
              <table:table-cell office:value-type="float" office:value="10.23979">
                <text:p>10.2397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3.7231">
                <text:p>83.7231</text:p>
              </table:table-cell>
              <table:table-cell office:value-type="float" office:value="73.56252">
                <text:p>73.56252</text:p>
              </table:table-cell>
              <table:table-cell office:value-type="float" office:value="10.16059">
                <text:p>10.1605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5.05862">
                <text:p>85.05862</text:p>
              </table:table-cell>
              <table:table-cell office:value-type="float" office:value="74.31469">
                <text:p>74.31469</text:p>
              </table:table-cell>
              <table:table-cell office:value-type="float" office:value="10.74394">
                <text:p>10.7439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5.68163">
                <text:p>85.68163</text:p>
              </table:table-cell>
              <table:table-cell office:value-type="float" office:value="73.48082">
                <text:p>73.48082</text:p>
              </table:table-cell>
              <table:table-cell office:value-type="float" office:value="12.20082">
                <text:p>12.2008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6.13376">
                <text:p>86.13376</text:p>
              </table:table-cell>
              <table:table-cell office:value-type="float" office:value="72.77085">
                <text:p>72.77085</text:p>
              </table:table-cell>
              <table:table-cell office:value-type="float" office:value="13.36291">
                <text:p>13.3629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4.78605">
                <text:p>84.78605</text:p>
              </table:table-cell>
              <table:table-cell office:value-type="float" office:value="74.96522">
                <text:p>74.96522</text:p>
              </table:table-cell>
              <table:table-cell office:value-type="float" office:value="9.82083">
                <text:p>9.8208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5.04308">
                <text:p>85.04308</text:p>
              </table:table-cell>
              <table:table-cell office:value-type="float" office:value="76.21578">
                <text:p>76.21578</text:p>
              </table:table-cell>
              <table:table-cell office:value-type="float" office:value="8.8273">
                <text:p>8.827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4.92705">
                <text:p>84.92705</text:p>
              </table:table-cell>
              <table:table-cell office:value-type="float" office:value="73.18451">
                <text:p>73.18451</text:p>
              </table:table-cell>
              <table:table-cell office:value-type="float" office:value="11.74254">
                <text:p>11.7425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4.67363">
                <text:p>84.67363</text:p>
              </table:table-cell>
              <table:table-cell office:value-type="float" office:value="75.43623">
                <text:p>75.43623</text:p>
              </table:table-cell>
              <table:table-cell office:value-type="float" office:value="9.23741">
                <text:p>9.2374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5.90467">
                <text:p>85.90467</text:p>
              </table:table-cell>
              <table:table-cell office:value-type="float" office:value="73.92009">
                <text:p>73.92009</text:p>
              </table:table-cell>
              <table:table-cell office:value-type="float" office:value="11.98457">
                <text:p>11.9845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83.39985">
                <text:p>83.39985</text:p>
              </table:table-cell>
              <table:table-cell office:value-type="float" office:value="72.21198">
                <text:p>72.21198</text:p>
              </table:table-cell>
              <table:table-cell office:value-type="float" office:value="11.18787">
                <text:p>11.1878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85.07534">
                <text:p>85.07534</text:p>
              </table:table-cell>
              <table:table-cell office:value-type="float" office:value="75.76687">
                <text:p>75.76687</text:p>
              </table:table-cell>
              <table:table-cell office:value-type="float" office:value="9.30847">
                <text:p>9.3084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4.16914">
                <text:p>84.16914</text:p>
              </table:table-cell>
              <table:table-cell office:value-type="float" office:value="75.4887">
                <text:p>75.4887</text:p>
              </table:table-cell>
              <table:table-cell office:value-type="float" office:value="8.68044">
                <text:p>8.6804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5.17662">
                <text:p>85.17662</text:p>
              </table:table-cell>
              <table:table-cell office:value-type="float" office:value="72.52617">
                <text:p>72.52617</text:p>
              </table:table-cell>
              <table:table-cell office:value-type="float" office:value="12.65045">
                <text:p>12.6504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4.98756">
                <text:p>84.98756</text:p>
              </table:table-cell>
              <table:table-cell office:value-type="float" office:value="73.80152">
                <text:p>73.80152</text:p>
              </table:table-cell>
              <table:table-cell office:value-type="float" office:value="11.18604">
                <text:p>11.1860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5.22136">
                <text:p>85.22136</text:p>
              </table:table-cell>
              <table:table-cell office:value-type="float" office:value="74.29591">
                <text:p>74.29591</text:p>
              </table:table-cell>
              <table:table-cell office:value-type="float" office:value="10.92545">
                <text:p>10.9254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4.089">
                <text:p>84.089</text:p>
              </table:table-cell>
              <table:table-cell office:value-type="float" office:value="74.61687">
                <text:p>74.61687</text:p>
              </table:table-cell>
              <table:table-cell office:value-type="float" office:value="9.47212">
                <text:p>9.4721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5.94753">
                <text:p>85.94753</text:p>
              </table:table-cell>
              <table:table-cell office:value-type="float" office:value="74.05995">
                <text:p>74.05995</text:p>
              </table:table-cell>
              <table:table-cell office:value-type="float" office:value="11.88758">
                <text:p>11.8875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3.79372">
                <text:p>83.79372</text:p>
              </table:table-cell>
              <table:table-cell office:value-type="float" office:value="74.00735">
                <text:p>74.00735</text:p>
              </table:table-cell>
              <table:table-cell office:value-type="float" office:value="9.78637">
                <text:p>9.7863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85.18663">
                <text:p>85.18663</text:p>
              </table:table-cell>
              <table:table-cell office:value-type="float" office:value="74.98222">
                <text:p>74.98222</text:p>
              </table:table-cell>
              <table:table-cell office:value-type="float" office:value="10.20441">
                <text:p>10.2044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5.31352">
                <text:p>85.31352</text:p>
              </table:table-cell>
              <table:table-cell office:value-type="float" office:value="73.07649">
                <text:p>73.07649</text:p>
              </table:table-cell>
              <table:table-cell office:value-type="float" office:value="12.23703">
                <text:p>12.2370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5.44935">
                <text:p>85.44935</text:p>
              </table:table-cell>
              <table:table-cell office:value-type="float" office:value="75.40527">
                <text:p>75.40527</text:p>
              </table:table-cell>
              <table:table-cell office:value-type="float" office:value="10.04408">
                <text:p>10.0440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4.14228">
                <text:p>84.14228</text:p>
              </table:table-cell>
              <table:table-cell office:value-type="float" office:value="74.40325">
                <text:p>74.40325</text:p>
              </table:table-cell>
              <table:table-cell office:value-type="float" office:value="9.73903">
                <text:p>9.7390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4.75735">
                <text:p>84.75735</text:p>
              </table:table-cell>
              <table:table-cell office:value-type="float" office:value="74.8328">
                <text:p>74.8328</text:p>
              </table:table-cell>
              <table:table-cell office:value-type="float" office:value="9.92455">
                <text:p>9.9245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4.96667">
                <text:p>84.96667</text:p>
              </table:table-cell>
              <table:table-cell office:value-type="float" office:value="74.43137">
                <text:p>74.43137</text:p>
              </table:table-cell>
              <table:table-cell office:value-type="float" office:value="10.53531">
                <text:p>10.5353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4.64633">
                <text:p>84.64633</text:p>
              </table:table-cell>
              <table:table-cell office:value-type="float" office:value="74.07569">
                <text:p>74.07569</text:p>
              </table:table-cell>
              <table:table-cell office:value-type="float" office:value="10.57064">
                <text:p>10.5706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4.69584">
                <text:p>84.69584</text:p>
              </table:table-cell>
              <table:table-cell office:value-type="float" office:value="74.08249">
                <text:p>74.08249</text:p>
              </table:table-cell>
              <table:table-cell office:value-type="float" office:value="10.61335">
                <text:p>10.6133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4.8254">
                <text:p>84.8254</text:p>
              </table:table-cell>
              <table:table-cell office:value-type="float" office:value="75.43464">
                <text:p>75.43464</text:p>
              </table:table-cell>
              <table:table-cell office:value-type="float" office:value="9.39076">
                <text:p>9.3907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4.91752">
                <text:p>84.91752</text:p>
              </table:table-cell>
              <table:table-cell office:value-type="float" office:value="74.70405">
                <text:p>74.70405</text:p>
              </table:table-cell>
              <table:table-cell office:value-type="float" office:value="10.21347">
                <text:p>10.2134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5.4044">
                <text:p>85.4044</text:p>
              </table:table-cell>
              <table:table-cell office:value-type="float" office:value="73.42332">
                <text:p>73.42332</text:p>
              </table:table-cell>
              <table:table-cell office:value-type="float" office:value="11.98108">
                <text:p>11.9810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5.47155">
                <text:p>85.47155</text:p>
              </table:table-cell>
              <table:table-cell office:value-type="float" office:value="73.25451">
                <text:p>73.25451</text:p>
              </table:table-cell>
              <table:table-cell office:value-type="float" office:value="12.21704">
                <text:p>12.2170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85.27775">
                <text:p>85.27775</text:p>
              </table:table-cell>
              <table:table-cell office:value-type="float" office:value="76.03675">
                <text:p>76.03675</text:p>
              </table:table-cell>
              <table:table-cell office:value-type="float" office:value="9.241">
                <text:p>9.24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84.87377">
                <text:p>84.87377</text:p>
              </table:table-cell>
              <table:table-cell office:value-type="float" office:value="76.01747">
                <text:p>76.01747</text:p>
              </table:table-cell>
              <table:table-cell office:value-type="float" office:value="8.8563">
                <text:p>8.856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5.28656">
                <text:p>85.28656</text:p>
              </table:table-cell>
              <table:table-cell office:value-type="float" office:value="75.39449">
                <text:p>75.39449</text:p>
              </table:table-cell>
              <table:table-cell office:value-type="float" office:value="9.89208">
                <text:p>9.8920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4.74078">
                <text:p>84.74078</text:p>
              </table:table-cell>
              <table:table-cell office:value-type="float" office:value="76.16939">
                <text:p>76.16939</text:p>
              </table:table-cell>
              <table:table-cell office:value-type="float" office:value="8.57139">
                <text:p>8.5713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4.79798">
                <text:p>84.79798</text:p>
              </table:table-cell>
              <table:table-cell office:value-type="float" office:value="75.94926">
                <text:p>75.94926</text:p>
              </table:table-cell>
              <table:table-cell office:value-type="float" office:value="8.84871">
                <text:p>8.8487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4.55732">
                <text:p>84.55732</text:p>
              </table:table-cell>
              <table:table-cell office:value-type="float" office:value="74.38466">
                <text:p>74.38466</text:p>
              </table:table-cell>
              <table:table-cell office:value-type="float" office:value="10.17266">
                <text:p>10.1726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4.48259">
                <text:p>84.48259</text:p>
              </table:table-cell>
              <table:table-cell office:value-type="float" office:value="72.11641">
                <text:p>72.11641</text:p>
              </table:table-cell>
              <table:table-cell office:value-type="float" office:value="12.36619">
                <text:p>12.3661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5.4158">
                <text:p>85.4158</text:p>
              </table:table-cell>
              <table:table-cell office:value-type="float" office:value="73.30015">
                <text:p>73.30015</text:p>
              </table:table-cell>
              <table:table-cell office:value-type="float" office:value="12.11565">
                <text:p>12.1156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4.42534">
                <text:p>84.42534</text:p>
              </table:table-cell>
              <table:table-cell office:value-type="float" office:value="75.27658">
                <text:p>75.27658</text:p>
              </table:table-cell>
              <table:table-cell office:value-type="float" office:value="9.14877">
                <text:p>9.1487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4.59493">
                <text:p>84.59493</text:p>
              </table:table-cell>
              <table:table-cell office:value-type="float" office:value="72.60255">
                <text:p>72.60255</text:p>
              </table:table-cell>
              <table:table-cell office:value-type="float" office:value="11.99238">
                <text:p>11.9923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4.95519">
                <text:p>84.95519</text:p>
              </table:table-cell>
              <table:table-cell office:value-type="float" office:value="74.69035">
                <text:p>74.69035</text:p>
              </table:table-cell>
              <table:table-cell office:value-type="float" office:value="10.26484">
                <text:p>10.2648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84.75332">
                <text:p>84.75332</text:p>
              </table:table-cell>
              <table:table-cell office:value-type="float" office:value="75.03442">
                <text:p>75.03442</text:p>
              </table:table-cell>
              <table:table-cell office:value-type="float" office:value="9.71891">
                <text:p>9.7189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84.37011">
                <text:p>84.37011</text:p>
              </table:table-cell>
              <table:table-cell office:value-type="float" office:value="71.32942">
                <text:p>71.32942</text:p>
              </table:table-cell>
              <table:table-cell office:value-type="float" office:value="13.04069">
                <text:p>13.0406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5.95506">
                <text:p>85.95506</text:p>
              </table:table-cell>
              <table:table-cell office:value-type="float" office:value="73.36156">
                <text:p>73.36156</text:p>
              </table:table-cell>
              <table:table-cell office:value-type="float" office:value="12.59349">
                <text:p>12.5934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5.38802">
                <text:p>85.38802</text:p>
              </table:table-cell>
              <table:table-cell office:value-type="float" office:value="75.90894">
                <text:p>75.90894</text:p>
              </table:table-cell>
              <table:table-cell office:value-type="float" office:value="9.47908">
                <text:p>9.4790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4.74128">
                <text:p>84.74128</text:p>
              </table:table-cell>
              <table:table-cell office:value-type="float" office:value="75.05748">
                <text:p>75.05748</text:p>
              </table:table-cell>
              <table:table-cell office:value-type="float" office:value="9.6838">
                <text:p>9.683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5.12033">
                <text:p>85.12033</text:p>
              </table:table-cell>
              <table:table-cell office:value-type="float" office:value="73.97572">
                <text:p>73.97572</text:p>
              </table:table-cell>
              <table:table-cell office:value-type="float" office:value="11.14461">
                <text:p>11.1446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4.37796">
                <text:p>84.37796</text:p>
              </table:table-cell>
              <table:table-cell office:value-type="float" office:value="75.84576">
                <text:p>75.84576</text:p>
              </table:table-cell>
              <table:table-cell office:value-type="float" office:value="8.5322">
                <text:p>8.532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3.35787">
                <text:p>83.35787</text:p>
              </table:table-cell>
              <table:table-cell office:value-type="float" office:value="71.99662">
                <text:p>71.99662</text:p>
              </table:table-cell>
              <table:table-cell office:value-type="float" office:value="11.36125">
                <text:p>11.3612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5.30265">
                <text:p>85.30265</text:p>
              </table:table-cell>
              <table:table-cell office:value-type="float" office:value="74.03016">
                <text:p>74.03016</text:p>
              </table:table-cell>
              <table:table-cell office:value-type="float" office:value="11.27249">
                <text:p>11.2724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4.72797">
                <text:p>84.72797</text:p>
              </table:table-cell>
              <table:table-cell office:value-type="float" office:value="76.12704">
                <text:p>76.12704</text:p>
              </table:table-cell>
              <table:table-cell office:value-type="float" office:value="8.60093">
                <text:p>8.6009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5.36348">
                <text:p>85.36348</text:p>
              </table:table-cell>
              <table:table-cell office:value-type="float" office:value="73.95195">
                <text:p>73.95195</text:p>
              </table:table-cell>
              <table:table-cell office:value-type="float" office:value="11.41154">
                <text:p>11.41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